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25.63cm" fo:margin-left="0cm" table:align="left"/>
    </style:style>
    <style:style style:family="table-column" style:name="co1">
      <style:table-column-properties style:column-width="1.411cm"/>
    </style:style>
    <style:style style:family="table-column" style:name="co2">
      <style:table-column-properties style:column-width="0.7568cm"/>
    </style:style>
    <style:style style:family="table-column" style:name="co3">
      <style:table-column-properties style:column-width="0.7568cm"/>
    </style:style>
    <style:style style:family="table-column" style:name="co4">
      <style:table-column-properties style:column-width="0.7568cm"/>
    </style:style>
    <style:style style:family="table-column" style:name="co5">
      <style:table-column-properties style:column-width="0.7568cm"/>
    </style:style>
    <style:style style:family="table-column" style:name="co6">
      <style:table-column-properties style:column-width="0.7568cm"/>
    </style:style>
    <style:style style:family="table-column" style:name="co7">
      <style:table-column-properties style:column-width="0.7568cm"/>
    </style:style>
    <style:style style:family="table-column" style:name="co8">
      <style:table-column-properties style:column-width="0.7568cm"/>
    </style:style>
    <style:style style:family="table-column" style:name="co9">
      <style:table-column-properties style:column-width="0.7568cm"/>
    </style:style>
    <style:style style:family="table-column" style:name="co10">
      <style:table-column-properties style:column-width="0.7568cm"/>
    </style:style>
    <style:style style:family="table-column" style:name="co11">
      <style:table-column-properties style:column-width="0.7568cm"/>
    </style:style>
    <style:style style:family="table-column" style:name="co12">
      <style:table-column-properties style:column-width="0.7568cm"/>
    </style:style>
    <style:style style:family="table-column" style:name="co13">
      <style:table-column-properties style:column-width="0.7568cm"/>
    </style:style>
    <style:style style:family="table-column" style:name="co14">
      <style:table-column-properties style:column-width="0.7568cm"/>
    </style:style>
    <style:style style:family="table-column" style:name="co15">
      <style:table-column-properties style:column-width="0.7568cm"/>
    </style:style>
    <style:style style:family="table-column" style:name="co16">
      <style:table-column-properties style:column-width="0.7568cm"/>
    </style:style>
    <style:style style:family="table-column" style:name="co17">
      <style:table-column-properties style:column-width="0.7568cm"/>
    </style:style>
    <style:style style:family="table-column" style:name="co18">
      <style:table-column-properties style:column-width="0.7568cm"/>
    </style:style>
    <style:style style:family="table-column" style:name="co19">
      <style:table-column-properties style:column-width="0.7568cm"/>
    </style:style>
    <style:style style:family="table-column" style:name="co20">
      <style:table-column-properties style:column-width="0.7568cm"/>
    </style:style>
    <style:style style:family="table-column" style:name="co21">
      <style:table-column-properties style:column-width="0.7568cm"/>
    </style:style>
    <style:style style:family="table-column" style:name="co22">
      <style:table-column-properties style:column-width="0.7568cm"/>
    </style:style>
    <style:style style:family="table-column" style:name="co23">
      <style:table-column-properties style:column-width="0.7568cm"/>
    </style:style>
    <style:style style:family="table-column" style:name="co24">
      <style:table-column-properties style:column-width="0.7568cm"/>
    </style:style>
    <style:style style:family="table-column" style:name="co25">
      <style:table-column-properties style:column-width="0.7568cm"/>
    </style:style>
    <style:style style:family="table-column" style:name="co26">
      <style:table-column-properties style:column-width="0.7568cm"/>
    </style:style>
    <style:style style:family="table-column" style:name="co27">
      <style:table-column-properties style:column-width="0.7568cm"/>
    </style:style>
    <style:style style:family="table-column" style:name="co28">
      <style:table-column-properties style:column-width="0.7568cm"/>
    </style:style>
    <style:style style:family="table-column" style:name="co29">
      <style:table-column-properties style:column-width="0.7568cm"/>
    </style:style>
    <style:style style:family="table-column" style:name="co30">
      <style:table-column-properties style:column-width="0.7568cm"/>
    </style:style>
    <style:style style:family="table-column" style:name="co31">
      <style:table-column-properties style:column-width="0.7568cm"/>
    </style:style>
    <style:style style:family="table-column" style:name="co32">
      <style:table-column-properties style:column-width="0.7568cm"/>
    </style:style>
    <style:style style:family="table-column" style:name="co33">
      <style:table-column-properties style:column-width="0.7568cm"/>
    </style:style>
    <style:style style:family="table-row" style:name="ro1">
      <style:table-row-properties/>
    </style:style>
    <style:style style:family="table-cell" style:name="ce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">
      <style:paragraph-properties fo:text-align="center"/>
    </style:style>
    <style:style style:family="text" style:name="T28">
      <style:text-properties fo:font-family="Liberation Serif" style:font-family-complex="Liberation Serif" fo:font-size="13pt"/>
    </style:style>
    <style:style style:family="text" style:name="T29">
      <style:text-properties fo:font-family="Liberation Serif" style:font-family-complex="Liberation Serif" fo:font-size="13pt"/>
    </style:style>
    <style:style style:family="text" style:name="T30">
      <style:text-properties fo:font-family="Liberation Serif" style:font-family-complex="Liberation Serif"/>
    </style:style>
    <style:style style:family="table-cell" style:name="ce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">
      <style:paragraph-properties fo:text-align="center"/>
    </style:style>
    <style:style style:family="text" style:name="T31">
      <style:text-properties fo:font-family="Liberation Serif" style:font-family-complex="Liberation Serif" fo:font-size="13pt"/>
    </style:style>
    <style:style style:family="text" style:name="T32">
      <style:text-properties fo:font-family="Liberation Serif" style:font-family-complex="Liberation Serif"/>
    </style:style>
    <style:style style:family="table-cell" style:name="ce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">
      <style:paragraph-properties fo:text-align="center"/>
    </style:style>
    <style:style style:family="text" style:name="T33">
      <style:text-properties fo:font-family="Liberation Serif" style:font-family-complex="Liberation Serif" fo:font-size="13pt"/>
    </style:style>
    <style:style style:family="text" style:name="T34">
      <style:text-properties fo:font-family="Liberation Serif" style:font-family-complex="Liberation Serif"/>
    </style:style>
    <style:style style:family="table-cell" style:name="ce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">
      <style:paragraph-properties fo:text-align="center"/>
    </style:style>
    <style:style style:family="text" style:name="T35">
      <style:text-properties fo:font-family="Liberation Serif" style:font-family-complex="Liberation Serif" fo:font-size="13pt"/>
    </style:style>
    <style:style style:family="text" style:name="T36">
      <style:text-properties fo:font-family="Liberation Serif" style:font-family-complex="Liberation Serif"/>
    </style:style>
    <style:style style:family="table-cell" style:name="ce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">
      <style:paragraph-properties fo:text-align="center"/>
    </style:style>
    <style:style style:family="text" style:name="T37">
      <style:text-properties fo:font-family="Liberation Serif" style:font-family-complex="Liberation Serif" fo:font-size="13pt"/>
    </style:style>
    <style:style style:family="text" style:name="T38">
      <style:text-properties fo:font-family="Liberation Serif" style:font-family-complex="Liberation Serif"/>
    </style:style>
    <style:style style:family="table-cell" style:name="ce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">
      <style:paragraph-properties fo:text-align="center"/>
    </style:style>
    <style:style style:family="text" style:name="T39">
      <style:text-properties fo:font-family="Liberation Serif" style:font-family-complex="Liberation Serif" fo:font-size="13pt"/>
    </style:style>
    <style:style style:family="text" style:name="T40">
      <style:text-properties fo:font-family="Liberation Serif" style:font-family-complex="Liberation Serif"/>
    </style:style>
    <style:style style:family="table-cell" style:name="ce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">
      <style:paragraph-properties fo:text-align="center"/>
    </style:style>
    <style:style style:family="text" style:name="T41">
      <style:text-properties fo:font-family="Liberation Serif" style:font-family-complex="Liberation Serif" fo:font-size="13pt"/>
    </style:style>
    <style:style style:family="text" style:name="T42">
      <style:text-properties fo:font-family="Liberation Serif" style:font-family-complex="Liberation Serif"/>
    </style:style>
    <style:style style:family="table-cell" style:name="ce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">
      <style:paragraph-properties fo:text-align="center"/>
    </style:style>
    <style:style style:family="text" style:name="T43">
      <style:text-properties fo:font-family="Liberation Serif" style:font-family-complex="Liberation Serif" fo:font-size="13pt"/>
    </style:style>
    <style:style style:family="text" style:name="T44">
      <style:text-properties fo:font-family="Liberation Serif" style:font-family-complex="Liberation Serif"/>
    </style:style>
    <style:style style:family="table-cell" style:name="ce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">
      <style:paragraph-properties fo:text-align="center"/>
    </style:style>
    <style:style style:family="text" style:name="T45">
      <style:text-properties fo:font-family="Liberation Serif" style:font-family-complex="Liberation Serif" fo:font-size="13pt"/>
    </style:style>
    <style:style style:family="text" style:name="T46">
      <style:text-properties fo:font-family="Liberation Serif" style:font-family-complex="Liberation Serif"/>
    </style:style>
    <style:style style:family="table-cell" style:name="ce1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">
      <style:paragraph-properties fo:text-align="center"/>
    </style:style>
    <style:style style:family="text" style:name="T47">
      <style:text-properties fo:font-family="Liberation Serif" style:font-family-complex="Liberation Serif" fo:font-size="13pt"/>
    </style:style>
    <style:style style:family="text" style:name="T48">
      <style:text-properties fo:font-family="Liberation Serif" style:font-family-complex="Liberation Serif"/>
    </style:style>
    <style:style style:family="table-cell" style:name="ce1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">
      <style:paragraph-properties fo:text-align="center"/>
    </style:style>
    <style:style style:family="text" style:name="T49">
      <style:text-properties fo:font-family="Liberation Serif" style:font-family-complex="Liberation Serif" fo:font-size="13pt"/>
    </style:style>
    <style:style style:family="text" style:name="T50">
      <style:text-properties fo:font-family="Liberation Serif" style:font-family-complex="Liberation Serif"/>
    </style:style>
    <style:style style:family="table-cell" style:name="ce1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">
      <style:paragraph-properties fo:text-align="center"/>
    </style:style>
    <style:style style:family="text" style:name="T51">
      <style:text-properties fo:font-family="Liberation Serif" style:font-family-complex="Liberation Serif" fo:font-size="13pt"/>
    </style:style>
    <style:style style:family="text" style:name="T52">
      <style:text-properties fo:font-family="Liberation Serif" style:font-family-complex="Liberation Serif"/>
    </style:style>
    <style:style style:family="table-cell" style:name="ce1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">
      <style:paragraph-properties fo:text-align="center"/>
    </style:style>
    <style:style style:family="text" style:name="T53">
      <style:text-properties fo:font-family="Liberation Serif" style:font-family-complex="Liberation Serif" fo:font-size="13pt"/>
    </style:style>
    <style:style style:family="text" style:name="T54">
      <style:text-properties fo:font-family="Liberation Serif" style:font-family-complex="Liberation Serif"/>
    </style:style>
    <style:style style:family="table-cell" style:name="ce1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">
      <style:paragraph-properties fo:text-align="center"/>
    </style:style>
    <style:style style:family="text" style:name="T55">
      <style:text-properties fo:font-family="Liberation Serif" style:font-family-complex="Liberation Serif" fo:font-size="13pt"/>
    </style:style>
    <style:style style:family="text" style:name="T56">
      <style:text-properties fo:font-family="Liberation Serif" style:font-family-complex="Liberation Serif"/>
    </style:style>
    <style:style style:family="table-cell" style:name="ce1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">
      <style:paragraph-properties fo:text-align="center"/>
    </style:style>
    <style:style style:family="text" style:name="T57">
      <style:text-properties fo:font-family="Liberation Serif" style:font-family-complex="Liberation Serif" fo:font-size="13pt"/>
    </style:style>
    <style:style style:family="text" style:name="T58">
      <style:text-properties fo:font-family="Liberation Serif" style:font-family-complex="Liberation Serif"/>
    </style:style>
    <style:style style:family="table-cell" style:name="ce1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">
      <style:paragraph-properties fo:text-align="center"/>
    </style:style>
    <style:style style:family="text" style:name="T59">
      <style:text-properties fo:font-family="Liberation Serif" style:font-family-complex="Liberation Serif" fo:font-size="13pt"/>
    </style:style>
    <style:style style:family="text" style:name="T60">
      <style:text-properties fo:font-family="Liberation Serif" style:font-family-complex="Liberation Serif"/>
    </style:style>
    <style:style style:family="table-cell" style:name="ce1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">
      <style:paragraph-properties fo:text-align="center"/>
    </style:style>
    <style:style style:family="text" style:name="T61">
      <style:text-properties fo:font-family="Liberation Serif" style:font-family-complex="Liberation Serif" fo:font-size="13pt"/>
    </style:style>
    <style:style style:family="text" style:name="T62">
      <style:text-properties fo:font-family="Liberation Serif" style:font-family-complex="Liberation Serif"/>
    </style:style>
    <style:style style:family="table-cell" style:name="ce1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">
      <style:paragraph-properties fo:text-align="center"/>
    </style:style>
    <style:style style:family="text" style:name="T63">
      <style:text-properties fo:font-family="Liberation Serif" style:font-family-complex="Liberation Serif" fo:font-size="13pt"/>
    </style:style>
    <style:style style:family="text" style:name="T64">
      <style:text-properties fo:font-family="Liberation Serif" style:font-family-complex="Liberation Serif"/>
    </style:style>
    <style:style style:family="table-cell" style:name="ce1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">
      <style:paragraph-properties fo:text-align="center"/>
    </style:style>
    <style:style style:family="text" style:name="T65">
      <style:text-properties fo:font-family="Liberation Serif" style:font-family-complex="Liberation Serif" fo:font-size="13pt"/>
    </style:style>
    <style:style style:family="text" style:name="T66">
      <style:text-properties fo:font-family="Liberation Serif" style:font-family-complex="Liberation Serif"/>
    </style:style>
    <style:style style:family="table-cell" style:name="ce2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">
      <style:paragraph-properties fo:text-align="center"/>
    </style:style>
    <style:style style:family="text" style:name="T67">
      <style:text-properties fo:font-family="Liberation Serif" style:font-family-complex="Liberation Serif" fo:font-size="13pt"/>
    </style:style>
    <style:style style:family="text" style:name="T68">
      <style:text-properties fo:font-family="Liberation Serif" style:font-family-complex="Liberation Serif"/>
    </style:style>
    <style:style style:family="table-cell" style:name="ce2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">
      <style:paragraph-properties fo:text-align="center"/>
    </style:style>
    <style:style style:family="text" style:name="T69">
      <style:text-properties fo:font-family="Liberation Serif" style:font-family-complex="Liberation Serif" fo:font-size="13pt"/>
    </style:style>
    <style:style style:family="text" style:name="T70">
      <style:text-properties fo:font-family="Liberation Serif" style:font-family-complex="Liberation Serif"/>
    </style:style>
    <style:style style:family="table-cell" style:name="ce2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">
      <style:paragraph-properties fo:text-align="center"/>
    </style:style>
    <style:style style:family="text" style:name="T71">
      <style:text-properties fo:font-family="Liberation Serif" style:font-family-complex="Liberation Serif" fo:font-size="13pt"/>
    </style:style>
    <style:style style:family="text" style:name="T72">
      <style:text-properties fo:font-family="Liberation Serif" style:font-family-complex="Liberation Serif"/>
    </style:style>
    <style:style style:family="table-cell" style:name="ce2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">
      <style:paragraph-properties fo:text-align="center"/>
    </style:style>
    <style:style style:family="text" style:name="T73">
      <style:text-properties fo:font-family="Liberation Serif" style:font-family-complex="Liberation Serif" fo:font-size="13pt"/>
    </style:style>
    <style:style style:family="text" style:name="T74">
      <style:text-properties fo:font-family="Liberation Serif" style:font-family-complex="Liberation Serif"/>
    </style:style>
    <style:style style:family="table-cell" style:name="ce2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">
      <style:paragraph-properties fo:text-align="center"/>
    </style:style>
    <style:style style:family="text" style:name="T75">
      <style:text-properties fo:font-family="Liberation Serif" style:font-family-complex="Liberation Serif" fo:font-size="13pt"/>
    </style:style>
    <style:style style:family="text" style:name="T76">
      <style:text-properties fo:font-family="Liberation Serif" style:font-family-complex="Liberation Serif"/>
    </style:style>
    <style:style style:family="table-cell" style:name="ce2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">
      <style:paragraph-properties fo:text-align="center"/>
    </style:style>
    <style:style style:family="text" style:name="T77">
      <style:text-properties fo:font-family="Liberation Serif" style:font-family-complex="Liberation Serif" fo:font-size="13pt"/>
    </style:style>
    <style:style style:family="text" style:name="T78">
      <style:text-properties fo:font-family="Liberation Serif" style:font-family-complex="Liberation Serif"/>
    </style:style>
    <style:style style:family="table-cell" style:name="ce2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">
      <style:paragraph-properties fo:text-align="center"/>
    </style:style>
    <style:style style:family="text" style:name="T79">
      <style:text-properties fo:font-family="Liberation Serif" style:font-family-complex="Liberation Serif" fo:font-size="13pt"/>
    </style:style>
    <style:style style:family="text" style:name="T80">
      <style:text-properties fo:font-family="Liberation Serif" style:font-family-complex="Liberation Serif"/>
    </style:style>
    <style:style style:family="table-cell" style:name="ce2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">
      <style:paragraph-properties fo:text-align="center"/>
    </style:style>
    <style:style style:family="text" style:name="T81">
      <style:text-properties fo:font-family="Liberation Serif" style:font-family-complex="Liberation Serif" fo:font-size="13pt"/>
    </style:style>
    <style:style style:family="text" style:name="T82">
      <style:text-properties fo:font-family="Liberation Serif" style:font-family-complex="Liberation Serif"/>
    </style:style>
    <style:style style:family="table-cell" style:name="ce2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">
      <style:paragraph-properties fo:text-align="center"/>
    </style:style>
    <style:style style:family="text" style:name="T83">
      <style:text-properties fo:font-family="Liberation Serif" style:font-family-complex="Liberation Serif" fo:font-size="13pt"/>
    </style:style>
    <style:style style:family="text" style:name="T84">
      <style:text-properties fo:font-family="Liberation Serif" style:font-family-complex="Liberation Serif"/>
    </style:style>
    <style:style style:family="table-cell" style:name="ce2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">
      <style:paragraph-properties fo:text-align="center"/>
    </style:style>
    <style:style style:family="text" style:name="T85">
      <style:text-properties fo:font-family="Liberation Serif" style:font-family-complex="Liberation Serif" fo:font-size="13pt"/>
    </style:style>
    <style:style style:family="text" style:name="T86">
      <style:text-properties fo:font-family="Liberation Serif" style:font-family-complex="Liberation Serif"/>
    </style:style>
    <style:style style:family="table-cell" style:name="ce3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">
      <style:paragraph-properties fo:text-align="center"/>
    </style:style>
    <style:style style:family="text" style:name="T87">
      <style:text-properties fo:font-family="Liberation Serif" style:font-family-complex="Liberation Serif" fo:font-size="13pt"/>
    </style:style>
    <style:style style:family="text" style:name="T88">
      <style:text-properties fo:font-family="Liberation Serif" style:font-family-complex="Liberation Serif"/>
    </style:style>
    <style:style style:family="table-cell" style:name="ce3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">
      <style:paragraph-properties fo:text-align="center"/>
    </style:style>
    <style:style style:family="text" style:name="T89">
      <style:text-properties fo:font-family="Liberation Serif" style:font-family-complex="Liberation Serif" fo:font-size="13pt"/>
    </style:style>
    <style:style style:family="text" style:name="T90">
      <style:text-properties fo:font-family="Liberation Serif" style:font-family-complex="Liberation Serif"/>
    </style:style>
    <style:style style:family="table-cell" style:name="ce3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">
      <style:paragraph-properties fo:text-align="center"/>
    </style:style>
    <style:style style:family="text" style:name="T91">
      <style:text-properties fo:font-family="Liberation Serif" style:font-family-complex="Liberation Serif" fo:font-size="13pt"/>
    </style:style>
    <style:style style:family="text" style:name="T92">
      <style:text-properties fo:font-family="Liberation Serif" style:font-family-complex="Liberation Serif"/>
    </style:style>
    <style:style style:family="table-cell" style:name="ce33">
      <style:table-cell-properties style:vertical-align="middle" style:direction="ltr" fo:background-color="#404040" fo:border="0.00882cm solid #000000" fo:padding-top="0.09702cm" fo:padding-bottom="0.09702cm" fo:padding-left="0.09702cm" fo:padding-right="0.09702cm" fo:wrap-option="wrap"/>
    </style:style>
    <style:style style:parent-style-name="642" style:family="paragraph" style:name="P75">
      <style:paragraph-properties fo:text-align="center"/>
    </style:style>
    <style:style style:family="text" style:name="T93">
      <style:text-properties fo:font-family="Liberation Serif" style:font-family-complex="Liberation Serif" fo:font-size="13pt"/>
    </style:style>
    <style:style style:family="text" style:name="T94">
      <style:text-properties fo:font-family="Liberation Serif" style:font-family-complex="Liberation Serif"/>
    </style:style>
    <style:style style:family="table-row" style:name="ro2">
      <style:table-row-properties style:min-row-height="1.083cm"/>
    </style:style>
    <style:style style:family="table-cell" style:name="ce34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">
      <style:paragraph-properties fo:text-align="center"/>
    </style:style>
    <style:style style:family="text" style:name="T95">
      <style:text-properties fo:font-family="Liberation Serif" style:font-family-complex="Liberation Serif" fo:font-size="13pt"/>
    </style:style>
    <style:style style:family="text" style:name="T96">
      <style:text-properties fo:font-family="Liberation Serif" style:font-family-complex="Liberation Serif"/>
    </style:style>
    <style:style style:family="table-cell" style:name="ce35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">
      <style:paragraph-properties fo:text-align="center"/>
    </style:style>
    <style:style style:family="text" style:name="T97">
      <style:text-properties fo:font-family="Liberation Serif" style:font-family-complex="Liberation Serif" fo:font-size="13pt" style:text-underline-type="none" style:text-underline-width="auto"/>
    </style:style>
    <style:style style:family="text" style:name="T98">
      <style:text-properties fo:font-family="Liberation Serif" style:font-family-complex="Liberation Serif"/>
    </style:style>
    <style:style style:family="table-cell" style:name="ce36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">
      <style:paragraph-properties fo:text-align="center"/>
    </style:style>
    <style:style style:family="text" style:name="T99">
      <style:text-properties fo:font-family="Liberation Serif" style:font-family-complex="Liberation Serif" fo:font-size="13pt" style:text-underline-type="none" style:text-underline-width="auto"/>
    </style:style>
    <style:style style:family="text" style:name="T100">
      <style:text-properties fo:font-family="Liberation Serif" style:font-family-complex="Liberation Serif"/>
    </style:style>
    <style:style style:family="table-cell" style:name="ce37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">
      <style:paragraph-properties fo:text-align="center"/>
    </style:style>
    <style:style style:family="text" style:name="T101">
      <style:text-properties fo:font-family="Liberation Serif" style:font-family-complex="Liberation Serif" fo:font-size="13pt" style:text-underline-type="none" style:text-underline-width="auto"/>
    </style:style>
    <style:style style:family="text" style:name="T102">
      <style:text-properties fo:font-family="Liberation Serif" style:font-family-complex="Liberation Serif"/>
    </style:style>
    <style:style style:family="table-cell" style:name="ce38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">
      <style:paragraph-properties fo:line-height="100%" fo:text-align="center" fo:margin-bottom="2.85pt"/>
    </style:style>
    <style:style style:family="text" style:name="T103">
      <style:text-properties fo:font-family="Liberation Serif" style:font-family-complex="Liberation Serif" fo:font-size="8pt" style:text-underline-type="none" style:text-underline-width="auto"/>
    </style:style>
    <style:style style:family="text" style:name="T104">
      <style:text-properties fo:font-family="Liberation Serif" style:font-family-complex="Liberation Serif"/>
    </style:style>
    <style:style style:family="table-cell" style:name="ce39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">
      <style:paragraph-properties fo:line-height="100%" fo:text-align="center" fo:margin-bottom="2.85pt"/>
    </style:style>
    <style:style style:family="text" style:name="T105">
      <style:text-properties fo:font-family="Liberation Serif" style:font-family-complex="Liberation Serif" fo:font-size="6pt" style:text-underline-type="none" style:text-underline-width="auto"/>
    </style:style>
    <style:style style:family="text" style:name="T106">
      <style:text-properties fo:font-family="Liberation Serif" style:font-family-complex="Liberation Serif" fo:font-size="6pt" style:text-underline-type="none" style:text-underline-width="auto"/>
    </style:style>
    <style:style style:family="table-cell" style:name="ce40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82">
      <style:paragraph-properties fo:line-height="100%" fo:text-align="center" fo:margin-bottom="2.85pt"/>
    </style:style>
    <style:style style:family="text" style:name="T107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ext" style:name="T108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paragraph" style:name="P83">
      <style:paragraph-properties fo:line-height="100%" fo:margin-bottom="2.85pt"/>
    </style:style>
    <style:style style:family="text" style:name="T109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able-cell" style:name="ce41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84">
      <style:paragraph-properties fo:line-height="100%" fo:text-align="center" fo:margin-bottom="2.85pt"/>
    </style:style>
    <style:style style:family="text" style:name="T110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ext" style:name="T111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paragraph" style:name="P85">
      <style:paragraph-properties fo:line-height="100%" fo:margin-bottom="2.85pt"/>
    </style:style>
    <style:style style:family="text" style:name="T112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able-cell" style:name="ce42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86">
      <style:paragraph-properties fo:line-height="100%" fo:text-align="center" fo:margin-bottom="2.85pt"/>
    </style:style>
    <style:style style:family="text" style:name="T113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ext" style:name="T114">
      <style:text-properties fo:font-family="Liberation Serif" style:font-family-complex="Liberation Serif" fo:font-size="6pt"/>
    </style:style>
    <style:style style:family="paragraph" style:name="P87">
      <style:paragraph-properties fo:line-height="100%" fo:text-align="center" fo:margin-bottom="2.85pt"/>
    </style:style>
    <style:style style:family="text" style:name="T115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ext" style:name="T116">
      <style:text-properties fo:font-family="Liberation Serif" style:font-family-complex="Liberation Serif" fo:font-size="6pt" fo:language="es" fo:country="ES" style:text-underline-type="none" style:text-underline-width="auto"/>
    </style:style>
    <style:style style:family="table-cell" style:name="ce43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">
      <style:paragraph-properties fo:text-align="center"/>
    </style:style>
    <style:style style:family="text" style:name="T117">
      <style:text-properties fo:font-family="Liberation Serif" style:font-family-complex="Liberation Serif" fo:font-size="13pt" style:text-underline-type="none" style:text-underline-width="auto"/>
    </style:style>
    <style:style style:family="text" style:name="T118">
      <style:text-properties fo:font-family="Liberation Serif" style:font-family-complex="Liberation Serif"/>
    </style:style>
    <style:style style:family="table-cell" style:name="ce44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">
      <style:paragraph-properties fo:text-align="center"/>
    </style:style>
    <style:style style:family="text" style:name="T119">
      <style:text-properties fo:font-family="Liberation Serif" style:font-family-complex="Liberation Serif" fo:font-size="13pt" style:text-underline-type="none" style:text-underline-width="auto"/>
    </style:style>
    <style:style style:family="text" style:name="T120">
      <style:text-properties fo:font-family="Liberation Serif" style:font-family-complex="Liberation Serif"/>
    </style:style>
    <style:style style:family="table-cell" style:name="ce45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0">
      <style:paragraph-properties fo:text-align="center"/>
    </style:style>
    <style:style style:family="text" style:name="T121">
      <style:text-properties fo:font-family="Liberation Serif" style:font-family-complex="Liberation Serif" fo:font-size="13pt" style:text-underline-type="none" style:text-underline-width="auto"/>
    </style:style>
    <style:style style:family="text" style:name="T122">
      <style:text-properties fo:font-family="Liberation Serif" style:font-family-complex="Liberation Serif"/>
    </style:style>
    <style:style style:family="table-cell" style:name="ce46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1">
      <style:paragraph-properties fo:text-align="center"/>
    </style:style>
    <style:style style:family="text" style:name="T123">
      <style:text-properties fo:font-family="Liberation Serif" style:font-family-complex="Liberation Serif" fo:font-size="13pt" style:text-underline-type="none" style:text-underline-width="auto"/>
    </style:style>
    <style:style style:family="text" style:name="T124">
      <style:text-properties fo:font-family="Liberation Serif" style:font-family-complex="Liberation Serif"/>
    </style:style>
    <style:style style:family="table-cell" style:name="ce47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2">
      <style:paragraph-properties fo:text-align="center"/>
    </style:style>
    <style:style style:family="text" style:name="T125">
      <style:text-properties fo:font-family="Liberation Serif" style:font-family-complex="Liberation Serif" fo:font-size="13pt" style:text-underline-type="none" style:text-underline-width="auto"/>
    </style:style>
    <style:style style:family="text" style:name="T126">
      <style:text-properties fo:font-family="Liberation Serif" style:font-family-complex="Liberation Serif"/>
    </style:style>
    <style:style style:family="table-cell" style:name="ce48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3">
      <style:paragraph-properties fo:text-align="center"/>
    </style:style>
    <style:style style:family="text" style:name="T127">
      <style:text-properties fo:font-family="Liberation Serif" style:font-family-complex="Liberation Serif" fo:font-size="13pt" style:text-underline-type="none" style:text-underline-width="auto"/>
    </style:style>
    <style:style style:family="text" style:name="T128">
      <style:text-properties fo:font-family="Liberation Serif" style:font-family-complex="Liberation Serif"/>
    </style:style>
    <style:style style:family="table-cell" style:name="ce49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4">
      <style:paragraph-properties fo:text-align="center"/>
    </style:style>
    <style:style style:family="text" style:name="T129">
      <style:text-properties fo:font-family="Liberation Serif" style:font-family-complex="Liberation Serif" fo:font-size="13pt" style:text-underline-type="none" style:text-underline-width="auto"/>
    </style:style>
    <style:style style:family="text" style:name="T130">
      <style:text-properties fo:font-family="Liberation Serif" style:font-family-complex="Liberation Serif"/>
    </style:style>
    <style:style style:family="table-cell" style:name="ce50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5">
      <style:paragraph-properties fo:text-align="center"/>
    </style:style>
    <style:style style:family="text" style:name="T131">
      <style:text-properties fo:font-family="Liberation Serif" style:font-family-complex="Liberation Serif" fo:font-size="13pt" style:text-underline-type="none" style:text-underline-width="auto"/>
    </style:style>
    <style:style style:family="text" style:name="T132">
      <style:text-properties fo:font-family="Liberation Serif" style:font-family-complex="Liberation Serif"/>
    </style:style>
    <style:style style:family="table-cell" style:name="ce51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6">
      <style:paragraph-properties fo:text-align="center"/>
    </style:style>
    <style:style style:family="text" style:name="T133">
      <style:text-properties fo:font-family="Liberation Serif" style:font-family-complex="Liberation Serif" fo:font-size="13pt" style:text-underline-type="none" style:text-underline-width="auto"/>
    </style:style>
    <style:style style:family="text" style:name="T134">
      <style:text-properties fo:font-family="Liberation Serif" style:font-family-complex="Liberation Serif"/>
    </style:style>
    <style:style style:family="table-cell" style:name="ce52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7">
      <style:paragraph-properties fo:text-align="center"/>
    </style:style>
    <style:style style:family="text" style:name="T135">
      <style:text-properties fo:font-family="Liberation Serif" style:font-family-complex="Liberation Serif" fo:font-size="13pt" style:text-underline-type="none" style:text-underline-width="auto"/>
    </style:style>
    <style:style style:family="text" style:name="T136">
      <style:text-properties fo:font-family="Liberation Serif" style:font-family-complex="Liberation Serif"/>
    </style:style>
    <style:style style:family="table-cell" style:name="ce53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8">
      <style:paragraph-properties fo:text-align="center"/>
    </style:style>
    <style:style style:family="text" style:name="T137">
      <style:text-properties fo:font-family="Liberation Serif" style:font-family-complex="Liberation Serif" fo:font-size="13pt" style:text-underline-type="none" style:text-underline-width="auto"/>
    </style:style>
    <style:style style:family="text" style:name="T138">
      <style:text-properties fo:font-family="Liberation Serif" style:font-family-complex="Liberation Serif"/>
    </style:style>
    <style:style style:family="table-cell" style:name="ce54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9">
      <style:paragraph-properties fo:text-align="center"/>
    </style:style>
    <style:style style:family="text" style:name="T139">
      <style:text-properties fo:font-family="Liberation Serif" style:font-family-complex="Liberation Serif" fo:font-size="13pt" style:text-underline-type="none" style:text-underline-width="auto"/>
    </style:style>
    <style:style style:family="text" style:name="T140">
      <style:text-properties fo:font-family="Liberation Serif" style:font-family-complex="Liberation Serif"/>
    </style:style>
    <style:style style:family="table-cell" style:name="ce55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0">
      <style:paragraph-properties fo:text-align="center"/>
    </style:style>
    <style:style style:family="text" style:name="T141">
      <style:text-properties fo:font-family="Liberation Serif" style:font-family-complex="Liberation Serif" fo:font-size="13pt" style:text-underline-type="none" style:text-underline-width="auto"/>
    </style:style>
    <style:style style:family="text" style:name="T142">
      <style:text-properties fo:font-family="Liberation Serif" style:font-family-complex="Liberation Serif"/>
    </style:style>
    <style:style style:family="table-cell" style:name="ce56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1">
      <style:paragraph-properties fo:text-align="center"/>
    </style:style>
    <style:style style:family="text" style:name="T143">
      <style:text-properties fo:font-family="Liberation Serif" style:font-family-complex="Liberation Serif" fo:font-size="13pt" style:text-underline-type="none" style:text-underline-width="auto"/>
    </style:style>
    <style:style style:family="text" style:name="T144">
      <style:text-properties fo:font-family="Liberation Serif" style:font-family-complex="Liberation Serif"/>
    </style:style>
    <style:style style:family="table-cell" style:name="ce57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2">
      <style:paragraph-properties fo:text-align="center"/>
    </style:style>
    <style:style style:family="text" style:name="T145">
      <style:text-properties fo:font-family="Liberation Serif" style:font-family-complex="Liberation Serif" fo:font-size="13pt" style:text-underline-type="none" style:text-underline-width="auto"/>
    </style:style>
    <style:style style:family="text" style:name="T146">
      <style:text-properties fo:font-family="Liberation Serif" style:font-family-complex="Liberation Serif"/>
    </style:style>
    <style:style style:family="table-cell" style:name="ce58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3">
      <style:paragraph-properties fo:text-align="center"/>
    </style:style>
    <style:style style:family="text" style:name="T147">
      <style:text-properties fo:font-family="Liberation Serif" style:font-family-complex="Liberation Serif" fo:font-size="13pt" style:text-underline-type="none" style:text-underline-width="auto"/>
    </style:style>
    <style:style style:family="text" style:name="T148">
      <style:text-properties fo:font-family="Liberation Serif" style:font-family-complex="Liberation Serif"/>
    </style:style>
    <style:style style:family="table-cell" style:name="ce59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4">
      <style:paragraph-properties fo:text-align="center"/>
    </style:style>
    <style:style style:family="text" style:name="T149">
      <style:text-properties fo:font-family="Liberation Serif" style:font-family-complex="Liberation Serif" fo:font-size="13pt" style:text-underline-type="none" style:text-underline-width="auto"/>
    </style:style>
    <style:style style:family="text" style:name="T150">
      <style:text-properties fo:font-family="Liberation Serif" style:font-family-complex="Liberation Serif"/>
    </style:style>
    <style:style style:family="table-cell" style:name="ce60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5">
      <style:paragraph-properties fo:text-align="center"/>
    </style:style>
    <style:style style:family="text" style:name="T151">
      <style:text-properties fo:font-family="Liberation Serif" style:font-family-complex="Liberation Serif" fo:font-size="13pt" style:text-underline-type="none" style:text-underline-width="auto"/>
    </style:style>
    <style:style style:family="text" style:name="T152">
      <style:text-properties fo:font-family="Liberation Serif" style:font-family-complex="Liberation Serif"/>
    </style:style>
    <style:style style:family="table-cell" style:name="ce61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6">
      <style:paragraph-properties fo:text-align="center"/>
    </style:style>
    <style:style style:family="text" style:name="T153">
      <style:text-properties fo:font-family="Liberation Serif" style:font-family-complex="Liberation Serif" fo:font-size="13pt" style:text-underline-type="none" style:text-underline-width="auto"/>
    </style:style>
    <style:style style:family="text" style:name="T154">
      <style:text-properties fo:font-family="Liberation Serif" style:font-family-complex="Liberation Serif"/>
    </style:style>
    <style:style style:family="table-cell" style:name="ce62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7">
      <style:paragraph-properties fo:text-align="center"/>
    </style:style>
    <style:style style:family="text" style:name="T155">
      <style:text-properties fo:font-family="Liberation Serif" style:font-family-complex="Liberation Serif" fo:font-size="13pt" style:text-underline-type="none" style:text-underline-width="auto"/>
    </style:style>
    <style:style style:family="text" style:name="T156">
      <style:text-properties fo:font-family="Liberation Serif" style:font-family-complex="Liberation Serif"/>
    </style:style>
    <style:style style:family="table-cell" style:name="ce63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8">
      <style:paragraph-properties fo:text-align="center"/>
    </style:style>
    <style:style style:family="text" style:name="T157">
      <style:text-properties fo:font-family="Liberation Serif" style:font-family-complex="Liberation Serif" fo:font-size="13pt" style:text-underline-type="none" style:text-underline-width="auto"/>
    </style:style>
    <style:style style:family="text" style:name="T158">
      <style:text-properties fo:font-family="Liberation Serif" style:font-family-complex="Liberation Serif"/>
    </style:style>
    <style:style style:family="table-cell" style:name="ce64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09">
      <style:paragraph-properties fo:text-align="center"/>
    </style:style>
    <style:style style:family="text" style:name="T159">
      <style:text-properties fo:font-family="Liberation Serif" style:font-family-complex="Liberation Serif" fo:font-size="13pt" style:text-underline-type="none" style:text-underline-width="auto"/>
    </style:style>
    <style:style style:family="text" style:name="T160">
      <style:text-properties fo:font-family="Liberation Serif" style:font-family-complex="Liberation Serif"/>
    </style:style>
    <style:style style:family="table-cell" style:name="ce65">
      <style:table-cell-properties style:vertical-align="middle" style:direction="ltr" fo:background-color="#ff6633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0">
      <style:paragraph-properties fo:text-align="center"/>
    </style:style>
    <style:style style:family="text" style:name="T161">
      <style:text-properties fo:font-family="Liberation Serif" style:font-family-complex="Liberation Serif" fo:font-size="13pt" style:text-underline-type="none" style:text-underline-width="auto"/>
    </style:style>
    <style:style style:family="text" style:name="T162">
      <style:text-properties fo:font-family="Liberation Serif" style:font-family-complex="Liberation Serif"/>
    </style:style>
    <style:style style:family="table-cell" style:name="ce66">
      <style:table-cell-properties style:vertical-align="middle" style:direction="ltr" fo:background-color="#ff6633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111">
      <style:paragraph-properties fo:text-align="center"/>
    </style:style>
    <style:style style:family="text" style:name="T163">
      <style:text-properties fo:font-family="Liberation Serif" style:font-family-complex="Liberation Serif" fo:font-size="13pt" style:text-underline-type="none" style:text-underline-width="auto"/>
    </style:style>
    <style:style style:family="text" style:name="T164">
      <style:text-properties fo:font-family="Liberation Serif" style:font-family-complex="Liberation Serif"/>
    </style:style>
    <style:style style:family="table-row" style:name="ro3">
      <style:table-row-properties style:min-row-height="1.083cm"/>
    </style:style>
    <style:style style:family="table-cell" style:name="ce6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2">
      <style:paragraph-properties fo:text-align="center"/>
    </style:style>
    <style:style style:family="text" style:name="T165">
      <style:text-properties fo:font-family="Liberation Serif" style:font-family-complex="Liberation Serif" fo:font-size="13pt"/>
    </style:style>
    <style:style style:family="text" style:name="T166">
      <style:text-properties fo:font-family="Liberation Serif" style:font-family-complex="Liberation Serif"/>
    </style:style>
    <style:style style:family="table-cell" style:name="ce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3">
      <style:paragraph-properties fo:text-align="center"/>
    </style:style>
    <style:style style:family="text" style:name="T167">
      <style:text-properties fo:font-family="Liberation Serif" style:font-family-complex="Liberation Serif" fo:font-size="13pt"/>
    </style:style>
    <style:style style:family="text" style:name="T168">
      <style:text-properties fo:font-family="Liberation Serif" style:font-family-complex="Liberation Serif"/>
    </style:style>
    <style:style style:family="table-cell" style:name="ce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4">
      <style:paragraph-properties fo:text-align="center"/>
    </style:style>
    <style:style style:family="text" style:name="T169">
      <style:text-properties fo:font-family="Liberation Serif" style:font-family-complex="Liberation Serif" fo:font-size="13pt"/>
    </style:style>
    <style:style style:family="text" style:name="T170">
      <style:text-properties fo:font-family="Liberation Serif" style:font-family-complex="Liberation Serif"/>
    </style:style>
    <style:style style:family="table-cell" style:name="ce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5">
      <style:paragraph-properties fo:text-align="center"/>
    </style:style>
    <style:style style:family="text" style:name="T171">
      <style:text-properties fo:font-family="Liberation Serif" style:font-family-complex="Liberation Serif" fo:font-size="13pt"/>
    </style:style>
    <style:style style:family="text" style:name="T172">
      <style:text-properties fo:font-family="Liberation Serif" style:font-family-complex="Liberation Serif"/>
    </style:style>
    <style:style style:family="table-cell" style:name="ce71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6">
      <style:paragraph-properties fo:text-align="center"/>
    </style:style>
    <style:style style:family="text" style:name="T173">
      <style:text-properties fo:font-family="Liberation Serif" style:font-family-complex="Liberation Serif" fo:font-size="13pt"/>
    </style:style>
    <style:style style:family="text" style:name="T174">
      <style:text-properties fo:font-family="Liberation Serif" style:font-family-complex="Liberation Serif"/>
    </style:style>
    <style:style style:family="table-cell" style:name="ce72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17">
      <style:paragraph-properties fo:text-align="center"/>
    </style:style>
    <style:style style:family="text" style:name="T175">
      <style:text-properties fo:font-family="Liberation Serif" style:font-family-complex="Liberation Serif" fo:font-size="13pt"/>
    </style:style>
    <style:style style:family="text" style:name="T176">
      <style:text-properties fo:font-family="Liberation Serif" style:font-family-complex="Liberation Serif"/>
    </style:style>
    <style:style style:family="table-cell" style:name="ce7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18">
      <style:paragraph-properties fo:text-align="center"/>
    </style:style>
    <style:style style:family="text" style:name="T177">
      <style:text-properties fo:font-family="Liberation Serif" style:font-family-complex="Liberation Serif"/>
    </style:style>
    <style:style style:family="text" style:name="T178">
      <style:text-properties fo:font-family="Liberation Serif" style:font-family-complex="Liberation Serif" fo:font-size="13pt"/>
    </style:style>
    <style:style style:family="text" style:name="T179">
      <style:text-properties fo:font-family="Liberation Serif" style:font-family-complex="Liberation Serif"/>
    </style:style>
    <style:style style:family="table-cell" style:name="ce7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19">
      <style:paragraph-properties fo:text-align="center"/>
    </style:style>
    <style:style style:family="text" style:name="T180">
      <style:text-properties fo:font-family="Liberation Serif" style:font-family-complex="Liberation Serif"/>
    </style:style>
    <style:style style:family="text" style:name="T181">
      <style:text-properties fo:font-family="Liberation Serif" style:font-family-complex="Liberation Serif" fo:font-size="13pt"/>
    </style:style>
    <style:style style:family="text" style:name="T182">
      <style:text-properties fo:font-family="Liberation Serif" style:font-family-complex="Liberation Serif"/>
    </style:style>
    <style:style style:family="table-cell" style:name="ce7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20">
      <style:paragraph-properties fo:text-align="center"/>
    </style:style>
    <style:style style:family="text" style:name="T183">
      <style:text-properties fo:font-family="Liberation Serif" style:font-family-complex="Liberation Serif"/>
    </style:style>
    <style:style style:family="text" style:name="T184">
      <style:text-properties fo:font-family="Liberation Serif" style:font-family-complex="Liberation Serif" fo:font-size="13pt"/>
    </style:style>
    <style:style style:family="text" style:name="T185">
      <style:text-properties fo:font-family="Liberation Serif" style:font-family-complex="Liberation Serif"/>
    </style:style>
    <style:style style:family="table-cell" style:name="ce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1">
      <style:paragraph-properties fo:text-align="center"/>
    </style:style>
    <style:style style:family="text" style:name="T186">
      <style:text-properties fo:font-family="Liberation Serif" style:font-family-complex="Liberation Serif" fo:font-size="13pt"/>
    </style:style>
    <style:style style:family="text" style:name="T187">
      <style:text-properties fo:font-family="Liberation Serif" style:font-family-complex="Liberation Serif"/>
    </style:style>
    <style:style style:family="table-cell" style:name="ce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2">
      <style:paragraph-properties fo:text-align="center"/>
    </style:style>
    <style:style style:family="text" style:name="T188">
      <style:text-properties fo:font-family="Liberation Serif" style:font-family-complex="Liberation Serif" fo:font-size="13pt"/>
    </style:style>
    <style:style style:family="text" style:name="T189">
      <style:text-properties fo:font-family="Liberation Serif" style:font-family-complex="Liberation Serif"/>
    </style:style>
    <style:style style:family="table-cell" style:name="ce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3">
      <style:paragraph-properties fo:text-align="center"/>
    </style:style>
    <style:style style:family="text" style:name="T190">
      <style:text-properties fo:font-family="Liberation Serif" style:font-family-complex="Liberation Serif" fo:font-size="13pt"/>
    </style:style>
    <style:style style:family="text" style:name="T191">
      <style:text-properties fo:font-family="Liberation Serif" style:font-family-complex="Liberation Serif"/>
    </style:style>
    <style:style style:family="table-cell" style:name="ce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4">
      <style:paragraph-properties fo:text-align="center"/>
    </style:style>
    <style:style style:family="text" style:name="T192">
      <style:text-properties fo:font-family="Liberation Serif" style:font-family-complex="Liberation Serif" fo:font-size="13pt"/>
    </style:style>
    <style:style style:family="text" style:name="T193">
      <style:text-properties fo:font-family="Liberation Serif" style:font-family-complex="Liberation Serif"/>
    </style:style>
    <style:style style:family="table-cell" style:name="ce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25">
      <style:paragraph-properties fo:text-align="center"/>
    </style:style>
    <style:style style:family="text" style:name="T194">
      <style:text-properties fo:font-family="Liberation Serif" style:font-family-complex="Liberation Serif" fo:font-size="13pt"/>
    </style:style>
    <style:style style:family="table-cell" style:name="ce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6">
      <style:paragraph-properties fo:text-align="center"/>
    </style:style>
    <style:style style:family="text" style:name="T195">
      <style:text-properties fo:font-family="Liberation Serif" style:font-family-complex="Liberation Serif" fo:font-size="13pt"/>
    </style:style>
    <style:style style:family="text" style:name="T196">
      <style:text-properties fo:font-family="Liberation Serif" style:font-family-complex="Liberation Serif"/>
    </style:style>
    <style:style style:family="table-cell" style:name="ce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7">
      <style:paragraph-properties fo:text-align="center"/>
    </style:style>
    <style:style style:family="text" style:name="T197">
      <style:text-properties fo:font-family="Liberation Serif" style:font-family-complex="Liberation Serif" fo:font-size="13pt"/>
    </style:style>
    <style:style style:family="text" style:name="T198">
      <style:text-properties fo:font-family="Liberation Serif" style:font-family-complex="Liberation Serif"/>
    </style:style>
    <style:style style:family="table-cell" style:name="ce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8">
      <style:paragraph-properties fo:text-align="center"/>
    </style:style>
    <style:style style:family="text" style:name="T199">
      <style:text-properties fo:font-family="Liberation Serif" style:font-family-complex="Liberation Serif" fo:font-size="13pt"/>
    </style:style>
    <style:style style:family="text" style:name="T200">
      <style:text-properties fo:font-family="Liberation Serif" style:font-family-complex="Liberation Serif"/>
    </style:style>
    <style:style style:family="table-cell" style:name="ce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29">
      <style:paragraph-properties fo:text-align="center"/>
    </style:style>
    <style:style style:family="text" style:name="T201">
      <style:text-properties fo:font-family="Liberation Serif" style:font-family-complex="Liberation Serif" fo:font-size="13pt"/>
    </style:style>
    <style:style style:family="text" style:name="T202">
      <style:text-properties fo:font-family="Liberation Serif" style:font-family-complex="Liberation Serif"/>
    </style:style>
    <style:style style:family="table-cell" style:name="ce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0">
      <style:paragraph-properties fo:text-align="center"/>
    </style:style>
    <style:style style:family="text" style:name="T203">
      <style:text-properties fo:font-family="Liberation Serif" style:font-family-complex="Liberation Serif" fo:font-size="13pt"/>
    </style:style>
    <style:style style:family="text" style:name="T204">
      <style:text-properties fo:font-family="Liberation Serif" style:font-family-complex="Liberation Serif"/>
    </style:style>
    <style:style style:family="table-cell" style:name="ce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1">
      <style:paragraph-properties fo:text-align="center"/>
    </style:style>
    <style:style style:family="text" style:name="T205">
      <style:text-properties fo:font-family="Liberation Serif" style:font-family-complex="Liberation Serif" fo:font-size="13pt"/>
    </style:style>
    <style:style style:family="text" style:name="T206">
      <style:text-properties fo:font-family="Liberation Serif" style:font-family-complex="Liberation Serif"/>
    </style:style>
    <style:style style:family="table-cell" style:name="ce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2">
      <style:paragraph-properties fo:text-align="center"/>
    </style:style>
    <style:style style:family="text" style:name="T207">
      <style:text-properties fo:font-family="Liberation Serif" style:font-family-complex="Liberation Serif" fo:font-size="13pt"/>
    </style:style>
    <style:style style:family="text" style:name="T208">
      <style:text-properties fo:font-family="Liberation Serif" style:font-family-complex="Liberation Serif"/>
    </style:style>
    <style:style style:family="table-cell" style:name="ce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3">
      <style:paragraph-properties fo:text-align="center"/>
    </style:style>
    <style:style style:family="text" style:name="T209">
      <style:text-properties fo:font-family="Liberation Serif" style:font-family-complex="Liberation Serif" fo:font-size="13pt"/>
    </style:style>
    <style:style style:family="text" style:name="T210">
      <style:text-properties fo:font-family="Liberation Serif" style:font-family-complex="Liberation Serif"/>
    </style:style>
    <style:style style:family="table-cell" style:name="ce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4">
      <style:paragraph-properties fo:text-align="center"/>
    </style:style>
    <style:style style:family="text" style:name="T211">
      <style:text-properties fo:font-family="Liberation Serif" style:font-family-complex="Liberation Serif" fo:font-size="13pt"/>
    </style:style>
    <style:style style:family="text" style:name="T212">
      <style:text-properties fo:font-family="Liberation Serif" style:font-family-complex="Liberation Serif"/>
    </style:style>
    <style:style style:family="table-cell" style:name="ce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5">
      <style:paragraph-properties fo:text-align="center"/>
    </style:style>
    <style:style style:family="text" style:name="T213">
      <style:text-properties fo:font-family="Liberation Serif" style:font-family-complex="Liberation Serif" fo:font-size="13pt"/>
    </style:style>
    <style:style style:family="text" style:name="T214">
      <style:text-properties fo:font-family="Liberation Serif" style:font-family-complex="Liberation Serif"/>
    </style:style>
    <style:style style:family="table-cell" style:name="ce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6">
      <style:paragraph-properties fo:text-align="center"/>
    </style:style>
    <style:style style:family="text" style:name="T215">
      <style:text-properties fo:font-family="Liberation Serif" style:font-family-complex="Liberation Serif" fo:font-size="13pt"/>
    </style:style>
    <style:style style:family="text" style:name="T216">
      <style:text-properties fo:font-family="Liberation Serif" style:font-family-complex="Liberation Serif"/>
    </style:style>
    <style:style style:family="table-cell" style:name="ce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7">
      <style:paragraph-properties fo:text-align="center"/>
    </style:style>
    <style:style style:family="text" style:name="T217">
      <style:text-properties fo:font-family="Liberation Serif" style:font-family-complex="Liberation Serif" fo:font-size="13pt"/>
    </style:style>
    <style:style style:family="text" style:name="T218">
      <style:text-properties fo:font-family="Liberation Serif" style:font-family-complex="Liberation Serif"/>
    </style:style>
    <style:style style:family="table-cell" style:name="ce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8">
      <style:paragraph-properties fo:text-align="center"/>
    </style:style>
    <style:style style:family="text" style:name="T219">
      <style:text-properties fo:font-family="Liberation Serif" style:font-family-complex="Liberation Serif" fo:font-size="13pt"/>
    </style:style>
    <style:style style:family="text" style:name="T220">
      <style:text-properties fo:font-family="Liberation Serif" style:font-family-complex="Liberation Serif"/>
    </style:style>
    <style:style style:family="table-cell" style:name="ce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39">
      <style:paragraph-properties fo:text-align="center"/>
    </style:style>
    <style:style style:family="text" style:name="T221">
      <style:text-properties fo:font-family="Liberation Serif" style:font-family-complex="Liberation Serif" fo:font-size="13pt" style:text-underline-type="none" style:text-underline-width="auto"/>
    </style:style>
    <style:style style:family="text" style:name="T222">
      <style:text-properties fo:font-family="Liberation Serif" style:font-family-complex="Liberation Serif"/>
    </style:style>
    <style:style style:family="table-cell" style:name="ce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0">
      <style:paragraph-properties fo:text-align="center"/>
    </style:style>
    <style:style style:family="text" style:name="T223">
      <style:text-properties fo:font-family="Liberation Serif" style:font-family-complex="Liberation Serif" fo:font-size="13pt" style:text-underline-type="none" style:text-underline-width="auto"/>
    </style:style>
    <style:style style:family="text" style:name="T224">
      <style:text-properties fo:font-family="Liberation Serif" style:font-family-complex="Liberation Serif"/>
    </style:style>
    <style:style style:family="table-cell" style:name="ce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1">
      <style:paragraph-properties fo:text-align="center"/>
    </style:style>
    <style:style style:family="text" style:name="T225">
      <style:text-properties fo:font-family="Liberation Serif" style:font-family-complex="Liberation Serif" fo:font-size="13pt" style:text-underline-type="none" style:text-underline-width="auto"/>
    </style:style>
    <style:style style:family="text" style:name="T226">
      <style:text-properties fo:font-family="Liberation Serif" style:font-family-complex="Liberation Serif"/>
    </style:style>
    <style:style style:family="table-cell" style:name="ce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2">
      <style:paragraph-properties fo:text-align="center"/>
    </style:style>
    <style:style style:family="text" style:name="T227">
      <style:text-properties fo:font-family="Liberation Serif" style:font-family-complex="Liberation Serif" fo:font-size="13pt" style:text-underline-type="none" style:text-underline-width="auto"/>
    </style:style>
    <style:style style:family="text" style:name="T228">
      <style:text-properties fo:font-family="Liberation Serif" style:font-family-complex="Liberation Serif"/>
    </style:style>
    <style:style style:family="table-cell" style:name="ce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3">
      <style:paragraph-properties fo:text-align="center"/>
    </style:style>
    <style:style style:family="text" style:name="T229">
      <style:text-properties fo:font-family="Liberation Serif" style:font-family-complex="Liberation Serif" fo:font-size="13pt" style:text-underline-type="none" style:text-underline-width="auto"/>
    </style:style>
    <style:style style:family="text" style:name="T230">
      <style:text-properties fo:font-family="Liberation Serif" style:font-family-complex="Liberation Serif"/>
    </style:style>
    <style:style style:family="table-cell" style:name="ce9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144">
      <style:paragraph-properties fo:text-align="center"/>
    </style:style>
    <style:style style:family="text" style:name="T231">
      <style:text-properties fo:font-family="Liberation Serif" style:font-family-complex="Liberation Serif" fo:font-size="13pt" style:text-underline-type="none" style:text-underline-width="auto"/>
    </style:style>
    <style:style style:family="text" style:name="T232">
      <style:text-properties fo:font-family="Liberation Serif" style:font-family-complex="Liberation Serif"/>
    </style:style>
    <style:style style:family="table-row" style:name="ro4">
      <style:table-row-properties style:min-row-height="1.083cm"/>
    </style:style>
    <style:style style:family="table-cell" style:name="ce10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5">
      <style:paragraph-properties fo:text-align="center"/>
    </style:style>
    <style:style style:family="text" style:name="T233">
      <style:text-properties fo:font-family="Liberation Serif" style:font-family-complex="Liberation Serif" fo:font-size="13pt"/>
    </style:style>
    <style:style style:family="text" style:name="T234">
      <style:text-properties fo:font-family="Liberation Serif" style:font-family-complex="Liberation Serif"/>
    </style:style>
    <style:style style:family="table-cell" style:name="ce1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6">
      <style:paragraph-properties fo:text-align="center"/>
    </style:style>
    <style:style style:family="text" style:name="T235">
      <style:text-properties fo:font-family="Liberation Serif" style:font-family-complex="Liberation Serif" fo:font-size="13pt"/>
    </style:style>
    <style:style style:family="text" style:name="T236">
      <style:text-properties fo:font-family="Liberation Serif" style:font-family-complex="Liberation Serif"/>
    </style:style>
    <style:style style:family="table-cell" style:name="ce1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7">
      <style:paragraph-properties fo:text-align="center"/>
    </style:style>
    <style:style style:family="text" style:name="T237">
      <style:text-properties fo:font-family="Liberation Serif" style:font-family-complex="Liberation Serif" fo:font-size="13pt"/>
    </style:style>
    <style:style style:family="text" style:name="T238">
      <style:text-properties fo:font-family="Liberation Serif" style:font-family-complex="Liberation Serif"/>
    </style:style>
    <style:style style:family="table-cell" style:name="ce1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8">
      <style:paragraph-properties fo:text-align="center"/>
    </style:style>
    <style:style style:family="text" style:name="T239">
      <style:text-properties fo:font-family="Liberation Serif" style:font-family-complex="Liberation Serif" fo:font-size="13pt"/>
    </style:style>
    <style:style style:family="text" style:name="T240">
      <style:text-properties fo:font-family="Liberation Serif" style:font-family-complex="Liberation Serif"/>
    </style:style>
    <style:style style:family="table-cell" style:name="ce104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49">
      <style:paragraph-properties fo:text-align="center"/>
    </style:style>
    <style:style style:family="text" style:name="T241">
      <style:text-properties fo:font-family="Liberation Serif" style:font-family-complex="Liberation Serif" fo:font-size="13pt"/>
    </style:style>
    <style:style style:family="text" style:name="T242">
      <style:text-properties fo:font-family="Liberation Serif" style:font-family-complex="Liberation Serif"/>
    </style:style>
    <style:style style:family="table-cell" style:name="ce105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50">
      <style:paragraph-properties fo:text-align="center"/>
    </style:style>
    <style:style style:family="text" style:name="T243">
      <style:text-properties fo:font-family="Liberation Serif" style:font-family-complex="Liberation Serif" fo:font-size="13pt"/>
    </style:style>
    <style:style style:family="text" style:name="T244">
      <style:text-properties fo:font-family="Liberation Serif" style:font-family-complex="Liberation Serif"/>
    </style:style>
    <style:style style:family="table-cell" style:name="ce10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51">
      <style:paragraph-properties fo:text-align="center"/>
    </style:style>
    <style:style style:family="text" style:name="T245">
      <style:text-properties fo:font-family="Liberation Serif" style:font-family-complex="Liberation Serif" fo:font-size="13pt"/>
    </style:style>
    <style:style style:family="table-cell" style:name="ce10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52">
      <style:paragraph-properties fo:text-align="center"/>
    </style:style>
    <style:style style:family="text" style:name="T246">
      <style:text-properties fo:font-family="Liberation Serif" style:font-family-complex="Liberation Serif" fo:font-size="13pt"/>
    </style:style>
    <style:style style:family="table-cell" style:name="ce10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53">
      <style:paragraph-properties fo:text-align="center"/>
    </style:style>
    <style:style style:family="text" style:name="T247">
      <style:text-properties fo:font-family="Liberation Serif" style:font-family-complex="Liberation Serif" fo:font-size="13pt"/>
    </style:style>
    <style:style style:family="table-cell" style:name="ce1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54">
      <style:paragraph-properties fo:text-align="center"/>
    </style:style>
    <style:style style:family="text" style:name="T248">
      <style:text-properties fo:font-family="Liberation Serif" style:font-family-complex="Liberation Serif" fo:font-size="13pt"/>
    </style:style>
    <style:style style:family="text" style:name="T249">
      <style:text-properties fo:font-family="Liberation Serif" style:font-family-complex="Liberation Serif"/>
    </style:style>
    <style:style style:family="table-cell" style:name="ce1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55">
      <style:paragraph-properties fo:text-align="center"/>
    </style:style>
    <style:style style:family="text" style:name="T250">
      <style:text-properties fo:font-family="Liberation Serif" style:font-family-complex="Liberation Serif" fo:font-size="13pt"/>
    </style:style>
    <style:style style:family="text" style:name="T251">
      <style:text-properties fo:font-family="Liberation Serif" style:font-family-complex="Liberation Serif"/>
    </style:style>
    <style:style style:family="table-cell" style:name="ce1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56">
      <style:paragraph-properties fo:text-align="center"/>
    </style:style>
    <style:style style:family="text" style:name="T252">
      <style:text-properties fo:font-family="Liberation Serif" style:font-family-complex="Liberation Serif" fo:font-size="13pt"/>
    </style:style>
    <style:style style:family="text" style:name="T253">
      <style:text-properties fo:font-family="Liberation Serif" style:font-family-complex="Liberation Serif"/>
    </style:style>
    <style:style style:family="table-cell" style:name="ce1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57">
      <style:paragraph-properties fo:text-align="center"/>
    </style:style>
    <style:style style:family="text" style:name="T254">
      <style:text-properties fo:font-family="Liberation Serif" style:font-family-complex="Liberation Serif" fo:font-size="13pt"/>
    </style:style>
    <style:style style:family="text" style:name="T255">
      <style:text-properties fo:font-family="Liberation Serif" style:font-family-complex="Liberation Serif"/>
    </style:style>
    <style:style style:family="table-cell" style:name="ce1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58">
      <style:paragraph-properties fo:text-align="center"/>
    </style:style>
    <style:style style:family="text" style:name="T256">
      <style:text-properties fo:font-family="Liberation Serif" style:font-family-complex="Liberation Serif" fo:font-size="13pt"/>
    </style:style>
    <style:style style:family="table-cell" style:name="ce1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59">
      <style:paragraph-properties fo:text-align="center"/>
    </style:style>
    <style:style style:family="text" style:name="T257">
      <style:text-properties fo:font-family="Liberation Serif" style:font-family-complex="Liberation Serif" fo:font-size="13pt"/>
    </style:style>
    <style:style style:family="text" style:name="T258">
      <style:text-properties fo:font-family="Liberation Serif" style:font-family-complex="Liberation Serif"/>
    </style:style>
    <style:style style:family="table-cell" style:name="ce1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0">
      <style:paragraph-properties fo:text-align="center"/>
    </style:style>
    <style:style style:family="text" style:name="T259">
      <style:text-properties fo:font-family="Liberation Serif" style:font-family-complex="Liberation Serif" fo:font-size="13pt"/>
    </style:style>
    <style:style style:family="text" style:name="T260">
      <style:text-properties fo:font-family="Liberation Serif" style:font-family-complex="Liberation Serif"/>
    </style:style>
    <style:style style:family="table-cell" style:name="ce1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1">
      <style:paragraph-properties fo:text-align="center"/>
    </style:style>
    <style:style style:family="text" style:name="T261">
      <style:text-properties fo:font-family="Liberation Serif" style:font-family-complex="Liberation Serif" fo:font-size="13pt"/>
    </style:style>
    <style:style style:family="text" style:name="T262">
      <style:text-properties fo:font-family="Liberation Serif" style:font-family-complex="Liberation Serif"/>
    </style:style>
    <style:style style:family="table-cell" style:name="ce1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2">
      <style:paragraph-properties fo:text-align="center"/>
    </style:style>
    <style:style style:family="text" style:name="T263">
      <style:text-properties fo:font-family="Liberation Serif" style:font-family-complex="Liberation Serif" fo:font-size="13pt"/>
    </style:style>
    <style:style style:family="text" style:name="T264">
      <style:text-properties fo:font-family="Liberation Serif" style:font-family-complex="Liberation Serif"/>
    </style:style>
    <style:style style:family="table-cell" style:name="ce1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3">
      <style:paragraph-properties fo:text-align="center"/>
    </style:style>
    <style:style style:family="text" style:name="T265">
      <style:text-properties fo:font-family="Liberation Serif" style:font-family-complex="Liberation Serif" fo:font-size="13pt"/>
    </style:style>
    <style:style style:family="text" style:name="T266">
      <style:text-properties fo:font-family="Liberation Serif" style:font-family-complex="Liberation Serif"/>
    </style:style>
    <style:style style:family="table-cell" style:name="ce1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4">
      <style:paragraph-properties fo:text-align="center"/>
    </style:style>
    <style:style style:family="text" style:name="T267">
      <style:text-properties fo:font-family="Liberation Serif" style:font-family-complex="Liberation Serif" fo:font-size="13pt"/>
    </style:style>
    <style:style style:family="text" style:name="T268">
      <style:text-properties fo:font-family="Liberation Serif" style:font-family-complex="Liberation Serif"/>
    </style:style>
    <style:style style:family="table-cell" style:name="ce1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5">
      <style:paragraph-properties fo:text-align="center"/>
    </style:style>
    <style:style style:family="text" style:name="T269">
      <style:text-properties fo:font-family="Liberation Serif" style:font-family-complex="Liberation Serif" fo:font-size="13pt"/>
    </style:style>
    <style:style style:family="text" style:name="T270">
      <style:text-properties fo:font-family="Liberation Serif" style:font-family-complex="Liberation Serif"/>
    </style:style>
    <style:style style:family="table-cell" style:name="ce1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6">
      <style:paragraph-properties fo:text-align="center"/>
    </style:style>
    <style:style style:family="text" style:name="T271">
      <style:text-properties fo:font-family="Liberation Serif" style:font-family-complex="Liberation Serif" fo:font-size="13pt"/>
    </style:style>
    <style:style style:family="text" style:name="T272">
      <style:text-properties fo:font-family="Liberation Serif" style:font-family-complex="Liberation Serif"/>
    </style:style>
    <style:style style:family="table-cell" style:name="ce1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7">
      <style:paragraph-properties fo:text-align="center"/>
    </style:style>
    <style:style style:family="text" style:name="T273">
      <style:text-properties fo:font-family="Liberation Serif" style:font-family-complex="Liberation Serif" fo:font-size="13pt"/>
    </style:style>
    <style:style style:family="text" style:name="T274">
      <style:text-properties fo:font-family="Liberation Serif" style:font-family-complex="Liberation Serif"/>
    </style:style>
    <style:style style:family="table-cell" style:name="ce1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8">
      <style:paragraph-properties fo:text-align="center"/>
    </style:style>
    <style:style style:family="text" style:name="T275">
      <style:text-properties fo:font-family="Liberation Serif" style:font-family-complex="Liberation Serif" fo:font-size="13pt"/>
    </style:style>
    <style:style style:family="text" style:name="T276">
      <style:text-properties fo:font-family="Liberation Serif" style:font-family-complex="Liberation Serif"/>
    </style:style>
    <style:style style:family="table-cell" style:name="ce1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69">
      <style:paragraph-properties fo:text-align="center"/>
    </style:style>
    <style:style style:family="text" style:name="T277">
      <style:text-properties fo:font-family="Liberation Serif" style:font-family-complex="Liberation Serif" fo:font-size="13pt"/>
    </style:style>
    <style:style style:family="text" style:name="T278">
      <style:text-properties fo:font-family="Liberation Serif" style:font-family-complex="Liberation Serif"/>
    </style:style>
    <style:style style:family="table-cell" style:name="ce1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0">
      <style:paragraph-properties fo:text-align="center"/>
    </style:style>
    <style:style style:family="text" style:name="T279">
      <style:text-properties fo:font-family="Liberation Serif" style:font-family-complex="Liberation Serif" fo:font-size="13pt"/>
    </style:style>
    <style:style style:family="text" style:name="T280">
      <style:text-properties fo:font-family="Liberation Serif" style:font-family-complex="Liberation Serif"/>
    </style:style>
    <style:style style:family="table-cell" style:name="ce1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1">
      <style:paragraph-properties fo:text-align="center"/>
    </style:style>
    <style:style style:family="text" style:name="T281">
      <style:text-properties fo:font-family="Liberation Serif" style:font-family-complex="Liberation Serif" fo:font-size="13pt"/>
    </style:style>
    <style:style style:family="text" style:name="T282">
      <style:text-properties fo:font-family="Liberation Serif" style:font-family-complex="Liberation Serif"/>
    </style:style>
    <style:style style:family="table-cell" style:name="ce1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2">
      <style:paragraph-properties fo:text-align="center"/>
    </style:style>
    <style:style style:family="text" style:name="T283">
      <style:text-properties fo:font-family="Liberation Serif" style:font-family-complex="Liberation Serif" fo:font-size="13pt" style:text-underline-type="none" style:text-underline-width="auto"/>
    </style:style>
    <style:style style:family="text" style:name="T284">
      <style:text-properties fo:font-family="Liberation Serif" style:font-family-complex="Liberation Serif"/>
    </style:style>
    <style:style style:family="table-cell" style:name="ce1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3">
      <style:paragraph-properties fo:text-align="center"/>
    </style:style>
    <style:style style:family="text" style:name="T285">
      <style:text-properties fo:font-family="Liberation Serif" style:font-family-complex="Liberation Serif" fo:font-size="13pt" style:text-underline-type="none" style:text-underline-width="auto"/>
    </style:style>
    <style:style style:family="text" style:name="T286">
      <style:text-properties fo:font-family="Liberation Serif" style:font-family-complex="Liberation Serif"/>
    </style:style>
    <style:style style:family="table-cell" style:name="ce1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4">
      <style:paragraph-properties fo:text-align="center"/>
    </style:style>
    <style:style style:family="text" style:name="T287">
      <style:text-properties fo:font-family="Liberation Serif" style:font-family-complex="Liberation Serif" fo:font-size="13pt" style:text-underline-type="none" style:text-underline-width="auto"/>
    </style:style>
    <style:style style:family="text" style:name="T288">
      <style:text-properties fo:font-family="Liberation Serif" style:font-family-complex="Liberation Serif"/>
    </style:style>
    <style:style style:family="table-cell" style:name="ce1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5">
      <style:paragraph-properties fo:text-align="center"/>
    </style:style>
    <style:style style:family="text" style:name="T289">
      <style:text-properties fo:font-family="Liberation Serif" style:font-family-complex="Liberation Serif" fo:font-size="13pt" style:text-underline-type="none" style:text-underline-width="auto"/>
    </style:style>
    <style:style style:family="text" style:name="T290">
      <style:text-properties fo:font-family="Liberation Serif" style:font-family-complex="Liberation Serif"/>
    </style:style>
    <style:style style:family="table-cell" style:name="ce1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6">
      <style:paragraph-properties fo:text-align="center"/>
    </style:style>
    <style:style style:family="text" style:name="T291">
      <style:text-properties fo:font-family="Liberation Serif" style:font-family-complex="Liberation Serif" fo:font-size="13pt" style:text-underline-type="none" style:text-underline-width="auto"/>
    </style:style>
    <style:style style:family="text" style:name="T292">
      <style:text-properties fo:font-family="Liberation Serif" style:font-family-complex="Liberation Serif"/>
    </style:style>
    <style:style style:family="table-cell" style:name="ce13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177">
      <style:paragraph-properties fo:text-align="center"/>
    </style:style>
    <style:style style:family="text" style:name="T293">
      <style:text-properties fo:font-family="Liberation Serif" style:font-family-complex="Liberation Serif" fo:font-size="13pt" style:text-underline-type="none" style:text-underline-width="auto"/>
    </style:style>
    <style:style style:family="text" style:name="T294">
      <style:text-properties fo:font-family="Liberation Serif" style:font-family-complex="Liberation Serif"/>
    </style:style>
    <style:style style:family="table-row" style:name="ro5">
      <style:table-row-properties style:min-row-height="1.083cm"/>
    </style:style>
    <style:style style:family="table-cell" style:name="ce13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8">
      <style:paragraph-properties fo:text-align="center"/>
    </style:style>
    <style:style style:family="text" style:name="T295">
      <style:text-properties fo:font-family="Liberation Serif" style:font-family-complex="Liberation Serif" fo:font-size="13pt"/>
    </style:style>
    <style:style style:family="text" style:name="T296">
      <style:text-properties fo:font-family="Liberation Serif" style:font-family-complex="Liberation Serif"/>
    </style:style>
    <style:style style:family="table-cell" style:name="ce1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79">
      <style:paragraph-properties fo:text-align="center"/>
    </style:style>
    <style:style style:family="text" style:name="T297">
      <style:text-properties fo:font-family="Liberation Serif" style:font-family-complex="Liberation Serif" fo:font-size="13pt"/>
    </style:style>
    <style:style style:family="text" style:name="T298">
      <style:text-properties fo:font-family="Liberation Serif" style:font-family-complex="Liberation Serif"/>
    </style:style>
    <style:style style:family="table-cell" style:name="ce1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0">
      <style:paragraph-properties fo:text-align="center"/>
    </style:style>
    <style:style style:family="text" style:name="T299">
      <style:text-properties fo:font-family="Liberation Serif" style:font-family-complex="Liberation Serif" fo:font-size="13pt"/>
    </style:style>
    <style:style style:family="text" style:name="T300">
      <style:text-properties fo:font-family="Liberation Serif" style:font-family-complex="Liberation Serif"/>
    </style:style>
    <style:style style:family="table-cell" style:name="ce1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1">
      <style:paragraph-properties fo:text-align="center"/>
    </style:style>
    <style:style style:family="text" style:name="T301">
      <style:text-properties fo:font-family="Liberation Serif" style:font-family-complex="Liberation Serif" fo:font-size="13pt"/>
    </style:style>
    <style:style style:family="text" style:name="T302">
      <style:text-properties fo:font-family="Liberation Serif" style:font-family-complex="Liberation Serif"/>
    </style:style>
    <style:style style:family="table-cell" style:name="ce137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2">
      <style:paragraph-properties fo:text-align="center"/>
    </style:style>
    <style:style style:family="text" style:name="T303">
      <style:text-properties fo:font-family="Liberation Serif" style:font-family-complex="Liberation Serif" fo:font-size="13pt"/>
    </style:style>
    <style:style style:family="text" style:name="T304">
      <style:text-properties fo:font-family="Liberation Serif" style:font-family-complex="Liberation Serif"/>
    </style:style>
    <style:style style:family="table-cell" style:name="ce138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3">
      <style:paragraph-properties fo:text-align="center"/>
    </style:style>
    <style:style style:family="text" style:name="T305">
      <style:text-properties fo:font-family="Liberation Serif" style:font-family-complex="Liberation Serif" fo:font-size="13pt"/>
    </style:style>
    <style:style style:family="text" style:name="T306">
      <style:text-properties fo:font-family="Liberation Serif" style:font-family-complex="Liberation Serif"/>
    </style:style>
    <style:style style:family="table-cell" style:name="ce13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84">
      <style:paragraph-properties fo:text-align="center"/>
    </style:style>
    <style:style style:family="text" style:name="T307">
      <style:text-properties fo:font-family="Liberation Serif" style:font-family-complex="Liberation Serif" fo:font-size="13pt"/>
    </style:style>
    <style:style style:family="table-cell" style:name="ce14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85">
      <style:paragraph-properties fo:text-align="center"/>
    </style:style>
    <style:style style:family="text" style:name="T308">
      <style:text-properties fo:font-family="Liberation Serif" style:font-family-complex="Liberation Serif" fo:font-size="13pt"/>
    </style:style>
    <style:style style:family="table-cell" style:name="ce14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86">
      <style:paragraph-properties fo:text-align="center"/>
    </style:style>
    <style:style style:family="text" style:name="T309">
      <style:text-properties fo:font-family="Liberation Serif" style:font-family-complex="Liberation Serif" fo:font-size="13pt"/>
    </style:style>
    <style:style style:family="table-cell" style:name="ce1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7">
      <style:paragraph-properties fo:text-align="center"/>
    </style:style>
    <style:style style:family="text" style:name="T310">
      <style:text-properties fo:font-family="Liberation Serif" style:font-family-complex="Liberation Serif" fo:font-size="13pt"/>
    </style:style>
    <style:style style:family="text" style:name="T311">
      <style:text-properties fo:font-family="Liberation Serif" style:font-family-complex="Liberation Serif"/>
    </style:style>
    <style:style style:family="table-cell" style:name="ce1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8">
      <style:paragraph-properties fo:text-align="center"/>
    </style:style>
    <style:style style:family="text" style:name="T312">
      <style:text-properties fo:font-family="Liberation Serif" style:font-family-complex="Liberation Serif" fo:font-size="13pt"/>
    </style:style>
    <style:style style:family="text" style:name="T313">
      <style:text-properties fo:font-family="Liberation Serif" style:font-family-complex="Liberation Serif"/>
    </style:style>
    <style:style style:family="table-cell" style:name="ce1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89">
      <style:paragraph-properties fo:text-align="center"/>
    </style:style>
    <style:style style:family="text" style:name="T314">
      <style:text-properties fo:font-family="Liberation Serif" style:font-family-complex="Liberation Serif" fo:font-size="13pt"/>
    </style:style>
    <style:style style:family="text" style:name="T315">
      <style:text-properties fo:font-family="Liberation Serif" style:font-family-complex="Liberation Serif"/>
    </style:style>
    <style:style style:family="table-cell" style:name="ce1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0">
      <style:paragraph-properties fo:text-align="center"/>
    </style:style>
    <style:style style:family="text" style:name="T316">
      <style:text-properties fo:font-family="Liberation Serif" style:font-family-complex="Liberation Serif" fo:font-size="13pt"/>
    </style:style>
    <style:style style:family="text" style:name="T317">
      <style:text-properties fo:font-family="Liberation Serif" style:font-family-complex="Liberation Serif"/>
    </style:style>
    <style:style style:family="table-cell" style:name="ce1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191">
      <style:paragraph-properties fo:text-align="center"/>
    </style:style>
    <style:style style:family="text" style:name="T318">
      <style:text-properties fo:font-family="Liberation Serif" style:font-family-complex="Liberation Serif" fo:font-size="13pt"/>
    </style:style>
    <style:style style:family="table-cell" style:name="ce1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2">
      <style:paragraph-properties fo:text-align="center"/>
    </style:style>
    <style:style style:family="text" style:name="T319">
      <style:text-properties fo:font-family="Liberation Serif" style:font-family-complex="Liberation Serif" fo:font-size="13pt"/>
    </style:style>
    <style:style style:family="text" style:name="T320">
      <style:text-properties fo:font-family="Liberation Serif" style:font-family-complex="Liberation Serif"/>
    </style:style>
    <style:style style:family="table-cell" style:name="ce1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3">
      <style:paragraph-properties fo:text-align="center"/>
    </style:style>
    <style:style style:family="text" style:name="T321">
      <style:text-properties fo:font-family="Liberation Serif" style:font-family-complex="Liberation Serif" fo:font-size="13pt"/>
    </style:style>
    <style:style style:family="text" style:name="T322">
      <style:text-properties fo:font-family="Liberation Serif" style:font-family-complex="Liberation Serif"/>
    </style:style>
    <style:style style:family="table-cell" style:name="ce1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4">
      <style:paragraph-properties fo:text-align="center"/>
    </style:style>
    <style:style style:family="text" style:name="T323">
      <style:text-properties fo:font-family="Liberation Serif" style:font-family-complex="Liberation Serif" fo:font-size="13pt"/>
    </style:style>
    <style:style style:family="text" style:name="T324">
      <style:text-properties fo:font-family="Liberation Serif" style:font-family-complex="Liberation Serif"/>
    </style:style>
    <style:style style:family="table-cell" style:name="ce1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5">
      <style:paragraph-properties fo:text-align="center"/>
    </style:style>
    <style:style style:family="text" style:name="T325">
      <style:text-properties fo:font-family="Liberation Serif" style:font-family-complex="Liberation Serif" fo:font-size="13pt"/>
    </style:style>
    <style:style style:family="text" style:name="T326">
      <style:text-properties fo:font-family="Liberation Serif" style:font-family-complex="Liberation Serif"/>
    </style:style>
    <style:style style:family="table-cell" style:name="ce1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6">
      <style:paragraph-properties fo:text-align="center"/>
    </style:style>
    <style:style style:family="text" style:name="T327">
      <style:text-properties fo:font-family="Liberation Serif" style:font-family-complex="Liberation Serif" fo:font-size="13pt"/>
    </style:style>
    <style:style style:family="text" style:name="T328">
      <style:text-properties fo:font-family="Liberation Serif" style:font-family-complex="Liberation Serif"/>
    </style:style>
    <style:style style:family="table-cell" style:name="ce1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7">
      <style:paragraph-properties fo:text-align="center"/>
    </style:style>
    <style:style style:family="text" style:name="T329">
      <style:text-properties fo:font-family="Liberation Serif" style:font-family-complex="Liberation Serif" fo:font-size="13pt"/>
    </style:style>
    <style:style style:family="text" style:name="T330">
      <style:text-properties fo:font-family="Liberation Serif" style:font-family-complex="Liberation Serif"/>
    </style:style>
    <style:style style:family="table-cell" style:name="ce1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8">
      <style:paragraph-properties fo:text-align="center"/>
    </style:style>
    <style:style style:family="text" style:name="T331">
      <style:text-properties fo:font-family="Liberation Serif" style:font-family-complex="Liberation Serif" fo:font-size="13pt"/>
    </style:style>
    <style:style style:family="text" style:name="T332">
      <style:text-properties fo:font-family="Liberation Serif" style:font-family-complex="Liberation Serif"/>
    </style:style>
    <style:style style:family="table-cell" style:name="ce1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199">
      <style:paragraph-properties fo:text-align="center"/>
    </style:style>
    <style:style style:family="text" style:name="T333">
      <style:text-properties fo:font-family="Liberation Serif" style:font-family-complex="Liberation Serif" fo:font-size="13pt"/>
    </style:style>
    <style:style style:family="text" style:name="T334">
      <style:text-properties fo:font-family="Liberation Serif" style:font-family-complex="Liberation Serif"/>
    </style:style>
    <style:style style:family="table-cell" style:name="ce1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0">
      <style:paragraph-properties fo:text-align="center"/>
    </style:style>
    <style:style style:family="text" style:name="T335">
      <style:text-properties fo:font-family="Liberation Serif" style:font-family-complex="Liberation Serif" fo:font-size="13pt"/>
    </style:style>
    <style:style style:family="text" style:name="T336">
      <style:text-properties fo:font-family="Liberation Serif" style:font-family-complex="Liberation Serif"/>
    </style:style>
    <style:style style:family="table-cell" style:name="ce1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1">
      <style:paragraph-properties fo:text-align="center"/>
    </style:style>
    <style:style style:family="text" style:name="T337">
      <style:text-properties fo:font-family="Liberation Serif" style:font-family-complex="Liberation Serif" fo:font-size="13pt"/>
    </style:style>
    <style:style style:family="text" style:name="T338">
      <style:text-properties fo:font-family="Liberation Serif" style:font-family-complex="Liberation Serif"/>
    </style:style>
    <style:style style:family="table-cell" style:name="ce1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2">
      <style:paragraph-properties fo:text-align="center"/>
    </style:style>
    <style:style style:family="text" style:name="T339">
      <style:text-properties fo:font-family="Liberation Serif" style:font-family-complex="Liberation Serif" fo:font-size="13pt"/>
    </style:style>
    <style:style style:family="text" style:name="T340">
      <style:text-properties fo:font-family="Liberation Serif" style:font-family-complex="Liberation Serif"/>
    </style:style>
    <style:style style:family="table-cell" style:name="ce1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3">
      <style:paragraph-properties fo:text-align="center"/>
    </style:style>
    <style:style style:family="text" style:name="T341">
      <style:text-properties fo:font-family="Liberation Serif" style:font-family-complex="Liberation Serif" fo:font-size="13pt"/>
    </style:style>
    <style:style style:family="text" style:name="T342">
      <style:text-properties fo:font-family="Liberation Serif" style:font-family-complex="Liberation Serif"/>
    </style:style>
    <style:style style:family="table-cell" style:name="ce1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4">
      <style:paragraph-properties fo:text-align="center"/>
    </style:style>
    <style:style style:family="text" style:name="T343">
      <style:text-properties fo:font-family="Liberation Serif" style:font-family-complex="Liberation Serif" fo:font-size="13pt"/>
    </style:style>
    <style:style style:family="text" style:name="T344">
      <style:text-properties fo:font-family="Liberation Serif" style:font-family-complex="Liberation Serif"/>
    </style:style>
    <style:style style:family="table-cell" style:name="ce1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5">
      <style:paragraph-properties fo:text-align="center"/>
    </style:style>
    <style:style style:family="text" style:name="T345">
      <style:text-properties fo:font-family="Liberation Serif" style:font-family-complex="Liberation Serif" fo:font-size="13pt" style:text-underline-type="none" style:text-underline-width="auto"/>
    </style:style>
    <style:style style:family="text" style:name="T346">
      <style:text-properties fo:font-family="Liberation Serif" style:font-family-complex="Liberation Serif"/>
    </style:style>
    <style:style style:family="table-cell" style:name="ce1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6">
      <style:paragraph-properties fo:text-align="center"/>
    </style:style>
    <style:style style:family="text" style:name="T347">
      <style:text-properties fo:font-family="Liberation Serif" style:font-family-complex="Liberation Serif" fo:font-size="13pt" style:text-underline-type="none" style:text-underline-width="auto"/>
    </style:style>
    <style:style style:family="text" style:name="T348">
      <style:text-properties fo:font-family="Liberation Serif" style:font-family-complex="Liberation Serif"/>
    </style:style>
    <style:style style:family="table-cell" style:name="ce1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7">
      <style:paragraph-properties fo:text-align="center"/>
    </style:style>
    <style:style style:family="text" style:name="T349">
      <style:text-properties fo:font-family="Liberation Serif" style:font-family-complex="Liberation Serif" fo:font-size="13pt" style:text-underline-type="none" style:text-underline-width="auto"/>
    </style:style>
    <style:style style:family="text" style:name="T350">
      <style:text-properties fo:font-family="Liberation Serif" style:font-family-complex="Liberation Serif"/>
    </style:style>
    <style:style style:family="table-cell" style:name="ce1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8">
      <style:paragraph-properties fo:text-align="center"/>
    </style:style>
    <style:style style:family="text" style:name="T351">
      <style:text-properties fo:font-family="Liberation Serif" style:font-family-complex="Liberation Serif" fo:font-size="13pt" style:text-underline-type="none" style:text-underline-width="auto"/>
    </style:style>
    <style:style style:family="text" style:name="T352">
      <style:text-properties fo:font-family="Liberation Serif" style:font-family-complex="Liberation Serif"/>
    </style:style>
    <style:style style:family="table-cell" style:name="ce1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09">
      <style:paragraph-properties fo:text-align="center"/>
    </style:style>
    <style:style style:family="text" style:name="T353">
      <style:text-properties fo:font-family="Liberation Serif" style:font-family-complex="Liberation Serif" fo:font-size="13pt" style:text-underline-type="none" style:text-underline-width="auto"/>
    </style:style>
    <style:style style:family="text" style:name="T354">
      <style:text-properties fo:font-family="Liberation Serif" style:font-family-complex="Liberation Serif"/>
    </style:style>
    <style:style style:family="table-cell" style:name="ce16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210">
      <style:paragraph-properties fo:text-align="center"/>
    </style:style>
    <style:style style:family="text" style:name="T355">
      <style:text-properties fo:font-family="Liberation Serif" style:font-family-complex="Liberation Serif" fo:font-size="13pt" style:text-underline-type="none" style:text-underline-width="auto"/>
    </style:style>
    <style:style style:family="text" style:name="T356">
      <style:text-properties fo:font-family="Liberation Serif" style:font-family-complex="Liberation Serif"/>
    </style:style>
    <style:style style:family="table-row" style:name="ro6">
      <style:table-row-properties style:min-row-height="1.083cm"/>
    </style:style>
    <style:style style:family="table-cell" style:name="ce16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11">
      <style:paragraph-properties fo:text-align="center"/>
    </style:style>
    <style:style style:family="text" style:name="T357">
      <style:text-properties fo:font-family="Liberation Serif" style:font-family-complex="Liberation Serif" fo:font-size="13pt"/>
    </style:style>
    <style:style style:family="text" style:name="T358">
      <style:text-properties fo:font-family="Liberation Serif" style:font-family-complex="Liberation Serif"/>
    </style:style>
    <style:style style:family="table-cell" style:name="ce1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12">
      <style:paragraph-properties fo:text-align="center"/>
    </style:style>
    <style:style style:family="text" style:name="T359">
      <style:text-properties fo:font-family="Liberation Serif" style:font-family-complex="Liberation Serif" fo:font-size="13pt"/>
    </style:style>
    <style:style style:family="text" style:name="T360">
      <style:text-properties fo:font-family="Liberation Serif" style:font-family-complex="Liberation Serif"/>
    </style:style>
    <style:style style:family="table-cell" style:name="ce1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13">
      <style:paragraph-properties fo:text-align="center"/>
    </style:style>
    <style:style style:family="text" style:name="T361">
      <style:text-properties fo:font-family="Liberation Serif" style:font-family-complex="Liberation Serif" fo:font-size="13pt"/>
    </style:style>
    <style:style style:family="text" style:name="T362">
      <style:text-properties fo:font-family="Liberation Serif" style:font-family-complex="Liberation Serif"/>
    </style:style>
    <style:style style:family="table-cell" style:name="ce1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14">
      <style:paragraph-properties fo:text-align="center"/>
    </style:style>
    <style:style style:family="text" style:name="T363">
      <style:text-properties fo:font-family="Liberation Serif" style:font-family-complex="Liberation Serif" fo:font-size="13pt"/>
    </style:style>
    <style:style style:family="text" style:name="T364">
      <style:text-properties fo:font-family="Liberation Serif" style:font-family-complex="Liberation Serif"/>
    </style:style>
    <style:style style:family="table-cell" style:name="ce170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15">
      <style:paragraph-properties fo:text-align="center"/>
    </style:style>
    <style:style style:family="text" style:name="T365">
      <style:text-properties fo:font-family="Liberation Serif" style:font-family-complex="Liberation Serif" fo:font-size="13pt"/>
    </style:style>
    <style:style style:family="text" style:name="T366">
      <style:text-properties fo:font-family="Liberation Serif" style:font-family-complex="Liberation Serif"/>
    </style:style>
    <style:style style:family="table-cell" style:name="ce171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16">
      <style:paragraph-properties fo:text-align="center"/>
    </style:style>
    <style:style style:family="text" style:name="T367">
      <style:text-properties fo:font-family="Liberation Serif" style:font-family-complex="Liberation Serif" fo:font-size="13pt"/>
    </style:style>
    <style:style style:family="text" style:name="T368">
      <style:text-properties fo:font-family="Liberation Serif" style:font-family-complex="Liberation Serif"/>
    </style:style>
    <style:style style:family="table-cell" style:name="ce17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17">
      <style:paragraph-properties fo:text-align="center"/>
    </style:style>
    <style:style style:family="text" style:name="T369">
      <style:text-properties fo:font-family="Liberation Serif" style:font-family-complex="Liberation Serif" fo:font-size="13pt"/>
    </style:style>
    <style:style style:family="table-cell" style:name="ce17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18">
      <style:paragraph-properties fo:text-align="center"/>
    </style:style>
    <style:style style:family="text" style:name="T370">
      <style:text-properties fo:font-family="Liberation Serif" style:font-family-complex="Liberation Serif" fo:font-size="13pt"/>
    </style:style>
    <style:style style:family="table-cell" style:name="ce17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19">
      <style:paragraph-properties fo:text-align="center"/>
    </style:style>
    <style:style style:family="text" style:name="T371">
      <style:text-properties fo:font-family="Liberation Serif" style:font-family-complex="Liberation Serif" fo:font-size="13pt"/>
    </style:style>
    <style:style style:family="table-cell" style:name="ce1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0">
      <style:paragraph-properties fo:text-align="center"/>
    </style:style>
    <style:style style:family="text" style:name="T372">
      <style:text-properties fo:font-family="Liberation Serif" style:font-family-complex="Liberation Serif" fo:font-size="13pt"/>
    </style:style>
    <style:style style:family="text" style:name="T373">
      <style:text-properties fo:font-family="Liberation Serif" style:font-family-complex="Liberation Serif"/>
    </style:style>
    <style:style style:family="table-cell" style:name="ce1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1">
      <style:paragraph-properties fo:text-align="center"/>
    </style:style>
    <style:style style:family="text" style:name="T374">
      <style:text-properties fo:font-family="Liberation Serif" style:font-family-complex="Liberation Serif" fo:font-size="13pt"/>
    </style:style>
    <style:style style:family="text" style:name="T375">
      <style:text-properties fo:font-family="Liberation Serif" style:font-family-complex="Liberation Serif"/>
    </style:style>
    <style:style style:family="table-cell" style:name="ce1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2">
      <style:paragraph-properties fo:text-align="center"/>
    </style:style>
    <style:style style:family="text" style:name="T376">
      <style:text-properties fo:font-family="Liberation Serif" style:font-family-complex="Liberation Serif" fo:font-size="13pt"/>
    </style:style>
    <style:style style:family="text" style:name="T377">
      <style:text-properties fo:font-family="Liberation Serif" style:font-family-complex="Liberation Serif"/>
    </style:style>
    <style:style style:family="table-cell" style:name="ce1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3">
      <style:paragraph-properties fo:text-align="center"/>
    </style:style>
    <style:style style:family="text" style:name="T378">
      <style:text-properties fo:font-family="Liberation Serif" style:font-family-complex="Liberation Serif" fo:font-size="13pt"/>
    </style:style>
    <style:style style:family="text" style:name="T379">
      <style:text-properties fo:font-family="Liberation Serif" style:font-family-complex="Liberation Serif"/>
    </style:style>
    <style:style style:family="table-cell" style:name="ce1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24">
      <style:paragraph-properties fo:text-align="center"/>
    </style:style>
    <style:style style:family="text" style:name="T380">
      <style:text-properties fo:font-family="Liberation Serif" style:font-family-complex="Liberation Serif" fo:font-size="13pt"/>
    </style:style>
    <style:style style:family="table-cell" style:name="ce1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5">
      <style:paragraph-properties fo:text-align="center"/>
    </style:style>
    <style:style style:family="text" style:name="T381">
      <style:text-properties fo:font-family="Liberation Serif" style:font-family-complex="Liberation Serif" fo:font-size="13pt"/>
    </style:style>
    <style:style style:family="text" style:name="T382">
      <style:text-properties fo:font-family="Liberation Serif" style:font-family-complex="Liberation Serif"/>
    </style:style>
    <style:style style:family="table-cell" style:name="ce1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6">
      <style:paragraph-properties fo:text-align="center"/>
    </style:style>
    <style:style style:family="text" style:name="T383">
      <style:text-properties fo:font-family="Liberation Serif" style:font-family-complex="Liberation Serif" fo:font-size="13pt"/>
    </style:style>
    <style:style style:family="text" style:name="T384">
      <style:text-properties fo:font-family="Liberation Serif" style:font-family-complex="Liberation Serif"/>
    </style:style>
    <style:style style:family="table-cell" style:name="ce1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7">
      <style:paragraph-properties fo:text-align="center"/>
    </style:style>
    <style:style style:family="text" style:name="T385">
      <style:text-properties fo:font-family="Liberation Serif" style:font-family-complex="Liberation Serif" fo:font-size="13pt"/>
    </style:style>
    <style:style style:family="text" style:name="T386">
      <style:text-properties fo:font-family="Liberation Serif" style:font-family-complex="Liberation Serif"/>
    </style:style>
    <style:style style:family="table-cell" style:name="ce1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8">
      <style:paragraph-properties fo:text-align="center"/>
    </style:style>
    <style:style style:family="text" style:name="T387">
      <style:text-properties fo:font-family="Liberation Serif" style:font-family-complex="Liberation Serif" fo:font-size="13pt"/>
    </style:style>
    <style:style style:family="text" style:name="T388">
      <style:text-properties fo:font-family="Liberation Serif" style:font-family-complex="Liberation Serif"/>
    </style:style>
    <style:style style:family="table-cell" style:name="ce1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29">
      <style:paragraph-properties fo:text-align="center"/>
    </style:style>
    <style:style style:family="text" style:name="T389">
      <style:text-properties fo:font-family="Liberation Serif" style:font-family-complex="Liberation Serif" fo:font-size="13pt"/>
    </style:style>
    <style:style style:family="text" style:name="T390">
      <style:text-properties fo:font-family="Liberation Serif" style:font-family-complex="Liberation Serif"/>
    </style:style>
    <style:style style:family="table-cell" style:name="ce1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0">
      <style:paragraph-properties fo:text-align="center"/>
    </style:style>
    <style:style style:family="text" style:name="T391">
      <style:text-properties fo:font-family="Liberation Serif" style:font-family-complex="Liberation Serif" fo:font-size="13pt"/>
    </style:style>
    <style:style style:family="text" style:name="T392">
      <style:text-properties fo:font-family="Liberation Serif" style:font-family-complex="Liberation Serif"/>
    </style:style>
    <style:style style:family="table-cell" style:name="ce1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1">
      <style:paragraph-properties fo:text-align="center"/>
    </style:style>
    <style:style style:family="text" style:name="T393">
      <style:text-properties fo:font-family="Liberation Serif" style:font-family-complex="Liberation Serif" fo:font-size="13pt"/>
    </style:style>
    <style:style style:family="text" style:name="T394">
      <style:text-properties fo:font-family="Liberation Serif" style:font-family-complex="Liberation Serif"/>
    </style:style>
    <style:style style:family="table-cell" style:name="ce1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2">
      <style:paragraph-properties fo:text-align="center"/>
    </style:style>
    <style:style style:family="text" style:name="T395">
      <style:text-properties fo:font-family="Liberation Serif" style:font-family-complex="Liberation Serif" fo:font-size="13pt"/>
    </style:style>
    <style:style style:family="text" style:name="T396">
      <style:text-properties fo:font-family="Liberation Serif" style:font-family-complex="Liberation Serif"/>
    </style:style>
    <style:style style:family="table-cell" style:name="ce1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3">
      <style:paragraph-properties fo:text-align="center"/>
    </style:style>
    <style:style style:family="text" style:name="T397">
      <style:text-properties fo:font-family="Liberation Serif" style:font-family-complex="Liberation Serif" fo:font-size="13pt"/>
    </style:style>
    <style:style style:family="text" style:name="T398">
      <style:text-properties fo:font-family="Liberation Serif" style:font-family-complex="Liberation Serif"/>
    </style:style>
    <style:style style:family="table-cell" style:name="ce1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4">
      <style:paragraph-properties fo:text-align="center"/>
    </style:style>
    <style:style style:family="text" style:name="T399">
      <style:text-properties fo:font-family="Liberation Serif" style:font-family-complex="Liberation Serif" fo:font-size="13pt"/>
    </style:style>
    <style:style style:family="text" style:name="T400">
      <style:text-properties fo:font-family="Liberation Serif" style:font-family-complex="Liberation Serif"/>
    </style:style>
    <style:style style:family="table-cell" style:name="ce1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5">
      <style:paragraph-properties fo:text-align="center"/>
    </style:style>
    <style:style style:family="text" style:name="T401">
      <style:text-properties fo:font-family="Liberation Serif" style:font-family-complex="Liberation Serif" fo:font-size="13pt"/>
    </style:style>
    <style:style style:family="text" style:name="T402">
      <style:text-properties fo:font-family="Liberation Serif" style:font-family-complex="Liberation Serif"/>
    </style:style>
    <style:style style:family="table-cell" style:name="ce1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6">
      <style:paragraph-properties fo:text-align="center"/>
    </style:style>
    <style:style style:family="text" style:name="T403">
      <style:text-properties fo:font-family="Liberation Serif" style:font-family-complex="Liberation Serif" fo:font-size="13pt"/>
    </style:style>
    <style:style style:family="text" style:name="T404">
      <style:text-properties fo:font-family="Liberation Serif" style:font-family-complex="Liberation Serif"/>
    </style:style>
    <style:style style:family="table-cell" style:name="ce1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7">
      <style:paragraph-properties fo:text-align="center"/>
    </style:style>
    <style:style style:family="text" style:name="T405">
      <style:text-properties fo:font-family="Liberation Serif" style:font-family-complex="Liberation Serif" fo:font-size="13pt"/>
    </style:style>
    <style:style style:family="text" style:name="T406">
      <style:text-properties fo:font-family="Liberation Serif" style:font-family-complex="Liberation Serif"/>
    </style:style>
    <style:style style:family="table-cell" style:name="ce1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8">
      <style:paragraph-properties fo:text-align="center"/>
    </style:style>
    <style:style style:family="text" style:name="T407">
      <style:text-properties fo:font-family="Liberation Serif" style:font-family-complex="Liberation Serif" fo:font-size="13pt" style:text-underline-type="none" style:text-underline-width="auto"/>
    </style:style>
    <style:style style:family="text" style:name="T408">
      <style:text-properties fo:font-family="Liberation Serif" style:font-family-complex="Liberation Serif"/>
    </style:style>
    <style:style style:family="table-cell" style:name="ce1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39">
      <style:paragraph-properties fo:text-align="center"/>
    </style:style>
    <style:style style:family="text" style:name="T409">
      <style:text-properties fo:font-family="Liberation Serif" style:font-family-complex="Liberation Serif" fo:font-size="13pt" style:text-underline-type="none" style:text-underline-width="auto"/>
    </style:style>
    <style:style style:family="text" style:name="T410">
      <style:text-properties fo:font-family="Liberation Serif" style:font-family-complex="Liberation Serif"/>
    </style:style>
    <style:style style:family="table-cell" style:name="ce1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0">
      <style:paragraph-properties fo:text-align="center"/>
    </style:style>
    <style:style style:family="text" style:name="T411">
      <style:text-properties fo:font-family="Liberation Serif" style:font-family-complex="Liberation Serif" fo:font-size="13pt" style:text-underline-type="none" style:text-underline-width="auto"/>
    </style:style>
    <style:style style:family="text" style:name="T412">
      <style:text-properties fo:font-family="Liberation Serif" style:font-family-complex="Liberation Serif"/>
    </style:style>
    <style:style style:family="table-cell" style:name="ce1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1">
      <style:paragraph-properties fo:text-align="center"/>
    </style:style>
    <style:style style:family="text" style:name="T413">
      <style:text-properties fo:font-family="Liberation Serif" style:font-family-complex="Liberation Serif" fo:font-size="13pt" style:text-underline-type="none" style:text-underline-width="auto"/>
    </style:style>
    <style:style style:family="text" style:name="T414">
      <style:text-properties fo:font-family="Liberation Serif" style:font-family-complex="Liberation Serif"/>
    </style:style>
    <style:style style:family="table-cell" style:name="ce1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2">
      <style:paragraph-properties fo:text-align="center"/>
    </style:style>
    <style:style style:family="text" style:name="T415">
      <style:text-properties fo:font-family="Liberation Serif" style:font-family-complex="Liberation Serif" fo:font-size="13pt" style:text-underline-type="none" style:text-underline-width="auto"/>
    </style:style>
    <style:style style:family="text" style:name="T416">
      <style:text-properties fo:font-family="Liberation Serif" style:font-family-complex="Liberation Serif"/>
    </style:style>
    <style:style style:family="table-cell" style:name="ce19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243">
      <style:paragraph-properties fo:text-align="center"/>
    </style:style>
    <style:style style:family="text" style:name="T417">
      <style:text-properties fo:font-family="Liberation Serif" style:font-family-complex="Liberation Serif" fo:font-size="13pt" style:text-underline-type="none" style:text-underline-width="auto"/>
    </style:style>
    <style:style style:family="text" style:name="T418">
      <style:text-properties fo:font-family="Liberation Serif" style:font-family-complex="Liberation Serif"/>
    </style:style>
    <style:style style:family="table-row" style:name="ro7">
      <style:table-row-properties style:min-row-height="1.083cm"/>
    </style:style>
    <style:style style:family="table-cell" style:name="ce199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4">
      <style:paragraph-properties fo:text-align="center"/>
    </style:style>
    <style:style style:family="text" style:name="T419">
      <style:text-properties fo:font-family="Liberation Serif" style:font-family-complex="Liberation Serif" fo:font-size="13pt"/>
    </style:style>
    <style:style style:family="text" style:name="T420">
      <style:text-properties fo:font-family="Liberation Serif" style:font-family-complex="Liberation Serif"/>
    </style:style>
    <style:style style:family="table-cell" style:name="ce2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5">
      <style:paragraph-properties fo:text-align="center"/>
    </style:style>
    <style:style style:family="text" style:name="T421">
      <style:text-properties fo:font-family="Liberation Serif" style:font-family-complex="Liberation Serif" fo:font-size="13pt"/>
    </style:style>
    <style:style style:family="text" style:name="T422">
      <style:text-properties fo:font-family="Liberation Serif" style:font-family-complex="Liberation Serif"/>
    </style:style>
    <style:style style:family="table-cell" style:name="ce2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6">
      <style:paragraph-properties fo:text-align="center"/>
    </style:style>
    <style:style style:family="text" style:name="T423">
      <style:text-properties fo:font-family="Liberation Serif" style:font-family-complex="Liberation Serif" fo:font-size="13pt"/>
    </style:style>
    <style:style style:family="text" style:name="T424">
      <style:text-properties fo:font-family="Liberation Serif" style:font-family-complex="Liberation Serif"/>
    </style:style>
    <style:style style:family="table-cell" style:name="ce2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7">
      <style:paragraph-properties fo:text-align="center"/>
    </style:style>
    <style:style style:family="text" style:name="T425">
      <style:text-properties fo:font-family="Liberation Serif" style:font-family-complex="Liberation Serif" fo:font-size="13pt"/>
    </style:style>
    <style:style style:family="text" style:name="T426">
      <style:text-properties fo:font-family="Liberation Serif" style:font-family-complex="Liberation Serif"/>
    </style:style>
    <style:style style:family="table-cell" style:name="ce203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8">
      <style:paragraph-properties fo:text-align="center"/>
    </style:style>
    <style:style style:family="text" style:name="T427">
      <style:text-properties fo:font-family="Liberation Serif" style:font-family-complex="Liberation Serif" fo:font-size="13pt"/>
    </style:style>
    <style:style style:family="text" style:name="T428">
      <style:text-properties fo:font-family="Liberation Serif" style:font-family-complex="Liberation Serif"/>
    </style:style>
    <style:style style:family="table-cell" style:name="ce204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49">
      <style:paragraph-properties fo:text-align="center"/>
    </style:style>
    <style:style style:family="text" style:name="T429">
      <style:text-properties fo:font-family="Liberation Serif" style:font-family-complex="Liberation Serif" fo:font-size="13pt"/>
    </style:style>
    <style:style style:family="text" style:name="T430">
      <style:text-properties fo:font-family="Liberation Serif" style:font-family-complex="Liberation Serif"/>
    </style:style>
    <style:style style:family="table-cell" style:name="ce20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50">
      <style:paragraph-properties fo:text-align="center"/>
    </style:style>
    <style:style style:family="text" style:name="T431">
      <style:text-properties fo:font-family="Liberation Serif" style:font-family-complex="Liberation Serif" fo:font-size="13pt"/>
    </style:style>
    <style:style style:family="table-cell" style:name="ce20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51">
      <style:paragraph-properties fo:text-align="center"/>
    </style:style>
    <style:style style:family="text" style:name="T432">
      <style:text-properties fo:font-family="Liberation Serif" style:font-family-complex="Liberation Serif" fo:font-size="13pt"/>
    </style:style>
    <style:style style:family="table-cell" style:name="ce20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52">
      <style:paragraph-properties fo:text-align="center"/>
    </style:style>
    <style:style style:family="text" style:name="T433">
      <style:text-properties fo:font-family="Liberation Serif" style:font-family-complex="Liberation Serif" fo:font-size="13pt"/>
    </style:style>
    <style:style style:family="table-cell" style:name="ce2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53">
      <style:paragraph-properties fo:text-align="center"/>
    </style:style>
    <style:style style:family="text" style:name="T434">
      <style:text-properties fo:font-family="Liberation Serif" style:font-family-complex="Liberation Serif" fo:font-size="13pt"/>
    </style:style>
    <style:style style:family="text" style:name="T435">
      <style:text-properties fo:font-family="Liberation Serif" style:font-family-complex="Liberation Serif"/>
    </style:style>
    <style:style style:family="table-cell" style:name="ce2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54">
      <style:paragraph-properties fo:text-align="center"/>
    </style:style>
    <style:style style:family="text" style:name="T436">
      <style:text-properties fo:font-family="Liberation Serif" style:font-family-complex="Liberation Serif" fo:font-size="13pt"/>
    </style:style>
    <style:style style:family="text" style:name="T437">
      <style:text-properties fo:font-family="Liberation Serif" style:font-family-complex="Liberation Serif"/>
    </style:style>
    <style:style style:family="table-cell" style:name="ce2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55">
      <style:paragraph-properties fo:text-align="center"/>
    </style:style>
    <style:style style:family="text" style:name="T438">
      <style:text-properties fo:font-family="Liberation Serif" style:font-family-complex="Liberation Serif" fo:font-size="13pt"/>
    </style:style>
    <style:style style:family="text" style:name="T439">
      <style:text-properties fo:font-family="Liberation Serif" style:font-family-complex="Liberation Serif"/>
    </style:style>
    <style:style style:family="table-cell" style:name="ce2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56">
      <style:paragraph-properties fo:text-align="center"/>
    </style:style>
    <style:style style:family="text" style:name="T440">
      <style:text-properties fo:font-family="Liberation Serif" style:font-family-complex="Liberation Serif" fo:font-size="13pt"/>
    </style:style>
    <style:style style:family="text" style:name="T441">
      <style:text-properties fo:font-family="Liberation Serif" style:font-family-complex="Liberation Serif"/>
    </style:style>
    <style:style style:family="table-cell" style:name="ce2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57">
      <style:paragraph-properties fo:text-align="center"/>
    </style:style>
    <style:style style:family="text" style:name="T442">
      <style:text-properties fo:font-family="Liberation Serif" style:font-family-complex="Liberation Serif" fo:font-size="13pt"/>
    </style:style>
    <style:style style:family="table-cell" style:name="ce2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58">
      <style:paragraph-properties fo:text-align="center"/>
    </style:style>
    <style:style style:family="text" style:name="T443">
      <style:text-properties fo:font-family="Liberation Serif" style:font-family-complex="Liberation Serif" fo:font-size="13pt"/>
    </style:style>
    <style:style style:family="text" style:name="T444">
      <style:text-properties fo:font-family="Liberation Serif" style:font-family-complex="Liberation Serif"/>
    </style:style>
    <style:style style:family="table-cell" style:name="ce2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59">
      <style:paragraph-properties fo:text-align="center"/>
    </style:style>
    <style:style style:family="text" style:name="T445">
      <style:text-properties fo:font-family="Liberation Serif" style:font-family-complex="Liberation Serif" fo:font-size="13pt"/>
    </style:style>
    <style:style style:family="text" style:name="T446">
      <style:text-properties fo:font-family="Liberation Serif" style:font-family-complex="Liberation Serif"/>
    </style:style>
    <style:style style:family="table-cell" style:name="ce2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0">
      <style:paragraph-properties fo:text-align="center"/>
    </style:style>
    <style:style style:family="text" style:name="T447">
      <style:text-properties fo:font-family="Liberation Serif" style:font-family-complex="Liberation Serif" fo:font-size="13pt"/>
    </style:style>
    <style:style style:family="text" style:name="T448">
      <style:text-properties fo:font-family="Liberation Serif" style:font-family-complex="Liberation Serif"/>
    </style:style>
    <style:style style:family="table-cell" style:name="ce2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1">
      <style:paragraph-properties fo:text-align="center"/>
    </style:style>
    <style:style style:family="text" style:name="T449">
      <style:text-properties fo:font-family="Liberation Serif" style:font-family-complex="Liberation Serif" fo:font-size="13pt"/>
    </style:style>
    <style:style style:family="text" style:name="T450">
      <style:text-properties fo:font-family="Liberation Serif" style:font-family-complex="Liberation Serif"/>
    </style:style>
    <style:style style:family="table-cell" style:name="ce2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2">
      <style:paragraph-properties fo:text-align="center"/>
    </style:style>
    <style:style style:family="text" style:name="T451">
      <style:text-properties fo:font-family="Liberation Serif" style:font-family-complex="Liberation Serif" fo:font-size="13pt"/>
    </style:style>
    <style:style style:family="text" style:name="T452">
      <style:text-properties fo:font-family="Liberation Serif" style:font-family-complex="Liberation Serif"/>
    </style:style>
    <style:style style:family="table-cell" style:name="ce2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3">
      <style:paragraph-properties fo:text-align="center"/>
    </style:style>
    <style:style style:family="text" style:name="T453">
      <style:text-properties fo:font-family="Liberation Serif" style:font-family-complex="Liberation Serif" fo:font-size="13pt"/>
    </style:style>
    <style:style style:family="text" style:name="T454">
      <style:text-properties fo:font-family="Liberation Serif" style:font-family-complex="Liberation Serif"/>
    </style:style>
    <style:style style:family="table-cell" style:name="ce2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4">
      <style:paragraph-properties fo:text-align="center"/>
    </style:style>
    <style:style style:family="text" style:name="T455">
      <style:text-properties fo:font-family="Liberation Serif" style:font-family-complex="Liberation Serif" fo:font-size="13pt"/>
    </style:style>
    <style:style style:family="text" style:name="T456">
      <style:text-properties fo:font-family="Liberation Serif" style:font-family-complex="Liberation Serif"/>
    </style:style>
    <style:style style:family="table-cell" style:name="ce2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5">
      <style:paragraph-properties fo:text-align="center"/>
    </style:style>
    <style:style style:family="text" style:name="T457">
      <style:text-properties fo:font-family="Liberation Serif" style:font-family-complex="Liberation Serif" fo:font-size="13pt"/>
    </style:style>
    <style:style style:family="text" style:name="T458">
      <style:text-properties fo:font-family="Liberation Serif" style:font-family-complex="Liberation Serif"/>
    </style:style>
    <style:style style:family="table-cell" style:name="ce2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6">
      <style:paragraph-properties fo:text-align="center"/>
    </style:style>
    <style:style style:family="text" style:name="T459">
      <style:text-properties fo:font-family="Liberation Serif" style:font-family-complex="Liberation Serif" fo:font-size="13pt"/>
    </style:style>
    <style:style style:family="text" style:name="T460">
      <style:text-properties fo:font-family="Liberation Serif" style:font-family-complex="Liberation Serif"/>
    </style:style>
    <style:style style:family="table-cell" style:name="ce2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7">
      <style:paragraph-properties fo:text-align="center"/>
    </style:style>
    <style:style style:family="text" style:name="T461">
      <style:text-properties fo:font-family="Liberation Serif" style:font-family-complex="Liberation Serif" fo:font-size="13pt"/>
    </style:style>
    <style:style style:family="text" style:name="T462">
      <style:text-properties fo:font-family="Liberation Serif" style:font-family-complex="Liberation Serif"/>
    </style:style>
    <style:style style:family="table-cell" style:name="ce2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8">
      <style:paragraph-properties fo:text-align="center"/>
    </style:style>
    <style:style style:family="text" style:name="T463">
      <style:text-properties fo:font-family="Liberation Serif" style:font-family-complex="Liberation Serif" fo:font-size="13pt"/>
    </style:style>
    <style:style style:family="text" style:name="T464">
      <style:text-properties fo:font-family="Liberation Serif" style:font-family-complex="Liberation Serif"/>
    </style:style>
    <style:style style:family="table-cell" style:name="ce2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69">
      <style:paragraph-properties fo:text-align="center"/>
    </style:style>
    <style:style style:family="text" style:name="T465">
      <style:text-properties fo:font-family="Liberation Serif" style:font-family-complex="Liberation Serif" fo:font-size="13pt"/>
    </style:style>
    <style:style style:family="text" style:name="T466">
      <style:text-properties fo:font-family="Liberation Serif" style:font-family-complex="Liberation Serif"/>
    </style:style>
    <style:style style:family="table-cell" style:name="ce2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0">
      <style:paragraph-properties fo:text-align="center"/>
    </style:style>
    <style:style style:family="text" style:name="T467">
      <style:text-properties fo:font-family="Liberation Serif" style:font-family-complex="Liberation Serif" fo:font-size="13pt"/>
    </style:style>
    <style:style style:family="text" style:name="T468">
      <style:text-properties fo:font-family="Liberation Serif" style:font-family-complex="Liberation Serif"/>
    </style:style>
    <style:style style:family="table-cell" style:name="ce2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1">
      <style:paragraph-properties fo:text-align="center"/>
    </style:style>
    <style:style style:family="text" style:name="T469">
      <style:text-properties fo:font-family="Liberation Serif" style:font-family-complex="Liberation Serif" fo:font-size="13pt" style:text-underline-type="none" style:text-underline-width="auto"/>
    </style:style>
    <style:style style:family="text" style:name="T470">
      <style:text-properties fo:font-family="Liberation Serif" style:font-family-complex="Liberation Serif"/>
    </style:style>
    <style:style style:family="table-cell" style:name="ce2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2">
      <style:paragraph-properties fo:text-align="center"/>
    </style:style>
    <style:style style:family="text" style:name="T471">
      <style:text-properties fo:font-family="Liberation Serif" style:font-family-complex="Liberation Serif" fo:font-size="13pt" style:text-underline-type="none" style:text-underline-width="auto"/>
    </style:style>
    <style:style style:family="text" style:name="T472">
      <style:text-properties fo:font-family="Liberation Serif" style:font-family-complex="Liberation Serif"/>
    </style:style>
    <style:style style:family="table-cell" style:name="ce2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3">
      <style:paragraph-properties fo:text-align="center"/>
    </style:style>
    <style:style style:family="text" style:name="T473">
      <style:text-properties fo:font-family="Liberation Serif" style:font-family-complex="Liberation Serif" fo:font-size="13pt" style:text-underline-type="none" style:text-underline-width="auto"/>
    </style:style>
    <style:style style:family="text" style:name="T474">
      <style:text-properties fo:font-family="Liberation Serif" style:font-family-complex="Liberation Serif"/>
    </style:style>
    <style:style style:family="table-cell" style:name="ce2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4">
      <style:paragraph-properties fo:text-align="center"/>
    </style:style>
    <style:style style:family="text" style:name="T475">
      <style:text-properties fo:font-family="Liberation Serif" style:font-family-complex="Liberation Serif" fo:font-size="13pt" style:text-underline-type="none" style:text-underline-width="auto"/>
    </style:style>
    <style:style style:family="text" style:name="T476">
      <style:text-properties fo:font-family="Liberation Serif" style:font-family-complex="Liberation Serif"/>
    </style:style>
    <style:style style:family="table-cell" style:name="ce2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5">
      <style:paragraph-properties fo:text-align="center"/>
    </style:style>
    <style:style style:family="text" style:name="T477">
      <style:text-properties fo:font-family="Liberation Serif" style:font-family-complex="Liberation Serif" fo:font-size="13pt" style:text-underline-type="none" style:text-underline-width="auto"/>
    </style:style>
    <style:style style:family="text" style:name="T478">
      <style:text-properties fo:font-family="Liberation Serif" style:font-family-complex="Liberation Serif"/>
    </style:style>
    <style:style style:family="table-cell" style:name="ce231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276">
      <style:paragraph-properties fo:text-align="center"/>
    </style:style>
    <style:style style:family="text" style:name="T479">
      <style:text-properties fo:font-family="Liberation Serif" style:font-family-complex="Liberation Serif" fo:font-size="13pt" style:text-underline-type="none" style:text-underline-width="auto"/>
    </style:style>
    <style:style style:family="text" style:name="T480">
      <style:text-properties fo:font-family="Liberation Serif" style:font-family-complex="Liberation Serif"/>
    </style:style>
    <style:style style:family="table-row" style:name="ro8">
      <style:table-row-properties style:min-row-height="1.083cm"/>
    </style:style>
    <style:style style:family="table-cell" style:name="ce232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7">
      <style:paragraph-properties fo:text-align="center"/>
    </style:style>
    <style:style style:family="text" style:name="T481">
      <style:text-properties fo:font-family="Liberation Serif" style:font-family-complex="Liberation Serif" fo:font-size="13pt"/>
    </style:style>
    <style:style style:family="text" style:name="T482">
      <style:text-properties fo:font-family="Liberation Serif" style:font-family-complex="Liberation Serif"/>
    </style:style>
    <style:style style:family="table-cell" style:name="ce2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8">
      <style:paragraph-properties fo:text-align="center"/>
    </style:style>
    <style:style style:family="text" style:name="T483">
      <style:text-properties fo:font-family="Liberation Serif" style:font-family-complex="Liberation Serif" fo:font-size="13pt"/>
    </style:style>
    <style:style style:family="text" style:name="T484">
      <style:text-properties fo:font-family="Liberation Serif" style:font-family-complex="Liberation Serif"/>
    </style:style>
    <style:style style:family="table-cell" style:name="ce2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79">
      <style:paragraph-properties fo:text-align="center"/>
    </style:style>
    <style:style style:family="text" style:name="T485">
      <style:text-properties fo:font-family="Liberation Serif" style:font-family-complex="Liberation Serif" fo:font-size="13pt"/>
    </style:style>
    <style:style style:family="text" style:name="T486">
      <style:text-properties fo:font-family="Liberation Serif" style:font-family-complex="Liberation Serif"/>
    </style:style>
    <style:style style:family="table-cell" style:name="ce2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0">
      <style:paragraph-properties fo:text-align="center"/>
    </style:style>
    <style:style style:family="text" style:name="T487">
      <style:text-properties fo:font-family="Liberation Serif" style:font-family-complex="Liberation Serif" fo:font-size="13pt"/>
    </style:style>
    <style:style style:family="text" style:name="T488">
      <style:text-properties fo:font-family="Liberation Serif" style:font-family-complex="Liberation Serif"/>
    </style:style>
    <style:style style:family="table-cell" style:name="ce236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1">
      <style:paragraph-properties fo:text-align="center"/>
    </style:style>
    <style:style style:family="text" style:name="T489">
      <style:text-properties fo:font-family="Liberation Serif" style:font-family-complex="Liberation Serif" fo:font-size="13pt"/>
    </style:style>
    <style:style style:family="text" style:name="T490">
      <style:text-properties fo:font-family="Liberation Serif" style:font-family-complex="Liberation Serif"/>
    </style:style>
    <style:style style:family="table-cell" style:name="ce237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2">
      <style:paragraph-properties fo:text-align="center"/>
    </style:style>
    <style:style style:family="text" style:name="T491">
      <style:text-properties fo:font-family="Liberation Serif" style:font-family-complex="Liberation Serif" fo:font-size="13pt"/>
    </style:style>
    <style:style style:family="text" style:name="T492">
      <style:text-properties fo:font-family="Liberation Serif" style:font-family-complex="Liberation Serif"/>
    </style:style>
    <style:style style:family="table-cell" style:name="ce23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83">
      <style:paragraph-properties fo:text-align="center"/>
    </style:style>
    <style:style style:family="text" style:name="T493">
      <style:text-properties fo:font-family="Liberation Serif" style:font-family-complex="Liberation Serif" fo:font-size="13pt"/>
    </style:style>
    <style:style style:family="table-cell" style:name="ce23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84">
      <style:paragraph-properties fo:text-align="center"/>
    </style:style>
    <style:style style:family="text" style:name="T494">
      <style:text-properties fo:font-family="Liberation Serif" style:font-family-complex="Liberation Serif" fo:font-size="13pt"/>
    </style:style>
    <style:style style:family="table-cell" style:name="ce24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85">
      <style:paragraph-properties fo:text-align="center"/>
    </style:style>
    <style:style style:family="text" style:name="T495">
      <style:text-properties fo:font-family="Liberation Serif" style:font-family-complex="Liberation Serif" fo:font-size="13pt"/>
    </style:style>
    <style:style style:family="table-cell" style:name="ce2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6">
      <style:paragraph-properties fo:text-align="center"/>
    </style:style>
    <style:style style:family="text" style:name="T496">
      <style:text-properties fo:font-family="Liberation Serif" style:font-family-complex="Liberation Serif" fo:font-size="13pt"/>
    </style:style>
    <style:style style:family="text" style:name="T497">
      <style:text-properties fo:font-family="Liberation Serif" style:font-family-complex="Liberation Serif"/>
    </style:style>
    <style:style style:family="table-cell" style:name="ce2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7">
      <style:paragraph-properties fo:text-align="center"/>
    </style:style>
    <style:style style:family="text" style:name="T498">
      <style:text-properties fo:font-family="Liberation Serif" style:font-family-complex="Liberation Serif" fo:font-size="13pt"/>
    </style:style>
    <style:style style:family="text" style:name="T499">
      <style:text-properties fo:font-family="Liberation Serif" style:font-family-complex="Liberation Serif"/>
    </style:style>
    <style:style style:family="table-cell" style:name="ce2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8">
      <style:paragraph-properties fo:text-align="center"/>
    </style:style>
    <style:style style:family="text" style:name="T500">
      <style:text-properties fo:font-family="Liberation Serif" style:font-family-complex="Liberation Serif" fo:font-size="13pt"/>
    </style:style>
    <style:style style:family="text" style:name="T501">
      <style:text-properties fo:font-family="Liberation Serif" style:font-family-complex="Liberation Serif"/>
    </style:style>
    <style:style style:family="table-cell" style:name="ce2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89">
      <style:paragraph-properties fo:text-align="center"/>
    </style:style>
    <style:style style:family="text" style:name="T502">
      <style:text-properties fo:font-family="Liberation Serif" style:font-family-complex="Liberation Serif" fo:font-size="13pt"/>
    </style:style>
    <style:style style:family="text" style:name="T503">
      <style:text-properties fo:font-family="Liberation Serif" style:font-family-complex="Liberation Serif"/>
    </style:style>
    <style:style style:family="table-cell" style:name="ce2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290">
      <style:paragraph-properties fo:text-align="center"/>
    </style:style>
    <style:style style:family="text" style:name="T504">
      <style:text-properties fo:font-family="Liberation Serif" style:font-family-complex="Liberation Serif" fo:font-size="13pt"/>
    </style:style>
    <style:style style:family="table-cell" style:name="ce2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1">
      <style:paragraph-properties fo:text-align="center"/>
    </style:style>
    <style:style style:family="text" style:name="T505">
      <style:text-properties fo:font-family="Liberation Serif" style:font-family-complex="Liberation Serif" fo:font-size="13pt"/>
    </style:style>
    <style:style style:family="text" style:name="T506">
      <style:text-properties fo:font-family="Liberation Serif" style:font-family-complex="Liberation Serif"/>
    </style:style>
    <style:style style:family="table-cell" style:name="ce2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2">
      <style:paragraph-properties fo:text-align="center"/>
    </style:style>
    <style:style style:family="text" style:name="T507">
      <style:text-properties fo:font-family="Liberation Serif" style:font-family-complex="Liberation Serif" fo:font-size="13pt"/>
    </style:style>
    <style:style style:family="text" style:name="T508">
      <style:text-properties fo:font-family="Liberation Serif" style:font-family-complex="Liberation Serif"/>
    </style:style>
    <style:style style:family="table-cell" style:name="ce2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3">
      <style:paragraph-properties fo:text-align="center"/>
    </style:style>
    <style:style style:family="text" style:name="T509">
      <style:text-properties fo:font-family="Liberation Serif" style:font-family-complex="Liberation Serif" fo:font-size="13pt"/>
    </style:style>
    <style:style style:family="text" style:name="T510">
      <style:text-properties fo:font-family="Liberation Serif" style:font-family-complex="Liberation Serif"/>
    </style:style>
    <style:style style:family="table-cell" style:name="ce2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4">
      <style:paragraph-properties fo:text-align="center"/>
    </style:style>
    <style:style style:family="text" style:name="T511">
      <style:text-properties fo:font-family="Liberation Serif" style:font-family-complex="Liberation Serif" fo:font-size="13pt"/>
    </style:style>
    <style:style style:family="text" style:name="T512">
      <style:text-properties fo:font-family="Liberation Serif" style:font-family-complex="Liberation Serif"/>
    </style:style>
    <style:style style:family="table-cell" style:name="ce2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5">
      <style:paragraph-properties fo:text-align="center"/>
    </style:style>
    <style:style style:family="text" style:name="T513">
      <style:text-properties fo:font-family="Liberation Serif" style:font-family-complex="Liberation Serif" fo:font-size="13pt"/>
    </style:style>
    <style:style style:family="text" style:name="T514">
      <style:text-properties fo:font-family="Liberation Serif" style:font-family-complex="Liberation Serif"/>
    </style:style>
    <style:style style:family="table-cell" style:name="ce2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6">
      <style:paragraph-properties fo:text-align="center"/>
    </style:style>
    <style:style style:family="text" style:name="T515">
      <style:text-properties fo:font-family="Liberation Serif" style:font-family-complex="Liberation Serif" fo:font-size="13pt"/>
    </style:style>
    <style:style style:family="text" style:name="T516">
      <style:text-properties fo:font-family="Liberation Serif" style:font-family-complex="Liberation Serif"/>
    </style:style>
    <style:style style:family="table-cell" style:name="ce2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7">
      <style:paragraph-properties fo:text-align="center"/>
    </style:style>
    <style:style style:family="text" style:name="T517">
      <style:text-properties fo:font-family="Liberation Serif" style:font-family-complex="Liberation Serif" fo:font-size="13pt"/>
    </style:style>
    <style:style style:family="text" style:name="T518">
      <style:text-properties fo:font-family="Liberation Serif" style:font-family-complex="Liberation Serif"/>
    </style:style>
    <style:style style:family="table-cell" style:name="ce2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8">
      <style:paragraph-properties fo:text-align="center"/>
    </style:style>
    <style:style style:family="text" style:name="T519">
      <style:text-properties fo:font-family="Liberation Serif" style:font-family-complex="Liberation Serif" fo:font-size="13pt"/>
    </style:style>
    <style:style style:family="text" style:name="T520">
      <style:text-properties fo:font-family="Liberation Serif" style:font-family-complex="Liberation Serif"/>
    </style:style>
    <style:style style:family="table-cell" style:name="ce2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299">
      <style:paragraph-properties fo:text-align="center"/>
    </style:style>
    <style:style style:family="text" style:name="T521">
      <style:text-properties fo:font-family="Liberation Serif" style:font-family-complex="Liberation Serif" fo:font-size="13pt"/>
    </style:style>
    <style:style style:family="text" style:name="T522">
      <style:text-properties fo:font-family="Liberation Serif" style:font-family-complex="Liberation Serif"/>
    </style:style>
    <style:style style:family="table-cell" style:name="ce2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0">
      <style:paragraph-properties fo:text-align="center"/>
    </style:style>
    <style:style style:family="text" style:name="T523">
      <style:text-properties fo:font-family="Liberation Serif" style:font-family-complex="Liberation Serif" fo:font-size="13pt"/>
    </style:style>
    <style:style style:family="text" style:name="T524">
      <style:text-properties fo:font-family="Liberation Serif" style:font-family-complex="Liberation Serif"/>
    </style:style>
    <style:style style:family="table-cell" style:name="ce2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1">
      <style:paragraph-properties fo:text-align="center"/>
    </style:style>
    <style:style style:family="text" style:name="T525">
      <style:text-properties fo:font-family="Liberation Serif" style:font-family-complex="Liberation Serif" fo:font-size="13pt"/>
    </style:style>
    <style:style style:family="text" style:name="T526">
      <style:text-properties fo:font-family="Liberation Serif" style:font-family-complex="Liberation Serif"/>
    </style:style>
    <style:style style:family="table-cell" style:name="ce2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2">
      <style:paragraph-properties fo:text-align="center"/>
    </style:style>
    <style:style style:family="text" style:name="T527">
      <style:text-properties fo:font-family="Liberation Serif" style:font-family-complex="Liberation Serif" fo:font-size="13pt"/>
    </style:style>
    <style:style style:family="text" style:name="T528">
      <style:text-properties fo:font-family="Liberation Serif" style:font-family-complex="Liberation Serif"/>
    </style:style>
    <style:style style:family="table-cell" style:name="ce2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3">
      <style:paragraph-properties fo:text-align="center"/>
    </style:style>
    <style:style style:family="text" style:name="T529">
      <style:text-properties fo:font-family="Liberation Serif" style:font-family-complex="Liberation Serif" fo:font-size="13pt"/>
    </style:style>
    <style:style style:family="text" style:name="T530">
      <style:text-properties fo:font-family="Liberation Serif" style:font-family-complex="Liberation Serif"/>
    </style:style>
    <style:style style:family="table-cell" style:name="ce2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4">
      <style:paragraph-properties fo:text-align="center"/>
    </style:style>
    <style:style style:family="text" style:name="T531">
      <style:text-properties fo:font-family="Liberation Serif" style:font-family-complex="Liberation Serif" fo:font-size="13pt" style:text-underline-type="none" style:text-underline-width="auto"/>
    </style:style>
    <style:style style:family="text" style:name="T532">
      <style:text-properties fo:font-family="Liberation Serif" style:font-family-complex="Liberation Serif"/>
    </style:style>
    <style:style style:family="table-cell" style:name="ce2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5">
      <style:paragraph-properties fo:text-align="center"/>
    </style:style>
    <style:style style:family="text" style:name="T533">
      <style:text-properties fo:font-family="Liberation Serif" style:font-family-complex="Liberation Serif" fo:font-size="13pt" style:text-underline-type="none" style:text-underline-width="auto"/>
    </style:style>
    <style:style style:family="text" style:name="T534">
      <style:text-properties fo:font-family="Liberation Serif" style:font-family-complex="Liberation Serif"/>
    </style:style>
    <style:style style:family="table-cell" style:name="ce2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6">
      <style:paragraph-properties fo:text-align="center"/>
    </style:style>
    <style:style style:family="text" style:name="T535">
      <style:text-properties fo:font-family="Liberation Serif" style:font-family-complex="Liberation Serif" fo:font-size="13pt" style:text-underline-type="none" style:text-underline-width="auto"/>
    </style:style>
    <style:style style:family="text" style:name="T536">
      <style:text-properties fo:font-family="Liberation Serif" style:font-family-complex="Liberation Serif"/>
    </style:style>
    <style:style style:family="table-cell" style:name="ce2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7">
      <style:paragraph-properties fo:text-align="center"/>
    </style:style>
    <style:style style:family="text" style:name="T537">
      <style:text-properties fo:font-family="Liberation Serif" style:font-family-complex="Liberation Serif" fo:font-size="13pt" style:text-underline-type="none" style:text-underline-width="auto"/>
    </style:style>
    <style:style style:family="text" style:name="T538">
      <style:text-properties fo:font-family="Liberation Serif" style:font-family-complex="Liberation Serif"/>
    </style:style>
    <style:style style:family="table-cell" style:name="ce2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08">
      <style:paragraph-properties fo:text-align="center"/>
    </style:style>
    <style:style style:family="text" style:name="T539">
      <style:text-properties fo:font-family="Liberation Serif" style:font-family-complex="Liberation Serif" fo:font-size="13pt" style:text-underline-type="none" style:text-underline-width="auto"/>
    </style:style>
    <style:style style:family="text" style:name="T540">
      <style:text-properties fo:font-family="Liberation Serif" style:font-family-complex="Liberation Serif"/>
    </style:style>
    <style:style style:family="table-cell" style:name="ce264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309">
      <style:paragraph-properties fo:text-align="center"/>
    </style:style>
    <style:style style:family="text" style:name="T541">
      <style:text-properties fo:font-family="Liberation Serif" style:font-family-complex="Liberation Serif" fo:font-size="13pt" style:text-underline-type="none" style:text-underline-width="auto"/>
    </style:style>
    <style:style style:family="text" style:name="T542">
      <style:text-properties fo:font-family="Liberation Serif" style:font-family-complex="Liberation Serif"/>
    </style:style>
    <style:style style:family="table-row" style:name="ro9">
      <style:table-row-properties style:min-row-height="1.083cm"/>
    </style:style>
    <style:style style:family="table-cell" style:name="ce265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0">
      <style:paragraph-properties fo:text-align="center"/>
    </style:style>
    <style:style style:family="text" style:name="T543">
      <style:text-properties fo:font-family="Liberation Serif" style:font-family-complex="Liberation Serif" fo:font-size="9pt"/>
    </style:style>
    <style:style style:family="text" style:name="T544">
      <style:text-properties fo:font-family="Liberation Serif" style:font-family-complex="Liberation Serif"/>
    </style:style>
    <style:style style:family="table-cell" style:name="ce2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1">
      <style:paragraph-properties fo:text-align="center"/>
    </style:style>
    <style:style style:family="text" style:name="T545">
      <style:text-properties fo:font-family="Liberation Serif" style:font-family-complex="Liberation Serif" fo:font-size="13pt"/>
    </style:style>
    <style:style style:family="text" style:name="T546">
      <style:text-properties fo:font-family="Liberation Serif" style:font-family-complex="Liberation Serif"/>
    </style:style>
    <style:style style:family="table-cell" style:name="ce2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2">
      <style:paragraph-properties fo:text-align="center"/>
    </style:style>
    <style:style style:family="text" style:name="T547">
      <style:text-properties fo:font-family="Liberation Serif" style:font-family-complex="Liberation Serif" fo:font-size="13pt"/>
    </style:style>
    <style:style style:family="text" style:name="T548">
      <style:text-properties fo:font-family="Liberation Serif" style:font-family-complex="Liberation Serif"/>
    </style:style>
    <style:style style:family="table-cell" style:name="ce2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3">
      <style:paragraph-properties fo:text-align="center"/>
    </style:style>
    <style:style style:family="text" style:name="T549">
      <style:text-properties fo:font-family="Liberation Serif" style:font-family-complex="Liberation Serif" fo:font-size="13pt"/>
    </style:style>
    <style:style style:family="text" style:name="T550">
      <style:text-properties fo:font-family="Liberation Serif" style:font-family-complex="Liberation Serif"/>
    </style:style>
    <style:style style:family="table-cell" style:name="ce269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4">
      <style:paragraph-properties fo:text-align="center"/>
    </style:style>
    <style:style style:family="text" style:name="T551">
      <style:text-properties fo:font-family="Liberation Serif" style:font-family-complex="Liberation Serif" fo:font-size="13pt"/>
    </style:style>
    <style:style style:family="text" style:name="T552">
      <style:text-properties fo:font-family="Liberation Serif" style:font-family-complex="Liberation Serif"/>
    </style:style>
    <style:style style:family="table-cell" style:name="ce270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5">
      <style:paragraph-properties fo:text-align="center"/>
    </style:style>
    <style:style style:family="text" style:name="T553">
      <style:text-properties fo:font-family="Liberation Serif" style:font-family-complex="Liberation Serif" fo:font-size="13pt"/>
    </style:style>
    <style:style style:family="text" style:name="T554">
      <style:text-properties fo:font-family="Liberation Serif" style:font-family-complex="Liberation Serif"/>
    </style:style>
    <style:style style:family="table-cell" style:name="ce27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16">
      <style:paragraph-properties fo:text-align="center"/>
    </style:style>
    <style:style style:family="text" style:name="T555">
      <style:text-properties fo:font-family="Liberation Serif" style:font-family-complex="Liberation Serif" fo:font-size="13pt"/>
    </style:style>
    <style:style style:family="table-cell" style:name="ce27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17">
      <style:paragraph-properties fo:text-align="center"/>
    </style:style>
    <style:style style:family="text" style:name="T556">
      <style:text-properties fo:font-family="Liberation Serif" style:font-family-complex="Liberation Serif" fo:font-size="13pt"/>
    </style:style>
    <style:style style:family="table-cell" style:name="ce27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18">
      <style:paragraph-properties fo:text-align="center"/>
    </style:style>
    <style:style style:family="text" style:name="T557">
      <style:text-properties fo:font-family="Liberation Serif" style:font-family-complex="Liberation Serif" fo:font-size="13pt"/>
    </style:style>
    <style:style style:family="table-cell" style:name="ce2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19">
      <style:paragraph-properties fo:text-align="center"/>
    </style:style>
    <style:style style:family="text" style:name="T558">
      <style:text-properties fo:font-family="Liberation Serif" style:font-family-complex="Liberation Serif" fo:font-size="13pt"/>
    </style:style>
    <style:style style:family="text" style:name="T559">
      <style:text-properties fo:font-family="Liberation Serif" style:font-family-complex="Liberation Serif"/>
    </style:style>
    <style:style style:family="table-cell" style:name="ce2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0">
      <style:paragraph-properties fo:text-align="center"/>
    </style:style>
    <style:style style:family="text" style:name="T560">
      <style:text-properties fo:font-family="Liberation Serif" style:font-family-complex="Liberation Serif" fo:font-size="13pt"/>
    </style:style>
    <style:style style:family="text" style:name="T561">
      <style:text-properties fo:font-family="Liberation Serif" style:font-family-complex="Liberation Serif"/>
    </style:style>
    <style:style style:family="table-cell" style:name="ce2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1">
      <style:paragraph-properties fo:text-align="center"/>
    </style:style>
    <style:style style:family="text" style:name="T562">
      <style:text-properties fo:font-family="Liberation Serif" style:font-family-complex="Liberation Serif" fo:font-size="13pt"/>
    </style:style>
    <style:style style:family="text" style:name="T563">
      <style:text-properties fo:font-family="Liberation Serif" style:font-family-complex="Liberation Serif"/>
    </style:style>
    <style:style style:family="table-cell" style:name="ce2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2">
      <style:paragraph-properties fo:text-align="center"/>
    </style:style>
    <style:style style:family="text" style:name="T564">
      <style:text-properties fo:font-family="Liberation Serif" style:font-family-complex="Liberation Serif" fo:font-size="13pt"/>
    </style:style>
    <style:style style:family="text" style:name="T565">
      <style:text-properties fo:font-family="Liberation Serif" style:font-family-complex="Liberation Serif"/>
    </style:style>
    <style:style style:family="table-cell" style:name="ce2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23">
      <style:paragraph-properties fo:text-align="center"/>
    </style:style>
    <style:style style:family="text" style:name="T566">
      <style:text-properties fo:font-family="Liberation Serif" style:font-family-complex="Liberation Serif" fo:font-size="13pt"/>
    </style:style>
    <style:style style:family="table-cell" style:name="ce2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4">
      <style:paragraph-properties fo:text-align="center"/>
    </style:style>
    <style:style style:family="text" style:name="T567">
      <style:text-properties fo:font-family="Liberation Serif" style:font-family-complex="Liberation Serif" fo:font-size="13pt"/>
    </style:style>
    <style:style style:family="text" style:name="T568">
      <style:text-properties fo:font-family="Liberation Serif" style:font-family-complex="Liberation Serif"/>
    </style:style>
    <style:style style:family="table-cell" style:name="ce2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5">
      <style:paragraph-properties fo:text-align="center"/>
    </style:style>
    <style:style style:family="text" style:name="T569">
      <style:text-properties fo:font-family="Liberation Serif" style:font-family-complex="Liberation Serif" fo:font-size="13pt"/>
    </style:style>
    <style:style style:family="text" style:name="T570">
      <style:text-properties fo:font-family="Liberation Serif" style:font-family-complex="Liberation Serif"/>
    </style:style>
    <style:style style:family="table-cell" style:name="ce2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6">
      <style:paragraph-properties fo:text-align="center"/>
    </style:style>
    <style:style style:family="text" style:name="T571">
      <style:text-properties fo:font-family="Liberation Serif" style:font-family-complex="Liberation Serif" fo:font-size="13pt"/>
    </style:style>
    <style:style style:family="text" style:name="T572">
      <style:text-properties fo:font-family="Liberation Serif" style:font-family-complex="Liberation Serif"/>
    </style:style>
    <style:style style:family="table-cell" style:name="ce2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7">
      <style:paragraph-properties fo:text-align="center"/>
    </style:style>
    <style:style style:family="text" style:name="T573">
      <style:text-properties fo:font-family="Liberation Serif" style:font-family-complex="Liberation Serif" fo:font-size="13pt"/>
    </style:style>
    <style:style style:family="text" style:name="T574">
      <style:text-properties fo:font-family="Liberation Serif" style:font-family-complex="Liberation Serif"/>
    </style:style>
    <style:style style:family="table-cell" style:name="ce2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8">
      <style:paragraph-properties fo:text-align="center"/>
    </style:style>
    <style:style style:family="text" style:name="T575">
      <style:text-properties fo:font-family="Liberation Serif" style:font-family-complex="Liberation Serif" fo:font-size="13pt"/>
    </style:style>
    <style:style style:family="text" style:name="T576">
      <style:text-properties fo:font-family="Liberation Serif" style:font-family-complex="Liberation Serif"/>
    </style:style>
    <style:style style:family="table-cell" style:name="ce2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29">
      <style:paragraph-properties fo:text-align="center"/>
    </style:style>
    <style:style style:family="text" style:name="T577">
      <style:text-properties fo:font-family="Liberation Serif" style:font-family-complex="Liberation Serif" fo:font-size="13pt"/>
    </style:style>
    <style:style style:family="text" style:name="T578">
      <style:text-properties fo:font-family="Liberation Serif" style:font-family-complex="Liberation Serif"/>
    </style:style>
    <style:style style:family="table-cell" style:name="ce2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0">
      <style:paragraph-properties fo:text-align="center"/>
    </style:style>
    <style:style style:family="text" style:name="T579">
      <style:text-properties fo:font-family="Liberation Serif" style:font-family-complex="Liberation Serif" fo:font-size="13pt"/>
    </style:style>
    <style:style style:family="text" style:name="T580">
      <style:text-properties fo:font-family="Liberation Serif" style:font-family-complex="Liberation Serif"/>
    </style:style>
    <style:style style:family="table-cell" style:name="ce2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1">
      <style:paragraph-properties fo:text-align="center"/>
    </style:style>
    <style:style style:family="text" style:name="T581">
      <style:text-properties fo:font-family="Liberation Serif" style:font-family-complex="Liberation Serif" fo:font-size="13pt"/>
    </style:style>
    <style:style style:family="text" style:name="T582">
      <style:text-properties fo:font-family="Liberation Serif" style:font-family-complex="Liberation Serif"/>
    </style:style>
    <style:style style:family="table-cell" style:name="ce2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2">
      <style:paragraph-properties fo:text-align="center"/>
    </style:style>
    <style:style style:family="text" style:name="T583">
      <style:text-properties fo:font-family="Liberation Serif" style:font-family-complex="Liberation Serif" fo:font-size="13pt"/>
    </style:style>
    <style:style style:family="text" style:name="T584">
      <style:text-properties fo:font-family="Liberation Serif" style:font-family-complex="Liberation Serif"/>
    </style:style>
    <style:style style:family="table-cell" style:name="ce2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3">
      <style:paragraph-properties fo:text-align="center"/>
    </style:style>
    <style:style style:family="text" style:name="T585">
      <style:text-properties fo:font-family="Liberation Serif" style:font-family-complex="Liberation Serif" fo:font-size="13pt"/>
    </style:style>
    <style:style style:family="text" style:name="T586">
      <style:text-properties fo:font-family="Liberation Serif" style:font-family-complex="Liberation Serif"/>
    </style:style>
    <style:style style:family="table-cell" style:name="ce2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4">
      <style:paragraph-properties fo:text-align="center"/>
    </style:style>
    <style:style style:family="text" style:name="T587">
      <style:text-properties fo:font-family="Liberation Serif" style:font-family-complex="Liberation Serif" fo:font-size="13pt"/>
    </style:style>
    <style:style style:family="text" style:name="T588">
      <style:text-properties fo:font-family="Liberation Serif" style:font-family-complex="Liberation Serif"/>
    </style:style>
    <style:style style:family="table-cell" style:name="ce2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5">
      <style:paragraph-properties fo:text-align="center"/>
    </style:style>
    <style:style style:family="text" style:name="T589">
      <style:text-properties fo:font-family="Liberation Serif" style:font-family-complex="Liberation Serif" fo:font-size="13pt"/>
    </style:style>
    <style:style style:family="text" style:name="T590">
      <style:text-properties fo:font-family="Liberation Serif" style:font-family-complex="Liberation Serif"/>
    </style:style>
    <style:style style:family="table-cell" style:name="ce2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6">
      <style:paragraph-properties fo:text-align="center"/>
    </style:style>
    <style:style style:family="text" style:name="T591">
      <style:text-properties fo:font-family="Liberation Serif" style:font-family-complex="Liberation Serif" fo:font-size="13pt"/>
    </style:style>
    <style:style style:family="text" style:name="T592">
      <style:text-properties fo:font-family="Liberation Serif" style:font-family-complex="Liberation Serif"/>
    </style:style>
    <style:style style:family="table-cell" style:name="ce2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7">
      <style:paragraph-properties fo:text-align="center"/>
    </style:style>
    <style:style style:family="text" style:name="T593">
      <style:text-properties fo:font-family="Liberation Serif" style:font-family-complex="Liberation Serif" fo:font-size="13pt" style:text-underline-type="none" style:text-underline-width="auto"/>
    </style:style>
    <style:style style:family="text" style:name="T594">
      <style:text-properties fo:font-family="Liberation Serif" style:font-family-complex="Liberation Serif"/>
    </style:style>
    <style:style style:family="table-cell" style:name="ce2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8">
      <style:paragraph-properties fo:text-align="center"/>
    </style:style>
    <style:style style:family="text" style:name="T595">
      <style:text-properties fo:font-family="Liberation Serif" style:font-family-complex="Liberation Serif" fo:font-size="13pt" style:text-underline-type="none" style:text-underline-width="auto"/>
    </style:style>
    <style:style style:family="text" style:name="T596">
      <style:text-properties fo:font-family="Liberation Serif" style:font-family-complex="Liberation Serif"/>
    </style:style>
    <style:style style:family="table-cell" style:name="ce2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39">
      <style:paragraph-properties fo:text-align="center"/>
    </style:style>
    <style:style style:family="text" style:name="T597">
      <style:text-properties fo:font-family="Liberation Serif" style:font-family-complex="Liberation Serif" fo:font-size="13pt" style:text-underline-type="none" style:text-underline-width="auto"/>
    </style:style>
    <style:style style:family="text" style:name="T598">
      <style:text-properties fo:font-family="Liberation Serif" style:font-family-complex="Liberation Serif"/>
    </style:style>
    <style:style style:family="table-cell" style:name="ce2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0">
      <style:paragraph-properties fo:text-align="center"/>
    </style:style>
    <style:style style:family="text" style:name="T599">
      <style:text-properties fo:font-family="Liberation Serif" style:font-family-complex="Liberation Serif" fo:font-size="13pt" style:text-underline-type="none" style:text-underline-width="auto"/>
    </style:style>
    <style:style style:family="text" style:name="T600">
      <style:text-properties fo:font-family="Liberation Serif" style:font-family-complex="Liberation Serif"/>
    </style:style>
    <style:style style:family="table-cell" style:name="ce2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1">
      <style:paragraph-properties fo:text-align="center"/>
    </style:style>
    <style:style style:family="text" style:name="T601">
      <style:text-properties fo:font-family="Liberation Serif" style:font-family-complex="Liberation Serif" fo:font-size="13pt" style:text-underline-type="none" style:text-underline-width="auto"/>
    </style:style>
    <style:style style:family="text" style:name="T602">
      <style:text-properties fo:font-family="Liberation Serif" style:font-family-complex="Liberation Serif"/>
    </style:style>
    <style:style style:family="table-cell" style:name="ce297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342">
      <style:paragraph-properties fo:text-align="center"/>
    </style:style>
    <style:style style:family="text" style:name="T603">
      <style:text-properties fo:font-family="Liberation Serif" style:font-family-complex="Liberation Serif" fo:font-size="13pt" style:text-underline-type="none" style:text-underline-width="auto"/>
    </style:style>
    <style:style style:family="text" style:name="T604">
      <style:text-properties fo:font-family="Liberation Serif" style:font-family-complex="Liberation Serif"/>
    </style:style>
    <style:style style:family="table-row" style:name="ro10">
      <style:table-row-properties style:min-row-height="1.083cm"/>
    </style:style>
    <style:style style:family="table-cell" style:name="ce298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3">
      <style:paragraph-properties fo:text-align="center"/>
    </style:style>
    <style:style style:family="text" style:name="T605">
      <style:text-properties fo:font-family="Liberation Serif" style:font-family-complex="Liberation Serif" fo:font-size="13pt"/>
    </style:style>
    <style:style style:family="text" style:name="T606">
      <style:text-properties fo:font-family="Liberation Serif" style:font-family-complex="Liberation Serif"/>
    </style:style>
    <style:style style:family="table-cell" style:name="ce2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4">
      <style:paragraph-properties fo:text-align="center"/>
    </style:style>
    <style:style style:family="text" style:name="T607">
      <style:text-properties fo:font-family="Liberation Serif" style:font-family-complex="Liberation Serif" fo:font-size="13pt"/>
    </style:style>
    <style:style style:family="text" style:name="T608">
      <style:text-properties fo:font-family="Liberation Serif" style:font-family-complex="Liberation Serif"/>
    </style:style>
    <style:style style:family="table-cell" style:name="ce3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5">
      <style:paragraph-properties fo:text-align="center"/>
    </style:style>
    <style:style style:family="text" style:name="T609">
      <style:text-properties fo:font-family="Liberation Serif" style:font-family-complex="Liberation Serif" fo:font-size="13pt"/>
    </style:style>
    <style:style style:family="text" style:name="T610">
      <style:text-properties fo:font-family="Liberation Serif" style:font-family-complex="Liberation Serif"/>
    </style:style>
    <style:style style:family="table-cell" style:name="ce3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6">
      <style:paragraph-properties fo:text-align="center"/>
    </style:style>
    <style:style style:family="text" style:name="T611">
      <style:text-properties fo:font-family="Liberation Serif" style:font-family-complex="Liberation Serif" fo:font-size="13pt"/>
    </style:style>
    <style:style style:family="text" style:name="T612">
      <style:text-properties fo:font-family="Liberation Serif" style:font-family-complex="Liberation Serif"/>
    </style:style>
    <style:style style:family="table-cell" style:name="ce302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7">
      <style:paragraph-properties fo:text-align="center"/>
    </style:style>
    <style:style style:family="text" style:name="T613">
      <style:text-properties fo:font-family="Liberation Serif" style:font-family-complex="Liberation Serif" fo:font-size="13pt"/>
    </style:style>
    <style:style style:family="text" style:name="T614">
      <style:text-properties fo:font-family="Liberation Serif" style:font-family-complex="Liberation Serif"/>
    </style:style>
    <style:style style:family="table-cell" style:name="ce303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48">
      <style:paragraph-properties fo:text-align="center"/>
    </style:style>
    <style:style style:family="text" style:name="T615">
      <style:text-properties fo:font-family="Liberation Serif" style:font-family-complex="Liberation Serif" fo:font-size="13pt"/>
    </style:style>
    <style:style style:family="text" style:name="T616">
      <style:text-properties fo:font-family="Liberation Serif" style:font-family-complex="Liberation Serif"/>
    </style:style>
    <style:style style:family="table-cell" style:name="ce30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49">
      <style:paragraph-properties fo:text-align="center"/>
    </style:style>
    <style:style style:family="text" style:name="T617">
      <style:text-properties fo:font-family="Liberation Serif" style:font-family-complex="Liberation Serif" fo:font-size="13pt"/>
    </style:style>
    <style:style style:family="table-cell" style:name="ce30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50">
      <style:paragraph-properties fo:text-align="center"/>
    </style:style>
    <style:style style:family="text" style:name="T618">
      <style:text-properties fo:font-family="Liberation Serif" style:font-family-complex="Liberation Serif" fo:font-size="13pt"/>
    </style:style>
    <style:style style:family="table-cell" style:name="ce30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51">
      <style:paragraph-properties fo:text-align="center"/>
    </style:style>
    <style:style style:family="text" style:name="T619">
      <style:text-properties fo:font-family="Liberation Serif" style:font-family-complex="Liberation Serif" fo:font-size="13pt"/>
    </style:style>
    <style:style style:family="table-cell" style:name="ce3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2">
      <style:paragraph-properties fo:text-align="center"/>
    </style:style>
    <style:style style:family="text" style:name="T620">
      <style:text-properties fo:font-family="Liberation Serif" style:font-family-complex="Liberation Serif" fo:font-size="13pt"/>
    </style:style>
    <style:style style:family="text" style:name="T621">
      <style:text-properties fo:font-family="Liberation Serif" style:font-family-complex="Liberation Serif"/>
    </style:style>
    <style:style style:family="table-cell" style:name="ce3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3">
      <style:paragraph-properties fo:text-align="center"/>
    </style:style>
    <style:style style:family="text" style:name="T622">
      <style:text-properties fo:font-family="Liberation Serif" style:font-family-complex="Liberation Serif" fo:font-size="13pt"/>
    </style:style>
    <style:style style:family="text" style:name="T623">
      <style:text-properties fo:font-family="Liberation Serif" style:font-family-complex="Liberation Serif"/>
    </style:style>
    <style:style style:family="table-cell" style:name="ce3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4">
      <style:paragraph-properties fo:text-align="center"/>
    </style:style>
    <style:style style:family="text" style:name="T624">
      <style:text-properties fo:font-family="Liberation Serif" style:font-family-complex="Liberation Serif" fo:font-size="13pt"/>
    </style:style>
    <style:style style:family="text" style:name="T625">
      <style:text-properties fo:font-family="Liberation Serif" style:font-family-complex="Liberation Serif"/>
    </style:style>
    <style:style style:family="table-cell" style:name="ce3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5">
      <style:paragraph-properties fo:text-align="center"/>
    </style:style>
    <style:style style:family="text" style:name="T626">
      <style:text-properties fo:font-family="Liberation Serif" style:font-family-complex="Liberation Serif" fo:font-size="13pt"/>
    </style:style>
    <style:style style:family="text" style:name="T627">
      <style:text-properties fo:font-family="Liberation Serif" style:font-family-complex="Liberation Serif"/>
    </style:style>
    <style:style style:family="table-cell" style:name="ce3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56">
      <style:paragraph-properties fo:text-align="center"/>
    </style:style>
    <style:style style:family="text" style:name="T628">
      <style:text-properties fo:font-family="Liberation Serif" style:font-family-complex="Liberation Serif" fo:font-size="13pt"/>
    </style:style>
    <style:style style:family="table-cell" style:name="ce3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7">
      <style:paragraph-properties fo:text-align="center"/>
    </style:style>
    <style:style style:family="text" style:name="T629">
      <style:text-properties fo:font-family="Liberation Serif" style:font-family-complex="Liberation Serif" fo:font-size="13pt"/>
    </style:style>
    <style:style style:family="text" style:name="T630">
      <style:text-properties fo:font-family="Liberation Serif" style:font-family-complex="Liberation Serif"/>
    </style:style>
    <style:style style:family="table-cell" style:name="ce3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8">
      <style:paragraph-properties fo:text-align="center"/>
    </style:style>
    <style:style style:family="text" style:name="T631">
      <style:text-properties fo:font-family="Liberation Serif" style:font-family-complex="Liberation Serif" fo:font-size="13pt"/>
    </style:style>
    <style:style style:family="text" style:name="T632">
      <style:text-properties fo:font-family="Liberation Serif" style:font-family-complex="Liberation Serif"/>
    </style:style>
    <style:style style:family="table-cell" style:name="ce3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59">
      <style:paragraph-properties fo:text-align="center"/>
    </style:style>
    <style:style style:family="text" style:name="T633">
      <style:text-properties fo:font-family="Liberation Serif" style:font-family-complex="Liberation Serif" fo:font-size="13pt"/>
    </style:style>
    <style:style style:family="text" style:name="T634">
      <style:text-properties fo:font-family="Liberation Serif" style:font-family-complex="Liberation Serif"/>
    </style:style>
    <style:style style:family="table-cell" style:name="ce3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0">
      <style:paragraph-properties fo:text-align="center"/>
    </style:style>
    <style:style style:family="text" style:name="T635">
      <style:text-properties fo:font-family="Liberation Serif" style:font-family-complex="Liberation Serif" fo:font-size="13pt" style:text-underline-type="none" style:text-underline-width="auto"/>
    </style:style>
    <style:style style:family="text" style:name="T636">
      <style:text-properties fo:font-family="Liberation Serif" style:font-family-complex="Liberation Serif"/>
    </style:style>
    <style:style style:family="table-cell" style:name="ce3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1">
      <style:paragraph-properties fo:text-align="center"/>
    </style:style>
    <style:style style:family="text" style:name="T637">
      <style:text-properties fo:font-family="Liberation Serif" style:font-family-complex="Liberation Serif" fo:font-size="13pt" style:text-underline-type="none" style:text-underline-width="auto"/>
    </style:style>
    <style:style style:family="text" style:name="T638">
      <style:text-properties fo:font-family="Liberation Serif" style:font-family-complex="Liberation Serif"/>
    </style:style>
    <style:style style:family="table-cell" style:name="ce3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2">
      <style:paragraph-properties fo:text-align="center"/>
    </style:style>
    <style:style style:family="text" style:name="T639">
      <style:text-properties fo:font-family="Liberation Serif" style:font-family-complex="Liberation Serif" fo:font-size="13pt" style:text-underline-type="none" style:text-underline-width="auto"/>
    </style:style>
    <style:style style:family="text" style:name="T640">
      <style:text-properties fo:font-family="Liberation Serif" style:font-family-complex="Liberation Serif"/>
    </style:style>
    <style:style style:family="table-cell" style:name="ce3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3">
      <style:paragraph-properties fo:text-align="center"/>
    </style:style>
    <style:style style:family="text" style:name="T641">
      <style:text-properties fo:font-family="Liberation Serif" style:font-family-complex="Liberation Serif" fo:font-size="13pt" style:text-underline-type="none" style:text-underline-width="auto"/>
    </style:style>
    <style:style style:family="text" style:name="T642">
      <style:text-properties fo:font-family="Liberation Serif" style:font-family-complex="Liberation Serif"/>
    </style:style>
    <style:style style:family="table-cell" style:name="ce3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4">
      <style:paragraph-properties fo:text-align="center"/>
    </style:style>
    <style:style style:family="text" style:name="T643">
      <style:text-properties fo:font-family="Liberation Serif" style:font-family-complex="Liberation Serif" fo:font-size="13pt" style:text-underline-type="none" style:text-underline-width="auto"/>
    </style:style>
    <style:style style:family="text" style:name="T644">
      <style:text-properties fo:font-family="Liberation Serif" style:font-family-complex="Liberation Serif"/>
    </style:style>
    <style:style style:family="table-cell" style:name="ce3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5">
      <style:paragraph-properties fo:text-align="center"/>
    </style:style>
    <style:style style:family="text" style:name="T645">
      <style:text-properties fo:font-family="Liberation Serif" style:font-family-complex="Liberation Serif" fo:font-size="13pt" style:text-underline-type="none" style:text-underline-width="auto"/>
    </style:style>
    <style:style style:family="text" style:name="T646">
      <style:text-properties fo:font-family="Liberation Serif" style:font-family-complex="Liberation Serif"/>
    </style:style>
    <style:style style:family="table-cell" style:name="ce3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6">
      <style:paragraph-properties fo:text-align="center"/>
    </style:style>
    <style:style style:family="text" style:name="T647">
      <style:text-properties fo:font-family="Liberation Serif" style:font-family-complex="Liberation Serif" fo:font-size="13pt" style:text-underline-type="none" style:text-underline-width="auto"/>
    </style:style>
    <style:style style:family="text" style:name="T648">
      <style:text-properties fo:font-family="Liberation Serif" style:font-family-complex="Liberation Serif"/>
    </style:style>
    <style:style style:family="table-cell" style:name="ce3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7">
      <style:paragraph-properties fo:text-align="center"/>
    </style:style>
    <style:style style:family="text" style:name="T649">
      <style:text-properties fo:font-family="Liberation Serif" style:font-family-complex="Liberation Serif" fo:font-size="13pt" style:text-underline-type="none" style:text-underline-width="auto"/>
    </style:style>
    <style:style style:family="text" style:name="T650">
      <style:text-properties fo:font-family="Liberation Serif" style:font-family-complex="Liberation Serif"/>
    </style:style>
    <style:style style:family="table-cell" style:name="ce3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8">
      <style:paragraph-properties fo:text-align="center"/>
    </style:style>
    <style:style style:family="text" style:name="T651">
      <style:text-properties fo:font-family="Liberation Serif" style:font-family-complex="Liberation Serif" fo:font-size="13pt" style:text-underline-type="none" style:text-underline-width="auto"/>
    </style:style>
    <style:style style:family="text" style:name="T652">
      <style:text-properties fo:font-family="Liberation Serif" style:font-family-complex="Liberation Serif"/>
    </style:style>
    <style:style style:family="table-cell" style:name="ce3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69">
      <style:paragraph-properties fo:text-align="center"/>
    </style:style>
    <style:style style:family="text" style:name="T653">
      <style:text-properties fo:font-family="Liberation Serif" style:font-family-complex="Liberation Serif" fo:font-size="13pt" style:text-underline-type="none" style:text-underline-width="auto"/>
    </style:style>
    <style:style style:family="text" style:name="T654">
      <style:text-properties fo:font-family="Liberation Serif" style:font-family-complex="Liberation Serif"/>
    </style:style>
    <style:style style:family="table-cell" style:name="ce3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0">
      <style:paragraph-properties fo:text-align="center"/>
    </style:style>
    <style:style style:family="text" style:name="T655">
      <style:text-properties fo:font-family="Liberation Serif" style:font-family-complex="Liberation Serif" fo:font-size="13pt" style:text-underline-type="none" style:text-underline-width="auto"/>
    </style:style>
    <style:style style:family="text" style:name="T656">
      <style:text-properties fo:font-family="Liberation Serif" style:font-family-complex="Liberation Serif"/>
    </style:style>
    <style:style style:family="table-cell" style:name="ce3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1">
      <style:paragraph-properties fo:text-align="center"/>
    </style:style>
    <style:style style:family="text" style:name="T657">
      <style:text-properties fo:font-family="Liberation Serif" style:font-family-complex="Liberation Serif" fo:font-size="13pt" style:text-underline-type="none" style:text-underline-width="auto"/>
    </style:style>
    <style:style style:family="text" style:name="T658">
      <style:text-properties fo:font-family="Liberation Serif" style:font-family-complex="Liberation Serif"/>
    </style:style>
    <style:style style:family="table-cell" style:name="ce3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2">
      <style:paragraph-properties fo:text-align="center"/>
    </style:style>
    <style:style style:family="text" style:name="T659">
      <style:text-properties fo:font-family="Liberation Serif" style:font-family-complex="Liberation Serif" fo:font-size="13pt" style:text-underline-type="none" style:text-underline-width="auto"/>
    </style:style>
    <style:style style:family="text" style:name="T660">
      <style:text-properties fo:font-family="Liberation Serif" style:font-family-complex="Liberation Serif"/>
    </style:style>
    <style:style style:family="table-cell" style:name="ce3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3">
      <style:paragraph-properties fo:text-align="center"/>
    </style:style>
    <style:style style:family="text" style:name="T661">
      <style:text-properties fo:font-family="Liberation Serif" style:font-family-complex="Liberation Serif" fo:font-size="13pt" style:text-underline-type="none" style:text-underline-width="auto"/>
    </style:style>
    <style:style style:family="text" style:name="T662">
      <style:text-properties fo:font-family="Liberation Serif" style:font-family-complex="Liberation Serif"/>
    </style:style>
    <style:style style:family="table-cell" style:name="ce3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4">
      <style:paragraph-properties fo:text-align="center"/>
    </style:style>
    <style:style style:family="text" style:name="T663">
      <style:text-properties fo:font-family="Liberation Serif" style:font-family-complex="Liberation Serif" fo:font-size="13pt" style:text-underline-type="none" style:text-underline-width="auto"/>
    </style:style>
    <style:style style:family="text" style:name="T664">
      <style:text-properties fo:font-family="Liberation Serif" style:font-family-complex="Liberation Serif"/>
    </style:style>
    <style:style style:family="table-cell" style:name="ce330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375">
      <style:paragraph-properties fo:text-align="center"/>
    </style:style>
    <style:style style:family="text" style:name="T665">
      <style:text-properties fo:font-family="Liberation Serif" style:font-family-complex="Liberation Serif" fo:font-size="13pt" style:text-underline-type="none" style:text-underline-width="auto"/>
    </style:style>
    <style:style style:family="text" style:name="T666">
      <style:text-properties fo:font-family="Liberation Serif" style:font-family-complex="Liberation Serif"/>
    </style:style>
    <style:style style:family="table-row" style:name="ro11">
      <style:table-row-properties style:min-row-height="1.083cm"/>
    </style:style>
    <style:style style:family="table-cell" style:name="ce331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6">
      <style:paragraph-properties fo:text-align="center"/>
    </style:style>
    <style:style style:family="text" style:name="T667">
      <style:text-properties fo:font-family="Liberation Serif" style:font-family-complex="Liberation Serif" fo:font-size="12pt"/>
    </style:style>
    <style:style style:family="text" style:name="T668">
      <style:text-properties fo:font-family="Liberation Serif" style:font-family-complex="Liberation Serif"/>
    </style:style>
    <style:style style:family="table-cell" style:name="ce3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7">
      <style:paragraph-properties fo:text-align="center"/>
    </style:style>
    <style:style style:family="text" style:name="T669">
      <style:text-properties fo:font-family="Liberation Serif" style:font-family-complex="Liberation Serif" fo:font-size="13pt" style:text-underline-type="none" style:text-underline-width="auto"/>
    </style:style>
    <style:style style:family="text" style:name="T670">
      <style:text-properties fo:font-family="Liberation Serif" style:font-family-complex="Liberation Serif"/>
    </style:style>
    <style:style style:family="table-cell" style:name="ce3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8">
      <style:paragraph-properties fo:text-align="center"/>
    </style:style>
    <style:style style:family="text" style:name="T671">
      <style:text-properties fo:font-family="Liberation Serif" style:font-family-complex="Liberation Serif" fo:font-size="13pt" style:text-underline-type="none" style:text-underline-width="auto"/>
    </style:style>
    <style:style style:family="text" style:name="T672">
      <style:text-properties fo:font-family="Liberation Serif" style:font-family-complex="Liberation Serif"/>
    </style:style>
    <style:style style:family="table-cell" style:name="ce3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79">
      <style:paragraph-properties fo:text-align="center"/>
    </style:style>
    <style:style style:family="text" style:name="T673">
      <style:text-properties fo:font-family="Liberation Serif" style:font-family-complex="Liberation Serif" fo:font-size="13pt" style:text-underline-type="none" style:text-underline-width="auto"/>
    </style:style>
    <style:style style:family="text" style:name="T674">
      <style:text-properties fo:font-family="Liberation Serif" style:font-family-complex="Liberation Serif"/>
    </style:style>
    <style:style style:family="table-cell" style:name="ce335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80">
      <style:paragraph-properties fo:text-align="center"/>
    </style:style>
    <style:style style:family="text" style:name="T675">
      <style:text-properties fo:font-family="Liberation Serif" style:font-family-complex="Liberation Serif" fo:font-size="13pt"/>
    </style:style>
    <style:style style:family="table-cell" style:name="ce336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381">
      <style:paragraph-properties fo:text-align="center"/>
    </style:style>
    <style:style style:family="text" style:name="T676">
      <style:text-properties fo:font-family="Liberation Serif" style:font-family-complex="Liberation Serif" fo:font-size="13pt"/>
    </style:style>
    <style:style style:family="table-cell" style:name="ce33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2">
      <style:paragraph-properties fo:text-align="center"/>
    </style:style>
    <style:style style:family="text" style:name="T677">
      <style:text-properties fo:font-family="Liberation Serif" style:font-family-complex="Liberation Serif" fo:font-size="13pt"/>
    </style:style>
    <style:style style:family="text" style:name="T678">
      <style:text-properties fo:font-family="Liberation Serif" style:font-family-complex="Liberation Serif"/>
    </style:style>
    <style:style style:family="table-cell" style:name="ce33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3">
      <style:paragraph-properties fo:text-align="center"/>
    </style:style>
    <style:style style:family="text" style:name="T679">
      <style:text-properties fo:font-family="Liberation Serif" style:font-family-complex="Liberation Serif" fo:font-size="13pt"/>
    </style:style>
    <style:style style:family="text" style:name="T680">
      <style:text-properties fo:font-family="Liberation Serif" style:font-family-complex="Liberation Serif"/>
    </style:style>
    <style:style style:family="table-cell" style:name="ce33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4">
      <style:paragraph-properties fo:text-align="center"/>
    </style:style>
    <style:style style:family="text" style:name="T681">
      <style:text-properties fo:font-family="Liberation Serif" style:font-family-complex="Liberation Serif" fo:font-size="13pt"/>
    </style:style>
    <style:style style:family="text" style:name="T682">
      <style:text-properties fo:font-family="Liberation Serif" style:font-family-complex="Liberation Serif"/>
    </style:style>
    <style:style style:family="table-cell" style:name="ce3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5">
      <style:paragraph-properties fo:text-align="center"/>
    </style:style>
    <style:style style:family="text" style:name="T683">
      <style:text-properties fo:font-family="Liberation Serif" style:font-family-complex="Liberation Serif" fo:font-size="13pt" style:text-underline-type="none" style:text-underline-width="auto"/>
    </style:style>
    <style:style style:family="text" style:name="T684">
      <style:text-properties fo:font-family="Liberation Serif" style:font-family-complex="Liberation Serif"/>
    </style:style>
    <style:style style:family="table-cell" style:name="ce3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6">
      <style:paragraph-properties fo:text-align="center"/>
    </style:style>
    <style:style style:family="text" style:name="T685">
      <style:text-properties fo:font-family="Liberation Serif" style:font-family-complex="Liberation Serif" fo:font-size="13pt" style:text-underline-type="none" style:text-underline-width="auto"/>
    </style:style>
    <style:style style:family="text" style:name="T686">
      <style:text-properties fo:font-family="Liberation Serif" style:font-family-complex="Liberation Serif"/>
    </style:style>
    <style:style style:family="table-cell" style:name="ce3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7">
      <style:paragraph-properties fo:text-align="center"/>
    </style:style>
    <style:style style:family="text" style:name="T687">
      <style:text-properties fo:font-family="Liberation Serif" style:font-family-complex="Liberation Serif" fo:font-size="13pt" style:text-underline-type="none" style:text-underline-width="auto"/>
    </style:style>
    <style:style style:family="text" style:name="T688">
      <style:text-properties fo:font-family="Liberation Serif" style:font-family-complex="Liberation Serif"/>
    </style:style>
    <style:style style:family="table-cell" style:name="ce3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8">
      <style:paragraph-properties fo:text-align="center"/>
    </style:style>
    <style:style style:family="text" style:name="T689">
      <style:text-properties fo:font-family="Liberation Serif" style:font-family-complex="Liberation Serif" fo:font-size="13pt" style:text-underline-type="none" style:text-underline-width="auto"/>
    </style:style>
    <style:style style:family="text" style:name="T690">
      <style:text-properties fo:font-family="Liberation Serif" style:font-family-complex="Liberation Serif"/>
    </style:style>
    <style:style style:family="table-cell" style:name="ce3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89">
      <style:paragraph-properties fo:text-align="center"/>
    </style:style>
    <style:style style:family="text" style:name="T691">
      <style:text-properties fo:font-family="Liberation Serif" style:font-family-complex="Liberation Serif" fo:font-size="13pt" style:text-underline-type="none" style:text-underline-width="auto"/>
    </style:style>
    <style:style style:family="text" style:name="T692">
      <style:text-properties fo:font-family="Liberation Serif" style:font-family-complex="Liberation Serif"/>
    </style:style>
    <style:style style:family="table-cell" style:name="ce3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0">
      <style:paragraph-properties fo:text-align="center"/>
    </style:style>
    <style:style style:family="text" style:name="T693">
      <style:text-properties fo:font-family="Liberation Serif" style:font-family-complex="Liberation Serif" fo:font-size="13pt" style:text-underline-type="none" style:text-underline-width="auto"/>
    </style:style>
    <style:style style:family="text" style:name="T694">
      <style:text-properties fo:font-family="Liberation Serif" style:font-family-complex="Liberation Serif"/>
    </style:style>
    <style:style style:family="table-cell" style:name="ce3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1">
      <style:paragraph-properties fo:text-align="center"/>
    </style:style>
    <style:style style:family="text" style:name="T695">
      <style:text-properties fo:font-family="Liberation Serif" style:font-family-complex="Liberation Serif" fo:font-size="13pt" style:text-underline-type="none" style:text-underline-width="auto"/>
    </style:style>
    <style:style style:family="text" style:name="T696">
      <style:text-properties fo:font-family="Liberation Serif" style:font-family-complex="Liberation Serif"/>
    </style:style>
    <style:style style:family="table-cell" style:name="ce3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2">
      <style:paragraph-properties fo:text-align="center"/>
    </style:style>
    <style:style style:family="text" style:name="T697">
      <style:text-properties fo:font-family="Liberation Serif" style:font-family-complex="Liberation Serif" fo:font-size="13pt" style:text-underline-type="none" style:text-underline-width="auto"/>
    </style:style>
    <style:style style:family="text" style:name="T698">
      <style:text-properties fo:font-family="Liberation Serif" style:font-family-complex="Liberation Serif"/>
    </style:style>
    <style:style style:family="table-cell" style:name="ce3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3">
      <style:paragraph-properties fo:text-align="center"/>
    </style:style>
    <style:style style:family="text" style:name="T699">
      <style:text-properties fo:font-family="Liberation Serif" style:font-family-complex="Liberation Serif" fo:font-size="13pt" style:text-underline-type="none" style:text-underline-width="auto"/>
    </style:style>
    <style:style style:family="text" style:name="T700">
      <style:text-properties fo:font-family="Liberation Serif" style:font-family-complex="Liberation Serif"/>
    </style:style>
    <style:style style:family="table-cell" style:name="ce3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4">
      <style:paragraph-properties fo:text-align="center"/>
    </style:style>
    <style:style style:family="text" style:name="T701">
      <style:text-properties fo:font-family="Liberation Serif" style:font-family-complex="Liberation Serif" fo:font-size="13pt" style:text-underline-type="none" style:text-underline-width="auto"/>
    </style:style>
    <style:style style:family="text" style:name="T702">
      <style:text-properties fo:font-family="Liberation Serif" style:font-family-complex="Liberation Serif"/>
    </style:style>
    <style:style style:family="table-cell" style:name="ce3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5">
      <style:paragraph-properties fo:text-align="center"/>
    </style:style>
    <style:style style:family="text" style:name="T703">
      <style:text-properties fo:font-family="Liberation Serif" style:font-family-complex="Liberation Serif" fo:font-size="13pt" style:text-underline-type="none" style:text-underline-width="auto"/>
    </style:style>
    <style:style style:family="text" style:name="T704">
      <style:text-properties fo:font-family="Liberation Serif" style:font-family-complex="Liberation Serif"/>
    </style:style>
    <style:style style:family="table-cell" style:name="ce3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6">
      <style:paragraph-properties fo:text-align="center"/>
    </style:style>
    <style:style style:family="text" style:name="T705">
      <style:text-properties fo:font-family="Liberation Serif" style:font-family-complex="Liberation Serif" fo:font-size="13pt" style:text-underline-type="none" style:text-underline-width="auto"/>
    </style:style>
    <style:style style:family="text" style:name="T706">
      <style:text-properties fo:font-family="Liberation Serif" style:font-family-complex="Liberation Serif"/>
    </style:style>
    <style:style style:family="table-cell" style:name="ce3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7">
      <style:paragraph-properties fo:text-align="center"/>
    </style:style>
    <style:style style:family="text" style:name="T707">
      <style:text-properties fo:font-family="Liberation Serif" style:font-family-complex="Liberation Serif" fo:font-size="13pt" style:text-underline-type="none" style:text-underline-width="auto"/>
    </style:style>
    <style:style style:family="text" style:name="T708">
      <style:text-properties fo:font-family="Liberation Serif" style:font-family-complex="Liberation Serif"/>
    </style:style>
    <style:style style:family="table-cell" style:name="ce3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8">
      <style:paragraph-properties fo:text-align="center"/>
    </style:style>
    <style:style style:family="text" style:name="T709">
      <style:text-properties fo:font-family="Liberation Serif" style:font-family-complex="Liberation Serif" fo:font-size="13pt" style:text-underline-type="none" style:text-underline-width="auto"/>
    </style:style>
    <style:style style:family="text" style:name="T710">
      <style:text-properties fo:font-family="Liberation Serif" style:font-family-complex="Liberation Serif"/>
    </style:style>
    <style:style style:family="table-cell" style:name="ce3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399">
      <style:paragraph-properties fo:text-align="center"/>
    </style:style>
    <style:style style:family="text" style:name="T711">
      <style:text-properties fo:font-family="Liberation Serif" style:font-family-complex="Liberation Serif" fo:font-size="13pt" style:text-underline-type="none" style:text-underline-width="auto"/>
    </style:style>
    <style:style style:family="text" style:name="T712">
      <style:text-properties fo:font-family="Liberation Serif" style:font-family-complex="Liberation Serif"/>
    </style:style>
    <style:style style:family="table-cell" style:name="ce3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0">
      <style:paragraph-properties fo:text-align="center"/>
    </style:style>
    <style:style style:family="text" style:name="T713">
      <style:text-properties fo:font-family="Liberation Serif" style:font-family-complex="Liberation Serif" fo:font-size="13pt" style:text-underline-type="none" style:text-underline-width="auto"/>
    </style:style>
    <style:style style:family="text" style:name="T714">
      <style:text-properties fo:font-family="Liberation Serif" style:font-family-complex="Liberation Serif"/>
    </style:style>
    <style:style style:family="table-cell" style:name="ce3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1">
      <style:paragraph-properties fo:text-align="center"/>
    </style:style>
    <style:style style:family="text" style:name="T715">
      <style:text-properties fo:font-family="Liberation Serif" style:font-family-complex="Liberation Serif" fo:font-size="13pt" style:text-underline-type="none" style:text-underline-width="auto"/>
    </style:style>
    <style:style style:family="text" style:name="T716">
      <style:text-properties fo:font-family="Liberation Serif" style:font-family-complex="Liberation Serif"/>
    </style:style>
    <style:style style:family="table-cell" style:name="ce3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2">
      <style:paragraph-properties fo:text-align="center"/>
    </style:style>
    <style:style style:family="text" style:name="T717">
      <style:text-properties fo:font-family="Liberation Serif" style:font-family-complex="Liberation Serif" fo:font-size="13pt" style:text-underline-type="none" style:text-underline-width="auto"/>
    </style:style>
    <style:style style:family="text" style:name="T718">
      <style:text-properties fo:font-family="Liberation Serif" style:font-family-complex="Liberation Serif"/>
    </style:style>
    <style:style style:family="table-cell" style:name="ce3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3">
      <style:paragraph-properties fo:text-align="center"/>
    </style:style>
    <style:style style:family="text" style:name="T719">
      <style:text-properties fo:font-family="Liberation Serif" style:font-family-complex="Liberation Serif" fo:font-size="13pt" style:text-underline-type="none" style:text-underline-width="auto"/>
    </style:style>
    <style:style style:family="text" style:name="T720">
      <style:text-properties fo:font-family="Liberation Serif" style:font-family-complex="Liberation Serif"/>
    </style:style>
    <style:style style:family="table-cell" style:name="ce3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4">
      <style:paragraph-properties fo:text-align="center"/>
    </style:style>
    <style:style style:family="text" style:name="T721">
      <style:text-properties fo:font-family="Liberation Serif" style:font-family-complex="Liberation Serif" fo:font-size="13pt" style:text-underline-type="none" style:text-underline-width="auto"/>
    </style:style>
    <style:style style:family="text" style:name="T722">
      <style:text-properties fo:font-family="Liberation Serif" style:font-family-complex="Liberation Serif"/>
    </style:style>
    <style:style style:family="table-cell" style:name="ce3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5">
      <style:paragraph-properties fo:text-align="center"/>
    </style:style>
    <style:style style:family="text" style:name="T723">
      <style:text-properties fo:font-family="Liberation Serif" style:font-family-complex="Liberation Serif" fo:font-size="13pt" style:text-underline-type="none" style:text-underline-width="auto"/>
    </style:style>
    <style:style style:family="text" style:name="T724">
      <style:text-properties fo:font-family="Liberation Serif" style:font-family-complex="Liberation Serif"/>
    </style:style>
    <style:style style:family="table-cell" style:name="ce3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6">
      <style:paragraph-properties fo:text-align="center"/>
    </style:style>
    <style:style style:family="text" style:name="T725">
      <style:text-properties fo:font-family="Liberation Serif" style:font-family-complex="Liberation Serif" fo:font-size="13pt" style:text-underline-type="none" style:text-underline-width="auto"/>
    </style:style>
    <style:style style:family="text" style:name="T726">
      <style:text-properties fo:font-family="Liberation Serif" style:font-family-complex="Liberation Serif"/>
    </style:style>
    <style:style style:family="table-cell" style:name="ce3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7">
      <style:paragraph-properties fo:text-align="center"/>
    </style:style>
    <style:style style:family="text" style:name="T727">
      <style:text-properties fo:font-family="Liberation Serif" style:font-family-complex="Liberation Serif" fo:font-size="13pt" style:text-underline-type="none" style:text-underline-width="auto"/>
    </style:style>
    <style:style style:family="text" style:name="T728">
      <style:text-properties fo:font-family="Liberation Serif" style:font-family-complex="Liberation Serif"/>
    </style:style>
    <style:style style:family="table-cell" style:name="ce363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408">
      <style:paragraph-properties fo:text-align="center"/>
    </style:style>
    <style:style style:family="text" style:name="T729">
      <style:text-properties fo:font-family="Liberation Serif" style:font-family-complex="Liberation Serif" fo:font-size="13pt" style:text-underline-type="none" style:text-underline-width="auto"/>
    </style:style>
    <style:style style:family="text" style:name="T730">
      <style:text-properties fo:font-family="Liberation Serif" style:font-family-complex="Liberation Serif"/>
    </style:style>
    <style:style style:family="table-row" style:name="ro12">
      <style:table-row-properties style:min-row-height="1.083cm"/>
    </style:style>
    <style:style style:family="table-cell" style:name="ce36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09">
      <style:paragraph-properties fo:text-align="center"/>
    </style:style>
    <style:style style:family="text" style:name="T731">
      <style:text-properties fo:font-family="Liberation Serif" style:font-family-complex="Liberation Serif" fo:font-size="13pt"/>
    </style:style>
    <style:style style:family="text" style:name="T732">
      <style:text-properties fo:font-family="Liberation Serif" style:font-family-complex="Liberation Serif"/>
    </style:style>
    <style:style style:family="table-cell" style:name="ce3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0">
      <style:paragraph-properties fo:text-align="center"/>
    </style:style>
    <style:style style:family="text" style:name="T733">
      <style:text-properties fo:font-family="Liberation Serif" style:font-family-complex="Liberation Serif" fo:font-size="13pt" style:text-underline-type="none" style:text-underline-width="auto"/>
    </style:style>
    <style:style style:family="text" style:name="T734">
      <style:text-properties fo:font-family="Liberation Serif" style:font-family-complex="Liberation Serif"/>
    </style:style>
    <style:style style:family="table-cell" style:name="ce3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1">
      <style:paragraph-properties fo:text-align="center"/>
    </style:style>
    <style:style style:family="text" style:name="T735">
      <style:text-properties fo:font-family="Liberation Serif" style:font-family-complex="Liberation Serif" fo:font-size="13pt" style:text-underline-type="none" style:text-underline-width="auto"/>
    </style:style>
    <style:style style:family="text" style:name="T736">
      <style:text-properties fo:font-family="Liberation Serif" style:font-family-complex="Liberation Serif"/>
    </style:style>
    <style:style style:family="table-cell" style:name="ce3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2">
      <style:paragraph-properties fo:text-align="center"/>
    </style:style>
    <style:style style:family="text" style:name="T737">
      <style:text-properties fo:font-family="Liberation Serif" style:font-family-complex="Liberation Serif" fo:font-size="13pt" style:text-underline-type="none" style:text-underline-width="auto"/>
    </style:style>
    <style:style style:family="text" style:name="T738">
      <style:text-properties fo:font-family="Liberation Serif" style:font-family-complex="Liberation Serif"/>
    </style:style>
    <style:style style:family="table-cell" style:name="ce368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413">
      <style:paragraph-properties fo:text-align="center"/>
    </style:style>
    <style:style style:family="text" style:name="T739">
      <style:text-properties fo:font-family="Liberation Serif" style:font-family-complex="Liberation Serif" fo:font-size="13pt"/>
    </style:style>
    <style:style style:family="table-cell" style:name="ce369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414">
      <style:paragraph-properties fo:text-align="center"/>
    </style:style>
    <style:style style:family="text" style:name="T740">
      <style:text-properties fo:font-family="Liberation Serif" style:font-family-complex="Liberation Serif" fo:font-size="13pt"/>
    </style:style>
    <style:style style:family="table-cell" style:name="ce37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5">
      <style:paragraph-properties fo:text-align="center"/>
    </style:style>
    <style:style style:family="text" style:name="T741">
      <style:text-properties fo:font-family="Liberation Serif" style:font-family-complex="Liberation Serif" fo:font-size="13pt"/>
    </style:style>
    <style:style style:family="text" style:name="T742">
      <style:text-properties fo:font-family="Liberation Serif" style:font-family-complex="Liberation Serif"/>
    </style:style>
    <style:style style:family="table-cell" style:name="ce37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6">
      <style:paragraph-properties fo:text-align="center"/>
    </style:style>
    <style:style style:family="text" style:name="T743">
      <style:text-properties fo:font-family="Liberation Serif" style:font-family-complex="Liberation Serif" fo:font-size="13pt"/>
    </style:style>
    <style:style style:family="text" style:name="T744">
      <style:text-properties fo:font-family="Liberation Serif" style:font-family-complex="Liberation Serif"/>
    </style:style>
    <style:style style:family="table-cell" style:name="ce37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7">
      <style:paragraph-properties fo:text-align="center"/>
    </style:style>
    <style:style style:family="text" style:name="T745">
      <style:text-properties fo:font-family="Liberation Serif" style:font-family-complex="Liberation Serif" fo:font-size="13pt"/>
    </style:style>
    <style:style style:family="text" style:name="T746">
      <style:text-properties fo:font-family="Liberation Serif" style:font-family-complex="Liberation Serif"/>
    </style:style>
    <style:style style:family="table-cell" style:name="ce3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8">
      <style:paragraph-properties fo:text-align="center"/>
    </style:style>
    <style:style style:family="text" style:name="T747">
      <style:text-properties fo:font-family="Liberation Serif" style:font-family-complex="Liberation Serif" fo:font-size="13pt" style:text-underline-type="none" style:text-underline-width="auto"/>
    </style:style>
    <style:style style:family="text" style:name="T748">
      <style:text-properties fo:font-family="Liberation Serif" style:font-family-complex="Liberation Serif"/>
    </style:style>
    <style:style style:family="table-cell" style:name="ce3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19">
      <style:paragraph-properties fo:text-align="center"/>
    </style:style>
    <style:style style:family="text" style:name="T749">
      <style:text-properties fo:font-family="Liberation Serif" style:font-family-complex="Liberation Serif" fo:font-size="13pt" style:text-underline-type="none" style:text-underline-width="auto"/>
    </style:style>
    <style:style style:family="text" style:name="T750">
      <style:text-properties fo:font-family="Liberation Serif" style:font-family-complex="Liberation Serif"/>
    </style:style>
    <style:style style:family="table-cell" style:name="ce3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0">
      <style:paragraph-properties fo:text-align="center"/>
    </style:style>
    <style:style style:family="text" style:name="T751">
      <style:text-properties fo:font-family="Liberation Serif" style:font-family-complex="Liberation Serif" fo:font-size="13pt" style:text-underline-type="none" style:text-underline-width="auto"/>
    </style:style>
    <style:style style:family="text" style:name="T752">
      <style:text-properties fo:font-family="Liberation Serif" style:font-family-complex="Liberation Serif"/>
    </style:style>
    <style:style style:family="table-cell" style:name="ce3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1">
      <style:paragraph-properties fo:text-align="center"/>
    </style:style>
    <style:style style:family="text" style:name="T753">
      <style:text-properties fo:font-family="Liberation Serif" style:font-family-complex="Liberation Serif" fo:font-size="13pt" style:text-underline-type="none" style:text-underline-width="auto"/>
    </style:style>
    <style:style style:family="text" style:name="T754">
      <style:text-properties fo:font-family="Liberation Serif" style:font-family-complex="Liberation Serif"/>
    </style:style>
    <style:style style:family="table-cell" style:name="ce3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2">
      <style:paragraph-properties fo:text-align="center"/>
    </style:style>
    <style:style style:family="text" style:name="T755">
      <style:text-properties fo:font-family="Liberation Serif" style:font-family-complex="Liberation Serif" fo:font-size="13pt" style:text-underline-type="none" style:text-underline-width="auto"/>
    </style:style>
    <style:style style:family="text" style:name="T756">
      <style:text-properties fo:font-family="Liberation Serif" style:font-family-complex="Liberation Serif"/>
    </style:style>
    <style:style style:family="table-cell" style:name="ce3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3">
      <style:paragraph-properties fo:text-align="center"/>
    </style:style>
    <style:style style:family="text" style:name="T757">
      <style:text-properties fo:font-family="Liberation Serif" style:font-family-complex="Liberation Serif" fo:font-size="13pt" style:text-underline-type="none" style:text-underline-width="auto"/>
    </style:style>
    <style:style style:family="text" style:name="T758">
      <style:text-properties fo:font-family="Liberation Serif" style:font-family-complex="Liberation Serif"/>
    </style:style>
    <style:style style:family="table-cell" style:name="ce3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4">
      <style:paragraph-properties fo:text-align="center"/>
    </style:style>
    <style:style style:family="text" style:name="T759">
      <style:text-properties fo:font-family="Liberation Serif" style:font-family-complex="Liberation Serif" fo:font-size="13pt" style:text-underline-type="none" style:text-underline-width="auto"/>
    </style:style>
    <style:style style:family="text" style:name="T760">
      <style:text-properties fo:font-family="Liberation Serif" style:font-family-complex="Liberation Serif"/>
    </style:style>
    <style:style style:family="table-cell" style:name="ce3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5">
      <style:paragraph-properties fo:text-align="center"/>
    </style:style>
    <style:style style:family="text" style:name="T761">
      <style:text-properties fo:font-family="Liberation Serif" style:font-family-complex="Liberation Serif" fo:font-size="13pt" style:text-underline-type="none" style:text-underline-width="auto"/>
    </style:style>
    <style:style style:family="text" style:name="T762">
      <style:text-properties fo:font-family="Liberation Serif" style:font-family-complex="Liberation Serif"/>
    </style:style>
    <style:style style:family="table-cell" style:name="ce3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6">
      <style:paragraph-properties fo:text-align="center"/>
    </style:style>
    <style:style style:family="text" style:name="T763">
      <style:text-properties fo:font-family="Liberation Serif" style:font-family-complex="Liberation Serif" fo:font-size="13pt" style:text-underline-type="none" style:text-underline-width="auto"/>
    </style:style>
    <style:style style:family="text" style:name="T764">
      <style:text-properties fo:font-family="Liberation Serif" style:font-family-complex="Liberation Serif"/>
    </style:style>
    <style:style style:family="table-cell" style:name="ce3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7">
      <style:paragraph-properties fo:text-align="center"/>
    </style:style>
    <style:style style:family="text" style:name="T765">
      <style:text-properties fo:font-family="Liberation Serif" style:font-family-complex="Liberation Serif" fo:font-size="13pt" style:text-underline-type="none" style:text-underline-width="auto"/>
    </style:style>
    <style:style style:family="text" style:name="T766">
      <style:text-properties fo:font-family="Liberation Serif" style:font-family-complex="Liberation Serif"/>
    </style:style>
    <style:style style:family="table-cell" style:name="ce3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8">
      <style:paragraph-properties fo:text-align="center"/>
    </style:style>
    <style:style style:family="text" style:name="T767">
      <style:text-properties fo:font-family="Liberation Serif" style:font-family-complex="Liberation Serif" fo:font-size="13pt" style:text-underline-type="none" style:text-underline-width="auto"/>
    </style:style>
    <style:style style:family="text" style:name="T768">
      <style:text-properties fo:font-family="Liberation Serif" style:font-family-complex="Liberation Serif"/>
    </style:style>
    <style:style style:family="table-cell" style:name="ce3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29">
      <style:paragraph-properties fo:text-align="center"/>
    </style:style>
    <style:style style:family="text" style:name="T769">
      <style:text-properties fo:font-family="Liberation Serif" style:font-family-complex="Liberation Serif" fo:font-size="13pt" style:text-underline-type="none" style:text-underline-width="auto"/>
    </style:style>
    <style:style style:family="text" style:name="T770">
      <style:text-properties fo:font-family="Liberation Serif" style:font-family-complex="Liberation Serif"/>
    </style:style>
    <style:style style:family="table-cell" style:name="ce3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0">
      <style:paragraph-properties fo:text-align="center"/>
    </style:style>
    <style:style style:family="text" style:name="T771">
      <style:text-properties fo:font-family="Liberation Serif" style:font-family-complex="Liberation Serif" fo:font-size="13pt" style:text-underline-type="none" style:text-underline-width="auto"/>
    </style:style>
    <style:style style:family="text" style:name="T772">
      <style:text-properties fo:font-family="Liberation Serif" style:font-family-complex="Liberation Serif"/>
    </style:style>
    <style:style style:family="table-cell" style:name="ce3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1">
      <style:paragraph-properties fo:text-align="center"/>
    </style:style>
    <style:style style:family="text" style:name="T773">
      <style:text-properties fo:font-family="Liberation Serif" style:font-family-complex="Liberation Serif" fo:font-size="13pt" style:text-underline-type="none" style:text-underline-width="auto"/>
    </style:style>
    <style:style style:family="text" style:name="T774">
      <style:text-properties fo:font-family="Liberation Serif" style:font-family-complex="Liberation Serif"/>
    </style:style>
    <style:style style:family="table-cell" style:name="ce3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2">
      <style:paragraph-properties fo:text-align="center"/>
    </style:style>
    <style:style style:family="text" style:name="T775">
      <style:text-properties fo:font-family="Liberation Serif" style:font-family-complex="Liberation Serif" fo:font-size="13pt" style:text-underline-type="none" style:text-underline-width="auto"/>
    </style:style>
    <style:style style:family="text" style:name="T776">
      <style:text-properties fo:font-family="Liberation Serif" style:font-family-complex="Liberation Serif"/>
    </style:style>
    <style:style style:family="table-cell" style:name="ce3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3">
      <style:paragraph-properties fo:text-align="center"/>
    </style:style>
    <style:style style:family="text" style:name="T777">
      <style:text-properties fo:font-family="Liberation Serif" style:font-family-complex="Liberation Serif" fo:font-size="13pt" style:text-underline-type="none" style:text-underline-width="auto"/>
    </style:style>
    <style:style style:family="text" style:name="T778">
      <style:text-properties fo:font-family="Liberation Serif" style:font-family-complex="Liberation Serif"/>
    </style:style>
    <style:style style:family="table-cell" style:name="ce3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4">
      <style:paragraph-properties fo:text-align="center"/>
    </style:style>
    <style:style style:family="text" style:name="T779">
      <style:text-properties fo:font-family="Liberation Serif" style:font-family-complex="Liberation Serif" fo:font-size="13pt" style:text-underline-type="none" style:text-underline-width="auto"/>
    </style:style>
    <style:style style:family="text" style:name="T780">
      <style:text-properties fo:font-family="Liberation Serif" style:font-family-complex="Liberation Serif"/>
    </style:style>
    <style:style style:family="table-cell" style:name="ce3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5">
      <style:paragraph-properties fo:text-align="center"/>
    </style:style>
    <style:style style:family="text" style:name="T781">
      <style:text-properties fo:font-family="Liberation Serif" style:font-family-complex="Liberation Serif" fo:font-size="13pt" style:text-underline-type="none" style:text-underline-width="auto"/>
    </style:style>
    <style:style style:family="text" style:name="T782">
      <style:text-properties fo:font-family="Liberation Serif" style:font-family-complex="Liberation Serif"/>
    </style:style>
    <style:style style:family="table-cell" style:name="ce3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6">
      <style:paragraph-properties fo:text-align="center"/>
    </style:style>
    <style:style style:family="text" style:name="T783">
      <style:text-properties fo:font-family="Liberation Serif" style:font-family-complex="Liberation Serif" fo:font-size="13pt" style:text-underline-type="none" style:text-underline-width="auto"/>
    </style:style>
    <style:style style:family="text" style:name="T784">
      <style:text-properties fo:font-family="Liberation Serif" style:font-family-complex="Liberation Serif"/>
    </style:style>
    <style:style style:family="table-cell" style:name="ce3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7">
      <style:paragraph-properties fo:text-align="center"/>
    </style:style>
    <style:style style:family="text" style:name="T785">
      <style:text-properties fo:font-family="Liberation Serif" style:font-family-complex="Liberation Serif" fo:font-size="13pt" style:text-underline-type="none" style:text-underline-width="auto"/>
    </style:style>
    <style:style style:family="text" style:name="T786">
      <style:text-properties fo:font-family="Liberation Serif" style:font-family-complex="Liberation Serif"/>
    </style:style>
    <style:style style:family="table-cell" style:name="ce3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8">
      <style:paragraph-properties fo:text-align="center"/>
    </style:style>
    <style:style style:family="text" style:name="T787">
      <style:text-properties fo:font-family="Liberation Serif" style:font-family-complex="Liberation Serif" fo:font-size="13pt" style:text-underline-type="none" style:text-underline-width="auto"/>
    </style:style>
    <style:style style:family="text" style:name="T788">
      <style:text-properties fo:font-family="Liberation Serif" style:font-family-complex="Liberation Serif"/>
    </style:style>
    <style:style style:family="table-cell" style:name="ce3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39">
      <style:paragraph-properties fo:text-align="center"/>
    </style:style>
    <style:style style:family="text" style:name="T789">
      <style:text-properties fo:font-family="Liberation Serif" style:font-family-complex="Liberation Serif" fo:font-size="13pt" style:text-underline-type="none" style:text-underline-width="auto"/>
    </style:style>
    <style:style style:family="text" style:name="T790">
      <style:text-properties fo:font-family="Liberation Serif" style:font-family-complex="Liberation Serif"/>
    </style:style>
    <style:style style:family="table-cell" style:name="ce3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0">
      <style:paragraph-properties fo:text-align="center"/>
    </style:style>
    <style:style style:family="text" style:name="T791">
      <style:text-properties fo:font-family="Liberation Serif" style:font-family-complex="Liberation Serif" fo:font-size="13pt" style:text-underline-type="none" style:text-underline-width="auto"/>
    </style:style>
    <style:style style:family="text" style:name="T792">
      <style:text-properties fo:font-family="Liberation Serif" style:font-family-complex="Liberation Serif"/>
    </style:style>
    <style:style style:family="table-cell" style:name="ce39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441">
      <style:paragraph-properties fo:text-align="center"/>
    </style:style>
    <style:style style:family="text" style:name="T793">
      <style:text-properties fo:font-family="Liberation Serif" style:font-family-complex="Liberation Serif" fo:font-size="13pt" style:text-underline-type="none" style:text-underline-width="auto"/>
    </style:style>
    <style:style style:family="text" style:name="T794">
      <style:text-properties fo:font-family="Liberation Serif" style:font-family-complex="Liberation Serif"/>
    </style:style>
    <style:style style:family="table-row" style:name="ro13">
      <style:table-row-properties style:min-row-height="1.083cm"/>
    </style:style>
    <style:style style:family="table-cell" style:name="ce39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2">
      <style:paragraph-properties fo:text-align="center"/>
    </style:style>
    <style:style style:family="text" style:name="T795">
      <style:text-properties fo:font-family="Liberation Serif" style:font-family-complex="Liberation Serif" fo:font-size="13pt"/>
    </style:style>
    <style:style style:family="text" style:name="T796">
      <style:text-properties fo:font-family="Liberation Serif" style:font-family-complex="Liberation Serif"/>
    </style:style>
    <style:style style:family="table-cell" style:name="ce3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3">
      <style:paragraph-properties fo:text-align="center"/>
    </style:style>
    <style:style style:family="text" style:name="T797">
      <style:text-properties fo:font-family="Liberation Serif" style:font-family-complex="Liberation Serif" fo:font-size="13pt"/>
    </style:style>
    <style:style style:family="text" style:name="T798">
      <style:text-properties fo:font-family="Liberation Serif" style:font-family-complex="Liberation Serif"/>
    </style:style>
    <style:style style:family="table-cell" style:name="ce3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4">
      <style:paragraph-properties fo:text-align="center"/>
    </style:style>
    <style:style style:family="text" style:name="T799">
      <style:text-properties fo:font-family="Liberation Serif" style:font-family-complex="Liberation Serif" fo:font-size="13pt"/>
    </style:style>
    <style:style style:family="text" style:name="T800">
      <style:text-properties fo:font-family="Liberation Serif" style:font-family-complex="Liberation Serif"/>
    </style:style>
    <style:style style:family="table-cell" style:name="ce4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5">
      <style:paragraph-properties fo:text-align="center"/>
    </style:style>
    <style:style style:family="text" style:name="T801">
      <style:text-properties fo:font-family="Liberation Serif" style:font-family-complex="Liberation Serif" fo:font-size="13pt"/>
    </style:style>
    <style:style style:family="text" style:name="T802">
      <style:text-properties fo:font-family="Liberation Serif" style:font-family-complex="Liberation Serif"/>
    </style:style>
    <style:style style:family="table-cell" style:name="ce401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446">
      <style:paragraph-properties fo:text-align="center"/>
    </style:style>
    <style:style style:family="text" style:name="T803">
      <style:text-properties fo:font-family="Liberation Serif" style:font-family-complex="Liberation Serif" fo:font-size="13pt"/>
    </style:style>
    <style:style style:family="table-cell" style:name="ce402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447">
      <style:paragraph-properties fo:text-align="center"/>
    </style:style>
    <style:style style:family="text" style:name="T804">
      <style:text-properties fo:font-family="Liberation Serif" style:font-family-complex="Liberation Serif" fo:font-size="13pt"/>
    </style:style>
    <style:style style:family="table-cell" style:name="ce40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8">
      <style:paragraph-properties fo:text-align="center"/>
    </style:style>
    <style:style style:family="text" style:name="T805">
      <style:text-properties fo:font-family="Liberation Serif" style:font-family-complex="Liberation Serif" fo:font-size="13pt"/>
    </style:style>
    <style:style style:family="text" style:name="T806">
      <style:text-properties fo:font-family="Liberation Serif" style:font-family-complex="Liberation Serif"/>
    </style:style>
    <style:style style:family="table-cell" style:name="ce40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49">
      <style:paragraph-properties fo:text-align="center"/>
    </style:style>
    <style:style style:family="text" style:name="T807">
      <style:text-properties fo:font-family="Liberation Serif" style:font-family-complex="Liberation Serif" fo:font-size="13pt"/>
    </style:style>
    <style:style style:family="text" style:name="T808">
      <style:text-properties fo:font-family="Liberation Serif" style:font-family-complex="Liberation Serif"/>
    </style:style>
    <style:style style:family="table-cell" style:name="ce40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0">
      <style:paragraph-properties fo:text-align="center"/>
    </style:style>
    <style:style style:family="text" style:name="T809">
      <style:text-properties fo:font-family="Liberation Serif" style:font-family-complex="Liberation Serif" fo:font-size="13pt"/>
    </style:style>
    <style:style style:family="text" style:name="T810">
      <style:text-properties fo:font-family="Liberation Serif" style:font-family-complex="Liberation Serif"/>
    </style:style>
    <style:style style:family="table-cell" style:name="ce4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1">
      <style:paragraph-properties fo:text-align="center"/>
    </style:style>
    <style:style style:family="text" style:name="T811">
      <style:text-properties fo:font-family="Liberation Serif" style:font-family-complex="Liberation Serif" fo:font-size="13pt"/>
    </style:style>
    <style:style style:family="text" style:name="T812">
      <style:text-properties fo:font-family="Liberation Serif" style:font-family-complex="Liberation Serif"/>
    </style:style>
    <style:style style:family="table-cell" style:name="ce4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2">
      <style:paragraph-properties fo:text-align="center"/>
    </style:style>
    <style:style style:family="text" style:name="T813">
      <style:text-properties fo:font-family="Liberation Serif" style:font-family-complex="Liberation Serif" fo:font-size="13pt"/>
    </style:style>
    <style:style style:family="text" style:name="T814">
      <style:text-properties fo:font-family="Liberation Serif" style:font-family-complex="Liberation Serif"/>
    </style:style>
    <style:style style:family="table-cell" style:name="ce4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3">
      <style:paragraph-properties fo:text-align="center"/>
    </style:style>
    <style:style style:family="text" style:name="T815">
      <style:text-properties fo:font-family="Liberation Serif" style:font-family-complex="Liberation Serif" fo:font-size="13pt"/>
    </style:style>
    <style:style style:family="text" style:name="T816">
      <style:text-properties fo:font-family="Liberation Serif" style:font-family-complex="Liberation Serif"/>
    </style:style>
    <style:style style:family="table-cell" style:name="ce4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4">
      <style:paragraph-properties fo:text-align="center"/>
    </style:style>
    <style:style style:family="text" style:name="T817">
      <style:text-properties fo:font-family="Liberation Serif" style:font-family-complex="Liberation Serif" fo:font-size="13pt"/>
    </style:style>
    <style:style style:family="text" style:name="T818">
      <style:text-properties fo:font-family="Liberation Serif" style:font-family-complex="Liberation Serif"/>
    </style:style>
    <style:style style:family="table-cell" style:name="ce4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5">
      <style:paragraph-properties fo:text-align="center"/>
    </style:style>
    <style:style style:family="text" style:name="T819">
      <style:text-properties fo:font-family="Liberation Serif" style:font-family-complex="Liberation Serif" fo:font-size="13pt"/>
    </style:style>
    <style:style style:family="text" style:name="T820">
      <style:text-properties fo:font-family="Liberation Serif" style:font-family-complex="Liberation Serif"/>
    </style:style>
    <style:style style:family="table-cell" style:name="ce4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6">
      <style:paragraph-properties fo:text-align="center"/>
    </style:style>
    <style:style style:family="text" style:name="T821">
      <style:text-properties fo:font-family="Liberation Serif" style:font-family-complex="Liberation Serif" fo:font-size="13pt" style:text-underline-type="none" style:text-underline-width="auto"/>
    </style:style>
    <style:style style:family="text" style:name="T822">
      <style:text-properties fo:font-family="Liberation Serif" style:font-family-complex="Liberation Serif"/>
    </style:style>
    <style:style style:family="table-cell" style:name="ce4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7">
      <style:paragraph-properties fo:text-align="center"/>
    </style:style>
    <style:style style:family="text" style:name="T823">
      <style:text-properties fo:font-family="Liberation Serif" style:font-family-complex="Liberation Serif" fo:font-size="13pt" style:text-underline-type="none" style:text-underline-width="auto"/>
    </style:style>
    <style:style style:family="text" style:name="T824">
      <style:text-properties fo:font-family="Liberation Serif" style:font-family-complex="Liberation Serif"/>
    </style:style>
    <style:style style:family="table-cell" style:name="ce4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8">
      <style:paragraph-properties fo:text-align="center"/>
    </style:style>
    <style:style style:family="text" style:name="T825">
      <style:text-properties fo:font-family="Liberation Serif" style:font-family-complex="Liberation Serif" fo:font-size="13pt" style:text-underline-type="none" style:text-underline-width="auto"/>
    </style:style>
    <style:style style:family="text" style:name="T826">
      <style:text-properties fo:font-family="Liberation Serif" style:font-family-complex="Liberation Serif"/>
    </style:style>
    <style:style style:family="table-cell" style:name="ce4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59">
      <style:paragraph-properties fo:text-align="center"/>
    </style:style>
    <style:style style:family="text" style:name="T827">
      <style:text-properties fo:font-family="Liberation Serif" style:font-family-complex="Liberation Serif" fo:font-size="13pt" style:text-underline-type="none" style:text-underline-width="auto"/>
    </style:style>
    <style:style style:family="text" style:name="T828">
      <style:text-properties fo:font-family="Liberation Serif" style:font-family-complex="Liberation Serif"/>
    </style:style>
    <style:style style:family="table-cell" style:name="ce4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0">
      <style:paragraph-properties fo:text-align="center"/>
    </style:style>
    <style:style style:family="text" style:name="T829">
      <style:text-properties fo:font-family="Liberation Serif" style:font-family-complex="Liberation Serif" fo:font-size="13pt" style:text-underline-type="none" style:text-underline-width="auto"/>
    </style:style>
    <style:style style:family="text" style:name="T830">
      <style:text-properties fo:font-family="Liberation Serif" style:font-family-complex="Liberation Serif"/>
    </style:style>
    <style:style style:family="table-cell" style:name="ce4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1">
      <style:paragraph-properties fo:text-align="center"/>
    </style:style>
    <style:style style:family="text" style:name="T831">
      <style:text-properties fo:font-family="Liberation Serif" style:font-family-complex="Liberation Serif" fo:font-size="13pt" style:text-underline-type="none" style:text-underline-width="auto"/>
    </style:style>
    <style:style style:family="text" style:name="T832">
      <style:text-properties fo:font-family="Liberation Serif" style:font-family-complex="Liberation Serif"/>
    </style:style>
    <style:style style:family="table-cell" style:name="ce4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2">
      <style:paragraph-properties fo:text-align="center"/>
    </style:style>
    <style:style style:family="text" style:name="T833">
      <style:text-properties fo:font-family="Liberation Serif" style:font-family-complex="Liberation Serif" fo:font-size="13pt" style:text-underline-type="none" style:text-underline-width="auto"/>
    </style:style>
    <style:style style:family="text" style:name="T834">
      <style:text-properties fo:font-family="Liberation Serif" style:font-family-complex="Liberation Serif"/>
    </style:style>
    <style:style style:family="table-cell" style:name="ce4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3">
      <style:paragraph-properties fo:text-align="center"/>
    </style:style>
    <style:style style:family="text" style:name="T835">
      <style:text-properties fo:font-family="Liberation Serif" style:font-family-complex="Liberation Serif" fo:font-size="13pt"/>
    </style:style>
    <style:style style:family="text" style:name="T836">
      <style:text-properties fo:font-family="Liberation Serif" style:font-family-complex="Liberation Serif"/>
    </style:style>
    <style:style style:family="table-cell" style:name="ce4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4">
      <style:paragraph-properties fo:text-align="center"/>
    </style:style>
    <style:style style:family="text" style:name="T837">
      <style:text-properties fo:font-family="Liberation Serif" style:font-family-complex="Liberation Serif" fo:font-size="13pt"/>
    </style:style>
    <style:style style:family="text" style:name="T838">
      <style:text-properties fo:font-family="Liberation Serif" style:font-family-complex="Liberation Serif"/>
    </style:style>
    <style:style style:family="table-cell" style:name="ce4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5">
      <style:paragraph-properties fo:text-align="center"/>
    </style:style>
    <style:style style:family="text" style:name="T839">
      <style:text-properties fo:font-family="Liberation Serif" style:font-family-complex="Liberation Serif" fo:font-size="13pt"/>
    </style:style>
    <style:style style:family="text" style:name="T840">
      <style:text-properties fo:font-family="Liberation Serif" style:font-family-complex="Liberation Serif"/>
    </style:style>
    <style:style style:family="table-cell" style:name="ce4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6">
      <style:paragraph-properties fo:text-align="center"/>
    </style:style>
    <style:style style:family="text" style:name="T841">
      <style:text-properties fo:font-family="Liberation Serif" style:font-family-complex="Liberation Serif" fo:font-size="13pt"/>
    </style:style>
    <style:style style:family="text" style:name="T842">
      <style:text-properties fo:font-family="Liberation Serif" style:font-family-complex="Liberation Serif"/>
    </style:style>
    <style:style style:family="table-cell" style:name="ce4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7">
      <style:paragraph-properties fo:text-align="center"/>
    </style:style>
    <style:style style:family="text" style:name="T843">
      <style:text-properties fo:font-family="Liberation Serif" style:font-family-complex="Liberation Serif" fo:font-size="13pt"/>
    </style:style>
    <style:style style:family="text" style:name="T844">
      <style:text-properties fo:font-family="Liberation Serif" style:font-family-complex="Liberation Serif"/>
    </style:style>
    <style:style style:family="table-cell" style:name="ce4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8">
      <style:paragraph-properties fo:text-align="center"/>
    </style:style>
    <style:style style:family="text" style:name="T845">
      <style:text-properties fo:font-family="Liberation Serif" style:font-family-complex="Liberation Serif" fo:font-size="13pt"/>
    </style:style>
    <style:style style:family="text" style:name="T846">
      <style:text-properties fo:font-family="Liberation Serif" style:font-family-complex="Liberation Serif"/>
    </style:style>
    <style:style style:family="table-cell" style:name="ce4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69">
      <style:paragraph-properties fo:text-align="center"/>
    </style:style>
    <style:style style:family="text" style:name="T847">
      <style:text-properties fo:font-family="Liberation Serif" style:font-family-complex="Liberation Serif" fo:font-size="13pt"/>
    </style:style>
    <style:style style:family="text" style:name="T848">
      <style:text-properties fo:font-family="Liberation Serif" style:font-family-complex="Liberation Serif"/>
    </style:style>
    <style:style style:family="table-cell" style:name="ce4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0">
      <style:paragraph-properties fo:text-align="center"/>
    </style:style>
    <style:style style:family="text" style:name="T849">
      <style:text-properties fo:font-family="Liberation Serif" style:font-family-complex="Liberation Serif" fo:font-size="13pt"/>
    </style:style>
    <style:style style:family="text" style:name="T850">
      <style:text-properties fo:font-family="Liberation Serif" style:font-family-complex="Liberation Serif"/>
    </style:style>
    <style:style style:family="table-cell" style:name="ce4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1">
      <style:paragraph-properties fo:text-align="center"/>
    </style:style>
    <style:style style:family="text" style:name="T851">
      <style:text-properties fo:font-family="Liberation Serif" style:font-family-complex="Liberation Serif" fo:font-size="13pt"/>
    </style:style>
    <style:style style:family="text" style:name="T852">
      <style:text-properties fo:font-family="Liberation Serif" style:font-family-complex="Liberation Serif"/>
    </style:style>
    <style:style style:family="table-cell" style:name="ce4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2">
      <style:paragraph-properties fo:text-align="center"/>
    </style:style>
    <style:style style:family="text" style:name="T853">
      <style:text-properties fo:font-family="Liberation Serif" style:font-family-complex="Liberation Serif" fo:font-size="13pt"/>
    </style:style>
    <style:style style:family="text" style:name="T854">
      <style:text-properties fo:font-family="Liberation Serif" style:font-family-complex="Liberation Serif"/>
    </style:style>
    <style:style style:family="table-cell" style:name="ce4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3">
      <style:paragraph-properties fo:text-align="center"/>
    </style:style>
    <style:style style:family="text" style:name="T855">
      <style:text-properties fo:font-family="Liberation Serif" style:font-family-complex="Liberation Serif" fo:font-size="13pt"/>
    </style:style>
    <style:style style:family="text" style:name="T856">
      <style:text-properties fo:font-family="Liberation Serif" style:font-family-complex="Liberation Serif"/>
    </style:style>
    <style:style style:family="table-cell" style:name="ce42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474">
      <style:paragraph-properties fo:text-align="center"/>
    </style:style>
    <style:style style:family="text" style:name="T857">
      <style:text-properties fo:font-family="Liberation Serif" style:font-family-complex="Liberation Serif" fo:font-size="13pt"/>
    </style:style>
    <style:style style:family="text" style:name="T858">
      <style:text-properties fo:font-family="Liberation Serif" style:font-family-complex="Liberation Serif"/>
    </style:style>
    <style:style style:family="table-row" style:name="ro14">
      <style:table-row-properties style:min-row-height="1.083cm"/>
    </style:style>
    <style:style style:family="table-cell" style:name="ce43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5">
      <style:paragraph-properties fo:text-align="center"/>
    </style:style>
    <style:style style:family="text" style:name="T859">
      <style:text-properties fo:font-family="Liberation Serif" style:font-family-complex="Liberation Serif" fo:font-size="13pt"/>
    </style:style>
    <style:style style:family="text" style:name="T860">
      <style:text-properties fo:font-family="Liberation Serif" style:font-family-complex="Liberation Serif"/>
    </style:style>
    <style:style style:family="table-cell" style:name="ce4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6">
      <style:paragraph-properties fo:text-align="center"/>
    </style:style>
    <style:style style:family="text" style:name="T861">
      <style:text-properties fo:font-family="Liberation Serif" style:font-family-complex="Liberation Serif" fo:font-size="13pt"/>
    </style:style>
    <style:style style:family="text" style:name="T862">
      <style:text-properties fo:font-family="Liberation Serif" style:font-family-complex="Liberation Serif"/>
    </style:style>
    <style:style style:family="table-cell" style:name="ce4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7">
      <style:paragraph-properties fo:text-align="center"/>
    </style:style>
    <style:style style:family="text" style:name="T863">
      <style:text-properties fo:font-family="Liberation Serif" style:font-family-complex="Liberation Serif" fo:font-size="13pt"/>
    </style:style>
    <style:style style:family="text" style:name="T864">
      <style:text-properties fo:font-family="Liberation Serif" style:font-family-complex="Liberation Serif"/>
    </style:style>
    <style:style style:family="table-cell" style:name="ce4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78">
      <style:paragraph-properties fo:text-align="center"/>
    </style:style>
    <style:style style:family="text" style:name="T865">
      <style:text-properties fo:font-family="Liberation Serif" style:font-family-complex="Liberation Serif" fo:font-size="13pt"/>
    </style:style>
    <style:style style:family="text" style:name="T866">
      <style:text-properties fo:font-family="Liberation Serif" style:font-family-complex="Liberation Serif"/>
    </style:style>
    <style:style style:family="table-cell" style:name="ce434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479">
      <style:paragraph-properties fo:text-align="center"/>
    </style:style>
    <style:style style:family="text" style:name="T867">
      <style:text-properties fo:font-family="Liberation Serif" style:font-family-complex="Liberation Serif" fo:font-size="13pt"/>
    </style:style>
    <style:style style:family="table-cell" style:name="ce435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480">
      <style:paragraph-properties fo:text-align="center"/>
    </style:style>
    <style:style style:family="text" style:name="T868">
      <style:text-properties fo:font-family="Liberation Serif" style:font-family-complex="Liberation Serif" fo:font-size="13pt"/>
    </style:style>
    <style:style style:family="table-cell" style:name="ce43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1">
      <style:paragraph-properties fo:text-align="center"/>
    </style:style>
    <style:style style:family="text" style:name="T869">
      <style:text-properties fo:font-family="Liberation Serif" style:font-family-complex="Liberation Serif" fo:font-size="13pt"/>
    </style:style>
    <style:style style:family="text" style:name="T870">
      <style:text-properties fo:font-family="Liberation Serif" style:font-family-complex="Liberation Serif"/>
    </style:style>
    <style:style style:family="table-cell" style:name="ce43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2">
      <style:paragraph-properties fo:text-align="center"/>
    </style:style>
    <style:style style:family="text" style:name="T871">
      <style:text-properties fo:font-family="Liberation Serif" style:font-family-complex="Liberation Serif" fo:font-size="13pt"/>
    </style:style>
    <style:style style:family="text" style:name="T872">
      <style:text-properties fo:font-family="Liberation Serif" style:font-family-complex="Liberation Serif"/>
    </style:style>
    <style:style style:family="table-cell" style:name="ce43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3">
      <style:paragraph-properties fo:text-align="center"/>
    </style:style>
    <style:style style:family="text" style:name="T873">
      <style:text-properties fo:font-family="Liberation Serif" style:font-family-complex="Liberation Serif" fo:font-size="13pt"/>
    </style:style>
    <style:style style:family="text" style:name="T874">
      <style:text-properties fo:font-family="Liberation Serif" style:font-family-complex="Liberation Serif"/>
    </style:style>
    <style:style style:family="table-cell" style:name="ce4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4">
      <style:paragraph-properties fo:text-align="center"/>
    </style:style>
    <style:style style:family="text" style:name="T875">
      <style:text-properties fo:font-family="Liberation Serif" style:font-family-complex="Liberation Serif" fo:font-size="13pt"/>
    </style:style>
    <style:style style:family="text" style:name="T876">
      <style:text-properties fo:font-family="Liberation Serif" style:font-family-complex="Liberation Serif"/>
    </style:style>
    <style:style style:family="table-cell" style:name="ce4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5">
      <style:paragraph-properties fo:text-align="center"/>
    </style:style>
    <style:style style:family="text" style:name="T877">
      <style:text-properties fo:font-family="Liberation Serif" style:font-family-complex="Liberation Serif" fo:font-size="13pt"/>
    </style:style>
    <style:style style:family="text" style:name="T878">
      <style:text-properties fo:font-family="Liberation Serif" style:font-family-complex="Liberation Serif"/>
    </style:style>
    <style:style style:family="table-cell" style:name="ce4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6">
      <style:paragraph-properties fo:text-align="center"/>
    </style:style>
    <style:style style:family="text" style:name="T879">
      <style:text-properties fo:font-family="Liberation Serif" style:font-family-complex="Liberation Serif" fo:font-size="13pt"/>
    </style:style>
    <style:style style:family="text" style:name="T880">
      <style:text-properties fo:font-family="Liberation Serif" style:font-family-complex="Liberation Serif"/>
    </style:style>
    <style:style style:family="table-cell" style:name="ce4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7">
      <style:paragraph-properties fo:text-align="center"/>
    </style:style>
    <style:style style:family="text" style:name="T881">
      <style:text-properties fo:font-family="Liberation Serif" style:font-family-complex="Liberation Serif" fo:font-size="13pt"/>
    </style:style>
    <style:style style:family="text" style:name="T882">
      <style:text-properties fo:font-family="Liberation Serif" style:font-family-complex="Liberation Serif"/>
    </style:style>
    <style:style style:family="table-cell" style:name="ce4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8">
      <style:paragraph-properties fo:text-align="center"/>
    </style:style>
    <style:style style:family="text" style:name="T883">
      <style:text-properties fo:font-family="Liberation Serif" style:font-family-complex="Liberation Serif" fo:font-size="13pt"/>
    </style:style>
    <style:style style:family="text" style:name="T884">
      <style:text-properties fo:font-family="Liberation Serif" style:font-family-complex="Liberation Serif"/>
    </style:style>
    <style:style style:family="table-cell" style:name="ce4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89">
      <style:paragraph-properties fo:text-align="center"/>
    </style:style>
    <style:style style:family="text" style:name="T885">
      <style:text-properties fo:font-family="Liberation Serif" style:font-family-complex="Liberation Serif" fo:font-size="13pt" style:text-underline-type="none" style:text-underline-width="auto"/>
    </style:style>
    <style:style style:family="text" style:name="T886">
      <style:text-properties fo:font-family="Liberation Serif" style:font-family-complex="Liberation Serif"/>
    </style:style>
    <style:style style:family="table-cell" style:name="ce4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0">
      <style:paragraph-properties fo:text-align="center"/>
    </style:style>
    <style:style style:family="text" style:name="T887">
      <style:text-properties fo:font-family="Liberation Serif" style:font-family-complex="Liberation Serif" fo:font-size="13pt" style:text-underline-type="none" style:text-underline-width="auto"/>
    </style:style>
    <style:style style:family="text" style:name="T888">
      <style:text-properties fo:font-family="Liberation Serif" style:font-family-complex="Liberation Serif"/>
    </style:style>
    <style:style style:family="table-cell" style:name="ce4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1">
      <style:paragraph-properties fo:text-align="center"/>
    </style:style>
    <style:style style:family="text" style:name="T889">
      <style:text-properties fo:font-family="Liberation Serif" style:font-family-complex="Liberation Serif" fo:font-size="13pt" style:text-underline-type="none" style:text-underline-width="auto"/>
    </style:style>
    <style:style style:family="text" style:name="T890">
      <style:text-properties fo:font-family="Liberation Serif" style:font-family-complex="Liberation Serif"/>
    </style:style>
    <style:style style:family="table-cell" style:name="ce4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2">
      <style:paragraph-properties fo:text-align="center"/>
    </style:style>
    <style:style style:family="text" style:name="T891">
      <style:text-properties fo:font-family="Liberation Serif" style:font-family-complex="Liberation Serif" fo:font-size="13pt" style:text-underline-type="none" style:text-underline-width="auto"/>
    </style:style>
    <style:style style:family="text" style:name="T892">
      <style:text-properties fo:font-family="Liberation Serif" style:font-family-complex="Liberation Serif"/>
    </style:style>
    <style:style style:family="table-cell" style:name="ce4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3">
      <style:paragraph-properties fo:text-align="center"/>
    </style:style>
    <style:style style:family="text" style:name="T893">
      <style:text-properties fo:font-family="Liberation Serif" style:font-family-complex="Liberation Serif" fo:font-size="13pt" style:text-underline-type="none" style:text-underline-width="auto"/>
    </style:style>
    <style:style style:family="text" style:name="T894">
      <style:text-properties fo:font-family="Liberation Serif" style:font-family-complex="Liberation Serif"/>
    </style:style>
    <style:style style:family="table-cell" style:name="ce4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4">
      <style:paragraph-properties fo:text-align="center"/>
    </style:style>
    <style:style style:family="text" style:name="T895">
      <style:text-properties fo:font-family="Liberation Serif" style:font-family-complex="Liberation Serif" fo:font-size="13pt" style:text-underline-type="none" style:text-underline-width="auto"/>
    </style:style>
    <style:style style:family="text" style:name="T896">
      <style:text-properties fo:font-family="Liberation Serif" style:font-family-complex="Liberation Serif"/>
    </style:style>
    <style:style style:family="table-cell" style:name="ce4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5">
      <style:paragraph-properties fo:text-align="center"/>
    </style:style>
    <style:style style:family="text" style:name="T897">
      <style:text-properties fo:font-family="Liberation Serif" style:font-family-complex="Liberation Serif" fo:font-size="13pt" style:text-underline-type="none" style:text-underline-width="auto"/>
    </style:style>
    <style:style style:family="text" style:name="T898">
      <style:text-properties fo:font-family="Liberation Serif" style:font-family-complex="Liberation Serif"/>
    </style:style>
    <style:style style:family="table-cell" style:name="ce4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6">
      <style:paragraph-properties fo:text-align="center"/>
    </style:style>
    <style:style style:family="text" style:name="T899">
      <style:text-properties fo:font-family="Liberation Serif" style:font-family-complex="Liberation Serif" fo:font-size="13pt"/>
    </style:style>
    <style:style style:family="text" style:name="T900">
      <style:text-properties fo:font-family="Liberation Serif" style:font-family-complex="Liberation Serif"/>
    </style:style>
    <style:style style:family="table-cell" style:name="ce4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7">
      <style:paragraph-properties fo:text-align="center"/>
    </style:style>
    <style:style style:family="text" style:name="T901">
      <style:text-properties fo:font-family="Liberation Serif" style:font-family-complex="Liberation Serif" fo:font-size="13pt"/>
    </style:style>
    <style:style style:family="text" style:name="T902">
      <style:text-properties fo:font-family="Liberation Serif" style:font-family-complex="Liberation Serif"/>
    </style:style>
    <style:style style:family="table-cell" style:name="ce4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8">
      <style:paragraph-properties fo:text-align="center"/>
    </style:style>
    <style:style style:family="text" style:name="T903">
      <style:text-properties fo:font-family="Liberation Serif" style:font-family-complex="Liberation Serif" fo:font-size="13pt"/>
    </style:style>
    <style:style style:family="text" style:name="T904">
      <style:text-properties fo:font-family="Liberation Serif" style:font-family-complex="Liberation Serif"/>
    </style:style>
    <style:style style:family="table-cell" style:name="ce4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499">
      <style:paragraph-properties fo:text-align="center"/>
    </style:style>
    <style:style style:family="text" style:name="T905">
      <style:text-properties fo:font-family="Liberation Serif" style:font-family-complex="Liberation Serif" fo:font-size="13pt"/>
    </style:style>
    <style:style style:family="text" style:name="T906">
      <style:text-properties fo:font-family="Liberation Serif" style:font-family-complex="Liberation Serif"/>
    </style:style>
    <style:style style:family="table-cell" style:name="ce4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0">
      <style:paragraph-properties fo:text-align="center"/>
    </style:style>
    <style:style style:family="text" style:name="T907">
      <style:text-properties fo:font-family="Liberation Serif" style:font-family-complex="Liberation Serif" fo:font-size="13pt"/>
    </style:style>
    <style:style style:family="text" style:name="T908">
      <style:text-properties fo:font-family="Liberation Serif" style:font-family-complex="Liberation Serif"/>
    </style:style>
    <style:style style:family="table-cell" style:name="ce4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1">
      <style:paragraph-properties fo:text-align="center"/>
    </style:style>
    <style:style style:family="text" style:name="T909">
      <style:text-properties fo:font-family="Liberation Serif" style:font-family-complex="Liberation Serif" fo:font-size="13pt"/>
    </style:style>
    <style:style style:family="text" style:name="T910">
      <style:text-properties fo:font-family="Liberation Serif" style:font-family-complex="Liberation Serif"/>
    </style:style>
    <style:style style:family="table-cell" style:name="ce4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2">
      <style:paragraph-properties fo:text-align="center"/>
    </style:style>
    <style:style style:family="text" style:name="T911">
      <style:text-properties fo:font-family="Liberation Serif" style:font-family-complex="Liberation Serif" fo:font-size="13pt"/>
    </style:style>
    <style:style style:family="text" style:name="T912">
      <style:text-properties fo:font-family="Liberation Serif" style:font-family-complex="Liberation Serif"/>
    </style:style>
    <style:style style:family="table-cell" style:name="ce4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3">
      <style:paragraph-properties fo:text-align="center"/>
    </style:style>
    <style:style style:family="text" style:name="T913">
      <style:text-properties fo:font-family="Liberation Serif" style:font-family-complex="Liberation Serif" fo:font-size="13pt"/>
    </style:style>
    <style:style style:family="text" style:name="T914">
      <style:text-properties fo:font-family="Liberation Serif" style:font-family-complex="Liberation Serif"/>
    </style:style>
    <style:style style:family="table-cell" style:name="ce4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4">
      <style:paragraph-properties fo:text-align="center"/>
    </style:style>
    <style:style style:family="text" style:name="T915">
      <style:text-properties fo:font-family="Liberation Serif" style:font-family-complex="Liberation Serif" fo:font-size="13pt"/>
    </style:style>
    <style:style style:family="text" style:name="T916">
      <style:text-properties fo:font-family="Liberation Serif" style:font-family-complex="Liberation Serif"/>
    </style:style>
    <style:style style:family="table-cell" style:name="ce4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5">
      <style:paragraph-properties fo:text-align="center"/>
    </style:style>
    <style:style style:family="text" style:name="T917">
      <style:text-properties fo:font-family="Liberation Serif" style:font-family-complex="Liberation Serif" fo:font-size="13pt"/>
    </style:style>
    <style:style style:family="text" style:name="T918">
      <style:text-properties fo:font-family="Liberation Serif" style:font-family-complex="Liberation Serif"/>
    </style:style>
    <style:style style:family="table-cell" style:name="ce4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6">
      <style:paragraph-properties fo:text-align="center"/>
    </style:style>
    <style:style style:family="text" style:name="T919">
      <style:text-properties fo:font-family="Liberation Serif" style:font-family-complex="Liberation Serif" fo:font-size="13pt"/>
    </style:style>
    <style:style style:family="text" style:name="T920">
      <style:text-properties fo:font-family="Liberation Serif" style:font-family-complex="Liberation Serif"/>
    </style:style>
    <style:style style:family="table-cell" style:name="ce46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507">
      <style:paragraph-properties fo:text-align="center"/>
    </style:style>
    <style:style style:family="text" style:name="T921">
      <style:text-properties fo:font-family="Liberation Serif" style:font-family-complex="Liberation Serif" fo:font-size="13pt"/>
    </style:style>
    <style:style style:family="text" style:name="T922">
      <style:text-properties fo:font-family="Liberation Serif" style:font-family-complex="Liberation Serif"/>
    </style:style>
    <style:style style:family="table-row" style:name="ro15">
      <style:table-row-properties style:min-row-height="1.083cm"/>
    </style:style>
    <style:style style:family="table-cell" style:name="ce46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8">
      <style:paragraph-properties fo:text-align="center"/>
    </style:style>
    <style:style style:family="text" style:name="T923">
      <style:text-properties fo:font-family="Liberation Serif" style:font-family-complex="Liberation Serif" fo:font-size="13pt"/>
    </style:style>
    <style:style style:family="text" style:name="T924">
      <style:text-properties fo:font-family="Liberation Serif" style:font-family-complex="Liberation Serif"/>
    </style:style>
    <style:style style:family="table-cell" style:name="ce4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09">
      <style:paragraph-properties fo:text-align="center"/>
    </style:style>
    <style:style style:family="text" style:name="T925">
      <style:text-properties fo:font-family="Liberation Serif" style:font-family-complex="Liberation Serif" fo:font-size="13pt"/>
    </style:style>
    <style:style style:family="text" style:name="T926">
      <style:text-properties fo:font-family="Liberation Serif" style:font-family-complex="Liberation Serif"/>
    </style:style>
    <style:style style:family="table-cell" style:name="ce4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0">
      <style:paragraph-properties fo:text-align="center"/>
    </style:style>
    <style:style style:family="text" style:name="T927">
      <style:text-properties fo:font-family="Liberation Serif" style:font-family-complex="Liberation Serif" fo:font-size="13pt"/>
    </style:style>
    <style:style style:family="text" style:name="T928">
      <style:text-properties fo:font-family="Liberation Serif" style:font-family-complex="Liberation Serif"/>
    </style:style>
    <style:style style:family="table-cell" style:name="ce4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1">
      <style:paragraph-properties fo:text-align="center"/>
    </style:style>
    <style:style style:family="text" style:name="T929">
      <style:text-properties fo:font-family="Liberation Serif" style:font-family-complex="Liberation Serif" fo:font-size="13pt"/>
    </style:style>
    <style:style style:family="text" style:name="T930">
      <style:text-properties fo:font-family="Liberation Serif" style:font-family-complex="Liberation Serif"/>
    </style:style>
    <style:style style:family="table-cell" style:name="ce467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512">
      <style:paragraph-properties fo:text-align="center"/>
    </style:style>
    <style:style style:family="text" style:name="T931">
      <style:text-properties fo:font-family="Liberation Serif" style:font-family-complex="Liberation Serif" fo:font-size="13pt"/>
    </style:style>
    <style:style style:family="table-cell" style:name="ce468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513">
      <style:paragraph-properties fo:text-align="center"/>
    </style:style>
    <style:style style:family="text" style:name="T932">
      <style:text-properties fo:font-family="Liberation Serif" style:font-family-complex="Liberation Serif" fo:font-size="13pt"/>
    </style:style>
    <style:style style:family="table-cell" style:name="ce46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4">
      <style:paragraph-properties fo:text-align="center"/>
    </style:style>
    <style:style style:family="text" style:name="T933">
      <style:text-properties fo:font-family="Liberation Serif" style:font-family-complex="Liberation Serif" fo:font-size="13pt"/>
    </style:style>
    <style:style style:family="text" style:name="T934">
      <style:text-properties fo:font-family="Liberation Serif" style:font-family-complex="Liberation Serif"/>
    </style:style>
    <style:style style:family="table-cell" style:name="ce47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5">
      <style:paragraph-properties fo:text-align="center"/>
    </style:style>
    <style:style style:family="text" style:name="T935">
      <style:text-properties fo:font-family="Liberation Serif" style:font-family-complex="Liberation Serif" fo:font-size="13pt"/>
    </style:style>
    <style:style style:family="text" style:name="T936">
      <style:text-properties fo:font-family="Liberation Serif" style:font-family-complex="Liberation Serif"/>
    </style:style>
    <style:style style:family="table-cell" style:name="ce47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6">
      <style:paragraph-properties fo:text-align="center"/>
    </style:style>
    <style:style style:family="text" style:name="T937">
      <style:text-properties fo:font-family="Liberation Serif" style:font-family-complex="Liberation Serif" fo:font-size="13pt"/>
    </style:style>
    <style:style style:family="text" style:name="T938">
      <style:text-properties fo:font-family="Liberation Serif" style:font-family-complex="Liberation Serif"/>
    </style:style>
    <style:style style:family="table-cell" style:name="ce4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7">
      <style:paragraph-properties fo:text-align="center"/>
    </style:style>
    <style:style style:family="text" style:name="T939">
      <style:text-properties fo:font-family="Liberation Serif" style:font-family-complex="Liberation Serif" fo:font-size="13pt"/>
    </style:style>
    <style:style style:family="text" style:name="T940">
      <style:text-properties fo:font-family="Liberation Serif" style:font-family-complex="Liberation Serif"/>
    </style:style>
    <style:style style:family="table-cell" style:name="ce4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8">
      <style:paragraph-properties fo:text-align="center"/>
    </style:style>
    <style:style style:family="text" style:name="T941">
      <style:text-properties fo:font-family="Liberation Serif" style:font-family-complex="Liberation Serif" fo:font-size="13pt"/>
    </style:style>
    <style:style style:family="text" style:name="T942">
      <style:text-properties fo:font-family="Liberation Serif" style:font-family-complex="Liberation Serif"/>
    </style:style>
    <style:style style:family="table-cell" style:name="ce4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19">
      <style:paragraph-properties fo:text-align="center"/>
    </style:style>
    <style:style style:family="text" style:name="T943">
      <style:text-properties fo:font-family="Liberation Serif" style:font-family-complex="Liberation Serif" fo:font-size="13pt"/>
    </style:style>
    <style:style style:family="text" style:name="T944">
      <style:text-properties fo:font-family="Liberation Serif" style:font-family-complex="Liberation Serif"/>
    </style:style>
    <style:style style:family="table-cell" style:name="ce4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0">
      <style:paragraph-properties fo:text-align="center"/>
    </style:style>
    <style:style style:family="text" style:name="T945">
      <style:text-properties fo:font-family="Liberation Serif" style:font-family-complex="Liberation Serif" fo:font-size="13pt"/>
    </style:style>
    <style:style style:family="text" style:name="T946">
      <style:text-properties fo:font-family="Liberation Serif" style:font-family-complex="Liberation Serif"/>
    </style:style>
    <style:style style:family="table-cell" style:name="ce4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1">
      <style:paragraph-properties fo:text-align="center"/>
    </style:style>
    <style:style style:family="text" style:name="T947">
      <style:text-properties fo:font-family="Liberation Serif" style:font-family-complex="Liberation Serif" fo:font-size="13pt"/>
    </style:style>
    <style:style style:family="text" style:name="T948">
      <style:text-properties fo:font-family="Liberation Serif" style:font-family-complex="Liberation Serif"/>
    </style:style>
    <style:style style:family="table-cell" style:name="ce4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2">
      <style:paragraph-properties fo:text-align="center"/>
    </style:style>
    <style:style style:family="text" style:name="T949">
      <style:text-properties fo:font-family="Liberation Serif" style:font-family-complex="Liberation Serif" fo:font-size="13pt" style:text-underline-type="none" style:text-underline-width="auto"/>
    </style:style>
    <style:style style:family="text" style:name="T950">
      <style:text-properties fo:font-family="Liberation Serif" style:font-family-complex="Liberation Serif"/>
    </style:style>
    <style:style style:family="table-cell" style:name="ce4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3">
      <style:paragraph-properties fo:text-align="center"/>
    </style:style>
    <style:style style:family="text" style:name="T951">
      <style:text-properties fo:font-family="Liberation Serif" style:font-family-complex="Liberation Serif" fo:font-size="13pt" style:text-underline-type="none" style:text-underline-width="auto"/>
    </style:style>
    <style:style style:family="text" style:name="T952">
      <style:text-properties fo:font-family="Liberation Serif" style:font-family-complex="Liberation Serif"/>
    </style:style>
    <style:style style:family="table-cell" style:name="ce4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4">
      <style:paragraph-properties fo:text-align="center"/>
    </style:style>
    <style:style style:family="text" style:name="T953">
      <style:text-properties fo:font-family="Liberation Serif" style:font-family-complex="Liberation Serif" fo:font-size="13pt" style:text-underline-type="none" style:text-underline-width="auto"/>
    </style:style>
    <style:style style:family="text" style:name="T954">
      <style:text-properties fo:font-family="Liberation Serif" style:font-family-complex="Liberation Serif"/>
    </style:style>
    <style:style style:family="table-cell" style:name="ce4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5">
      <style:paragraph-properties fo:text-align="center"/>
    </style:style>
    <style:style style:family="text" style:name="T955">
      <style:text-properties fo:font-family="Liberation Serif" style:font-family-complex="Liberation Serif" fo:font-size="13pt" style:text-underline-type="none" style:text-underline-width="auto"/>
    </style:style>
    <style:style style:family="text" style:name="T956">
      <style:text-properties fo:font-family="Liberation Serif" style:font-family-complex="Liberation Serif"/>
    </style:style>
    <style:style style:family="table-cell" style:name="ce4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6">
      <style:paragraph-properties fo:text-align="center"/>
    </style:style>
    <style:style style:family="text" style:name="T957">
      <style:text-properties fo:font-family="Liberation Serif" style:font-family-complex="Liberation Serif" fo:font-size="13pt" style:text-underline-type="none" style:text-underline-width="auto"/>
    </style:style>
    <style:style style:family="text" style:name="T958">
      <style:text-properties fo:font-family="Liberation Serif" style:font-family-complex="Liberation Serif"/>
    </style:style>
    <style:style style:family="table-cell" style:name="ce4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7">
      <style:paragraph-properties fo:text-align="center"/>
    </style:style>
    <style:style style:family="text" style:name="T959">
      <style:text-properties fo:font-family="Liberation Serif" style:font-family-complex="Liberation Serif" fo:font-size="13pt" style:text-underline-type="none" style:text-underline-width="auto"/>
    </style:style>
    <style:style style:family="text" style:name="T960">
      <style:text-properties fo:font-family="Liberation Serif" style:font-family-complex="Liberation Serif"/>
    </style:style>
    <style:style style:family="table-cell" style:name="ce4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8">
      <style:paragraph-properties fo:text-align="center"/>
    </style:style>
    <style:style style:family="text" style:name="T961">
      <style:text-properties fo:font-family="Liberation Serif" style:font-family-complex="Liberation Serif" fo:font-size="13pt" style:text-underline-type="none" style:text-underline-width="auto"/>
    </style:style>
    <style:style style:family="text" style:name="T962">
      <style:text-properties fo:font-family="Liberation Serif" style:font-family-complex="Liberation Serif"/>
    </style:style>
    <style:style style:family="table-cell" style:name="ce4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29">
      <style:paragraph-properties fo:text-align="center"/>
    </style:style>
    <style:style style:family="text" style:name="T963">
      <style:text-properties fo:font-family="Liberation Serif" style:font-family-complex="Liberation Serif" fo:font-size="13pt"/>
    </style:style>
    <style:style style:family="text" style:name="T964">
      <style:text-properties fo:font-family="Liberation Serif" style:font-family-complex="Liberation Serif"/>
    </style:style>
    <style:style style:family="table-cell" style:name="ce4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0">
      <style:paragraph-properties fo:text-align="center"/>
    </style:style>
    <style:style style:family="text" style:name="T965">
      <style:text-properties fo:font-family="Liberation Serif" style:font-family-complex="Liberation Serif" fo:font-size="13pt"/>
    </style:style>
    <style:style style:family="text" style:name="T966">
      <style:text-properties fo:font-family="Liberation Serif" style:font-family-complex="Liberation Serif"/>
    </style:style>
    <style:style style:family="table-cell" style:name="ce4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1">
      <style:paragraph-properties fo:text-align="center"/>
    </style:style>
    <style:style style:family="text" style:name="T967">
      <style:text-properties fo:font-family="Liberation Serif" style:font-family-complex="Liberation Serif" fo:font-size="13pt"/>
    </style:style>
    <style:style style:family="text" style:name="T968">
      <style:text-properties fo:font-family="Liberation Serif" style:font-family-complex="Liberation Serif"/>
    </style:style>
    <style:style style:family="table-cell" style:name="ce4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2">
      <style:paragraph-properties fo:text-align="center"/>
    </style:style>
    <style:style style:family="text" style:name="T969">
      <style:text-properties fo:font-family="Liberation Serif" style:font-family-complex="Liberation Serif" fo:font-size="13pt"/>
    </style:style>
    <style:style style:family="text" style:name="T970">
      <style:text-properties fo:font-family="Liberation Serif" style:font-family-complex="Liberation Serif"/>
    </style:style>
    <style:style style:family="table-cell" style:name="ce4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3">
      <style:paragraph-properties fo:text-align="center"/>
    </style:style>
    <style:style style:family="text" style:name="T971">
      <style:text-properties fo:font-family="Liberation Serif" style:font-family-complex="Liberation Serif" fo:font-size="13pt"/>
    </style:style>
    <style:style style:family="text" style:name="T972">
      <style:text-properties fo:font-family="Liberation Serif" style:font-family-complex="Liberation Serif"/>
    </style:style>
    <style:style style:family="table-cell" style:name="ce4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4">
      <style:paragraph-properties fo:text-align="center"/>
    </style:style>
    <style:style style:family="text" style:name="T973">
      <style:text-properties fo:font-family="Liberation Serif" style:font-family-complex="Liberation Serif" fo:font-size="13pt"/>
    </style:style>
    <style:style style:family="text" style:name="T974">
      <style:text-properties fo:font-family="Liberation Serif" style:font-family-complex="Liberation Serif"/>
    </style:style>
    <style:style style:family="table-cell" style:name="ce4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5">
      <style:paragraph-properties fo:text-align="center"/>
    </style:style>
    <style:style style:family="text" style:name="T975">
      <style:text-properties fo:font-family="Liberation Serif" style:font-family-complex="Liberation Serif" fo:font-size="13pt"/>
    </style:style>
    <style:style style:family="text" style:name="T976">
      <style:text-properties fo:font-family="Liberation Serif" style:font-family-complex="Liberation Serif"/>
    </style:style>
    <style:style style:family="table-cell" style:name="ce4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6">
      <style:paragraph-properties fo:text-align="center"/>
    </style:style>
    <style:style style:family="text" style:name="T977">
      <style:text-properties fo:font-family="Liberation Serif" style:font-family-complex="Liberation Serif" fo:font-size="13pt"/>
    </style:style>
    <style:style style:family="text" style:name="T978">
      <style:text-properties fo:font-family="Liberation Serif" style:font-family-complex="Liberation Serif"/>
    </style:style>
    <style:style style:family="table-cell" style:name="ce4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7">
      <style:paragraph-properties fo:text-align="center"/>
    </style:style>
    <style:style style:family="text" style:name="T979">
      <style:text-properties fo:font-family="Liberation Serif" style:font-family-complex="Liberation Serif" fo:font-size="13pt"/>
    </style:style>
    <style:style style:family="text" style:name="T980">
      <style:text-properties fo:font-family="Liberation Serif" style:font-family-complex="Liberation Serif"/>
    </style:style>
    <style:style style:family="table-cell" style:name="ce4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8">
      <style:paragraph-properties fo:text-align="center"/>
    </style:style>
    <style:style style:family="text" style:name="T981">
      <style:text-properties fo:font-family="Liberation Serif" style:font-family-complex="Liberation Serif" fo:font-size="13pt"/>
    </style:style>
    <style:style style:family="text" style:name="T982">
      <style:text-properties fo:font-family="Liberation Serif" style:font-family-complex="Liberation Serif"/>
    </style:style>
    <style:style style:family="table-cell" style:name="ce4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39">
      <style:paragraph-properties fo:text-align="center"/>
    </style:style>
    <style:style style:family="text" style:name="T983">
      <style:text-properties fo:font-family="Liberation Serif" style:font-family-complex="Liberation Serif" fo:font-size="13pt"/>
    </style:style>
    <style:style style:family="text" style:name="T984">
      <style:text-properties fo:font-family="Liberation Serif" style:font-family-complex="Liberation Serif"/>
    </style:style>
    <style:style style:family="table-cell" style:name="ce49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540">
      <style:paragraph-properties fo:text-align="center"/>
    </style:style>
    <style:style style:family="text" style:name="T985">
      <style:text-properties fo:font-family="Liberation Serif" style:font-family-complex="Liberation Serif" fo:font-size="13pt"/>
    </style:style>
    <style:style style:family="text" style:name="T986">
      <style:text-properties fo:font-family="Liberation Serif" style:font-family-complex="Liberation Serif"/>
    </style:style>
    <style:style style:family="table-row" style:name="ro16">
      <style:table-row-properties style:min-row-height="1.083cm"/>
    </style:style>
    <style:style style:family="table-cell" style:name="ce49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1">
      <style:paragraph-properties fo:text-align="center"/>
    </style:style>
    <style:style style:family="text" style:name="T987">
      <style:text-properties fo:font-family="Liberation Serif" style:font-family-complex="Liberation Serif" fo:font-size="13pt"/>
    </style:style>
    <style:style style:family="text" style:name="T988">
      <style:text-properties fo:font-family="Liberation Serif" style:font-family-complex="Liberation Serif"/>
    </style:style>
    <style:style style:family="table-cell" style:name="ce4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2">
      <style:paragraph-properties fo:text-align="center"/>
    </style:style>
    <style:style style:family="text" style:name="T989">
      <style:text-properties fo:font-family="Liberation Serif" style:font-family-complex="Liberation Serif" fo:font-size="13pt"/>
    </style:style>
    <style:style style:family="text" style:name="T990">
      <style:text-properties fo:font-family="Liberation Serif" style:font-family-complex="Liberation Serif"/>
    </style:style>
    <style:style style:family="table-cell" style:name="ce4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3">
      <style:paragraph-properties fo:text-align="center"/>
    </style:style>
    <style:style style:family="text" style:name="T991">
      <style:text-properties fo:font-family="Liberation Serif" style:font-family-complex="Liberation Serif" fo:font-size="13pt"/>
    </style:style>
    <style:style style:family="text" style:name="T992">
      <style:text-properties fo:font-family="Liberation Serif" style:font-family-complex="Liberation Serif"/>
    </style:style>
    <style:style style:family="table-cell" style:name="ce4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4">
      <style:paragraph-properties fo:text-align="center"/>
    </style:style>
    <style:style style:family="text" style:name="T993">
      <style:text-properties fo:font-family="Liberation Serif" style:font-family-complex="Liberation Serif" fo:font-size="13pt"/>
    </style:style>
    <style:style style:family="text" style:name="T994">
      <style:text-properties fo:font-family="Liberation Serif" style:font-family-complex="Liberation Serif"/>
    </style:style>
    <style:style style:family="table-cell" style:name="ce500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545">
      <style:paragraph-properties fo:text-align="center"/>
    </style:style>
    <style:style style:family="text" style:name="T995">
      <style:text-properties fo:font-family="Liberation Serif" style:font-family-complex="Liberation Serif" fo:font-size="13pt"/>
    </style:style>
    <style:style style:family="table-cell" style:name="ce501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546">
      <style:paragraph-properties fo:text-align="center"/>
    </style:style>
    <style:style style:family="text" style:name="T996">
      <style:text-properties fo:font-family="Liberation Serif" style:font-family-complex="Liberation Serif" fo:font-size="13pt"/>
    </style:style>
    <style:style style:family="table-cell" style:name="ce50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7">
      <style:paragraph-properties fo:text-align="center"/>
    </style:style>
    <style:style style:family="text" style:name="T997">
      <style:text-properties fo:font-family="Liberation Serif" style:font-family-complex="Liberation Serif" fo:font-size="13pt"/>
    </style:style>
    <style:style style:family="text" style:name="T998">
      <style:text-properties fo:font-family="Liberation Serif" style:font-family-complex="Liberation Serif"/>
    </style:style>
    <style:style style:family="table-cell" style:name="ce50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8">
      <style:paragraph-properties fo:text-align="center"/>
    </style:style>
    <style:style style:family="text" style:name="T999">
      <style:text-properties fo:font-family="Liberation Serif" style:font-family-complex="Liberation Serif" fo:font-size="13pt"/>
    </style:style>
    <style:style style:family="text" style:name="T1000">
      <style:text-properties fo:font-family="Liberation Serif" style:font-family-complex="Liberation Serif"/>
    </style:style>
    <style:style style:family="table-cell" style:name="ce50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49">
      <style:paragraph-properties fo:text-align="center"/>
    </style:style>
    <style:style style:family="text" style:name="T1001">
      <style:text-properties fo:font-family="Liberation Serif" style:font-family-complex="Liberation Serif" fo:font-size="13pt"/>
    </style:style>
    <style:style style:family="text" style:name="T1002">
      <style:text-properties fo:font-family="Liberation Serif" style:font-family-complex="Liberation Serif"/>
    </style:style>
    <style:style style:family="table-cell" style:name="ce5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0">
      <style:paragraph-properties fo:text-align="center"/>
    </style:style>
    <style:style style:family="text" style:name="T1003">
      <style:text-properties fo:font-family="Liberation Serif" style:font-family-complex="Liberation Serif" fo:font-size="13pt"/>
    </style:style>
    <style:style style:family="text" style:name="T1004">
      <style:text-properties fo:font-family="Liberation Serif" style:font-family-complex="Liberation Serif"/>
    </style:style>
    <style:style style:family="table-cell" style:name="ce5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1">
      <style:paragraph-properties fo:text-align="center"/>
    </style:style>
    <style:style style:family="text" style:name="T1005">
      <style:text-properties fo:font-family="Liberation Serif" style:font-family-complex="Liberation Serif" fo:font-size="13pt"/>
    </style:style>
    <style:style style:family="text" style:name="T1006">
      <style:text-properties fo:font-family="Liberation Serif" style:font-family-complex="Liberation Serif"/>
    </style:style>
    <style:style style:family="table-cell" style:name="ce5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2">
      <style:paragraph-properties fo:text-align="center"/>
    </style:style>
    <style:style style:family="text" style:name="T1007">
      <style:text-properties fo:font-family="Liberation Serif" style:font-family-complex="Liberation Serif" fo:font-size="13pt"/>
    </style:style>
    <style:style style:family="text" style:name="T1008">
      <style:text-properties fo:font-family="Liberation Serif" style:font-family-complex="Liberation Serif"/>
    </style:style>
    <style:style style:family="table-cell" style:name="ce5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3">
      <style:paragraph-properties fo:text-align="center"/>
    </style:style>
    <style:style style:family="text" style:name="T1009">
      <style:text-properties fo:font-family="Liberation Serif" style:font-family-complex="Liberation Serif" fo:font-size="13pt"/>
    </style:style>
    <style:style style:family="text" style:name="T1010">
      <style:text-properties fo:font-family="Liberation Serif" style:font-family-complex="Liberation Serif"/>
    </style:style>
    <style:style style:family="table-cell" style:name="ce5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4">
      <style:paragraph-properties fo:text-align="center"/>
    </style:style>
    <style:style style:family="text" style:name="T1011">
      <style:text-properties fo:font-family="Liberation Serif" style:font-family-complex="Liberation Serif" fo:font-size="13pt"/>
    </style:style>
    <style:style style:family="text" style:name="T1012">
      <style:text-properties fo:font-family="Liberation Serif" style:font-family-complex="Liberation Serif"/>
    </style:style>
    <style:style style:family="table-cell" style:name="ce5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5">
      <style:paragraph-properties fo:text-align="center"/>
    </style:style>
    <style:style style:family="text" style:name="T1013">
      <style:text-properties fo:font-family="Liberation Serif" style:font-family-complex="Liberation Serif" fo:font-size="13pt"/>
    </style:style>
    <style:style style:family="text" style:name="T1014">
      <style:text-properties fo:font-family="Liberation Serif" style:font-family-complex="Liberation Serif"/>
    </style:style>
    <style:style style:family="table-cell" style:name="ce5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6">
      <style:paragraph-properties fo:text-align="center"/>
    </style:style>
    <style:style style:family="text" style:name="T1015">
      <style:text-properties fo:font-family="Liberation Serif" style:font-family-complex="Liberation Serif" fo:font-size="13pt"/>
    </style:style>
    <style:style style:family="text" style:name="T1016">
      <style:text-properties fo:font-family="Liberation Serif" style:font-family-complex="Liberation Serif"/>
    </style:style>
    <style:style style:family="table-cell" style:name="ce5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7">
      <style:paragraph-properties fo:text-align="center"/>
    </style:style>
    <style:style style:family="text" style:name="T1017">
      <style:text-properties fo:font-family="Liberation Serif" style:font-family-complex="Liberation Serif" fo:font-size="13pt"/>
    </style:style>
    <style:style style:family="text" style:name="T1018">
      <style:text-properties fo:font-family="Liberation Serif" style:font-family-complex="Liberation Serif"/>
    </style:style>
    <style:style style:family="table-cell" style:name="ce5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8">
      <style:paragraph-properties fo:text-align="center"/>
    </style:style>
    <style:style style:family="text" style:name="T1019">
      <style:text-properties fo:font-family="Liberation Serif" style:font-family-complex="Liberation Serif" fo:font-size="13pt" style:text-underline-type="none" style:text-underline-width="auto"/>
    </style:style>
    <style:style style:family="text" style:name="T1020">
      <style:text-properties fo:font-family="Liberation Serif" style:font-family-complex="Liberation Serif"/>
    </style:style>
    <style:style style:family="table-cell" style:name="ce5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59">
      <style:paragraph-properties fo:text-align="center"/>
    </style:style>
    <style:style style:family="text" style:name="T1021">
      <style:text-properties fo:font-family="Liberation Serif" style:font-family-complex="Liberation Serif" fo:font-size="13pt" style:text-underline-type="none" style:text-underline-width="auto"/>
    </style:style>
    <style:style style:family="text" style:name="T1022">
      <style:text-properties fo:font-family="Liberation Serif" style:font-family-complex="Liberation Serif"/>
    </style:style>
    <style:style style:family="table-cell" style:name="ce5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0">
      <style:paragraph-properties fo:text-align="center"/>
    </style:style>
    <style:style style:family="text" style:name="T1023">
      <style:text-properties fo:font-family="Liberation Serif" style:font-family-complex="Liberation Serif" fo:font-size="13pt" style:text-underline-type="none" style:text-underline-width="auto"/>
    </style:style>
    <style:style style:family="text" style:name="T1024">
      <style:text-properties fo:font-family="Liberation Serif" style:font-family-complex="Liberation Serif"/>
    </style:style>
    <style:style style:family="table-cell" style:name="ce5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1">
      <style:paragraph-properties fo:text-align="center"/>
    </style:style>
    <style:style style:family="text" style:name="T1025">
      <style:text-properties fo:font-family="Liberation Serif" style:font-family-complex="Liberation Serif" fo:font-size="13pt" style:text-underline-type="none" style:text-underline-width="auto"/>
    </style:style>
    <style:style style:family="text" style:name="T1026">
      <style:text-properties fo:font-family="Liberation Serif" style:font-family-complex="Liberation Serif"/>
    </style:style>
    <style:style style:family="table-cell" style:name="ce5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2">
      <style:paragraph-properties fo:text-align="center"/>
    </style:style>
    <style:style style:family="text" style:name="T1027">
      <style:text-properties fo:font-family="Liberation Serif" style:font-family-complex="Liberation Serif" fo:font-size="13pt"/>
    </style:style>
    <style:style style:family="text" style:name="T1028">
      <style:text-properties fo:font-family="Liberation Serif" style:font-family-complex="Liberation Serif"/>
    </style:style>
    <style:style style:family="table-cell" style:name="ce5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3">
      <style:paragraph-properties fo:text-align="center"/>
    </style:style>
    <style:style style:family="text" style:name="T1029">
      <style:text-properties fo:font-family="Liberation Serif" style:font-family-complex="Liberation Serif" fo:font-size="13pt"/>
    </style:style>
    <style:style style:family="text" style:name="T1030">
      <style:text-properties fo:font-family="Liberation Serif" style:font-family-complex="Liberation Serif"/>
    </style:style>
    <style:style style:family="table-cell" style:name="ce5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4">
      <style:paragraph-properties fo:text-align="center"/>
    </style:style>
    <style:style style:family="text" style:name="T1031">
      <style:text-properties fo:font-family="Liberation Serif" style:font-family-complex="Liberation Serif" fo:font-size="13pt"/>
    </style:style>
    <style:style style:family="text" style:name="T1032">
      <style:text-properties fo:font-family="Liberation Serif" style:font-family-complex="Liberation Serif"/>
    </style:style>
    <style:style style:family="table-cell" style:name="ce5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5">
      <style:paragraph-properties fo:text-align="center"/>
    </style:style>
    <style:style style:family="text" style:name="T1033">
      <style:text-properties fo:font-family="Liberation Serif" style:font-family-complex="Liberation Serif" fo:font-size="13pt"/>
    </style:style>
    <style:style style:family="text" style:name="T1034">
      <style:text-properties fo:font-family="Liberation Serif" style:font-family-complex="Liberation Serif"/>
    </style:style>
    <style:style style:family="table-cell" style:name="ce5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6">
      <style:paragraph-properties fo:text-align="center"/>
    </style:style>
    <style:style style:family="text" style:name="T1035">
      <style:text-properties fo:font-family="Liberation Serif" style:font-family-complex="Liberation Serif" fo:font-size="13pt"/>
    </style:style>
    <style:style style:family="text" style:name="T1036">
      <style:text-properties fo:font-family="Liberation Serif" style:font-family-complex="Liberation Serif"/>
    </style:style>
    <style:style style:family="table-cell" style:name="ce5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7">
      <style:paragraph-properties fo:text-align="center"/>
    </style:style>
    <style:style style:family="text" style:name="T1037">
      <style:text-properties fo:font-family="Liberation Serif" style:font-family-complex="Liberation Serif" fo:font-size="13pt"/>
    </style:style>
    <style:style style:family="text" style:name="T1038">
      <style:text-properties fo:font-family="Liberation Serif" style:font-family-complex="Liberation Serif"/>
    </style:style>
    <style:style style:family="table-cell" style:name="ce5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8">
      <style:paragraph-properties fo:text-align="center"/>
    </style:style>
    <style:style style:family="text" style:name="T1039">
      <style:text-properties fo:font-family="Liberation Serif" style:font-family-complex="Liberation Serif" fo:font-size="13pt"/>
    </style:style>
    <style:style style:family="text" style:name="T1040">
      <style:text-properties fo:font-family="Liberation Serif" style:font-family-complex="Liberation Serif"/>
    </style:style>
    <style:style style:family="table-cell" style:name="ce5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69">
      <style:paragraph-properties fo:text-align="center"/>
    </style:style>
    <style:style style:family="text" style:name="T1041">
      <style:text-properties fo:font-family="Liberation Serif" style:font-family-complex="Liberation Serif" fo:font-size="13pt"/>
    </style:style>
    <style:style style:family="text" style:name="T1042">
      <style:text-properties fo:font-family="Liberation Serif" style:font-family-complex="Liberation Serif"/>
    </style:style>
    <style:style style:family="table-cell" style:name="ce5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0">
      <style:paragraph-properties fo:text-align="center"/>
    </style:style>
    <style:style style:family="text" style:name="T1043">
      <style:text-properties fo:font-family="Liberation Serif" style:font-family-complex="Liberation Serif" fo:font-size="13pt"/>
    </style:style>
    <style:style style:family="text" style:name="T1044">
      <style:text-properties fo:font-family="Liberation Serif" style:font-family-complex="Liberation Serif"/>
    </style:style>
    <style:style style:family="table-cell" style:name="ce5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1">
      <style:paragraph-properties fo:text-align="center"/>
    </style:style>
    <style:style style:family="text" style:name="T1045">
      <style:text-properties fo:font-family="Liberation Serif" style:font-family-complex="Liberation Serif" fo:font-size="13pt"/>
    </style:style>
    <style:style style:family="text" style:name="T1046">
      <style:text-properties fo:font-family="Liberation Serif" style:font-family-complex="Liberation Serif"/>
    </style:style>
    <style:style style:family="table-cell" style:name="ce5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2">
      <style:paragraph-properties fo:text-align="center"/>
    </style:style>
    <style:style style:family="text" style:name="T1047">
      <style:text-properties fo:font-family="Liberation Serif" style:font-family-complex="Liberation Serif" fo:font-size="13pt"/>
    </style:style>
    <style:style style:family="text" style:name="T1048">
      <style:text-properties fo:font-family="Liberation Serif" style:font-family-complex="Liberation Serif"/>
    </style:style>
    <style:style style:family="table-cell" style:name="ce52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573">
      <style:paragraph-properties fo:text-align="center"/>
    </style:style>
    <style:style style:family="text" style:name="T1049">
      <style:text-properties fo:font-family="Liberation Serif" style:font-family-complex="Liberation Serif" fo:font-size="13pt"/>
    </style:style>
    <style:style style:family="text" style:name="T1050">
      <style:text-properties fo:font-family="Liberation Serif" style:font-family-complex="Liberation Serif"/>
    </style:style>
    <style:style style:family="table-row" style:name="ro17">
      <style:table-row-properties style:min-row-height="1.083cm"/>
    </style:style>
    <style:style style:family="table-cell" style:name="ce529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4">
      <style:paragraph-properties fo:text-align="center"/>
    </style:style>
    <style:style style:family="text" style:name="T1051">
      <style:text-properties fo:font-family="Liberation Serif" style:font-family-complex="Liberation Serif" fo:font-size="9pt"/>
    </style:style>
    <style:style style:family="text" style:name="T1052">
      <style:text-properties fo:font-family="Liberation Serif" style:font-family-complex="Liberation Serif"/>
    </style:style>
    <style:style style:family="table-cell" style:name="ce5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5">
      <style:paragraph-properties fo:text-align="center"/>
    </style:style>
    <style:style style:family="text" style:name="T1053">
      <style:text-properties fo:font-family="Liberation Serif" style:font-family-complex="Liberation Serif" fo:font-size="13pt"/>
    </style:style>
    <style:style style:family="text" style:name="T1054">
      <style:text-properties fo:font-family="Liberation Serif" style:font-family-complex="Liberation Serif"/>
    </style:style>
    <style:style style:family="table-cell" style:name="ce5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6">
      <style:paragraph-properties fo:text-align="center"/>
    </style:style>
    <style:style style:family="text" style:name="T1055">
      <style:text-properties fo:font-family="Liberation Serif" style:font-family-complex="Liberation Serif" fo:font-size="13pt"/>
    </style:style>
    <style:style style:family="text" style:name="T1056">
      <style:text-properties fo:font-family="Liberation Serif" style:font-family-complex="Liberation Serif"/>
    </style:style>
    <style:style style:family="table-cell" style:name="ce5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77">
      <style:paragraph-properties fo:text-align="center"/>
    </style:style>
    <style:style style:family="text" style:name="T1057">
      <style:text-properties fo:font-family="Liberation Serif" style:font-family-complex="Liberation Serif" fo:font-size="13pt"/>
    </style:style>
    <style:style style:family="text" style:name="T1058">
      <style:text-properties fo:font-family="Liberation Serif" style:font-family-complex="Liberation Serif"/>
    </style:style>
    <style:style style:family="table-cell" style:name="ce533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578">
      <style:paragraph-properties fo:text-align="center"/>
    </style:style>
    <style:style style:family="text" style:name="T1059">
      <style:text-properties fo:font-family="Liberation Serif" style:font-family-complex="Liberation Serif" fo:font-size="13pt"/>
    </style:style>
    <style:style style:family="table-cell" style:name="ce534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579">
      <style:paragraph-properties fo:text-align="center"/>
    </style:style>
    <style:style style:family="text" style:name="T1060">
      <style:text-properties fo:font-family="Liberation Serif" style:font-family-complex="Liberation Serif" fo:font-size="13pt"/>
    </style:style>
    <style:style style:family="table-cell" style:name="ce53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0">
      <style:paragraph-properties fo:text-align="center"/>
    </style:style>
    <style:style style:family="text" style:name="T1061">
      <style:text-properties fo:font-family="Liberation Serif" style:font-family-complex="Liberation Serif" fo:font-size="13pt"/>
    </style:style>
    <style:style style:family="text" style:name="T1062">
      <style:text-properties fo:font-family="Liberation Serif" style:font-family-complex="Liberation Serif"/>
    </style:style>
    <style:style style:family="table-cell" style:name="ce53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1">
      <style:paragraph-properties fo:text-align="center"/>
    </style:style>
    <style:style style:family="text" style:name="T1063">
      <style:text-properties fo:font-family="Liberation Serif" style:font-family-complex="Liberation Serif" fo:font-size="13pt"/>
    </style:style>
    <style:style style:family="text" style:name="T1064">
      <style:text-properties fo:font-family="Liberation Serif" style:font-family-complex="Liberation Serif"/>
    </style:style>
    <style:style style:family="table-cell" style:name="ce53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2">
      <style:paragraph-properties fo:text-align="center"/>
    </style:style>
    <style:style style:family="text" style:name="T1065">
      <style:text-properties fo:font-family="Liberation Serif" style:font-family-complex="Liberation Serif" fo:font-size="13pt"/>
    </style:style>
    <style:style style:family="text" style:name="T1066">
      <style:text-properties fo:font-family="Liberation Serif" style:font-family-complex="Liberation Serif"/>
    </style:style>
    <style:style style:family="table-cell" style:name="ce5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3">
      <style:paragraph-properties fo:text-align="center"/>
    </style:style>
    <style:style style:family="text" style:name="T1067">
      <style:text-properties fo:font-family="Liberation Serif" style:font-family-complex="Liberation Serif" fo:font-size="13pt"/>
    </style:style>
    <style:style style:family="text" style:name="T1068">
      <style:text-properties fo:font-family="Liberation Serif" style:font-family-complex="Liberation Serif"/>
    </style:style>
    <style:style style:family="table-cell" style:name="ce5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4">
      <style:paragraph-properties fo:text-align="center"/>
    </style:style>
    <style:style style:family="text" style:name="T1069">
      <style:text-properties fo:font-family="Liberation Serif" style:font-family-complex="Liberation Serif" fo:font-size="13pt"/>
    </style:style>
    <style:style style:family="text" style:name="T1070">
      <style:text-properties fo:font-family="Liberation Serif" style:font-family-complex="Liberation Serif"/>
    </style:style>
    <style:style style:family="table-cell" style:name="ce5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5">
      <style:paragraph-properties fo:text-align="center"/>
    </style:style>
    <style:style style:family="text" style:name="T1071">
      <style:text-properties fo:font-family="Liberation Serif" style:font-family-complex="Liberation Serif" fo:font-size="13pt"/>
    </style:style>
    <style:style style:family="text" style:name="T1072">
      <style:text-properties fo:font-family="Liberation Serif" style:font-family-complex="Liberation Serif"/>
    </style:style>
    <style:style style:family="table-cell" style:name="ce5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6">
      <style:paragraph-properties fo:text-align="center"/>
    </style:style>
    <style:style style:family="text" style:name="T1073">
      <style:text-properties fo:font-family="Liberation Serif" style:font-family-complex="Liberation Serif" fo:font-size="13pt"/>
    </style:style>
    <style:style style:family="text" style:name="T1074">
      <style:text-properties fo:font-family="Liberation Serif" style:font-family-complex="Liberation Serif"/>
    </style:style>
    <style:style style:family="table-cell" style:name="ce5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7">
      <style:paragraph-properties fo:text-align="center"/>
    </style:style>
    <style:style style:family="text" style:name="T1075">
      <style:text-properties fo:font-family="Liberation Serif" style:font-family-complex="Liberation Serif" fo:font-size="13pt"/>
    </style:style>
    <style:style style:family="text" style:name="T1076">
      <style:text-properties fo:font-family="Liberation Serif" style:font-family-complex="Liberation Serif"/>
    </style:style>
    <style:style style:family="table-cell" style:name="ce5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8">
      <style:paragraph-properties fo:text-align="center"/>
    </style:style>
    <style:style style:family="text" style:name="T1077">
      <style:text-properties fo:font-family="Liberation Serif" style:font-family-complex="Liberation Serif" fo:font-size="13pt"/>
    </style:style>
    <style:style style:family="text" style:name="T1078">
      <style:text-properties fo:font-family="Liberation Serif" style:font-family-complex="Liberation Serif"/>
    </style:style>
    <style:style style:family="table-cell" style:name="ce5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89">
      <style:paragraph-properties fo:text-align="center"/>
    </style:style>
    <style:style style:family="text" style:name="T1079">
      <style:text-properties fo:font-family="Liberation Serif" style:font-family-complex="Liberation Serif" fo:font-size="13pt"/>
    </style:style>
    <style:style style:family="text" style:name="T1080">
      <style:text-properties fo:font-family="Liberation Serif" style:font-family-complex="Liberation Serif"/>
    </style:style>
    <style:style style:family="table-cell" style:name="ce5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0">
      <style:paragraph-properties fo:text-align="center"/>
    </style:style>
    <style:style style:family="text" style:name="T1081">
      <style:text-properties fo:font-family="Liberation Serif" style:font-family-complex="Liberation Serif" fo:font-size="13pt"/>
    </style:style>
    <style:style style:family="text" style:name="T1082">
      <style:text-properties fo:font-family="Liberation Serif" style:font-family-complex="Liberation Serif"/>
    </style:style>
    <style:style style:family="table-cell" style:name="ce5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1">
      <style:paragraph-properties fo:text-align="center"/>
    </style:style>
    <style:style style:family="text" style:name="T1083">
      <style:text-properties fo:font-family="Liberation Serif" style:font-family-complex="Liberation Serif" fo:font-size="13pt" style:text-underline-type="none" style:text-underline-width="auto"/>
    </style:style>
    <style:style style:family="text" style:name="T1084">
      <style:text-properties fo:font-family="Liberation Serif" style:font-family-complex="Liberation Serif"/>
    </style:style>
    <style:style style:family="table-cell" style:name="ce5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2">
      <style:paragraph-properties fo:text-align="center"/>
    </style:style>
    <style:style style:family="text" style:name="T1085">
      <style:text-properties fo:font-family="Liberation Serif" style:font-family-complex="Liberation Serif" fo:font-size="13pt" style:text-underline-type="none" style:text-underline-width="auto"/>
    </style:style>
    <style:style style:family="text" style:name="T1086">
      <style:text-properties fo:font-family="Liberation Serif" style:font-family-complex="Liberation Serif"/>
    </style:style>
    <style:style style:family="table-cell" style:name="ce5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3">
      <style:paragraph-properties fo:text-align="center"/>
    </style:style>
    <style:style style:family="text" style:name="T1087">
      <style:text-properties fo:font-family="Liberation Serif" style:font-family-complex="Liberation Serif" fo:font-size="13pt" style:text-underline-type="none" style:text-underline-width="auto"/>
    </style:style>
    <style:style style:family="text" style:name="T1088">
      <style:text-properties fo:font-family="Liberation Serif" style:font-family-complex="Liberation Serif"/>
    </style:style>
    <style:style style:family="table-cell" style:name="ce5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4">
      <style:paragraph-properties fo:text-align="center"/>
    </style:style>
    <style:style style:family="text" style:name="T1089">
      <style:text-properties fo:font-family="Liberation Serif" style:font-family-complex="Liberation Serif" fo:font-size="13pt" style:text-underline-type="none" style:text-underline-width="auto"/>
    </style:style>
    <style:style style:family="text" style:name="T1090">
      <style:text-properties fo:font-family="Liberation Serif" style:font-family-complex="Liberation Serif"/>
    </style:style>
    <style:style style:family="table-cell" style:name="ce5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5">
      <style:paragraph-properties fo:text-align="center"/>
    </style:style>
    <style:style style:family="text" style:name="T1091">
      <style:text-properties fo:font-family="Liberation Serif" style:font-family-complex="Liberation Serif" fo:font-size="13pt"/>
    </style:style>
    <style:style style:family="text" style:name="T1092">
      <style:text-properties fo:font-family="Liberation Serif" style:font-family-complex="Liberation Serif"/>
    </style:style>
    <style:style style:family="table-cell" style:name="ce5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6">
      <style:paragraph-properties fo:text-align="center"/>
    </style:style>
    <style:style style:family="text" style:name="T1093">
      <style:text-properties fo:font-family="Liberation Serif" style:font-family-complex="Liberation Serif" fo:font-size="13pt"/>
    </style:style>
    <style:style style:family="text" style:name="T1094">
      <style:text-properties fo:font-family="Liberation Serif" style:font-family-complex="Liberation Serif"/>
    </style:style>
    <style:style style:family="table-cell" style:name="ce5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7">
      <style:paragraph-properties fo:text-align="center"/>
    </style:style>
    <style:style style:family="text" style:name="T1095">
      <style:text-properties fo:font-family="Liberation Serif" style:font-family-complex="Liberation Serif" fo:font-size="13pt"/>
    </style:style>
    <style:style style:family="text" style:name="T1096">
      <style:text-properties fo:font-family="Liberation Serif" style:font-family-complex="Liberation Serif"/>
    </style:style>
    <style:style style:family="table-cell" style:name="ce5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8">
      <style:paragraph-properties fo:text-align="center"/>
    </style:style>
    <style:style style:family="text" style:name="T1097">
      <style:text-properties fo:font-family="Liberation Serif" style:font-family-complex="Liberation Serif" fo:font-size="13pt"/>
    </style:style>
    <style:style style:family="text" style:name="T1098">
      <style:text-properties fo:font-family="Liberation Serif" style:font-family-complex="Liberation Serif"/>
    </style:style>
    <style:style style:family="table-cell" style:name="ce5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599">
      <style:paragraph-properties fo:text-align="center"/>
    </style:style>
    <style:style style:family="text" style:name="T1099">
      <style:text-properties fo:font-family="Liberation Serif" style:font-family-complex="Liberation Serif" fo:font-size="13pt"/>
    </style:style>
    <style:style style:family="text" style:name="T1100">
      <style:text-properties fo:font-family="Liberation Serif" style:font-family-complex="Liberation Serif"/>
    </style:style>
    <style:style style:family="table-cell" style:name="ce5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0">
      <style:paragraph-properties fo:text-align="center"/>
    </style:style>
    <style:style style:family="text" style:name="T1101">
      <style:text-properties fo:font-family="Liberation Serif" style:font-family-complex="Liberation Serif" fo:font-size="13pt"/>
    </style:style>
    <style:style style:family="text" style:name="T1102">
      <style:text-properties fo:font-family="Liberation Serif" style:font-family-complex="Liberation Serif"/>
    </style:style>
    <style:style style:family="table-cell" style:name="ce5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1">
      <style:paragraph-properties fo:text-align="center"/>
    </style:style>
    <style:style style:family="text" style:name="T1103">
      <style:text-properties fo:font-family="Liberation Serif" style:font-family-complex="Liberation Serif" fo:font-size="13pt"/>
    </style:style>
    <style:style style:family="text" style:name="T1104">
      <style:text-properties fo:font-family="Liberation Serif" style:font-family-complex="Liberation Serif"/>
    </style:style>
    <style:style style:family="table-cell" style:name="ce5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2">
      <style:paragraph-properties fo:text-align="center"/>
    </style:style>
    <style:style style:family="text" style:name="T1105">
      <style:text-properties fo:font-family="Liberation Serif" style:font-family-complex="Liberation Serif" fo:font-size="13pt"/>
    </style:style>
    <style:style style:family="text" style:name="T1106">
      <style:text-properties fo:font-family="Liberation Serif" style:font-family-complex="Liberation Serif"/>
    </style:style>
    <style:style style:family="table-cell" style:name="ce5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3">
      <style:paragraph-properties fo:text-align="center"/>
    </style:style>
    <style:style style:family="text" style:name="T1107">
      <style:text-properties fo:font-family="Liberation Serif" style:font-family-complex="Liberation Serif" fo:font-size="13pt"/>
    </style:style>
    <style:style style:family="text" style:name="T1108">
      <style:text-properties fo:font-family="Liberation Serif" style:font-family-complex="Liberation Serif"/>
    </style:style>
    <style:style style:family="table-cell" style:name="ce5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4">
      <style:paragraph-properties fo:text-align="center"/>
    </style:style>
    <style:style style:family="text" style:name="T1109">
      <style:text-properties fo:font-family="Liberation Serif" style:font-family-complex="Liberation Serif" fo:font-size="13pt"/>
    </style:style>
    <style:style style:family="text" style:name="T1110">
      <style:text-properties fo:font-family="Liberation Serif" style:font-family-complex="Liberation Serif"/>
    </style:style>
    <style:style style:family="table-cell" style:name="ce5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5">
      <style:paragraph-properties fo:text-align="center"/>
    </style:style>
    <style:style style:family="text" style:name="T1111">
      <style:text-properties fo:font-family="Liberation Serif" style:font-family-complex="Liberation Serif" fo:font-size="13pt"/>
    </style:style>
    <style:style style:family="text" style:name="T1112">
      <style:text-properties fo:font-family="Liberation Serif" style:font-family-complex="Liberation Serif"/>
    </style:style>
    <style:style style:family="table-cell" style:name="ce561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606">
      <style:paragraph-properties fo:text-align="center"/>
    </style:style>
    <style:style style:family="text" style:name="T1113">
      <style:text-properties fo:font-family="Liberation Serif" style:font-family-complex="Liberation Serif" fo:font-size="13pt"/>
    </style:style>
    <style:style style:family="text" style:name="T1114">
      <style:text-properties fo:font-family="Liberation Serif" style:font-family-complex="Liberation Serif"/>
    </style:style>
    <style:style style:family="table-row" style:name="ro18">
      <style:table-row-properties style:min-row-height="1.083cm"/>
    </style:style>
    <style:style style:family="table-cell" style:name="ce562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7">
      <style:paragraph-properties fo:text-align="center"/>
    </style:style>
    <style:style style:family="text" style:name="T1115">
      <style:text-properties fo:font-family="Liberation Serif" style:font-family-complex="Liberation Serif" fo:font-size="10pt"/>
    </style:style>
    <style:style style:family="text" style:name="T1116">
      <style:text-properties fo:font-family="Liberation Serif" style:font-family-complex="Liberation Serif"/>
    </style:style>
    <style:style style:family="table-cell" style:name="ce5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8">
      <style:paragraph-properties fo:text-align="center"/>
    </style:style>
    <style:style style:family="text" style:name="T1117">
      <style:text-properties fo:font-family="Liberation Serif" style:font-family-complex="Liberation Serif" fo:font-size="13pt"/>
    </style:style>
    <style:style style:family="text" style:name="T1118">
      <style:text-properties fo:font-family="Liberation Serif" style:font-family-complex="Liberation Serif"/>
    </style:style>
    <style:style style:family="table-cell" style:name="ce5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09">
      <style:paragraph-properties fo:text-align="center"/>
    </style:style>
    <style:style style:family="text" style:name="T1119">
      <style:text-properties fo:font-family="Liberation Serif" style:font-family-complex="Liberation Serif" fo:font-size="13pt"/>
    </style:style>
    <style:style style:family="text" style:name="T1120">
      <style:text-properties fo:font-family="Liberation Serif" style:font-family-complex="Liberation Serif"/>
    </style:style>
    <style:style style:family="table-cell" style:name="ce5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0">
      <style:paragraph-properties fo:text-align="center"/>
    </style:style>
    <style:style style:family="text" style:name="T1121">
      <style:text-properties fo:font-family="Liberation Serif" style:font-family-complex="Liberation Serif" fo:font-size="13pt"/>
    </style:style>
    <style:style style:family="text" style:name="T1122">
      <style:text-properties fo:font-family="Liberation Serif" style:font-family-complex="Liberation Serif"/>
    </style:style>
    <style:style style:family="table-cell" style:name="ce566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611">
      <style:paragraph-properties fo:text-align="center"/>
    </style:style>
    <style:style style:family="text" style:name="T1123">
      <style:text-properties fo:font-family="Liberation Serif" style:font-family-complex="Liberation Serif" fo:font-size="13pt"/>
    </style:style>
    <style:style style:family="table-cell" style:name="ce567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612">
      <style:paragraph-properties fo:text-align="center"/>
    </style:style>
    <style:style style:family="text" style:name="T1124">
      <style:text-properties fo:font-family="Liberation Serif" style:font-family-complex="Liberation Serif" fo:font-size="13pt"/>
    </style:style>
    <style:style style:family="table-cell" style:name="ce56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3">
      <style:paragraph-properties fo:text-align="center"/>
    </style:style>
    <style:style style:family="text" style:name="T1125">
      <style:text-properties fo:font-family="Liberation Serif" style:font-family-complex="Liberation Serif" fo:font-size="13pt"/>
    </style:style>
    <style:style style:family="text" style:name="T1126">
      <style:text-properties fo:font-family="Liberation Serif" style:font-family-complex="Liberation Serif"/>
    </style:style>
    <style:style style:family="table-cell" style:name="ce56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4">
      <style:paragraph-properties fo:text-align="center"/>
    </style:style>
    <style:style style:family="text" style:name="T1127">
      <style:text-properties fo:font-family="Liberation Serif" style:font-family-complex="Liberation Serif" fo:font-size="13pt"/>
    </style:style>
    <style:style style:family="text" style:name="T1128">
      <style:text-properties fo:font-family="Liberation Serif" style:font-family-complex="Liberation Serif"/>
    </style:style>
    <style:style style:family="table-cell" style:name="ce57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5">
      <style:paragraph-properties fo:text-align="center"/>
    </style:style>
    <style:style style:family="text" style:name="T1129">
      <style:text-properties fo:font-family="Liberation Serif" style:font-family-complex="Liberation Serif" fo:font-size="13pt"/>
    </style:style>
    <style:style style:family="text" style:name="T1130">
      <style:text-properties fo:font-family="Liberation Serif" style:font-family-complex="Liberation Serif"/>
    </style:style>
    <style:style style:family="table-cell" style:name="ce5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6">
      <style:paragraph-properties fo:text-align="center"/>
    </style:style>
    <style:style style:family="text" style:name="T1131">
      <style:text-properties fo:font-family="Liberation Serif" style:font-family-complex="Liberation Serif" fo:font-size="13pt"/>
    </style:style>
    <style:style style:family="text" style:name="T1132">
      <style:text-properties fo:font-family="Liberation Serif" style:font-family-complex="Liberation Serif"/>
    </style:style>
    <style:style style:family="table-cell" style:name="ce5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7">
      <style:paragraph-properties fo:text-align="center"/>
    </style:style>
    <style:style style:family="text" style:name="T1133">
      <style:text-properties fo:font-family="Liberation Serif" style:font-family-complex="Liberation Serif" fo:font-size="13pt"/>
    </style:style>
    <style:style style:family="text" style:name="T1134">
      <style:text-properties fo:font-family="Liberation Serif" style:font-family-complex="Liberation Serif"/>
    </style:style>
    <style:style style:family="table-cell" style:name="ce5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8">
      <style:paragraph-properties fo:text-align="center"/>
    </style:style>
    <style:style style:family="text" style:name="T1135">
      <style:text-properties fo:font-family="Liberation Serif" style:font-family-complex="Liberation Serif" fo:font-size="13pt"/>
    </style:style>
    <style:style style:family="text" style:name="T1136">
      <style:text-properties fo:font-family="Liberation Serif" style:font-family-complex="Liberation Serif"/>
    </style:style>
    <style:style style:family="table-cell" style:name="ce5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19">
      <style:paragraph-properties fo:text-align="center"/>
    </style:style>
    <style:style style:family="text" style:name="T1137">
      <style:text-properties fo:font-family="Liberation Serif" style:font-family-complex="Liberation Serif" fo:font-size="13pt"/>
    </style:style>
    <style:style style:family="text" style:name="T1138">
      <style:text-properties fo:font-family="Liberation Serif" style:font-family-complex="Liberation Serif"/>
    </style:style>
    <style:style style:family="table-cell" style:name="ce5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0">
      <style:paragraph-properties fo:text-align="center"/>
    </style:style>
    <style:style style:family="text" style:name="T1139">
      <style:text-properties fo:font-family="Liberation Serif" style:font-family-complex="Liberation Serif" fo:font-size="13pt"/>
    </style:style>
    <style:style style:family="text" style:name="T1140">
      <style:text-properties fo:font-family="Liberation Serif" style:font-family-complex="Liberation Serif"/>
    </style:style>
    <style:style style:family="table-cell" style:name="ce5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1">
      <style:paragraph-properties fo:text-align="center"/>
    </style:style>
    <style:style style:family="text" style:name="T1141">
      <style:text-properties fo:font-family="Liberation Serif" style:font-family-complex="Liberation Serif" fo:font-size="13pt"/>
    </style:style>
    <style:style style:family="text" style:name="T1142">
      <style:text-properties fo:font-family="Liberation Serif" style:font-family-complex="Liberation Serif"/>
    </style:style>
    <style:style style:family="table-cell" style:name="ce5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2">
      <style:paragraph-properties fo:text-align="center"/>
    </style:style>
    <style:style style:family="text" style:name="T1143">
      <style:text-properties fo:font-family="Liberation Serif" style:font-family-complex="Liberation Serif" fo:font-size="13pt"/>
    </style:style>
    <style:style style:family="text" style:name="T1144">
      <style:text-properties fo:font-family="Liberation Serif" style:font-family-complex="Liberation Serif"/>
    </style:style>
    <style:style style:family="table-cell" style:name="ce5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3">
      <style:paragraph-properties fo:text-align="center"/>
    </style:style>
    <style:style style:family="text" style:name="T1145">
      <style:text-properties fo:font-family="Liberation Serif" style:font-family-complex="Liberation Serif" fo:font-size="13pt"/>
    </style:style>
    <style:style style:family="text" style:name="T1146">
      <style:text-properties fo:font-family="Liberation Serif" style:font-family-complex="Liberation Serif"/>
    </style:style>
    <style:style style:family="table-cell" style:name="ce5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4">
      <style:paragraph-properties fo:text-align="center"/>
    </style:style>
    <style:style style:family="text" style:name="T1147">
      <style:text-properties fo:font-family="Liberation Serif" style:font-family-complex="Liberation Serif" fo:font-size="13pt" style:text-underline-type="none" style:text-underline-width="auto"/>
    </style:style>
    <style:style style:family="text" style:name="T1148">
      <style:text-properties fo:font-family="Liberation Serif" style:font-family-complex="Liberation Serif"/>
    </style:style>
    <style:style style:family="table-cell" style:name="ce5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5">
      <style:paragraph-properties fo:text-align="center"/>
    </style:style>
    <style:style style:family="text" style:name="T1149">
      <style:text-properties fo:font-family="Liberation Serif" style:font-family-complex="Liberation Serif" fo:font-size="13pt" style:text-underline-type="none" style:text-underline-width="auto"/>
    </style:style>
    <style:style style:family="text" style:name="T1150">
      <style:text-properties fo:font-family="Liberation Serif" style:font-family-complex="Liberation Serif"/>
    </style:style>
    <style:style style:family="table-cell" style:name="ce5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6">
      <style:paragraph-properties fo:text-align="center"/>
    </style:style>
    <style:style style:family="text" style:name="T1151">
      <style:text-properties fo:font-family="Liberation Serif" style:font-family-complex="Liberation Serif" fo:font-size="13pt" style:text-underline-type="none" style:text-underline-width="auto"/>
    </style:style>
    <style:style style:family="text" style:name="T1152">
      <style:text-properties fo:font-family="Liberation Serif" style:font-family-complex="Liberation Serif"/>
    </style:style>
    <style:style style:family="table-cell" style:name="ce5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7">
      <style:paragraph-properties fo:text-align="center"/>
    </style:style>
    <style:style style:family="text" style:name="T1153">
      <style:text-properties fo:font-family="Liberation Serif" style:font-family-complex="Liberation Serif" fo:font-size="13pt" style:text-underline-type="none" style:text-underline-width="auto"/>
    </style:style>
    <style:style style:family="text" style:name="T1154">
      <style:text-properties fo:font-family="Liberation Serif" style:font-family-complex="Liberation Serif"/>
    </style:style>
    <style:style style:family="table-cell" style:name="ce5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8">
      <style:paragraph-properties fo:text-align="center"/>
    </style:style>
    <style:style style:family="text" style:name="T1155">
      <style:text-properties fo:font-family="Liberation Serif" style:font-family-complex="Liberation Serif" fo:font-size="13pt"/>
    </style:style>
    <style:style style:family="text" style:name="T1156">
      <style:text-properties fo:font-family="Liberation Serif" style:font-family-complex="Liberation Serif"/>
    </style:style>
    <style:style style:family="table-cell" style:name="ce5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29">
      <style:paragraph-properties fo:text-align="center"/>
    </style:style>
    <style:style style:family="text" style:name="T1157">
      <style:text-properties fo:font-family="Liberation Serif" style:font-family-complex="Liberation Serif" fo:font-size="13pt"/>
    </style:style>
    <style:style style:family="text" style:name="T1158">
      <style:text-properties fo:font-family="Liberation Serif" style:font-family-complex="Liberation Serif"/>
    </style:style>
    <style:style style:family="table-cell" style:name="ce5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0">
      <style:paragraph-properties fo:text-align="center"/>
    </style:style>
    <style:style style:family="text" style:name="T1159">
      <style:text-properties fo:font-family="Liberation Serif" style:font-family-complex="Liberation Serif" fo:font-size="13pt"/>
    </style:style>
    <style:style style:family="text" style:name="T1160">
      <style:text-properties fo:font-family="Liberation Serif" style:font-family-complex="Liberation Serif"/>
    </style:style>
    <style:style style:family="table-cell" style:name="ce5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1">
      <style:paragraph-properties fo:text-align="center"/>
    </style:style>
    <style:style style:family="text" style:name="T1161">
      <style:text-properties fo:font-family="Liberation Serif" style:font-family-complex="Liberation Serif" fo:font-size="13pt"/>
    </style:style>
    <style:style style:family="text" style:name="T1162">
      <style:text-properties fo:font-family="Liberation Serif" style:font-family-complex="Liberation Serif"/>
    </style:style>
    <style:style style:family="table-cell" style:name="ce5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2">
      <style:paragraph-properties fo:text-align="center"/>
    </style:style>
    <style:style style:family="text" style:name="T1163">
      <style:text-properties fo:font-family="Liberation Serif" style:font-family-complex="Liberation Serif" fo:font-size="13pt"/>
    </style:style>
    <style:style style:family="text" style:name="T1164">
      <style:text-properties fo:font-family="Liberation Serif" style:font-family-complex="Liberation Serif"/>
    </style:style>
    <style:style style:family="table-cell" style:name="ce5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3">
      <style:paragraph-properties fo:text-align="center"/>
    </style:style>
    <style:style style:family="text" style:name="T1165">
      <style:text-properties fo:font-family="Liberation Serif" style:font-family-complex="Liberation Serif" fo:font-size="13pt"/>
    </style:style>
    <style:style style:family="text" style:name="T1166">
      <style:text-properties fo:font-family="Liberation Serif" style:font-family-complex="Liberation Serif"/>
    </style:style>
    <style:style style:family="table-cell" style:name="ce5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4">
      <style:paragraph-properties fo:text-align="center"/>
    </style:style>
    <style:style style:family="text" style:name="T1167">
      <style:text-properties fo:font-family="Liberation Serif" style:font-family-complex="Liberation Serif" fo:font-size="13pt"/>
    </style:style>
    <style:style style:family="text" style:name="T1168">
      <style:text-properties fo:font-family="Liberation Serif" style:font-family-complex="Liberation Serif"/>
    </style:style>
    <style:style style:family="table-cell" style:name="ce5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5">
      <style:paragraph-properties fo:text-align="center"/>
    </style:style>
    <style:style style:family="text" style:name="T1169">
      <style:text-properties fo:font-family="Liberation Serif" style:font-family-complex="Liberation Serif" fo:font-size="13pt"/>
    </style:style>
    <style:style style:family="text" style:name="T1170">
      <style:text-properties fo:font-family="Liberation Serif" style:font-family-complex="Liberation Serif"/>
    </style:style>
    <style:style style:family="table-cell" style:name="ce5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6">
      <style:paragraph-properties fo:text-align="center"/>
    </style:style>
    <style:style style:family="text" style:name="T1171">
      <style:text-properties fo:font-family="Liberation Serif" style:font-family-complex="Liberation Serif" fo:font-size="13pt"/>
    </style:style>
    <style:style style:family="text" style:name="T1172">
      <style:text-properties fo:font-family="Liberation Serif" style:font-family-complex="Liberation Serif"/>
    </style:style>
    <style:style style:family="table-cell" style:name="ce5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7">
      <style:paragraph-properties fo:text-align="center"/>
    </style:style>
    <style:style style:family="text" style:name="T1173">
      <style:text-properties fo:font-family="Liberation Serif" style:font-family-complex="Liberation Serif" fo:font-size="13pt"/>
    </style:style>
    <style:style style:family="text" style:name="T1174">
      <style:text-properties fo:font-family="Liberation Serif" style:font-family-complex="Liberation Serif"/>
    </style:style>
    <style:style style:family="table-cell" style:name="ce5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38">
      <style:paragraph-properties fo:text-align="center"/>
    </style:style>
    <style:style style:family="text" style:name="T1175">
      <style:text-properties fo:font-family="Liberation Serif" style:font-family-complex="Liberation Serif" fo:font-size="13pt"/>
    </style:style>
    <style:style style:family="text" style:name="T1176">
      <style:text-properties fo:font-family="Liberation Serif" style:font-family-complex="Liberation Serif"/>
    </style:style>
    <style:style style:family="table-cell" style:name="ce594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639">
      <style:paragraph-properties fo:text-align="center"/>
    </style:style>
    <style:style style:family="text" style:name="T1177">
      <style:text-properties fo:font-family="Liberation Serif" style:font-family-complex="Liberation Serif" fo:font-size="13pt"/>
    </style:style>
    <style:style style:family="text" style:name="T1178">
      <style:text-properties fo:font-family="Liberation Serif" style:font-family-complex="Liberation Serif"/>
    </style:style>
    <style:style style:family="table-row" style:name="ro19">
      <style:table-row-properties style:min-row-height="1.083cm"/>
    </style:style>
    <style:style style:family="table-cell" style:name="ce595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0">
      <style:paragraph-properties fo:text-align="center"/>
    </style:style>
    <style:style style:family="text" style:name="T1179">
      <style:text-properties fo:font-family="Liberation Serif" style:font-family-complex="Liberation Serif" fo:font-size="10pt"/>
    </style:style>
    <style:style style:family="text" style:name="T1180">
      <style:text-properties fo:font-family="Liberation Serif" style:font-family-complex="Liberation Serif"/>
    </style:style>
    <style:style style:family="table-cell" style:name="ce5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1">
      <style:paragraph-properties fo:text-align="center"/>
    </style:style>
    <style:style style:family="text" style:name="T1181">
      <style:text-properties fo:font-family="Liberation Serif" style:font-family-complex="Liberation Serif" fo:font-size="13pt" style:text-underline-type="none" style:text-underline-width="auto"/>
    </style:style>
    <style:style style:family="text" style:name="T1182">
      <style:text-properties fo:font-family="Liberation Serif" style:font-family-complex="Liberation Serif"/>
    </style:style>
    <style:style style:family="table-cell" style:name="ce5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2">
      <style:paragraph-properties fo:text-align="center"/>
    </style:style>
    <style:style style:family="text" style:name="T1183">
      <style:text-properties fo:font-family="Liberation Serif" style:font-family-complex="Liberation Serif" fo:font-size="13pt" style:text-underline-type="none" style:text-underline-width="auto"/>
    </style:style>
    <style:style style:family="text" style:name="T1184">
      <style:text-properties fo:font-family="Liberation Serif" style:font-family-complex="Liberation Serif"/>
    </style:style>
    <style:style style:family="table-cell" style:name="ce5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3">
      <style:paragraph-properties fo:text-align="center"/>
    </style:style>
    <style:style style:family="text" style:name="T1185">
      <style:text-properties fo:font-family="Liberation Serif" style:font-family-complex="Liberation Serif" fo:font-size="13pt" style:text-underline-type="none" style:text-underline-width="auto"/>
    </style:style>
    <style:style style:family="text" style:name="T1186">
      <style:text-properties fo:font-family="Liberation Serif" style:font-family-complex="Liberation Serif"/>
    </style:style>
    <style:style style:family="table-cell" style:name="ce599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644">
      <style:paragraph-properties fo:text-align="center"/>
    </style:style>
    <style:style style:family="text" style:name="T1187">
      <style:text-properties fo:font-family="Liberation Serif" style:font-family-complex="Liberation Serif"/>
    </style:style>
    <style:style style:family="text" style:name="T1188">
      <style:text-properties fo:font-family="Liberation Serif" style:font-family-complex="Liberation Serif" fo:font-size="13pt"/>
    </style:style>
    <style:style style:family="text" style:name="T1189">
      <style:text-properties fo:font-family="Liberation Serif" style:font-family-complex="Liberation Serif"/>
    </style:style>
    <style:style style:family="table-cell" style:name="ce600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5">
      <style:paragraph-properties fo:text-align="center"/>
    </style:style>
    <style:style style:family="text" style:name="T1190">
      <style:text-properties fo:font-family="Liberation Serif" style:font-family-complex="Liberation Serif" fo:font-size="13pt" style:text-underline-type="none" style:text-underline-width="auto"/>
    </style:style>
    <style:style style:family="text" style:name="T1191">
      <style:text-properties fo:font-family="Liberation Serif" style:font-family-complex="Liberation Serif"/>
    </style:style>
    <style:style style:family="table-cell" style:name="ce60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6">
      <style:paragraph-properties fo:text-align="center"/>
    </style:style>
    <style:style style:family="text" style:name="T1192">
      <style:text-properties fo:font-family="Liberation Serif" style:font-family-complex="Liberation Serif" fo:font-size="13pt" style:text-underline-type="none" style:text-underline-width="auto"/>
    </style:style>
    <style:style style:family="text" style:name="T1193">
      <style:text-properties fo:font-family="Liberation Serif" style:font-family-complex="Liberation Serif"/>
    </style:style>
    <style:style style:family="table-cell" style:name="ce60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7">
      <style:paragraph-properties fo:text-align="center"/>
    </style:style>
    <style:style style:family="text" style:name="T1194">
      <style:text-properties fo:font-family="Liberation Serif" style:font-family-complex="Liberation Serif" fo:font-size="13pt" style:text-underline-type="none" style:text-underline-width="auto"/>
    </style:style>
    <style:style style:family="text" style:name="T1195">
      <style:text-properties fo:font-family="Liberation Serif" style:font-family-complex="Liberation Serif"/>
    </style:style>
    <style:style style:family="table-cell" style:name="ce60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8">
      <style:paragraph-properties fo:text-align="center"/>
    </style:style>
    <style:style style:family="text" style:name="T1196">
      <style:text-properties fo:font-family="Liberation Serif" style:font-family-complex="Liberation Serif" fo:font-size="13pt" style:text-underline-type="none" style:text-underline-width="auto"/>
    </style:style>
    <style:style style:family="text" style:name="T1197">
      <style:text-properties fo:font-family="Liberation Serif" style:font-family-complex="Liberation Serif"/>
    </style:style>
    <style:style style:family="table-cell" style:name="ce6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49">
      <style:paragraph-properties fo:text-align="center"/>
    </style:style>
    <style:style style:family="text" style:name="T1198">
      <style:text-properties fo:font-family="Liberation Serif" style:font-family-complex="Liberation Serif" fo:font-size="13pt"/>
    </style:style>
    <style:style style:family="text" style:name="T1199">
      <style:text-properties fo:font-family="Liberation Serif" style:font-family-complex="Liberation Serif"/>
    </style:style>
    <style:style style:family="table-cell" style:name="ce6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0">
      <style:paragraph-properties fo:text-align="center"/>
    </style:style>
    <style:style style:family="text" style:name="T1200">
      <style:text-properties fo:font-family="Liberation Serif" style:font-family-complex="Liberation Serif" fo:font-size="13pt"/>
    </style:style>
    <style:style style:family="text" style:name="T1201">
      <style:text-properties fo:font-family="Liberation Serif" style:font-family-complex="Liberation Serif"/>
    </style:style>
    <style:style style:family="table-cell" style:name="ce6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1">
      <style:paragraph-properties fo:text-align="center"/>
    </style:style>
    <style:style style:family="text" style:name="T1202">
      <style:text-properties fo:font-family="Liberation Serif" style:font-family-complex="Liberation Serif" fo:font-size="13pt"/>
    </style:style>
    <style:style style:family="text" style:name="T1203">
      <style:text-properties fo:font-family="Liberation Serif" style:font-family-complex="Liberation Serif"/>
    </style:style>
    <style:style style:family="table-cell" style:name="ce6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2">
      <style:paragraph-properties fo:text-align="center"/>
    </style:style>
    <style:style style:family="text" style:name="T1204">
      <style:text-properties fo:font-family="Liberation Serif" style:font-family-complex="Liberation Serif" fo:font-size="13pt"/>
    </style:style>
    <style:style style:family="text" style:name="T1205">
      <style:text-properties fo:font-family="Liberation Serif" style:font-family-complex="Liberation Serif"/>
    </style:style>
    <style:style style:family="table-cell" style:name="ce6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3">
      <style:paragraph-properties fo:text-align="center"/>
    </style:style>
    <style:style style:family="text" style:name="T1206">
      <style:text-properties fo:font-family="Liberation Serif" style:font-family-complex="Liberation Serif" fo:font-size="13pt"/>
    </style:style>
    <style:style style:family="text" style:name="T1207">
      <style:text-properties fo:font-family="Liberation Serif" style:font-family-complex="Liberation Serif"/>
    </style:style>
    <style:style style:family="table-cell" style:name="ce6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4">
      <style:paragraph-properties fo:text-align="center"/>
    </style:style>
    <style:style style:family="text" style:name="T1208">
      <style:text-properties fo:font-family="Liberation Serif" style:font-family-complex="Liberation Serif" fo:font-size="13pt"/>
    </style:style>
    <style:style style:family="text" style:name="T1209">
      <style:text-properties fo:font-family="Liberation Serif" style:font-family-complex="Liberation Serif"/>
    </style:style>
    <style:style style:family="table-cell" style:name="ce6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5">
      <style:paragraph-properties fo:text-align="center"/>
    </style:style>
    <style:style style:family="text" style:name="T1210">
      <style:text-properties fo:font-family="Liberation Serif" style:font-family-complex="Liberation Serif" fo:font-size="13pt"/>
    </style:style>
    <style:style style:family="text" style:name="T1211">
      <style:text-properties fo:font-family="Liberation Serif" style:font-family-complex="Liberation Serif"/>
    </style:style>
    <style:style style:family="table-cell" style:name="ce6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6">
      <style:paragraph-properties fo:text-align="center"/>
    </style:style>
    <style:style style:family="text" style:name="T1212">
      <style:text-properties fo:font-family="Liberation Serif" style:font-family-complex="Liberation Serif" fo:font-size="13pt"/>
    </style:style>
    <style:style style:family="text" style:name="T1213">
      <style:text-properties fo:font-family="Liberation Serif" style:font-family-complex="Liberation Serif"/>
    </style:style>
    <style:style style:family="table-cell" style:name="ce6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7">
      <style:paragraph-properties fo:text-align="center"/>
    </style:style>
    <style:style style:family="text" style:name="T1214">
      <style:text-properties fo:font-family="Liberation Serif" style:font-family-complex="Liberation Serif" fo:font-size="13pt"/>
    </style:style>
    <style:style style:family="text" style:name="T1215">
      <style:text-properties fo:font-family="Liberation Serif" style:font-family-complex="Liberation Serif"/>
    </style:style>
    <style:style style:family="table-cell" style:name="ce6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8">
      <style:paragraph-properties fo:text-align="center"/>
    </style:style>
    <style:style style:family="text" style:name="T1216">
      <style:text-properties fo:font-family="Liberation Serif" style:font-family-complex="Liberation Serif" fo:font-size="13pt"/>
    </style:style>
    <style:style style:family="text" style:name="T1217">
      <style:text-properties fo:font-family="Liberation Serif" style:font-family-complex="Liberation Serif"/>
    </style:style>
    <style:style style:family="table-cell" style:name="ce6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59">
      <style:paragraph-properties fo:text-align="center"/>
    </style:style>
    <style:style style:family="text" style:name="T1218">
      <style:text-properties fo:font-family="Liberation Serif" style:font-family-complex="Liberation Serif" fo:font-size="13pt"/>
    </style:style>
    <style:style style:family="text" style:name="T1219">
      <style:text-properties fo:font-family="Liberation Serif" style:font-family-complex="Liberation Serif"/>
    </style:style>
    <style:style style:family="table-cell" style:name="ce6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0">
      <style:paragraph-properties fo:text-align="center"/>
    </style:style>
    <style:style style:family="text" style:name="T1220">
      <style:text-properties fo:font-family="Liberation Serif" style:font-family-complex="Liberation Serif" fo:font-size="13pt"/>
    </style:style>
    <style:style style:family="text" style:name="T1221">
      <style:text-properties fo:font-family="Liberation Serif" style:font-family-complex="Liberation Serif"/>
    </style:style>
    <style:style style:family="table-cell" style:name="ce6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1">
      <style:paragraph-properties fo:text-align="center"/>
    </style:style>
    <style:style style:family="text" style:name="T1222">
      <style:text-properties fo:font-family="Liberation Serif" style:font-family-complex="Liberation Serif" fo:font-size="13pt"/>
    </style:style>
    <style:style style:family="text" style:name="T1223">
      <style:text-properties fo:font-family="Liberation Serif" style:font-family-complex="Liberation Serif"/>
    </style:style>
    <style:style style:family="table-cell" style:name="ce6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2">
      <style:paragraph-properties fo:text-align="center"/>
    </style:style>
    <style:style style:family="text" style:name="T1224">
      <style:text-properties fo:font-family="Liberation Serif" style:font-family-complex="Liberation Serif" fo:font-size="13pt"/>
    </style:style>
    <style:style style:family="text" style:name="T1225">
      <style:text-properties fo:font-family="Liberation Serif" style:font-family-complex="Liberation Serif"/>
    </style:style>
    <style:style style:family="table-cell" style:name="ce6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3">
      <style:paragraph-properties fo:text-align="center"/>
    </style:style>
    <style:style style:family="text" style:name="T1226">
      <style:text-properties fo:font-family="Liberation Serif" style:font-family-complex="Liberation Serif" fo:font-size="13pt"/>
    </style:style>
    <style:style style:family="text" style:name="T1227">
      <style:text-properties fo:font-family="Liberation Serif" style:font-family-complex="Liberation Serif"/>
    </style:style>
    <style:style style:family="table-cell" style:name="ce6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4">
      <style:paragraph-properties fo:text-align="center"/>
    </style:style>
    <style:style style:family="text" style:name="T1228">
      <style:text-properties fo:font-family="Liberation Serif" style:font-family-complex="Liberation Serif" fo:font-size="13pt"/>
    </style:style>
    <style:style style:family="text" style:name="T1229">
      <style:text-properties fo:font-family="Liberation Serif" style:font-family-complex="Liberation Serif"/>
    </style:style>
    <style:style style:family="table-cell" style:name="ce6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5">
      <style:paragraph-properties fo:text-align="center"/>
    </style:style>
    <style:style style:family="text" style:name="T1230">
      <style:text-properties fo:font-family="Liberation Serif" style:font-family-complex="Liberation Serif" fo:font-size="13pt" style:text-underline-type="none" style:text-underline-width="auto"/>
    </style:style>
    <style:style style:family="text" style:name="T1231">
      <style:text-properties fo:font-family="Liberation Serif" style:font-family-complex="Liberation Serif"/>
    </style:style>
    <style:style style:family="table-cell" style:name="ce6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6">
      <style:paragraph-properties fo:text-align="center"/>
    </style:style>
    <style:style style:family="text" style:name="T1232">
      <style:text-properties fo:font-family="Liberation Serif" style:font-family-complex="Liberation Serif" fo:font-size="13pt" style:text-underline-type="none" style:text-underline-width="auto"/>
    </style:style>
    <style:style style:family="text" style:name="T1233">
      <style:text-properties fo:font-family="Liberation Serif" style:font-family-complex="Liberation Serif"/>
    </style:style>
    <style:style style:family="table-cell" style:name="ce6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7">
      <style:paragraph-properties fo:text-align="center"/>
    </style:style>
    <style:style style:family="text" style:name="T1234">
      <style:text-properties fo:font-family="Liberation Serif" style:font-family-complex="Liberation Serif" fo:font-size="13pt" style:text-underline-type="none" style:text-underline-width="auto"/>
    </style:style>
    <style:style style:family="text" style:name="T1235">
      <style:text-properties fo:font-family="Liberation Serif" style:font-family-complex="Liberation Serif"/>
    </style:style>
    <style:style style:family="table-cell" style:name="ce6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8">
      <style:paragraph-properties fo:text-align="center"/>
    </style:style>
    <style:style style:family="text" style:name="T1236">
      <style:text-properties fo:font-family="Liberation Serif" style:font-family-complex="Liberation Serif" fo:font-size="13pt" style:text-underline-type="none" style:text-underline-width="auto"/>
    </style:style>
    <style:style style:family="text" style:name="T1237">
      <style:text-properties fo:font-family="Liberation Serif" style:font-family-complex="Liberation Serif"/>
    </style:style>
    <style:style style:family="table-cell" style:name="ce6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69">
      <style:paragraph-properties fo:text-align="center"/>
    </style:style>
    <style:style style:family="text" style:name="T1238">
      <style:text-properties fo:font-family="Liberation Serif" style:font-family-complex="Liberation Serif" fo:font-size="13pt" style:text-underline-type="none" style:text-underline-width="auto"/>
    </style:style>
    <style:style style:family="text" style:name="T1239">
      <style:text-properties fo:font-family="Liberation Serif" style:font-family-complex="Liberation Serif"/>
    </style:style>
    <style:style style:family="table-cell" style:name="ce6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0">
      <style:paragraph-properties fo:text-align="center"/>
    </style:style>
    <style:style style:family="text" style:name="T1240">
      <style:text-properties fo:font-family="Liberation Serif" style:font-family-complex="Liberation Serif" fo:font-size="13pt" style:text-underline-type="none" style:text-underline-width="auto"/>
    </style:style>
    <style:style style:family="text" style:name="T1241">
      <style:text-properties fo:font-family="Liberation Serif" style:font-family-complex="Liberation Serif"/>
    </style:style>
    <style:style style:family="table-cell" style:name="ce6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1">
      <style:paragraph-properties fo:text-align="center"/>
    </style:style>
    <style:style style:family="text" style:name="T1242">
      <style:text-properties fo:font-family="Liberation Serif" style:font-family-complex="Liberation Serif" fo:font-size="13pt" style:text-underline-type="none" style:text-underline-width="auto"/>
    </style:style>
    <style:style style:family="text" style:name="T1243">
      <style:text-properties fo:font-family="Liberation Serif" style:font-family-complex="Liberation Serif"/>
    </style:style>
    <style:style style:family="table-cell" style:name="ce627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672">
      <style:paragraph-properties fo:text-align="center"/>
    </style:style>
    <style:style style:family="text" style:name="T1244">
      <style:text-properties fo:font-family="Liberation Serif" style:font-family-complex="Liberation Serif" fo:font-size="13pt" style:text-underline-type="none" style:text-underline-width="auto"/>
    </style:style>
    <style:style style:family="text" style:name="T1245">
      <style:text-properties fo:font-family="Liberation Serif" style:font-family-complex="Liberation Serif"/>
    </style:style>
    <style:style style:family="table-row" style:name="ro20">
      <style:table-row-properties style:min-row-height="1.083cm"/>
    </style:style>
    <style:style style:family="table-cell" style:name="ce628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3">
      <style:paragraph-properties fo:text-align="center"/>
    </style:style>
    <style:style style:family="text" style:name="T1246">
      <style:text-properties fo:font-family="Liberation Serif" style:font-family-complex="Liberation Serif" fo:font-size="8pt"/>
    </style:style>
    <style:style style:family="text" style:name="T1247">
      <style:text-properties fo:font-family="Liberation Serif" style:font-family-complex="Liberation Serif"/>
    </style:style>
    <style:style style:family="table-cell" style:name="ce6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4">
      <style:paragraph-properties fo:text-align="center"/>
    </style:style>
    <style:style style:family="text" style:name="T1248">
      <style:text-properties fo:font-family="Liberation Serif" style:font-family-complex="Liberation Serif" fo:font-size="13pt" style:text-underline-type="none" style:text-underline-width="auto"/>
    </style:style>
    <style:style style:family="text" style:name="T1249">
      <style:text-properties fo:font-family="Liberation Serif" style:font-family-complex="Liberation Serif"/>
    </style:style>
    <style:style style:family="table-cell" style:name="ce6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5">
      <style:paragraph-properties fo:text-align="center"/>
    </style:style>
    <style:style style:family="text" style:name="T1250">
      <style:text-properties fo:font-family="Liberation Serif" style:font-family-complex="Liberation Serif" fo:font-size="13pt" style:text-underline-type="none" style:text-underline-width="auto"/>
    </style:style>
    <style:style style:family="text" style:name="T1251">
      <style:text-properties fo:font-family="Liberation Serif" style:font-family-complex="Liberation Serif"/>
    </style:style>
    <style:style style:family="table-cell" style:name="ce6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6">
      <style:paragraph-properties fo:text-align="center"/>
    </style:style>
    <style:style style:family="text" style:name="T1252">
      <style:text-properties fo:font-family="Liberation Serif" style:font-family-complex="Liberation Serif" fo:font-size="13pt" style:text-underline-type="none" style:text-underline-width="auto"/>
    </style:style>
    <style:style style:family="text" style:name="T1253">
      <style:text-properties fo:font-family="Liberation Serif" style:font-family-complex="Liberation Serif"/>
    </style:style>
    <style:style style:family="table-cell" style:name="ce632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677">
      <style:paragraph-properties fo:text-align="center"/>
    </style:style>
    <style:style style:family="text" style:name="T1254">
      <style:text-properties fo:font-family="Liberation Serif" style:font-family-complex="Liberation Serif"/>
    </style:style>
    <style:style style:family="text" style:name="T1255">
      <style:text-properties fo:font-family="Liberation Serif" style:font-family-complex="Liberation Serif" fo:font-size="13pt"/>
    </style:style>
    <style:style style:family="text" style:name="T1256">
      <style:text-properties fo:font-family="Liberation Serif" style:font-family-complex="Liberation Serif"/>
    </style:style>
    <style:style style:family="table-cell" style:name="ce633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8">
      <style:paragraph-properties fo:text-align="center"/>
    </style:style>
    <style:style style:family="text" style:name="T1257">
      <style:text-properties fo:font-family="Liberation Serif" style:font-family-complex="Liberation Serif" fo:font-size="13pt" style:text-underline-type="none" style:text-underline-width="auto"/>
    </style:style>
    <style:style style:family="text" style:name="T1258">
      <style:text-properties fo:font-family="Liberation Serif" style:font-family-complex="Liberation Serif"/>
    </style:style>
    <style:style style:family="table-cell" style:name="ce63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79">
      <style:paragraph-properties fo:text-align="center"/>
    </style:style>
    <style:style style:family="text" style:name="T1259">
      <style:text-properties fo:font-family="Liberation Serif" style:font-family-complex="Liberation Serif" fo:font-size="13pt"/>
    </style:style>
    <style:style style:family="text" style:name="T1260">
      <style:text-properties fo:font-family="Liberation Serif" style:font-family-complex="Liberation Serif"/>
    </style:style>
    <style:style style:family="table-cell" style:name="ce63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0">
      <style:paragraph-properties fo:text-align="center"/>
    </style:style>
    <style:style style:family="text" style:name="T1261">
      <style:text-properties fo:font-family="Liberation Serif" style:font-family-complex="Liberation Serif" fo:font-size="13pt"/>
    </style:style>
    <style:style style:family="text" style:name="T1262">
      <style:text-properties fo:font-family="Liberation Serif" style:font-family-complex="Liberation Serif"/>
    </style:style>
    <style:style style:family="table-cell" style:name="ce63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1">
      <style:paragraph-properties fo:text-align="center"/>
    </style:style>
    <style:style style:family="text" style:name="T1263">
      <style:text-properties fo:font-family="Liberation Serif" style:font-family-complex="Liberation Serif" fo:font-size="13pt"/>
    </style:style>
    <style:style style:family="text" style:name="T1264">
      <style:text-properties fo:font-family="Liberation Serif" style:font-family-complex="Liberation Serif"/>
    </style:style>
    <style:style style:family="table-cell" style:name="ce6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2">
      <style:paragraph-properties fo:text-align="center"/>
    </style:style>
    <style:style style:family="text" style:name="T1265">
      <style:text-properties fo:font-family="Liberation Serif" style:font-family-complex="Liberation Serif" fo:font-size="13pt"/>
    </style:style>
    <style:style style:family="text" style:name="T1266">
      <style:text-properties fo:font-family="Liberation Serif" style:font-family-complex="Liberation Serif"/>
    </style:style>
    <style:style style:family="table-cell" style:name="ce6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3">
      <style:paragraph-properties fo:text-align="center"/>
    </style:style>
    <style:style style:family="text" style:name="T1267">
      <style:text-properties fo:font-family="Liberation Serif" style:font-family-complex="Liberation Serif" fo:font-size="13pt"/>
    </style:style>
    <style:style style:family="text" style:name="T1268">
      <style:text-properties fo:font-family="Liberation Serif" style:font-family-complex="Liberation Serif"/>
    </style:style>
    <style:style style:family="table-cell" style:name="ce6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4">
      <style:paragraph-properties fo:text-align="center"/>
    </style:style>
    <style:style style:family="text" style:name="T1269">
      <style:text-properties fo:font-family="Liberation Serif" style:font-family-complex="Liberation Serif" fo:font-size="13pt"/>
    </style:style>
    <style:style style:family="text" style:name="T1270">
      <style:text-properties fo:font-family="Liberation Serif" style:font-family-complex="Liberation Serif"/>
    </style:style>
    <style:style style:family="table-cell" style:name="ce6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5">
      <style:paragraph-properties fo:text-align="center"/>
    </style:style>
    <style:style style:family="text" style:name="T1271">
      <style:text-properties fo:font-family="Liberation Serif" style:font-family-complex="Liberation Serif" fo:font-size="13pt"/>
    </style:style>
    <style:style style:family="text" style:name="T1272">
      <style:text-properties fo:font-family="Liberation Serif" style:font-family-complex="Liberation Serif"/>
    </style:style>
    <style:style style:family="table-cell" style:name="ce6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6">
      <style:paragraph-properties fo:text-align="center"/>
    </style:style>
    <style:style style:family="text" style:name="T1273">
      <style:text-properties fo:font-family="Liberation Serif" style:font-family-complex="Liberation Serif" fo:font-size="13pt"/>
    </style:style>
    <style:style style:family="text" style:name="T1274">
      <style:text-properties fo:font-family="Liberation Serif" style:font-family-complex="Liberation Serif"/>
    </style:style>
    <style:style style:family="table-cell" style:name="ce6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7">
      <style:paragraph-properties fo:text-align="center"/>
    </style:style>
    <style:style style:family="text" style:name="T1275">
      <style:text-properties fo:font-family="Liberation Serif" style:font-family-complex="Liberation Serif" fo:font-size="13pt"/>
    </style:style>
    <style:style style:family="text" style:name="T1276">
      <style:text-properties fo:font-family="Liberation Serif" style:font-family-complex="Liberation Serif"/>
    </style:style>
    <style:style style:family="table-cell" style:name="ce6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8">
      <style:paragraph-properties fo:text-align="center"/>
    </style:style>
    <style:style style:family="text" style:name="T1277">
      <style:text-properties fo:font-family="Liberation Serif" style:font-family-complex="Liberation Serif" fo:font-size="13pt"/>
    </style:style>
    <style:style style:family="text" style:name="T1278">
      <style:text-properties fo:font-family="Liberation Serif" style:font-family-complex="Liberation Serif"/>
    </style:style>
    <style:style style:family="table-cell" style:name="ce6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89">
      <style:paragraph-properties fo:text-align="center"/>
    </style:style>
    <style:style style:family="text" style:name="T1279">
      <style:text-properties fo:font-family="Liberation Serif" style:font-family-complex="Liberation Serif" fo:font-size="13pt"/>
    </style:style>
    <style:style style:family="text" style:name="T1280">
      <style:text-properties fo:font-family="Liberation Serif" style:font-family-complex="Liberation Serif"/>
    </style:style>
    <style:style style:family="table-cell" style:name="ce6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0">
      <style:paragraph-properties fo:text-align="center"/>
    </style:style>
    <style:style style:family="text" style:name="T1281">
      <style:text-properties fo:font-family="Liberation Serif" style:font-family-complex="Liberation Serif" fo:font-size="13pt"/>
    </style:style>
    <style:style style:family="text" style:name="T1282">
      <style:text-properties fo:font-family="Liberation Serif" style:font-family-complex="Liberation Serif"/>
    </style:style>
    <style:style style:family="table-cell" style:name="ce6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1">
      <style:paragraph-properties fo:text-align="center"/>
    </style:style>
    <style:style style:family="text" style:name="T1283">
      <style:text-properties fo:font-family="Liberation Serif" style:font-family-complex="Liberation Serif" fo:font-size="13pt"/>
    </style:style>
    <style:style style:family="text" style:name="T1284">
      <style:text-properties fo:font-family="Liberation Serif" style:font-family-complex="Liberation Serif"/>
    </style:style>
    <style:style style:family="table-cell" style:name="ce6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2">
      <style:paragraph-properties fo:text-align="center"/>
    </style:style>
    <style:style style:family="text" style:name="T1285">
      <style:text-properties fo:font-family="Liberation Serif" style:font-family-complex="Liberation Serif" fo:font-size="13pt"/>
    </style:style>
    <style:style style:family="text" style:name="T1286">
      <style:text-properties fo:font-family="Liberation Serif" style:font-family-complex="Liberation Serif"/>
    </style:style>
    <style:style style:family="table-cell" style:name="ce6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3">
      <style:paragraph-properties fo:text-align="center"/>
    </style:style>
    <style:style style:family="text" style:name="T1287">
      <style:text-properties fo:font-family="Liberation Serif" style:font-family-complex="Liberation Serif" fo:font-size="13pt"/>
    </style:style>
    <style:style style:family="text" style:name="T1288">
      <style:text-properties fo:font-family="Liberation Serif" style:font-family-complex="Liberation Serif"/>
    </style:style>
    <style:style style:family="table-cell" style:name="ce6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4">
      <style:paragraph-properties fo:text-align="center"/>
    </style:style>
    <style:style style:family="text" style:name="T1289">
      <style:text-properties fo:font-family="Liberation Serif" style:font-family-complex="Liberation Serif" fo:font-size="13pt"/>
    </style:style>
    <style:style style:family="text" style:name="T1290">
      <style:text-properties fo:font-family="Liberation Serif" style:font-family-complex="Liberation Serif"/>
    </style:style>
    <style:style style:family="table-cell" style:name="ce6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5">
      <style:paragraph-properties fo:text-align="center"/>
    </style:style>
    <style:style style:family="text" style:name="T1291">
      <style:text-properties fo:font-family="Liberation Serif" style:font-family-complex="Liberation Serif" fo:font-size="13pt"/>
    </style:style>
    <style:style style:family="text" style:name="T1292">
      <style:text-properties fo:font-family="Liberation Serif" style:font-family-complex="Liberation Serif"/>
    </style:style>
    <style:style style:family="table-cell" style:name="ce6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6">
      <style:paragraph-properties fo:text-align="center"/>
    </style:style>
    <style:style style:family="text" style:name="T1293">
      <style:text-properties fo:font-family="Liberation Serif" style:font-family-complex="Liberation Serif" fo:font-size="13pt"/>
    </style:style>
    <style:style style:family="text" style:name="T1294">
      <style:text-properties fo:font-family="Liberation Serif" style:font-family-complex="Liberation Serif"/>
    </style:style>
    <style:style style:family="table-cell" style:name="ce6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7">
      <style:paragraph-properties fo:text-align="center"/>
    </style:style>
    <style:style style:family="text" style:name="T1295">
      <style:text-properties fo:font-family="Liberation Serif" style:font-family-complex="Liberation Serif" fo:font-size="13pt"/>
    </style:style>
    <style:style style:family="text" style:name="T1296">
      <style:text-properties fo:font-family="Liberation Serif" style:font-family-complex="Liberation Serif"/>
    </style:style>
    <style:style style:family="table-cell" style:name="ce6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8">
      <style:paragraph-properties fo:text-align="center"/>
    </style:style>
    <style:style style:family="text" style:name="T1297">
      <style:text-properties fo:font-family="Liberation Serif" style:font-family-complex="Liberation Serif" fo:font-size="13pt" style:text-underline-type="none" style:text-underline-width="auto"/>
    </style:style>
    <style:style style:family="text" style:name="T1298">
      <style:text-properties fo:font-family="Liberation Serif" style:font-family-complex="Liberation Serif"/>
    </style:style>
    <style:style style:family="table-cell" style:name="ce6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699">
      <style:paragraph-properties fo:text-align="center"/>
    </style:style>
    <style:style style:family="text" style:name="T1299">
      <style:text-properties fo:font-family="Liberation Serif" style:font-family-complex="Liberation Serif" fo:font-size="13pt" style:text-underline-type="none" style:text-underline-width="auto"/>
    </style:style>
    <style:style style:family="text" style:name="T1300">
      <style:text-properties fo:font-family="Liberation Serif" style:font-family-complex="Liberation Serif"/>
    </style:style>
    <style:style style:family="table-cell" style:name="ce6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0">
      <style:paragraph-properties fo:text-align="center"/>
    </style:style>
    <style:style style:family="text" style:name="T1301">
      <style:text-properties fo:font-family="Liberation Serif" style:font-family-complex="Liberation Serif" fo:font-size="13pt" style:text-underline-type="none" style:text-underline-width="auto"/>
    </style:style>
    <style:style style:family="text" style:name="T1302">
      <style:text-properties fo:font-family="Liberation Serif" style:font-family-complex="Liberation Serif"/>
    </style:style>
    <style:style style:family="table-cell" style:name="ce6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1">
      <style:paragraph-properties fo:text-align="center"/>
    </style:style>
    <style:style style:family="text" style:name="T1303">
      <style:text-properties fo:font-family="Liberation Serif" style:font-family-complex="Liberation Serif" fo:font-size="13pt" style:text-underline-type="none" style:text-underline-width="auto"/>
    </style:style>
    <style:style style:family="text" style:name="T1304">
      <style:text-properties fo:font-family="Liberation Serif" style:font-family-complex="Liberation Serif"/>
    </style:style>
    <style:style style:family="table-cell" style:name="ce6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2">
      <style:paragraph-properties fo:text-align="center"/>
    </style:style>
    <style:style style:family="text" style:name="T1305">
      <style:text-properties fo:font-family="Liberation Serif" style:font-family-complex="Liberation Serif" fo:font-size="13pt" style:text-underline-type="none" style:text-underline-width="auto"/>
    </style:style>
    <style:style style:family="text" style:name="T1306">
      <style:text-properties fo:font-family="Liberation Serif" style:font-family-complex="Liberation Serif"/>
    </style:style>
    <style:style style:family="table-cell" style:name="ce6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3">
      <style:paragraph-properties fo:text-align="center"/>
    </style:style>
    <style:style style:family="text" style:name="T1307">
      <style:text-properties fo:font-family="Liberation Serif" style:font-family-complex="Liberation Serif" fo:font-size="13pt" style:text-underline-type="none" style:text-underline-width="auto"/>
    </style:style>
    <style:style style:family="text" style:name="T1308">
      <style:text-properties fo:font-family="Liberation Serif" style:font-family-complex="Liberation Serif"/>
    </style:style>
    <style:style style:family="table-cell" style:name="ce6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4">
      <style:paragraph-properties fo:text-align="center"/>
    </style:style>
    <style:style style:family="text" style:name="T1309">
      <style:text-properties fo:font-family="Liberation Serif" style:font-family-complex="Liberation Serif" fo:font-size="13pt" style:text-underline-type="none" style:text-underline-width="auto"/>
    </style:style>
    <style:style style:family="text" style:name="T1310">
      <style:text-properties fo:font-family="Liberation Serif" style:font-family-complex="Liberation Serif"/>
    </style:style>
    <style:style style:family="table-cell" style:name="ce660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705">
      <style:paragraph-properties fo:text-align="center"/>
    </style:style>
    <style:style style:family="text" style:name="T1311">
      <style:text-properties fo:font-family="Liberation Serif" style:font-family-complex="Liberation Serif" fo:font-size="13pt" style:text-underline-type="none" style:text-underline-width="auto"/>
    </style:style>
    <style:style style:family="text" style:name="T1312">
      <style:text-properties fo:font-family="Liberation Serif" style:font-family-complex="Liberation Serif"/>
    </style:style>
    <style:style style:family="table-row" style:name="ro21">
      <style:table-row-properties style:min-row-height="1.083cm"/>
    </style:style>
    <style:style style:family="table-cell" style:name="ce661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6">
      <style:paragraph-properties fo:text-align="center"/>
    </style:style>
    <style:style style:family="text" style:name="T1313">
      <style:text-properties fo:font-family="Liberation Serif" style:font-family-complex="Liberation Serif" fo:font-size="11pt"/>
    </style:style>
    <style:style style:family="text" style:name="T1314">
      <style:text-properties fo:font-family="Liberation Serif" style:font-family-complex="Liberation Serif"/>
    </style:style>
    <style:style style:family="table-cell" style:name="ce6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7">
      <style:paragraph-properties fo:text-align="center"/>
    </style:style>
    <style:style style:family="text" style:name="T1315">
      <style:text-properties fo:font-family="Liberation Serif" style:font-family-complex="Liberation Serif" fo:font-size="13pt" style:text-underline-type="none" style:text-underline-width="auto"/>
    </style:style>
    <style:style style:family="text" style:name="T1316">
      <style:text-properties fo:font-family="Liberation Serif" style:font-family-complex="Liberation Serif"/>
    </style:style>
    <style:style style:family="table-cell" style:name="ce6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8">
      <style:paragraph-properties fo:text-align="center"/>
    </style:style>
    <style:style style:family="text" style:name="T1317">
      <style:text-properties fo:font-family="Liberation Serif" style:font-family-complex="Liberation Serif" fo:font-size="13pt" style:text-underline-type="none" style:text-underline-width="auto"/>
    </style:style>
    <style:style style:family="text" style:name="T1318">
      <style:text-properties fo:font-family="Liberation Serif" style:font-family-complex="Liberation Serif"/>
    </style:style>
    <style:style style:family="table-cell" style:name="ce6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09">
      <style:paragraph-properties fo:text-align="center"/>
    </style:style>
    <style:style style:family="text" style:name="T1319">
      <style:text-properties fo:font-family="Liberation Serif" style:font-family-complex="Liberation Serif" fo:font-size="13pt" style:text-underline-type="none" style:text-underline-width="auto"/>
    </style:style>
    <style:style style:family="text" style:name="T1320">
      <style:text-properties fo:font-family="Liberation Serif" style:font-family-complex="Liberation Serif"/>
    </style:style>
    <style:style style:family="table-cell" style:name="ce665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710">
      <style:paragraph-properties fo:text-align="center"/>
    </style:style>
    <style:style style:family="text" style:name="T1321">
      <style:text-properties fo:font-family="Liberation Serif" style:font-family-complex="Liberation Serif"/>
    </style:style>
    <style:style style:family="text" style:name="T1322">
      <style:text-properties fo:font-family="Liberation Serif" style:font-family-complex="Liberation Serif" fo:font-size="13pt"/>
    </style:style>
    <style:style style:family="text" style:name="T1323">
      <style:text-properties fo:font-family="Liberation Serif" style:font-family-complex="Liberation Serif"/>
    </style:style>
    <style:style style:family="table-cell" style:name="ce666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1">
      <style:paragraph-properties fo:text-align="center"/>
    </style:style>
    <style:style style:family="text" style:name="T1324">
      <style:text-properties fo:font-family="Liberation Serif" style:font-family-complex="Liberation Serif" fo:font-size="13pt" style:text-underline-type="none" style:text-underline-width="auto"/>
    </style:style>
    <style:style style:family="text" style:name="T1325">
      <style:text-properties fo:font-family="Liberation Serif" style:font-family-complex="Liberation Serif"/>
    </style:style>
    <style:style style:family="table-cell" style:name="ce66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2">
      <style:paragraph-properties fo:text-align="center"/>
    </style:style>
    <style:style style:family="text" style:name="T1326">
      <style:text-properties fo:font-family="Liberation Serif" style:font-family-complex="Liberation Serif" fo:font-size="13pt"/>
    </style:style>
    <style:style style:family="text" style:name="T1327">
      <style:text-properties fo:font-family="Liberation Serif" style:font-family-complex="Liberation Serif"/>
    </style:style>
    <style:style style:family="table-cell" style:name="ce66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3">
      <style:paragraph-properties fo:text-align="center"/>
    </style:style>
    <style:style style:family="text" style:name="T1328">
      <style:text-properties fo:font-family="Liberation Serif" style:font-family-complex="Liberation Serif" fo:font-size="13pt"/>
    </style:style>
    <style:style style:family="text" style:name="T1329">
      <style:text-properties fo:font-family="Liberation Serif" style:font-family-complex="Liberation Serif"/>
    </style:style>
    <style:style style:family="table-cell" style:name="ce66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4">
      <style:paragraph-properties fo:text-align="center"/>
    </style:style>
    <style:style style:family="text" style:name="T1330">
      <style:text-properties fo:font-family="Liberation Serif" style:font-family-complex="Liberation Serif" fo:font-size="13pt"/>
    </style:style>
    <style:style style:family="text" style:name="T1331">
      <style:text-properties fo:font-family="Liberation Serif" style:font-family-complex="Liberation Serif"/>
    </style:style>
    <style:style style:family="table-cell" style:name="ce6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5">
      <style:paragraph-properties fo:text-align="center"/>
    </style:style>
    <style:style style:family="text" style:name="T1332">
      <style:text-properties fo:font-family="Liberation Serif" style:font-family-complex="Liberation Serif" fo:font-size="13pt"/>
    </style:style>
    <style:style style:family="text" style:name="T1333">
      <style:text-properties fo:font-family="Liberation Serif" style:font-family-complex="Liberation Serif"/>
    </style:style>
    <style:style style:family="table-cell" style:name="ce6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6">
      <style:paragraph-properties fo:text-align="center"/>
    </style:style>
    <style:style style:family="text" style:name="T1334">
      <style:text-properties fo:font-family="Liberation Serif" style:font-family-complex="Liberation Serif" fo:font-size="13pt"/>
    </style:style>
    <style:style style:family="text" style:name="T1335">
      <style:text-properties fo:font-family="Liberation Serif" style:font-family-complex="Liberation Serif"/>
    </style:style>
    <style:style style:family="table-cell" style:name="ce6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7">
      <style:paragraph-properties fo:text-align="center"/>
    </style:style>
    <style:style style:family="text" style:name="T1336">
      <style:text-properties fo:font-family="Liberation Serif" style:font-family-complex="Liberation Serif" fo:font-size="13pt"/>
    </style:style>
    <style:style style:family="text" style:name="T1337">
      <style:text-properties fo:font-family="Liberation Serif" style:font-family-complex="Liberation Serif"/>
    </style:style>
    <style:style style:family="table-cell" style:name="ce6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8">
      <style:paragraph-properties fo:text-align="center"/>
    </style:style>
    <style:style style:family="text" style:name="T1338">
      <style:text-properties fo:font-family="Liberation Serif" style:font-family-complex="Liberation Serif" fo:font-size="13pt"/>
    </style:style>
    <style:style style:family="text" style:name="T1339">
      <style:text-properties fo:font-family="Liberation Serif" style:font-family-complex="Liberation Serif"/>
    </style:style>
    <style:style style:family="table-cell" style:name="ce6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19">
      <style:paragraph-properties fo:text-align="center"/>
    </style:style>
    <style:style style:family="text" style:name="T1340">
      <style:text-properties fo:font-family="Liberation Serif" style:font-family-complex="Liberation Serif" fo:font-size="13pt"/>
    </style:style>
    <style:style style:family="text" style:name="T1341">
      <style:text-properties fo:font-family="Liberation Serif" style:font-family-complex="Liberation Serif"/>
    </style:style>
    <style:style style:family="table-cell" style:name="ce6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0">
      <style:paragraph-properties fo:text-align="center"/>
    </style:style>
    <style:style style:family="text" style:name="T1342">
      <style:text-properties fo:font-family="Liberation Serif" style:font-family-complex="Liberation Serif" fo:font-size="13pt"/>
    </style:style>
    <style:style style:family="text" style:name="T1343">
      <style:text-properties fo:font-family="Liberation Serif" style:font-family-complex="Liberation Serif"/>
    </style:style>
    <style:style style:family="table-cell" style:name="ce6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1">
      <style:paragraph-properties fo:text-align="center"/>
    </style:style>
    <style:style style:family="text" style:name="T1344">
      <style:text-properties fo:font-family="Liberation Serif" style:font-family-complex="Liberation Serif" fo:font-size="13pt"/>
    </style:style>
    <style:style style:family="text" style:name="T1345">
      <style:text-properties fo:font-family="Liberation Serif" style:font-family-complex="Liberation Serif"/>
    </style:style>
    <style:style style:family="table-cell" style:name="ce6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2">
      <style:paragraph-properties fo:text-align="center"/>
    </style:style>
    <style:style style:family="text" style:name="T1346">
      <style:text-properties fo:font-family="Liberation Serif" style:font-family-complex="Liberation Serif" fo:font-size="13pt"/>
    </style:style>
    <style:style style:family="text" style:name="T1347">
      <style:text-properties fo:font-family="Liberation Serif" style:font-family-complex="Liberation Serif"/>
    </style:style>
    <style:style style:family="table-cell" style:name="ce6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3">
      <style:paragraph-properties fo:text-align="center"/>
    </style:style>
    <style:style style:family="text" style:name="T1348">
      <style:text-properties fo:font-family="Liberation Serif" style:font-family-complex="Liberation Serif" fo:font-size="13pt"/>
    </style:style>
    <style:style style:family="text" style:name="T1349">
      <style:text-properties fo:font-family="Liberation Serif" style:font-family-complex="Liberation Serif"/>
    </style:style>
    <style:style style:family="table-cell" style:name="ce6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4">
      <style:paragraph-properties fo:text-align="center"/>
    </style:style>
    <style:style style:family="text" style:name="T1350">
      <style:text-properties fo:font-family="Liberation Serif" style:font-family-complex="Liberation Serif" fo:font-size="13pt"/>
    </style:style>
    <style:style style:family="text" style:name="T1351">
      <style:text-properties fo:font-family="Liberation Serif" style:font-family-complex="Liberation Serif"/>
    </style:style>
    <style:style style:family="table-cell" style:name="ce6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5">
      <style:paragraph-properties fo:text-align="center"/>
    </style:style>
    <style:style style:family="text" style:name="T1352">
      <style:text-properties fo:font-family="Liberation Serif" style:font-family-complex="Liberation Serif" fo:font-size="13pt"/>
    </style:style>
    <style:style style:family="text" style:name="T1353">
      <style:text-properties fo:font-family="Liberation Serif" style:font-family-complex="Liberation Serif"/>
    </style:style>
    <style:style style:family="table-cell" style:name="ce6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6">
      <style:paragraph-properties fo:text-align="center"/>
    </style:style>
    <style:style style:family="text" style:name="T1354">
      <style:text-properties fo:font-family="Liberation Serif" style:font-family-complex="Liberation Serif" fo:font-size="13pt"/>
    </style:style>
    <style:style style:family="text" style:name="T1355">
      <style:text-properties fo:font-family="Liberation Serif" style:font-family-complex="Liberation Serif"/>
    </style:style>
    <style:style style:family="table-cell" style:name="ce6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7">
      <style:paragraph-properties fo:text-align="center"/>
    </style:style>
    <style:style style:family="text" style:name="T1356">
      <style:text-properties fo:font-family="Liberation Serif" style:font-family-complex="Liberation Serif" fo:font-size="13pt"/>
    </style:style>
    <style:style style:family="text" style:name="T1357">
      <style:text-properties fo:font-family="Liberation Serif" style:font-family-complex="Liberation Serif"/>
    </style:style>
    <style:style style:family="table-cell" style:name="ce6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8">
      <style:paragraph-properties fo:text-align="center"/>
    </style:style>
    <style:style style:family="text" style:name="T1358">
      <style:text-properties fo:font-family="Liberation Serif" style:font-family-complex="Liberation Serif" fo:font-size="13pt"/>
    </style:style>
    <style:style style:family="text" style:name="T1359">
      <style:text-properties fo:font-family="Liberation Serif" style:font-family-complex="Liberation Serif"/>
    </style:style>
    <style:style style:family="table-cell" style:name="ce6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29">
      <style:paragraph-properties fo:text-align="center"/>
    </style:style>
    <style:style style:family="text" style:name="T1360">
      <style:text-properties fo:font-family="Liberation Serif" style:font-family-complex="Liberation Serif" fo:font-size="13pt"/>
    </style:style>
    <style:style style:family="text" style:name="T1361">
      <style:text-properties fo:font-family="Liberation Serif" style:font-family-complex="Liberation Serif"/>
    </style:style>
    <style:style style:family="table-cell" style:name="ce6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0">
      <style:paragraph-properties fo:text-align="center"/>
    </style:style>
    <style:style style:family="text" style:name="T1362">
      <style:text-properties fo:font-family="Liberation Serif" style:font-family-complex="Liberation Serif" fo:font-size="13pt"/>
    </style:style>
    <style:style style:family="text" style:name="T1363">
      <style:text-properties fo:font-family="Liberation Serif" style:font-family-complex="Liberation Serif"/>
    </style:style>
    <style:style style:family="table-cell" style:name="ce6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1">
      <style:paragraph-properties fo:text-align="center"/>
    </style:style>
    <style:style style:family="text" style:name="T1364">
      <style:text-properties fo:font-family="Liberation Serif" style:font-family-complex="Liberation Serif" fo:font-size="13pt"/>
    </style:style>
    <style:style style:family="text" style:name="T1365">
      <style:text-properties fo:font-family="Liberation Serif" style:font-family-complex="Liberation Serif"/>
    </style:style>
    <style:style style:family="table-cell" style:name="ce6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2">
      <style:paragraph-properties fo:text-align="center"/>
    </style:style>
    <style:style style:family="text" style:name="T1366">
      <style:text-properties fo:font-family="Liberation Serif" style:font-family-complex="Liberation Serif" fo:font-size="13pt"/>
    </style:style>
    <style:style style:family="text" style:name="T1367">
      <style:text-properties fo:font-family="Liberation Serif" style:font-family-complex="Liberation Serif"/>
    </style:style>
    <style:style style:family="table-cell" style:name="ce6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3">
      <style:paragraph-properties fo:text-align="center"/>
    </style:style>
    <style:style style:family="text" style:name="T1368">
      <style:text-properties fo:font-family="Liberation Serif" style:font-family-complex="Liberation Serif" fo:font-size="13pt"/>
    </style:style>
    <style:style style:family="text" style:name="T1369">
      <style:text-properties fo:font-family="Liberation Serif" style:font-family-complex="Liberation Serif"/>
    </style:style>
    <style:style style:family="table-cell" style:name="ce6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4">
      <style:paragraph-properties fo:text-align="center"/>
    </style:style>
    <style:style style:family="text" style:name="T1370">
      <style:text-properties fo:font-family="Liberation Serif" style:font-family-complex="Liberation Serif" fo:font-size="13pt"/>
    </style:style>
    <style:style style:family="text" style:name="T1371">
      <style:text-properties fo:font-family="Liberation Serif" style:font-family-complex="Liberation Serif"/>
    </style:style>
    <style:style style:family="table-cell" style:name="ce6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5">
      <style:paragraph-properties fo:text-align="center"/>
    </style:style>
    <style:style style:family="text" style:name="T1372">
      <style:text-properties fo:font-family="Liberation Serif" style:font-family-complex="Liberation Serif" fo:font-size="13pt"/>
    </style:style>
    <style:style style:family="text" style:name="T1373">
      <style:text-properties fo:font-family="Liberation Serif" style:font-family-complex="Liberation Serif"/>
    </style:style>
    <style:style style:family="table-cell" style:name="ce6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6">
      <style:paragraph-properties fo:text-align="center"/>
    </style:style>
    <style:style style:family="text" style:name="T1374">
      <style:text-properties fo:font-family="Liberation Serif" style:font-family-complex="Liberation Serif" fo:font-size="13pt"/>
    </style:style>
    <style:style style:family="text" style:name="T1375">
      <style:text-properties fo:font-family="Liberation Serif" style:font-family-complex="Liberation Serif"/>
    </style:style>
    <style:style style:family="table-cell" style:name="ce6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7">
      <style:paragraph-properties fo:text-align="center"/>
    </style:style>
    <style:style style:family="text" style:name="T1376">
      <style:text-properties fo:font-family="Liberation Serif" style:font-family-complex="Liberation Serif" fo:font-size="13pt"/>
    </style:style>
    <style:style style:family="text" style:name="T1377">
      <style:text-properties fo:font-family="Liberation Serif" style:font-family-complex="Liberation Serif"/>
    </style:style>
    <style:style style:family="table-cell" style:name="ce693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738">
      <style:paragraph-properties fo:text-align="center"/>
    </style:style>
    <style:style style:family="text" style:name="T1378">
      <style:text-properties fo:font-family="Liberation Serif" style:font-family-complex="Liberation Serif" fo:font-size="13pt"/>
    </style:style>
    <style:style style:family="text" style:name="T1379">
      <style:text-properties fo:font-family="Liberation Serif" style:font-family-complex="Liberation Serif"/>
    </style:style>
    <style:style style:family="table-row" style:name="ro22">
      <style:table-row-properties style:min-row-height="1.083cm"/>
    </style:style>
    <style:style style:family="table-cell" style:name="ce69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39">
      <style:paragraph-properties fo:text-align="center"/>
    </style:style>
    <style:style style:family="text" style:name="T1380">
      <style:text-properties fo:font-family="Liberation Serif" style:font-family-complex="Liberation Serif" fo:font-size="11pt"/>
    </style:style>
    <style:style style:family="text" style:name="T1381">
      <style:text-properties fo:font-family="Liberation Serif" style:font-family-complex="Liberation Serif"/>
    </style:style>
    <style:style style:family="table-cell" style:name="ce6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0">
      <style:paragraph-properties fo:text-align="center"/>
    </style:style>
    <style:style style:family="text" style:name="T1382">
      <style:text-properties fo:font-family="Liberation Serif" style:font-family-complex="Liberation Serif" fo:font-size="13pt" style:text-underline-type="none" style:text-underline-width="auto"/>
    </style:style>
    <style:style style:family="text" style:name="T1383">
      <style:text-properties fo:font-family="Liberation Serif" style:font-family-complex="Liberation Serif"/>
    </style:style>
    <style:style style:family="table-cell" style:name="ce6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1">
      <style:paragraph-properties fo:text-align="center"/>
    </style:style>
    <style:style style:family="text" style:name="T1384">
      <style:text-properties fo:font-family="Liberation Serif" style:font-family-complex="Liberation Serif" fo:font-size="13pt" style:text-underline-type="none" style:text-underline-width="auto"/>
    </style:style>
    <style:style style:family="text" style:name="T1385">
      <style:text-properties fo:font-family="Liberation Serif" style:font-family-complex="Liberation Serif"/>
    </style:style>
    <style:style style:family="table-cell" style:name="ce6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2">
      <style:paragraph-properties fo:text-align="center"/>
    </style:style>
    <style:style style:family="text" style:name="T1386">
      <style:text-properties fo:font-family="Liberation Serif" style:font-family-complex="Liberation Serif" fo:font-size="13pt" style:text-underline-type="none" style:text-underline-width="auto"/>
    </style:style>
    <style:style style:family="text" style:name="T1387">
      <style:text-properties fo:font-family="Liberation Serif" style:font-family-complex="Liberation Serif"/>
    </style:style>
    <style:style style:family="table-cell" style:name="ce698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743">
      <style:paragraph-properties fo:text-align="center"/>
    </style:style>
    <style:style style:family="text" style:name="T1388">
      <style:text-properties fo:font-family="Liberation Serif" style:font-family-complex="Liberation Serif"/>
    </style:style>
    <style:style style:family="text" style:name="T1389">
      <style:text-properties fo:font-family="Liberation Serif" style:font-family-complex="Liberation Serif" fo:font-size="13pt"/>
    </style:style>
    <style:style style:family="text" style:name="T1390">
      <style:text-properties fo:font-family="Liberation Serif" style:font-family-complex="Liberation Serif"/>
    </style:style>
    <style:style style:family="table-cell" style:name="ce699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4">
      <style:paragraph-properties fo:text-align="center"/>
    </style:style>
    <style:style style:family="text" style:name="T1391">
      <style:text-properties fo:font-family="Liberation Serif" style:font-family-complex="Liberation Serif" fo:font-size="13pt" style:text-underline-type="none" style:text-underline-width="auto"/>
    </style:style>
    <style:style style:family="text" style:name="T1392">
      <style:text-properties fo:font-family="Liberation Serif" style:font-family-complex="Liberation Serif"/>
    </style:style>
    <style:style style:family="table-cell" style:name="ce70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5">
      <style:paragraph-properties fo:text-align="center"/>
    </style:style>
    <style:style style:family="text" style:name="T1393">
      <style:text-properties fo:font-family="Liberation Serif" style:font-family-complex="Liberation Serif" fo:font-size="13pt"/>
    </style:style>
    <style:style style:family="text" style:name="T1394">
      <style:text-properties fo:font-family="Liberation Serif" style:font-family-complex="Liberation Serif"/>
    </style:style>
    <style:style style:family="table-cell" style:name="ce70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6">
      <style:paragraph-properties fo:text-align="center"/>
    </style:style>
    <style:style style:family="text" style:name="T1395">
      <style:text-properties fo:font-family="Liberation Serif" style:font-family-complex="Liberation Serif" fo:font-size="13pt"/>
    </style:style>
    <style:style style:family="text" style:name="T1396">
      <style:text-properties fo:font-family="Liberation Serif" style:font-family-complex="Liberation Serif"/>
    </style:style>
    <style:style style:family="table-cell" style:name="ce70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7">
      <style:paragraph-properties fo:text-align="center"/>
    </style:style>
    <style:style style:family="text" style:name="T1397">
      <style:text-properties fo:font-family="Liberation Serif" style:font-family-complex="Liberation Serif" fo:font-size="13pt"/>
    </style:style>
    <style:style style:family="text" style:name="T1398">
      <style:text-properties fo:font-family="Liberation Serif" style:font-family-complex="Liberation Serif"/>
    </style:style>
    <style:style style:family="table-cell" style:name="ce7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8">
      <style:paragraph-properties fo:text-align="center"/>
    </style:style>
    <style:style style:family="text" style:name="T1399">
      <style:text-properties fo:font-family="Liberation Serif" style:font-family-complex="Liberation Serif" fo:font-size="13pt"/>
    </style:style>
    <style:style style:family="text" style:name="T1400">
      <style:text-properties fo:font-family="Liberation Serif" style:font-family-complex="Liberation Serif"/>
    </style:style>
    <style:style style:family="table-cell" style:name="ce7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49">
      <style:paragraph-properties fo:text-align="center"/>
    </style:style>
    <style:style style:family="text" style:name="T1401">
      <style:text-properties fo:font-family="Liberation Serif" style:font-family-complex="Liberation Serif" fo:font-size="13pt"/>
    </style:style>
    <style:style style:family="text" style:name="T1402">
      <style:text-properties fo:font-family="Liberation Serif" style:font-family-complex="Liberation Serif"/>
    </style:style>
    <style:style style:family="table-cell" style:name="ce7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0">
      <style:paragraph-properties fo:text-align="center"/>
    </style:style>
    <style:style style:family="text" style:name="T1403">
      <style:text-properties fo:font-family="Liberation Serif" style:font-family-complex="Liberation Serif" fo:font-size="13pt"/>
    </style:style>
    <style:style style:family="text" style:name="T1404">
      <style:text-properties fo:font-family="Liberation Serif" style:font-family-complex="Liberation Serif"/>
    </style:style>
    <style:style style:family="table-cell" style:name="ce7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1">
      <style:paragraph-properties fo:text-align="center"/>
    </style:style>
    <style:style style:family="text" style:name="T1405">
      <style:text-properties fo:font-family="Liberation Serif" style:font-family-complex="Liberation Serif" fo:font-size="13pt"/>
    </style:style>
    <style:style style:family="text" style:name="T1406">
      <style:text-properties fo:font-family="Liberation Serif" style:font-family-complex="Liberation Serif"/>
    </style:style>
    <style:style style:family="table-cell" style:name="ce7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2">
      <style:paragraph-properties fo:text-align="center"/>
    </style:style>
    <style:style style:family="text" style:name="T1407">
      <style:text-properties fo:font-family="Liberation Serif" style:font-family-complex="Liberation Serif" fo:font-size="13pt"/>
    </style:style>
    <style:style style:family="text" style:name="T1408">
      <style:text-properties fo:font-family="Liberation Serif" style:font-family-complex="Liberation Serif"/>
    </style:style>
    <style:style style:family="table-cell" style:name="ce7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3">
      <style:paragraph-properties fo:text-align="center"/>
    </style:style>
    <style:style style:family="text" style:name="T1409">
      <style:text-properties fo:font-family="Liberation Serif" style:font-family-complex="Liberation Serif" fo:font-size="13pt"/>
    </style:style>
    <style:style style:family="text" style:name="T1410">
      <style:text-properties fo:font-family="Liberation Serif" style:font-family-complex="Liberation Serif"/>
    </style:style>
    <style:style style:family="table-cell" style:name="ce7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4">
      <style:paragraph-properties fo:text-align="center"/>
    </style:style>
    <style:style style:family="text" style:name="T1411">
      <style:text-properties fo:font-family="Liberation Serif" style:font-family-complex="Liberation Serif" fo:font-size="13pt"/>
    </style:style>
    <style:style style:family="text" style:name="T1412">
      <style:text-properties fo:font-family="Liberation Serif" style:font-family-complex="Liberation Serif"/>
    </style:style>
    <style:style style:family="table-cell" style:name="ce7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5">
      <style:paragraph-properties fo:text-align="center"/>
    </style:style>
    <style:style style:family="text" style:name="T1413">
      <style:text-properties fo:font-family="Liberation Serif" style:font-family-complex="Liberation Serif" fo:font-size="13pt"/>
    </style:style>
    <style:style style:family="text" style:name="T1414">
      <style:text-properties fo:font-family="Liberation Serif" style:font-family-complex="Liberation Serif"/>
    </style:style>
    <style:style style:family="table-cell" style:name="ce7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6">
      <style:paragraph-properties fo:text-align="center"/>
    </style:style>
    <style:style style:family="text" style:name="T1415">
      <style:text-properties fo:font-family="Liberation Serif" style:font-family-complex="Liberation Serif" fo:font-size="13pt"/>
    </style:style>
    <style:style style:family="text" style:name="T1416">
      <style:text-properties fo:font-family="Liberation Serif" style:font-family-complex="Liberation Serif"/>
    </style:style>
    <style:style style:family="table-cell" style:name="ce7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7">
      <style:paragraph-properties fo:text-align="center"/>
    </style:style>
    <style:style style:family="text" style:name="T1417">
      <style:text-properties fo:font-family="Liberation Serif" style:font-family-complex="Liberation Serif" fo:font-size="13pt"/>
    </style:style>
    <style:style style:family="text" style:name="T1418">
      <style:text-properties fo:font-family="Liberation Serif" style:font-family-complex="Liberation Serif"/>
    </style:style>
    <style:style style:family="table-cell" style:name="ce7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8">
      <style:paragraph-properties fo:text-align="center"/>
    </style:style>
    <style:style style:family="text" style:name="T1419">
      <style:text-properties fo:font-family="Liberation Serif" style:font-family-complex="Liberation Serif" fo:font-size="13pt"/>
    </style:style>
    <style:style style:family="text" style:name="T1420">
      <style:text-properties fo:font-family="Liberation Serif" style:font-family-complex="Liberation Serif"/>
    </style:style>
    <style:style style:family="table-cell" style:name="ce7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59">
      <style:paragraph-properties fo:text-align="center"/>
    </style:style>
    <style:style style:family="text" style:name="T1421">
      <style:text-properties fo:font-family="Liberation Serif" style:font-family-complex="Liberation Serif" fo:font-size="13pt"/>
    </style:style>
    <style:style style:family="text" style:name="T1422">
      <style:text-properties fo:font-family="Liberation Serif" style:font-family-complex="Liberation Serif"/>
    </style:style>
    <style:style style:family="table-cell" style:name="ce7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0">
      <style:paragraph-properties fo:text-align="center"/>
    </style:style>
    <style:style style:family="text" style:name="T1423">
      <style:text-properties fo:font-family="Liberation Serif" style:font-family-complex="Liberation Serif" fo:font-size="13pt"/>
    </style:style>
    <style:style style:family="text" style:name="T1424">
      <style:text-properties fo:font-family="Liberation Serif" style:font-family-complex="Liberation Serif"/>
    </style:style>
    <style:style style:family="table-cell" style:name="ce7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1">
      <style:paragraph-properties fo:text-align="center"/>
    </style:style>
    <style:style style:family="text" style:name="T1425">
      <style:text-properties fo:font-family="Liberation Serif" style:font-family-complex="Liberation Serif" fo:font-size="13pt"/>
    </style:style>
    <style:style style:family="text" style:name="T1426">
      <style:text-properties fo:font-family="Liberation Serif" style:font-family-complex="Liberation Serif"/>
    </style:style>
    <style:style style:family="table-cell" style:name="ce7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2">
      <style:paragraph-properties fo:text-align="center"/>
    </style:style>
    <style:style style:family="text" style:name="T1427">
      <style:text-properties fo:font-family="Liberation Serif" style:font-family-complex="Liberation Serif" fo:font-size="13pt"/>
    </style:style>
    <style:style style:family="text" style:name="T1428">
      <style:text-properties fo:font-family="Liberation Serif" style:font-family-complex="Liberation Serif"/>
    </style:style>
    <style:style style:family="table-cell" style:name="ce7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3">
      <style:paragraph-properties fo:text-align="center"/>
    </style:style>
    <style:style style:family="text" style:name="T1429">
      <style:text-properties fo:font-family="Liberation Serif" style:font-family-complex="Liberation Serif" fo:font-size="13pt"/>
    </style:style>
    <style:style style:family="text" style:name="T1430">
      <style:text-properties fo:font-family="Liberation Serif" style:font-family-complex="Liberation Serif"/>
    </style:style>
    <style:style style:family="table-cell" style:name="ce7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4">
      <style:paragraph-properties fo:text-align="center"/>
    </style:style>
    <style:style style:family="text" style:name="T1431">
      <style:text-properties fo:font-family="Liberation Serif" style:font-family-complex="Liberation Serif" fo:font-size="13pt"/>
    </style:style>
    <style:style style:family="text" style:name="T1432">
      <style:text-properties fo:font-family="Liberation Serif" style:font-family-complex="Liberation Serif"/>
    </style:style>
    <style:style style:family="table-cell" style:name="ce7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5">
      <style:paragraph-properties fo:text-align="center"/>
    </style:style>
    <style:style style:family="text" style:name="T1433">
      <style:text-properties fo:font-family="Liberation Serif" style:font-family-complex="Liberation Serif" fo:font-size="13pt"/>
    </style:style>
    <style:style style:family="text" style:name="T1434">
      <style:text-properties fo:font-family="Liberation Serif" style:font-family-complex="Liberation Serif"/>
    </style:style>
    <style:style style:family="table-cell" style:name="ce7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6">
      <style:paragraph-properties fo:text-align="center"/>
    </style:style>
    <style:style style:family="text" style:name="T1435">
      <style:text-properties fo:font-family="Liberation Serif" style:font-family-complex="Liberation Serif" fo:font-size="13pt"/>
    </style:style>
    <style:style style:family="text" style:name="T1436">
      <style:text-properties fo:font-family="Liberation Serif" style:font-family-complex="Liberation Serif"/>
    </style:style>
    <style:style style:family="table-cell" style:name="ce7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7">
      <style:paragraph-properties fo:text-align="center"/>
    </style:style>
    <style:style style:family="text" style:name="T1437">
      <style:text-properties fo:font-family="Liberation Serif" style:font-family-complex="Liberation Serif" fo:font-size="13pt"/>
    </style:style>
    <style:style style:family="text" style:name="T1438">
      <style:text-properties fo:font-family="Liberation Serif" style:font-family-complex="Liberation Serif"/>
    </style:style>
    <style:style style:family="table-cell" style:name="ce7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8">
      <style:paragraph-properties fo:text-align="center"/>
    </style:style>
    <style:style style:family="text" style:name="T1439">
      <style:text-properties fo:font-family="Liberation Serif" style:font-family-complex="Liberation Serif" fo:font-size="13pt"/>
    </style:style>
    <style:style style:family="text" style:name="T1440">
      <style:text-properties fo:font-family="Liberation Serif" style:font-family-complex="Liberation Serif"/>
    </style:style>
    <style:style style:family="table-cell" style:name="ce7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69">
      <style:paragraph-properties fo:text-align="center"/>
    </style:style>
    <style:style style:family="text" style:name="T1441">
      <style:text-properties fo:font-family="Liberation Serif" style:font-family-complex="Liberation Serif" fo:font-size="13pt"/>
    </style:style>
    <style:style style:family="text" style:name="T1442">
      <style:text-properties fo:font-family="Liberation Serif" style:font-family-complex="Liberation Serif"/>
    </style:style>
    <style:style style:family="table-cell" style:name="ce7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0">
      <style:paragraph-properties fo:text-align="center"/>
    </style:style>
    <style:style style:family="text" style:name="T1443">
      <style:text-properties fo:font-family="Liberation Serif" style:font-family-complex="Liberation Serif" fo:font-size="13pt"/>
    </style:style>
    <style:style style:family="text" style:name="T1444">
      <style:text-properties fo:font-family="Liberation Serif" style:font-family-complex="Liberation Serif"/>
    </style:style>
    <style:style style:family="table-cell" style:name="ce72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771">
      <style:paragraph-properties fo:text-align="center"/>
    </style:style>
    <style:style style:family="text" style:name="T1445">
      <style:text-properties fo:font-family="Liberation Serif" style:font-family-complex="Liberation Serif" fo:font-size="13pt"/>
    </style:style>
    <style:style style:family="text" style:name="T1446">
      <style:text-properties fo:font-family="Liberation Serif" style:font-family-complex="Liberation Serif"/>
    </style:style>
    <style:style style:family="table-row" style:name="ro23">
      <style:table-row-properties style:min-row-height="1.083cm"/>
    </style:style>
    <style:style style:family="table-cell" style:name="ce72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2">
      <style:paragraph-properties fo:text-align="center"/>
    </style:style>
    <style:style style:family="text" style:name="T1447">
      <style:text-properties fo:font-family="Liberation Serif" style:font-family-complex="Liberation Serif" fo:font-size="10pt"/>
    </style:style>
    <style:style style:family="text" style:name="T1448">
      <style:text-properties fo:font-family="Liberation Serif" style:font-family-complex="Liberation Serif"/>
    </style:style>
    <style:style style:family="table-cell" style:name="ce7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3">
      <style:paragraph-properties fo:text-align="center"/>
    </style:style>
    <style:style style:family="text" style:name="T1449">
      <style:text-properties fo:font-family="Liberation Serif" style:font-family-complex="Liberation Serif" fo:font-size="13pt" style:text-underline-type="none" style:text-underline-width="auto"/>
    </style:style>
    <style:style style:family="text" style:name="T1450">
      <style:text-properties fo:font-family="Liberation Serif" style:font-family-complex="Liberation Serif"/>
    </style:style>
    <style:style style:family="table-cell" style:name="ce7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4">
      <style:paragraph-properties fo:text-align="center"/>
    </style:style>
    <style:style style:family="text" style:name="T1451">
      <style:text-properties fo:font-family="Liberation Serif" style:font-family-complex="Liberation Serif" fo:font-size="13pt" style:text-underline-type="none" style:text-underline-width="auto"/>
    </style:style>
    <style:style style:family="text" style:name="T1452">
      <style:text-properties fo:font-family="Liberation Serif" style:font-family-complex="Liberation Serif"/>
    </style:style>
    <style:style style:family="table-cell" style:name="ce7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5">
      <style:paragraph-properties fo:text-align="center"/>
    </style:style>
    <style:style style:family="text" style:name="T1453">
      <style:text-properties fo:font-family="Liberation Serif" style:font-family-complex="Liberation Serif" fo:font-size="13pt" style:text-underline-type="none" style:text-underline-width="auto"/>
    </style:style>
    <style:style style:family="text" style:name="T1454">
      <style:text-properties fo:font-family="Liberation Serif" style:font-family-complex="Liberation Serif"/>
    </style:style>
    <style:style style:family="table-cell" style:name="ce731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776">
      <style:paragraph-properties fo:text-align="center"/>
    </style:style>
    <style:style style:family="text" style:name="T1455">
      <style:text-properties fo:font-family="Liberation Serif" style:font-family-complex="Liberation Serif"/>
    </style:style>
    <style:style style:family="text" style:name="T1456">
      <style:text-properties fo:font-family="Liberation Serif" style:font-family-complex="Liberation Serif" fo:font-size="13pt"/>
    </style:style>
    <style:style style:family="text" style:name="T1457">
      <style:text-properties fo:font-family="Liberation Serif" style:font-family-complex="Liberation Serif"/>
    </style:style>
    <style:style style:family="table-cell" style:name="ce732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7">
      <style:paragraph-properties fo:text-align="center"/>
    </style:style>
    <style:style style:family="text" style:name="T1458">
      <style:text-properties fo:font-family="Liberation Serif" style:font-family-complex="Liberation Serif" fo:font-size="13pt" style:text-underline-type="none" style:text-underline-width="auto"/>
    </style:style>
    <style:style style:family="text" style:name="T1459">
      <style:text-properties fo:font-family="Liberation Serif" style:font-family-complex="Liberation Serif"/>
    </style:style>
    <style:style style:family="table-cell" style:name="ce73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8">
      <style:paragraph-properties fo:text-align="center"/>
    </style:style>
    <style:style style:family="text" style:name="T1460">
      <style:text-properties fo:font-family="Liberation Serif" style:font-family-complex="Liberation Serif" fo:font-size="13pt"/>
    </style:style>
    <style:style style:family="text" style:name="T1461">
      <style:text-properties fo:font-family="Liberation Serif" style:font-family-complex="Liberation Serif"/>
    </style:style>
    <style:style style:family="table-cell" style:name="ce73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79">
      <style:paragraph-properties fo:text-align="center"/>
    </style:style>
    <style:style style:family="text" style:name="T1462">
      <style:text-properties fo:font-family="Liberation Serif" style:font-family-complex="Liberation Serif" fo:font-size="13pt"/>
    </style:style>
    <style:style style:family="text" style:name="T1463">
      <style:text-properties fo:font-family="Liberation Serif" style:font-family-complex="Liberation Serif"/>
    </style:style>
    <style:style style:family="table-cell" style:name="ce735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0">
      <style:paragraph-properties fo:text-align="center"/>
    </style:style>
    <style:style style:family="text" style:name="T1464">
      <style:text-properties fo:font-family="Liberation Serif" style:font-family-complex="Liberation Serif" fo:font-size="13pt"/>
    </style:style>
    <style:style style:family="text" style:name="T1465">
      <style:text-properties fo:font-family="Liberation Serif" style:font-family-complex="Liberation Serif"/>
    </style:style>
    <style:style style:family="table-cell" style:name="ce7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1">
      <style:paragraph-properties fo:text-align="center"/>
    </style:style>
    <style:style style:family="text" style:name="T1466">
      <style:text-properties fo:font-family="Liberation Serif" style:font-family-complex="Liberation Serif" fo:font-size="13pt"/>
    </style:style>
    <style:style style:family="text" style:name="T1467">
      <style:text-properties fo:font-family="Liberation Serif" style:font-family-complex="Liberation Serif"/>
    </style:style>
    <style:style style:family="table-cell" style:name="ce7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2">
      <style:paragraph-properties fo:text-align="center"/>
    </style:style>
    <style:style style:family="text" style:name="T1468">
      <style:text-properties fo:font-family="Liberation Serif" style:font-family-complex="Liberation Serif" fo:font-size="13pt"/>
    </style:style>
    <style:style style:family="text" style:name="T1469">
      <style:text-properties fo:font-family="Liberation Serif" style:font-family-complex="Liberation Serif"/>
    </style:style>
    <style:style style:family="table-cell" style:name="ce7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3">
      <style:paragraph-properties fo:text-align="center"/>
    </style:style>
    <style:style style:family="text" style:name="T1470">
      <style:text-properties fo:font-family="Liberation Serif" style:font-family-complex="Liberation Serif" fo:font-size="13pt"/>
    </style:style>
    <style:style style:family="text" style:name="T1471">
      <style:text-properties fo:font-family="Liberation Serif" style:font-family-complex="Liberation Serif"/>
    </style:style>
    <style:style style:family="table-cell" style:name="ce7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4">
      <style:paragraph-properties fo:text-align="center"/>
    </style:style>
    <style:style style:family="text" style:name="T1472">
      <style:text-properties fo:font-family="Liberation Serif" style:font-family-complex="Liberation Serif" fo:font-size="13pt"/>
    </style:style>
    <style:style style:family="text" style:name="T1473">
      <style:text-properties fo:font-family="Liberation Serif" style:font-family-complex="Liberation Serif"/>
    </style:style>
    <style:style style:family="table-cell" style:name="ce7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5">
      <style:paragraph-properties fo:text-align="center"/>
    </style:style>
    <style:style style:family="text" style:name="T1474">
      <style:text-properties fo:font-family="Liberation Serif" style:font-family-complex="Liberation Serif" fo:font-size="13pt"/>
    </style:style>
    <style:style style:family="text" style:name="T1475">
      <style:text-properties fo:font-family="Liberation Serif" style:font-family-complex="Liberation Serif"/>
    </style:style>
    <style:style style:family="table-cell" style:name="ce7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6">
      <style:paragraph-properties fo:text-align="center"/>
    </style:style>
    <style:style style:family="text" style:name="T1476">
      <style:text-properties fo:font-family="Liberation Serif" style:font-family-complex="Liberation Serif" fo:font-size="13pt"/>
    </style:style>
    <style:style style:family="text" style:name="T1477">
      <style:text-properties fo:font-family="Liberation Serif" style:font-family-complex="Liberation Serif"/>
    </style:style>
    <style:style style:family="table-cell" style:name="ce7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7">
      <style:paragraph-properties fo:text-align="center"/>
    </style:style>
    <style:style style:family="text" style:name="T1478">
      <style:text-properties fo:font-family="Liberation Serif" style:font-family-complex="Liberation Serif" fo:font-size="13pt"/>
    </style:style>
    <style:style style:family="text" style:name="T1479">
      <style:text-properties fo:font-family="Liberation Serif" style:font-family-complex="Liberation Serif"/>
    </style:style>
    <style:style style:family="table-cell" style:name="ce7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8">
      <style:paragraph-properties fo:text-align="center"/>
    </style:style>
    <style:style style:family="text" style:name="T1480">
      <style:text-properties fo:font-family="Liberation Serif" style:font-family-complex="Liberation Serif" fo:font-size="13pt"/>
    </style:style>
    <style:style style:family="text" style:name="T1481">
      <style:text-properties fo:font-family="Liberation Serif" style:font-family-complex="Liberation Serif"/>
    </style:style>
    <style:style style:family="table-cell" style:name="ce7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89">
      <style:paragraph-properties fo:text-align="center"/>
    </style:style>
    <style:style style:family="text" style:name="T1482">
      <style:text-properties fo:font-family="Liberation Serif" style:font-family-complex="Liberation Serif" fo:font-size="13pt"/>
    </style:style>
    <style:style style:family="text" style:name="T1483">
      <style:text-properties fo:font-family="Liberation Serif" style:font-family-complex="Liberation Serif"/>
    </style:style>
    <style:style style:family="table-cell" style:name="ce7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0">
      <style:paragraph-properties fo:text-align="center"/>
    </style:style>
    <style:style style:family="text" style:name="T1484">
      <style:text-properties fo:font-family="Liberation Serif" style:font-family-complex="Liberation Serif" fo:font-size="13pt"/>
    </style:style>
    <style:style style:family="text" style:name="T1485">
      <style:text-properties fo:font-family="Liberation Serif" style:font-family-complex="Liberation Serif"/>
    </style:style>
    <style:style style:family="table-cell" style:name="ce7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1">
      <style:paragraph-properties fo:text-align="center"/>
    </style:style>
    <style:style style:family="text" style:name="T1486">
      <style:text-properties fo:font-family="Liberation Serif" style:font-family-complex="Liberation Serif" fo:font-size="13pt"/>
    </style:style>
    <style:style style:family="text" style:name="T1487">
      <style:text-properties fo:font-family="Liberation Serif" style:font-family-complex="Liberation Serif"/>
    </style:style>
    <style:style style:family="table-cell" style:name="ce7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2">
      <style:paragraph-properties fo:text-align="center"/>
    </style:style>
    <style:style style:family="text" style:name="T1488">
      <style:text-properties fo:font-family="Liberation Serif" style:font-family-complex="Liberation Serif" fo:font-size="13pt"/>
    </style:style>
    <style:style style:family="text" style:name="T1489">
      <style:text-properties fo:font-family="Liberation Serif" style:font-family-complex="Liberation Serif"/>
    </style:style>
    <style:style style:family="table-cell" style:name="ce7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3">
      <style:paragraph-properties fo:text-align="center"/>
    </style:style>
    <style:style style:family="text" style:name="T1490">
      <style:text-properties fo:font-family="Liberation Serif" style:font-family-complex="Liberation Serif" fo:font-size="13pt"/>
    </style:style>
    <style:style style:family="text" style:name="T1491">
      <style:text-properties fo:font-family="Liberation Serif" style:font-family-complex="Liberation Serif"/>
    </style:style>
    <style:style style:family="table-cell" style:name="ce7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4">
      <style:paragraph-properties fo:text-align="center"/>
    </style:style>
    <style:style style:family="text" style:name="T1492">
      <style:text-properties fo:font-family="Liberation Serif" style:font-family-complex="Liberation Serif" fo:font-size="13pt"/>
    </style:style>
    <style:style style:family="text" style:name="T1493">
      <style:text-properties fo:font-family="Liberation Serif" style:font-family-complex="Liberation Serif"/>
    </style:style>
    <style:style style:family="table-cell" style:name="ce7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5">
      <style:paragraph-properties fo:text-align="center"/>
    </style:style>
    <style:style style:family="text" style:name="T1494">
      <style:text-properties fo:font-family="Liberation Serif" style:font-family-complex="Liberation Serif" fo:font-size="13pt"/>
    </style:style>
    <style:style style:family="text" style:name="T1495">
      <style:text-properties fo:font-family="Liberation Serif" style:font-family-complex="Liberation Serif"/>
    </style:style>
    <style:style style:family="table-cell" style:name="ce7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6">
      <style:paragraph-properties fo:text-align="center"/>
    </style:style>
    <style:style style:family="text" style:name="T1496">
      <style:text-properties fo:font-family="Liberation Serif" style:font-family-complex="Liberation Serif" fo:font-size="13pt"/>
    </style:style>
    <style:style style:family="text" style:name="T1497">
      <style:text-properties fo:font-family="Liberation Serif" style:font-family-complex="Liberation Serif"/>
    </style:style>
    <style:style style:family="table-cell" style:name="ce7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7">
      <style:paragraph-properties fo:text-align="center"/>
    </style:style>
    <style:style style:family="text" style:name="T1498">
      <style:text-properties fo:font-family="Liberation Serif" style:font-family-complex="Liberation Serif" fo:font-size="13pt"/>
    </style:style>
    <style:style style:family="text" style:name="T1499">
      <style:text-properties fo:font-family="Liberation Serif" style:font-family-complex="Liberation Serif"/>
    </style:style>
    <style:style style:family="table-cell" style:name="ce7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8">
      <style:paragraph-properties fo:text-align="center"/>
    </style:style>
    <style:style style:family="text" style:name="T1500">
      <style:text-properties fo:font-family="Liberation Serif" style:font-family-complex="Liberation Serif" fo:font-size="13pt"/>
    </style:style>
    <style:style style:family="text" style:name="T1501">
      <style:text-properties fo:font-family="Liberation Serif" style:font-family-complex="Liberation Serif"/>
    </style:style>
    <style:style style:family="table-cell" style:name="ce7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799">
      <style:paragraph-properties fo:text-align="center"/>
    </style:style>
    <style:style style:family="text" style:name="T1502">
      <style:text-properties fo:font-family="Liberation Serif" style:font-family-complex="Liberation Serif" fo:font-size="13pt"/>
    </style:style>
    <style:style style:family="text" style:name="T1503">
      <style:text-properties fo:font-family="Liberation Serif" style:font-family-complex="Liberation Serif"/>
    </style:style>
    <style:style style:family="table-cell" style:name="ce7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0">
      <style:paragraph-properties fo:text-align="center"/>
    </style:style>
    <style:style style:family="text" style:name="T1504">
      <style:text-properties fo:font-family="Liberation Serif" style:font-family-complex="Liberation Serif" fo:font-size="13pt"/>
    </style:style>
    <style:style style:family="text" style:name="T1505">
      <style:text-properties fo:font-family="Liberation Serif" style:font-family-complex="Liberation Serif"/>
    </style:style>
    <style:style style:family="table-cell" style:name="ce7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1">
      <style:paragraph-properties fo:text-align="center"/>
    </style:style>
    <style:style style:family="text" style:name="T1506">
      <style:text-properties fo:font-family="Liberation Serif" style:font-family-complex="Liberation Serif" fo:font-size="13pt"/>
    </style:style>
    <style:style style:family="text" style:name="T1507">
      <style:text-properties fo:font-family="Liberation Serif" style:font-family-complex="Liberation Serif"/>
    </style:style>
    <style:style style:family="table-cell" style:name="ce7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2">
      <style:paragraph-properties fo:text-align="center"/>
    </style:style>
    <style:style style:family="text" style:name="T1508">
      <style:text-properties fo:font-family="Liberation Serif" style:font-family-complex="Liberation Serif" fo:font-size="13pt"/>
    </style:style>
    <style:style style:family="text" style:name="T1509">
      <style:text-properties fo:font-family="Liberation Serif" style:font-family-complex="Liberation Serif"/>
    </style:style>
    <style:style style:family="table-cell" style:name="ce7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3">
      <style:paragraph-properties fo:text-align="center"/>
    </style:style>
    <style:style style:family="text" style:name="T1510">
      <style:text-properties fo:font-family="Liberation Serif" style:font-family-complex="Liberation Serif" fo:font-size="13pt"/>
    </style:style>
    <style:style style:family="text" style:name="T1511">
      <style:text-properties fo:font-family="Liberation Serif" style:font-family-complex="Liberation Serif"/>
    </style:style>
    <style:style style:family="table-cell" style:name="ce75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804">
      <style:paragraph-properties fo:text-align="center"/>
    </style:style>
    <style:style style:family="text" style:name="T1512">
      <style:text-properties fo:font-family="Liberation Serif" style:font-family-complex="Liberation Serif" fo:font-size="13pt"/>
    </style:style>
    <style:style style:family="text" style:name="T1513">
      <style:text-properties fo:font-family="Liberation Serif" style:font-family-complex="Liberation Serif"/>
    </style:style>
    <style:style style:family="table-row" style:name="ro24">
      <style:table-row-properties style:min-row-height="1.083cm"/>
    </style:style>
    <style:style style:family="table-cell" style:name="ce76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5">
      <style:paragraph-properties fo:text-align="center"/>
    </style:style>
    <style:style style:family="text" style:name="T1514">
      <style:text-properties fo:font-family="Liberation Serif" style:font-family-complex="Liberation Serif" fo:font-size="10pt"/>
    </style:style>
    <style:style style:family="text" style:name="T1515">
      <style:text-properties fo:font-family="Liberation Serif" style:font-family-complex="Liberation Serif"/>
    </style:style>
    <style:style style:family="table-cell" style:name="ce7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6">
      <style:paragraph-properties fo:text-align="center"/>
    </style:style>
    <style:style style:family="text" style:name="T1516">
      <style:text-properties fo:font-family="Liberation Serif" style:font-family-complex="Liberation Serif" fo:font-size="13pt" style:text-underline-type="none" style:text-underline-width="auto"/>
    </style:style>
    <style:style style:family="text" style:name="T1517">
      <style:text-properties fo:font-family="Liberation Serif" style:font-family-complex="Liberation Serif"/>
    </style:style>
    <style:style style:family="table-cell" style:name="ce7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7">
      <style:paragraph-properties fo:text-align="center"/>
    </style:style>
    <style:style style:family="text" style:name="T1518">
      <style:text-properties fo:font-family="Liberation Serif" style:font-family-complex="Liberation Serif" fo:font-size="13pt" style:text-underline-type="none" style:text-underline-width="auto"/>
    </style:style>
    <style:style style:family="text" style:name="T1519">
      <style:text-properties fo:font-family="Liberation Serif" style:font-family-complex="Liberation Serif"/>
    </style:style>
    <style:style style:family="table-cell" style:name="ce7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08">
      <style:paragraph-properties fo:text-align="center"/>
    </style:style>
    <style:style style:family="text" style:name="T1520">
      <style:text-properties fo:font-family="Liberation Serif" style:font-family-complex="Liberation Serif" fo:font-size="13pt" style:text-underline-type="none" style:text-underline-width="auto"/>
    </style:style>
    <style:style style:family="text" style:name="T1521">
      <style:text-properties fo:font-family="Liberation Serif" style:font-family-complex="Liberation Serif"/>
    </style:style>
    <style:style style:family="table-cell" style:name="ce764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809">
      <style:paragraph-properties fo:text-align="center"/>
    </style:style>
    <style:style style:family="text" style:name="T1522">
      <style:text-properties fo:font-family="Liberation Serif" style:font-family-complex="Liberation Serif"/>
    </style:style>
    <style:style style:family="text" style:name="T1523">
      <style:text-properties fo:font-family="Liberation Serif" style:font-family-complex="Liberation Serif" fo:font-size="13pt"/>
    </style:style>
    <style:style style:family="text" style:name="T1524">
      <style:text-properties fo:font-family="Liberation Serif" style:font-family-complex="Liberation Serif"/>
    </style:style>
    <style:style style:family="table-cell" style:name="ce765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0">
      <style:paragraph-properties fo:text-align="center"/>
    </style:style>
    <style:style style:family="text" style:name="T1525">
      <style:text-properties fo:font-family="Liberation Serif" style:font-family-complex="Liberation Serif" fo:font-size="13pt" style:text-underline-type="none" style:text-underline-width="auto"/>
    </style:style>
    <style:style style:family="text" style:name="T1526">
      <style:text-properties fo:font-family="Liberation Serif" style:font-family-complex="Liberation Serif"/>
    </style:style>
    <style:style style:family="table-cell" style:name="ce766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1">
      <style:paragraph-properties fo:text-align="center"/>
    </style:style>
    <style:style style:family="text" style:name="T1527">
      <style:text-properties fo:font-family="Liberation Serif" style:font-family-complex="Liberation Serif" fo:font-size="13pt"/>
    </style:style>
    <style:style style:family="text" style:name="T1528">
      <style:text-properties fo:font-family="Liberation Serif" style:font-family-complex="Liberation Serif"/>
    </style:style>
    <style:style style:family="table-cell" style:name="ce767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2">
      <style:paragraph-properties fo:text-align="center"/>
    </style:style>
    <style:style style:family="text" style:name="T1529">
      <style:text-properties fo:font-family="Liberation Serif" style:font-family-complex="Liberation Serif" fo:font-size="13pt"/>
    </style:style>
    <style:style style:family="text" style:name="T1530">
      <style:text-properties fo:font-family="Liberation Serif" style:font-family-complex="Liberation Serif"/>
    </style:style>
    <style:style style:family="table-cell" style:name="ce768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3">
      <style:paragraph-properties fo:text-align="center"/>
    </style:style>
    <style:style style:family="text" style:name="T1531">
      <style:text-properties fo:font-family="Liberation Serif" style:font-family-complex="Liberation Serif" fo:font-size="13pt"/>
    </style:style>
    <style:style style:family="text" style:name="T1532">
      <style:text-properties fo:font-family="Liberation Serif" style:font-family-complex="Liberation Serif"/>
    </style:style>
    <style:style style:family="table-cell" style:name="ce7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4">
      <style:paragraph-properties fo:text-align="center"/>
    </style:style>
    <style:style style:family="text" style:name="T1533">
      <style:text-properties fo:font-family="Liberation Serif" style:font-family-complex="Liberation Serif" fo:font-size="13pt"/>
    </style:style>
    <style:style style:family="text" style:name="T1534">
      <style:text-properties fo:font-family="Liberation Serif" style:font-family-complex="Liberation Serif"/>
    </style:style>
    <style:style style:family="table-cell" style:name="ce7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5">
      <style:paragraph-properties fo:text-align="center"/>
    </style:style>
    <style:style style:family="text" style:name="T1535">
      <style:text-properties fo:font-family="Liberation Serif" style:font-family-complex="Liberation Serif" fo:font-size="13pt"/>
    </style:style>
    <style:style style:family="text" style:name="T1536">
      <style:text-properties fo:font-family="Liberation Serif" style:font-family-complex="Liberation Serif"/>
    </style:style>
    <style:style style:family="table-cell" style:name="ce7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6">
      <style:paragraph-properties fo:text-align="center"/>
    </style:style>
    <style:style style:family="text" style:name="T1537">
      <style:text-properties fo:font-family="Liberation Serif" style:font-family-complex="Liberation Serif" fo:font-size="13pt"/>
    </style:style>
    <style:style style:family="text" style:name="T1538">
      <style:text-properties fo:font-family="Liberation Serif" style:font-family-complex="Liberation Serif"/>
    </style:style>
    <style:style style:family="table-cell" style:name="ce7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7">
      <style:paragraph-properties fo:text-align="center"/>
    </style:style>
    <style:style style:family="text" style:name="T1539">
      <style:text-properties fo:font-family="Liberation Serif" style:font-family-complex="Liberation Serif" fo:font-size="13pt"/>
    </style:style>
    <style:style style:family="text" style:name="T1540">
      <style:text-properties fo:font-family="Liberation Serif" style:font-family-complex="Liberation Serif"/>
    </style:style>
    <style:style style:family="table-cell" style:name="ce7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8">
      <style:paragraph-properties fo:text-align="center"/>
    </style:style>
    <style:style style:family="text" style:name="T1541">
      <style:text-properties fo:font-family="Liberation Serif" style:font-family-complex="Liberation Serif" fo:font-size="13pt"/>
    </style:style>
    <style:style style:family="text" style:name="T1542">
      <style:text-properties fo:font-family="Liberation Serif" style:font-family-complex="Liberation Serif"/>
    </style:style>
    <style:style style:family="table-cell" style:name="ce7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19">
      <style:paragraph-properties fo:text-align="center"/>
    </style:style>
    <style:style style:family="text" style:name="T1543">
      <style:text-properties fo:font-family="Liberation Serif" style:font-family-complex="Liberation Serif" fo:font-size="13pt"/>
    </style:style>
    <style:style style:family="text" style:name="T1544">
      <style:text-properties fo:font-family="Liberation Serif" style:font-family-complex="Liberation Serif"/>
    </style:style>
    <style:style style:family="table-cell" style:name="ce7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0">
      <style:paragraph-properties fo:text-align="center"/>
    </style:style>
    <style:style style:family="text" style:name="T1545">
      <style:text-properties fo:font-family="Liberation Serif" style:font-family-complex="Liberation Serif" fo:font-size="13pt"/>
    </style:style>
    <style:style style:family="text" style:name="T1546">
      <style:text-properties fo:font-family="Liberation Serif" style:font-family-complex="Liberation Serif"/>
    </style:style>
    <style:style style:family="table-cell" style:name="ce7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1">
      <style:paragraph-properties fo:text-align="center"/>
    </style:style>
    <style:style style:family="text" style:name="T1547">
      <style:text-properties fo:font-family="Liberation Serif" style:font-family-complex="Liberation Serif" fo:font-size="13pt"/>
    </style:style>
    <style:style style:family="text" style:name="T1548">
      <style:text-properties fo:font-family="Liberation Serif" style:font-family-complex="Liberation Serif"/>
    </style:style>
    <style:style style:family="table-cell" style:name="ce7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2">
      <style:paragraph-properties fo:text-align="center"/>
    </style:style>
    <style:style style:family="text" style:name="T1549">
      <style:text-properties fo:font-family="Liberation Serif" style:font-family-complex="Liberation Serif" fo:font-size="13pt"/>
    </style:style>
    <style:style style:family="text" style:name="T1550">
      <style:text-properties fo:font-family="Liberation Serif" style:font-family-complex="Liberation Serif"/>
    </style:style>
    <style:style style:family="table-cell" style:name="ce7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3">
      <style:paragraph-properties fo:text-align="center"/>
    </style:style>
    <style:style style:family="text" style:name="T1551">
      <style:text-properties fo:font-family="Liberation Serif" style:font-family-complex="Liberation Serif" fo:font-size="13pt"/>
    </style:style>
    <style:style style:family="text" style:name="T1552">
      <style:text-properties fo:font-family="Liberation Serif" style:font-family-complex="Liberation Serif"/>
    </style:style>
    <style:style style:family="table-cell" style:name="ce7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4">
      <style:paragraph-properties fo:text-align="center"/>
    </style:style>
    <style:style style:family="text" style:name="T1553">
      <style:text-properties fo:font-family="Liberation Serif" style:font-family-complex="Liberation Serif" fo:font-size="13pt"/>
    </style:style>
    <style:style style:family="text" style:name="T1554">
      <style:text-properties fo:font-family="Liberation Serif" style:font-family-complex="Liberation Serif"/>
    </style:style>
    <style:style style:family="table-cell" style:name="ce7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5">
      <style:paragraph-properties fo:text-align="center"/>
    </style:style>
    <style:style style:family="text" style:name="T1555">
      <style:text-properties fo:font-family="Liberation Serif" style:font-family-complex="Liberation Serif" fo:font-size="13pt"/>
    </style:style>
    <style:style style:family="text" style:name="T1556">
      <style:text-properties fo:font-family="Liberation Serif" style:font-family-complex="Liberation Serif"/>
    </style:style>
    <style:style style:family="table-cell" style:name="ce7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6">
      <style:paragraph-properties fo:text-align="center"/>
    </style:style>
    <style:style style:family="text" style:name="T1557">
      <style:text-properties fo:font-family="Liberation Serif" style:font-family-complex="Liberation Serif" fo:font-size="13pt"/>
    </style:style>
    <style:style style:family="text" style:name="T1558">
      <style:text-properties fo:font-family="Liberation Serif" style:font-family-complex="Liberation Serif"/>
    </style:style>
    <style:style style:family="table-cell" style:name="ce7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7">
      <style:paragraph-properties fo:text-align="center"/>
    </style:style>
    <style:style style:family="text" style:name="T1559">
      <style:text-properties fo:font-family="Liberation Serif" style:font-family-complex="Liberation Serif" fo:font-size="13pt"/>
    </style:style>
    <style:style style:family="text" style:name="T1560">
      <style:text-properties fo:font-family="Liberation Serif" style:font-family-complex="Liberation Serif"/>
    </style:style>
    <style:style style:family="table-cell" style:name="ce7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8">
      <style:paragraph-properties fo:text-align="center"/>
    </style:style>
    <style:style style:family="text" style:name="T1561">
      <style:text-properties fo:font-family="Liberation Serif" style:font-family-complex="Liberation Serif" fo:font-size="13pt"/>
    </style:style>
    <style:style style:family="text" style:name="T1562">
      <style:text-properties fo:font-family="Liberation Serif" style:font-family-complex="Liberation Serif"/>
    </style:style>
    <style:style style:family="table-cell" style:name="ce7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29">
      <style:paragraph-properties fo:text-align="center"/>
    </style:style>
    <style:style style:family="text" style:name="T1563">
      <style:text-properties fo:font-family="Liberation Serif" style:font-family-complex="Liberation Serif" fo:font-size="13pt"/>
    </style:style>
    <style:style style:family="text" style:name="T1564">
      <style:text-properties fo:font-family="Liberation Serif" style:font-family-complex="Liberation Serif"/>
    </style:style>
    <style:style style:family="table-cell" style:name="ce7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0">
      <style:paragraph-properties fo:text-align="center"/>
    </style:style>
    <style:style style:family="text" style:name="T1565">
      <style:text-properties fo:font-family="Liberation Serif" style:font-family-complex="Liberation Serif" fo:font-size="13pt"/>
    </style:style>
    <style:style style:family="text" style:name="T1566">
      <style:text-properties fo:font-family="Liberation Serif" style:font-family-complex="Liberation Serif"/>
    </style:style>
    <style:style style:family="table-cell" style:name="ce7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1">
      <style:paragraph-properties fo:text-align="center"/>
    </style:style>
    <style:style style:family="text" style:name="T1567">
      <style:text-properties fo:font-family="Liberation Serif" style:font-family-complex="Liberation Serif" fo:font-size="13pt"/>
    </style:style>
    <style:style style:family="text" style:name="T1568">
      <style:text-properties fo:font-family="Liberation Serif" style:font-family-complex="Liberation Serif"/>
    </style:style>
    <style:style style:family="table-cell" style:name="ce7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2">
      <style:paragraph-properties fo:text-align="center"/>
    </style:style>
    <style:style style:family="text" style:name="T1569">
      <style:text-properties fo:font-family="Liberation Serif" style:font-family-complex="Liberation Serif" fo:font-size="13pt"/>
    </style:style>
    <style:style style:family="text" style:name="T1570">
      <style:text-properties fo:font-family="Liberation Serif" style:font-family-complex="Liberation Serif"/>
    </style:style>
    <style:style style:family="table-cell" style:name="ce7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3">
      <style:paragraph-properties fo:text-align="center"/>
    </style:style>
    <style:style style:family="text" style:name="T1571">
      <style:text-properties fo:font-family="Liberation Serif" style:font-family-complex="Liberation Serif" fo:font-size="13pt"/>
    </style:style>
    <style:style style:family="text" style:name="T1572">
      <style:text-properties fo:font-family="Liberation Serif" style:font-family-complex="Liberation Serif"/>
    </style:style>
    <style:style style:family="table-cell" style:name="ce7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4">
      <style:paragraph-properties fo:text-align="center"/>
    </style:style>
    <style:style style:family="text" style:name="T1573">
      <style:text-properties fo:font-family="Liberation Serif" style:font-family-complex="Liberation Serif" fo:font-size="13pt"/>
    </style:style>
    <style:style style:family="text" style:name="T1574">
      <style:text-properties fo:font-family="Liberation Serif" style:font-family-complex="Liberation Serif"/>
    </style:style>
    <style:style style:family="table-cell" style:name="ce7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5">
      <style:paragraph-properties fo:text-align="center"/>
    </style:style>
    <style:style style:family="text" style:name="T1575">
      <style:text-properties fo:font-family="Liberation Serif" style:font-family-complex="Liberation Serif" fo:font-size="13pt"/>
    </style:style>
    <style:style style:family="text" style:name="T1576">
      <style:text-properties fo:font-family="Liberation Serif" style:font-family-complex="Liberation Serif"/>
    </style:style>
    <style:style style:family="table-cell" style:name="ce7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6">
      <style:paragraph-properties fo:text-align="center"/>
    </style:style>
    <style:style style:family="text" style:name="T1577">
      <style:text-properties fo:font-family="Liberation Serif" style:font-family-complex="Liberation Serif" fo:font-size="13pt"/>
    </style:style>
    <style:style style:family="text" style:name="T1578">
      <style:text-properties fo:font-family="Liberation Serif" style:font-family-complex="Liberation Serif"/>
    </style:style>
    <style:style style:family="table-cell" style:name="ce79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837">
      <style:paragraph-properties fo:text-align="center"/>
    </style:style>
    <style:style style:family="text" style:name="T1579">
      <style:text-properties fo:font-family="Liberation Serif" style:font-family-complex="Liberation Serif" fo:font-size="13pt"/>
    </style:style>
    <style:style style:family="text" style:name="T1580">
      <style:text-properties fo:font-family="Liberation Serif" style:font-family-complex="Liberation Serif"/>
    </style:style>
    <style:style style:family="table-row" style:name="ro25">
      <style:table-row-properties style:min-row-height="1.083cm"/>
    </style:style>
    <style:style style:family="table-cell" style:name="ce79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8">
      <style:paragraph-properties fo:text-align="center"/>
    </style:style>
    <style:style style:family="text" style:name="T1581">
      <style:text-properties fo:font-family="Liberation Serif" style:font-family-complex="Liberation Serif" fo:font-size="10pt"/>
    </style:style>
    <style:style style:family="text" style:name="T1582">
      <style:text-properties fo:font-family="Liberation Serif" style:font-family-complex="Liberation Serif"/>
    </style:style>
    <style:style style:family="table-cell" style:name="ce7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39">
      <style:paragraph-properties fo:text-align="center"/>
    </style:style>
    <style:style style:family="text" style:name="T1583">
      <style:text-properties fo:font-family="Liberation Serif" style:font-family-complex="Liberation Serif" fo:font-size="13pt" style:text-underline-type="none" style:text-underline-width="auto"/>
    </style:style>
    <style:style style:family="text" style:name="T1584">
      <style:text-properties fo:font-family="Liberation Serif" style:font-family-complex="Liberation Serif"/>
    </style:style>
    <style:style style:family="table-cell" style:name="ce7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0">
      <style:paragraph-properties fo:text-align="center"/>
    </style:style>
    <style:style style:family="text" style:name="T1585">
      <style:text-properties fo:font-family="Liberation Serif" style:font-family-complex="Liberation Serif" fo:font-size="13pt" style:text-underline-type="none" style:text-underline-width="auto"/>
    </style:style>
    <style:style style:family="text" style:name="T1586">
      <style:text-properties fo:font-family="Liberation Serif" style:font-family-complex="Liberation Serif"/>
    </style:style>
    <style:style style:family="table-cell" style:name="ce7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1">
      <style:paragraph-properties fo:text-align="center"/>
    </style:style>
    <style:style style:family="text" style:name="T1587">
      <style:text-properties fo:font-family="Liberation Serif" style:font-family-complex="Liberation Serif" fo:font-size="13pt" style:text-underline-type="none" style:text-underline-width="auto"/>
    </style:style>
    <style:style style:family="text" style:name="T1588">
      <style:text-properties fo:font-family="Liberation Serif" style:font-family-complex="Liberation Serif"/>
    </style:style>
    <style:style style:family="table-cell" style:name="ce797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family="paragraph" style:name="P842">
      <style:paragraph-properties fo:text-align="center"/>
    </style:style>
    <style:style style:family="text" style:name="T1589">
      <style:text-properties fo:font-family="Liberation Serif" style:font-family-complex="Liberation Serif"/>
    </style:style>
    <style:style style:family="text" style:name="T1590">
      <style:text-properties fo:font-family="Liberation Serif" style:font-family-complex="Liberation Serif" fo:font-size="13pt"/>
    </style:style>
    <style:style style:family="text" style:name="T1591">
      <style:text-properties fo:font-family="Liberation Serif" style:font-family-complex="Liberation Serif"/>
    </style:style>
    <style:style style:family="table-cell" style:name="ce798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3">
      <style:paragraph-properties fo:text-align="center"/>
    </style:style>
    <style:style style:family="text" style:name="T1592">
      <style:text-properties fo:font-family="Liberation Serif" style:font-family-complex="Liberation Serif" fo:font-size="13pt" style:text-underline-type="none" style:text-underline-width="auto"/>
    </style:style>
    <style:style style:family="text" style:name="T1593">
      <style:text-properties fo:font-family="Liberation Serif" style:font-family-complex="Liberation Serif"/>
    </style:style>
    <style:style style:family="table-cell" style:name="ce799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4">
      <style:paragraph-properties fo:text-align="center"/>
    </style:style>
    <style:style style:family="text" style:name="T1594">
      <style:text-properties fo:font-family="Liberation Serif" style:font-family-complex="Liberation Serif" fo:font-size="13pt"/>
    </style:style>
    <style:style style:family="text" style:name="T1595">
      <style:text-properties fo:font-family="Liberation Serif" style:font-family-complex="Liberation Serif"/>
    </style:style>
    <style:style style:family="table-cell" style:name="ce800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5">
      <style:paragraph-properties fo:text-align="center"/>
    </style:style>
    <style:style style:family="text" style:name="T1596">
      <style:text-properties fo:font-family="Liberation Serif" style:font-family-complex="Liberation Serif" fo:font-size="13pt"/>
    </style:style>
    <style:style style:family="text" style:name="T1597">
      <style:text-properties fo:font-family="Liberation Serif" style:font-family-complex="Liberation Serif"/>
    </style:style>
    <style:style style:family="table-cell" style:name="ce801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6">
      <style:paragraph-properties fo:text-align="center"/>
    </style:style>
    <style:style style:family="text" style:name="T1598">
      <style:text-properties fo:font-family="Liberation Serif" style:font-family-complex="Liberation Serif" fo:font-size="13pt"/>
    </style:style>
    <style:style style:family="text" style:name="T1599">
      <style:text-properties fo:font-family="Liberation Serif" style:font-family-complex="Liberation Serif"/>
    </style:style>
    <style:style style:family="table-cell" style:name="ce8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7">
      <style:paragraph-properties fo:text-align="center"/>
    </style:style>
    <style:style style:family="text" style:name="T1600">
      <style:text-properties fo:font-family="Liberation Serif" style:font-family-complex="Liberation Serif" fo:font-size="13pt"/>
    </style:style>
    <style:style style:family="text" style:name="T1601">
      <style:text-properties fo:font-family="Liberation Serif" style:font-family-complex="Liberation Serif"/>
    </style:style>
    <style:style style:family="table-cell" style:name="ce8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8">
      <style:paragraph-properties fo:text-align="center"/>
    </style:style>
    <style:style style:family="text" style:name="T1602">
      <style:text-properties fo:font-family="Liberation Serif" style:font-family-complex="Liberation Serif" fo:font-size="13pt"/>
    </style:style>
    <style:style style:family="text" style:name="T1603">
      <style:text-properties fo:font-family="Liberation Serif" style:font-family-complex="Liberation Serif"/>
    </style:style>
    <style:style style:family="table-cell" style:name="ce8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49">
      <style:paragraph-properties fo:text-align="center"/>
    </style:style>
    <style:style style:family="text" style:name="T1604">
      <style:text-properties fo:font-family="Liberation Serif" style:font-family-complex="Liberation Serif" fo:font-size="13pt"/>
    </style:style>
    <style:style style:family="text" style:name="T1605">
      <style:text-properties fo:font-family="Liberation Serif" style:font-family-complex="Liberation Serif"/>
    </style:style>
    <style:style style:family="table-cell" style:name="ce8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0">
      <style:paragraph-properties fo:text-align="center"/>
    </style:style>
    <style:style style:family="text" style:name="T1606">
      <style:text-properties fo:font-family="Liberation Serif" style:font-family-complex="Liberation Serif" fo:font-size="13pt"/>
    </style:style>
    <style:style style:family="text" style:name="T1607">
      <style:text-properties fo:font-family="Liberation Serif" style:font-family-complex="Liberation Serif"/>
    </style:style>
    <style:style style:family="table-cell" style:name="ce8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1">
      <style:paragraph-properties fo:text-align="center"/>
    </style:style>
    <style:style style:family="text" style:name="T1608">
      <style:text-properties fo:font-family="Liberation Serif" style:font-family-complex="Liberation Serif" fo:font-size="13pt"/>
    </style:style>
    <style:style style:family="text" style:name="T1609">
      <style:text-properties fo:font-family="Liberation Serif" style:font-family-complex="Liberation Serif"/>
    </style:style>
    <style:style style:family="table-cell" style:name="ce8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2">
      <style:paragraph-properties fo:text-align="center"/>
    </style:style>
    <style:style style:family="text" style:name="T1610">
      <style:text-properties fo:font-family="Liberation Serif" style:font-family-complex="Liberation Serif" fo:font-size="13pt"/>
    </style:style>
    <style:style style:family="text" style:name="T1611">
      <style:text-properties fo:font-family="Liberation Serif" style:font-family-complex="Liberation Serif"/>
    </style:style>
    <style:style style:family="table-cell" style:name="ce8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3">
      <style:paragraph-properties fo:text-align="center"/>
    </style:style>
    <style:style style:family="text" style:name="T1612">
      <style:text-properties fo:font-family="Liberation Serif" style:font-family-complex="Liberation Serif" fo:font-size="13pt"/>
    </style:style>
    <style:style style:family="text" style:name="T1613">
      <style:text-properties fo:font-family="Liberation Serif" style:font-family-complex="Liberation Serif"/>
    </style:style>
    <style:style style:family="table-cell" style:name="ce8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4">
      <style:paragraph-properties fo:text-align="center"/>
    </style:style>
    <style:style style:family="text" style:name="T1614">
      <style:text-properties fo:font-family="Liberation Serif" style:font-family-complex="Liberation Serif" fo:font-size="13pt"/>
    </style:style>
    <style:style style:family="text" style:name="T1615">
      <style:text-properties fo:font-family="Liberation Serif" style:font-family-complex="Liberation Serif"/>
    </style:style>
    <style:style style:family="table-cell" style:name="ce8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5">
      <style:paragraph-properties fo:text-align="center"/>
    </style:style>
    <style:style style:family="text" style:name="T1616">
      <style:text-properties fo:font-family="Liberation Serif" style:font-family-complex="Liberation Serif" fo:font-size="13pt"/>
    </style:style>
    <style:style style:family="text" style:name="T1617">
      <style:text-properties fo:font-family="Liberation Serif" style:font-family-complex="Liberation Serif"/>
    </style:style>
    <style:style style:family="table-cell" style:name="ce8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6">
      <style:paragraph-properties fo:text-align="center"/>
    </style:style>
    <style:style style:family="text" style:name="T1618">
      <style:text-properties fo:font-family="Liberation Serif" style:font-family-complex="Liberation Serif" fo:font-size="13pt"/>
    </style:style>
    <style:style style:family="text" style:name="T1619">
      <style:text-properties fo:font-family="Liberation Serif" style:font-family-complex="Liberation Serif"/>
    </style:style>
    <style:style style:family="table-cell" style:name="ce8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7">
      <style:paragraph-properties fo:text-align="center"/>
    </style:style>
    <style:style style:family="text" style:name="T1620">
      <style:text-properties fo:font-family="Liberation Serif" style:font-family-complex="Liberation Serif" fo:font-size="13pt"/>
    </style:style>
    <style:style style:family="text" style:name="T1621">
      <style:text-properties fo:font-family="Liberation Serif" style:font-family-complex="Liberation Serif"/>
    </style:style>
    <style:style style:family="table-cell" style:name="ce8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8">
      <style:paragraph-properties fo:text-align="center"/>
    </style:style>
    <style:style style:family="text" style:name="T1622">
      <style:text-properties fo:font-family="Liberation Serif" style:font-family-complex="Liberation Serif" fo:font-size="13pt"/>
    </style:style>
    <style:style style:family="text" style:name="T1623">
      <style:text-properties fo:font-family="Liberation Serif" style:font-family-complex="Liberation Serif"/>
    </style:style>
    <style:style style:family="table-cell" style:name="ce8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59">
      <style:paragraph-properties fo:text-align="center"/>
    </style:style>
    <style:style style:family="text" style:name="T1624">
      <style:text-properties fo:font-family="Liberation Serif" style:font-family-complex="Liberation Serif" fo:font-size="13pt"/>
    </style:style>
    <style:style style:family="text" style:name="T1625">
      <style:text-properties fo:font-family="Liberation Serif" style:font-family-complex="Liberation Serif"/>
    </style:style>
    <style:style style:family="table-cell" style:name="ce8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0">
      <style:paragraph-properties fo:text-align="center"/>
    </style:style>
    <style:style style:family="text" style:name="T1626">
      <style:text-properties fo:font-family="Liberation Serif" style:font-family-complex="Liberation Serif" fo:font-size="13pt"/>
    </style:style>
    <style:style style:family="text" style:name="T1627">
      <style:text-properties fo:font-family="Liberation Serif" style:font-family-complex="Liberation Serif"/>
    </style:style>
    <style:style style:family="table-cell" style:name="ce8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1">
      <style:paragraph-properties fo:text-align="center"/>
    </style:style>
    <style:style style:family="text" style:name="T1628">
      <style:text-properties fo:font-family="Liberation Serif" style:font-family-complex="Liberation Serif" fo:font-size="13pt"/>
    </style:style>
    <style:style style:family="text" style:name="T1629">
      <style:text-properties fo:font-family="Liberation Serif" style:font-family-complex="Liberation Serif"/>
    </style:style>
    <style:style style:family="table-cell" style:name="ce8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2">
      <style:paragraph-properties fo:text-align="center"/>
    </style:style>
    <style:style style:family="text" style:name="T1630">
      <style:text-properties fo:font-family="Liberation Serif" style:font-family-complex="Liberation Serif" fo:font-size="13pt"/>
    </style:style>
    <style:style style:family="text" style:name="T1631">
      <style:text-properties fo:font-family="Liberation Serif" style:font-family-complex="Liberation Serif"/>
    </style:style>
    <style:style style:family="table-cell" style:name="ce8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3">
      <style:paragraph-properties fo:text-align="center"/>
    </style:style>
    <style:style style:family="text" style:name="T1632">
      <style:text-properties fo:font-family="Liberation Serif" style:font-family-complex="Liberation Serif" fo:font-size="13pt" style:text-underline-type="none" style:text-underline-width="auto"/>
    </style:style>
    <style:style style:family="text" style:name="T1633">
      <style:text-properties fo:font-family="Liberation Serif" style:font-family-complex="Liberation Serif"/>
    </style:style>
    <style:style style:family="table-cell" style:name="ce8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4">
      <style:paragraph-properties fo:text-align="center"/>
    </style:style>
    <style:style style:family="text" style:name="T1634">
      <style:text-properties fo:font-family="Liberation Serif" style:font-family-complex="Liberation Serif" fo:font-size="13pt" style:text-underline-type="none" style:text-underline-width="auto"/>
    </style:style>
    <style:style style:family="text" style:name="T1635">
      <style:text-properties fo:font-family="Liberation Serif" style:font-family-complex="Liberation Serif"/>
    </style:style>
    <style:style style:family="table-cell" style:name="ce8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5">
      <style:paragraph-properties fo:text-align="center"/>
    </style:style>
    <style:style style:family="text" style:name="T1636">
      <style:text-properties fo:font-family="Liberation Serif" style:font-family-complex="Liberation Serif" fo:font-size="13pt" style:text-underline-type="none" style:text-underline-width="auto"/>
    </style:style>
    <style:style style:family="text" style:name="T1637">
      <style:text-properties fo:font-family="Liberation Serif" style:font-family-complex="Liberation Serif"/>
    </style:style>
    <style:style style:family="table-cell" style:name="ce8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6">
      <style:paragraph-properties fo:text-align="center"/>
    </style:style>
    <style:style style:family="text" style:name="T1638">
      <style:text-properties fo:font-family="Liberation Serif" style:font-family-complex="Liberation Serif" fo:font-size="13pt" style:text-underline-type="none" style:text-underline-width="auto"/>
    </style:style>
    <style:style style:family="text" style:name="T1639">
      <style:text-properties fo:font-family="Liberation Serif" style:font-family-complex="Liberation Serif"/>
    </style:style>
    <style:style style:family="table-cell" style:name="ce8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7">
      <style:paragraph-properties fo:text-align="center"/>
    </style:style>
    <style:style style:family="text" style:name="T1640">
      <style:text-properties fo:font-family="Liberation Serif" style:font-family-complex="Liberation Serif" fo:font-size="13pt"/>
    </style:style>
    <style:style style:family="text" style:name="T1641">
      <style:text-properties fo:font-family="Liberation Serif" style:font-family-complex="Liberation Serif"/>
    </style:style>
    <style:style style:family="table-cell" style:name="ce8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8">
      <style:paragraph-properties fo:text-align="center"/>
    </style:style>
    <style:style style:family="text" style:name="T1642">
      <style:text-properties fo:font-family="Liberation Serif" style:font-family-complex="Liberation Serif" fo:font-size="13pt"/>
    </style:style>
    <style:style style:family="text" style:name="T1643">
      <style:text-properties fo:font-family="Liberation Serif" style:font-family-complex="Liberation Serif"/>
    </style:style>
    <style:style style:family="table-cell" style:name="ce8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69">
      <style:paragraph-properties fo:text-align="center"/>
    </style:style>
    <style:style style:family="text" style:name="T1644">
      <style:text-properties fo:font-family="Liberation Serif" style:font-family-complex="Liberation Serif" fo:font-size="13pt"/>
    </style:style>
    <style:style style:family="text" style:name="T1645">
      <style:text-properties fo:font-family="Liberation Serif" style:font-family-complex="Liberation Serif"/>
    </style:style>
    <style:style style:family="table-cell" style:name="ce82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870">
      <style:paragraph-properties fo:text-align="center"/>
    </style:style>
    <style:style style:family="text" style:name="T1646">
      <style:text-properties fo:font-family="Liberation Serif" style:font-family-complex="Liberation Serif" fo:font-size="13pt"/>
    </style:style>
    <style:style style:family="text" style:name="T1647">
      <style:text-properties fo:font-family="Liberation Serif" style:font-family-complex="Liberation Serif"/>
    </style:style>
    <style:style style:family="table-row" style:name="ro26">
      <style:table-row-properties style:min-row-height="1.083cm"/>
    </style:style>
    <style:style style:family="table-cell" style:name="ce82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1">
      <style:paragraph-properties fo:text-align="center"/>
    </style:style>
    <style:style style:family="text" style:name="T1648">
      <style:text-properties fo:font-family="Liberation Serif" style:font-family-complex="Liberation Serif" fo:font-size="10pt"/>
    </style:style>
    <style:style style:family="text" style:name="T1649">
      <style:text-properties fo:font-family="Liberation Serif" style:font-family-complex="Liberation Serif"/>
    </style:style>
    <style:style style:family="table-cell" style:name="ce8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2">
      <style:paragraph-properties fo:text-align="center"/>
    </style:style>
    <style:style style:family="text" style:name="T1650">
      <style:text-properties fo:font-family="Liberation Serif" style:font-family-complex="Liberation Serif" fo:font-size="13pt" style:text-underline-type="none" style:text-underline-width="auto"/>
    </style:style>
    <style:style style:family="text" style:name="T1651">
      <style:text-properties fo:font-family="Liberation Serif" style:font-family-complex="Liberation Serif"/>
    </style:style>
    <style:style style:family="table-cell" style:name="ce8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3">
      <style:paragraph-properties fo:text-align="center"/>
    </style:style>
    <style:style style:family="text" style:name="T1652">
      <style:text-properties fo:font-family="Liberation Serif" style:font-family-complex="Liberation Serif" fo:font-size="13pt" style:text-underline-type="none" style:text-underline-width="auto"/>
    </style:style>
    <style:style style:family="text" style:name="T1653">
      <style:text-properties fo:font-family="Liberation Serif" style:font-family-complex="Liberation Serif"/>
    </style:style>
    <style:style style:family="table-cell" style:name="ce8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4">
      <style:paragraph-properties fo:text-align="center"/>
    </style:style>
    <style:style style:family="text" style:name="T1654">
      <style:text-properties fo:font-family="Liberation Serif" style:font-family-complex="Liberation Serif" fo:font-size="13pt" style:text-underline-type="none" style:text-underline-width="auto"/>
    </style:style>
    <style:style style:family="text" style:name="T1655">
      <style:text-properties fo:font-family="Liberation Serif" style:font-family-complex="Liberation Serif"/>
    </style:style>
    <style:style style:family="table-cell" style:name="ce830">
      <style:table-cell-properties style:vertical-align="middle" style:direction="ltr" fo:background-color="#5f497a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5">
      <style:paragraph-properties fo:text-align="center"/>
    </style:style>
    <style:style style:family="text" style:name="T1656">
      <style:text-properties fo:font-family="Liberation Serif" style:font-family-complex="Liberation Serif" fo:font-size="13pt" style:text-underline-type="none" style:text-underline-width="auto"/>
    </style:style>
    <style:style style:family="text" style:name="T1657">
      <style:text-properties fo:font-family="Liberation Serif" style:font-family-complex="Liberation Serif" fo:font-size="13pt"/>
    </style:style>
    <style:style style:family="text" style:name="T1658">
      <style:text-properties fo:font-family="Liberation Serif" style:font-family-complex="Liberation Serif"/>
    </style:style>
    <style:style style:family="table-cell" style:name="ce831">
      <style:table-cell-properties style:vertical-align="middle" style:direction="ltr" fo:background-color="#984806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6">
      <style:paragraph-properties fo:text-align="center"/>
    </style:style>
    <style:style style:family="text" style:name="T1659">
      <style:text-properties fo:font-family="Liberation Serif" style:font-family-complex="Liberation Serif" fo:font-size="13pt" style:text-underline-type="none" style:text-underline-width="auto"/>
    </style:style>
    <style:style style:family="text" style:name="T1660">
      <style:text-properties fo:font-family="Liberation Serif" style:font-family-complex="Liberation Serif"/>
    </style:style>
    <style:style style:family="table-cell" style:name="ce832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7">
      <style:paragraph-properties fo:text-align="center"/>
    </style:style>
    <style:style style:family="text" style:name="T1661">
      <style:text-properties fo:font-family="Liberation Serif" style:font-family-complex="Liberation Serif" fo:font-size="13pt" style:text-underline-type="none" style:text-underline-width="auto"/>
    </style:style>
    <style:style style:family="text" style:name="T1662">
      <style:text-properties fo:font-family="Liberation Serif" style:font-family-complex="Liberation Serif"/>
    </style:style>
    <style:style style:family="table-cell" style:name="ce833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8">
      <style:paragraph-properties fo:text-align="center"/>
    </style:style>
    <style:style style:family="text" style:name="T1663">
      <style:text-properties fo:font-family="Liberation Serif" style:font-family-complex="Liberation Serif" fo:font-size="13pt" style:text-underline-type="none" style:text-underline-width="auto"/>
    </style:style>
    <style:style style:family="text" style:name="T1664">
      <style:text-properties fo:font-family="Liberation Serif" style:font-family-complex="Liberation Serif"/>
    </style:style>
    <style:style style:family="table-cell" style:name="ce834">
      <style:table-cell-properties style:vertical-align="middle" style:direction="ltr" fo:background-color="#b3b300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79">
      <style:paragraph-properties fo:text-align="center"/>
    </style:style>
    <style:style style:family="text" style:name="T1665">
      <style:text-properties fo:font-family="Liberation Serif" style:font-family-complex="Liberation Serif" fo:font-size="13pt" style:text-underline-type="none" style:text-underline-width="auto"/>
    </style:style>
    <style:style style:family="text" style:name="T1666">
      <style:text-properties fo:font-family="Liberation Serif" style:font-family-complex="Liberation Serif"/>
    </style:style>
    <style:style style:family="table-cell" style:name="ce8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0">
      <style:paragraph-properties fo:text-align="center"/>
    </style:style>
    <style:style style:family="text" style:name="T1667">
      <style:text-properties fo:font-family="Liberation Serif" style:font-family-complex="Liberation Serif" fo:font-size="13pt"/>
    </style:style>
    <style:style style:family="text" style:name="T1668">
      <style:text-properties fo:font-family="Liberation Serif" style:font-family-complex="Liberation Serif"/>
    </style:style>
    <style:style style:family="table-cell" style:name="ce8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1">
      <style:paragraph-properties fo:text-align="center"/>
    </style:style>
    <style:style style:family="text" style:name="T1669">
      <style:text-properties fo:font-family="Liberation Serif" style:font-family-complex="Liberation Serif" fo:font-size="13pt"/>
    </style:style>
    <style:style style:family="text" style:name="T1670">
      <style:text-properties fo:font-family="Liberation Serif" style:font-family-complex="Liberation Serif"/>
    </style:style>
    <style:style style:family="table-cell" style:name="ce8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2">
      <style:paragraph-properties fo:text-align="center"/>
    </style:style>
    <style:style style:family="text" style:name="T1671">
      <style:text-properties fo:font-family="Liberation Serif" style:font-family-complex="Liberation Serif" fo:font-size="13pt"/>
    </style:style>
    <style:style style:family="text" style:name="T1672">
      <style:text-properties fo:font-family="Liberation Serif" style:font-family-complex="Liberation Serif"/>
    </style:style>
    <style:style style:family="table-cell" style:name="ce8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3">
      <style:paragraph-properties fo:text-align="center"/>
    </style:style>
    <style:style style:family="text" style:name="T1673">
      <style:text-properties fo:font-family="Liberation Serif" style:font-family-complex="Liberation Serif" fo:font-size="13pt"/>
    </style:style>
    <style:style style:family="text" style:name="T1674">
      <style:text-properties fo:font-family="Liberation Serif" style:font-family-complex="Liberation Serif"/>
    </style:style>
    <style:style style:family="table-cell" style:name="ce8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4">
      <style:paragraph-properties fo:text-align="center"/>
    </style:style>
    <style:style style:family="text" style:name="T1675">
      <style:text-properties fo:font-family="Liberation Serif" style:font-family-complex="Liberation Serif" fo:font-size="13pt"/>
    </style:style>
    <style:style style:family="text" style:name="T1676">
      <style:text-properties fo:font-family="Liberation Serif" style:font-family-complex="Liberation Serif"/>
    </style:style>
    <style:style style:family="table-cell" style:name="ce8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5">
      <style:paragraph-properties fo:text-align="center"/>
    </style:style>
    <style:style style:family="text" style:name="T1677">
      <style:text-properties fo:font-family="Liberation Serif" style:font-family-complex="Liberation Serif" fo:font-size="13pt"/>
    </style:style>
    <style:style style:family="text" style:name="T1678">
      <style:text-properties fo:font-family="Liberation Serif" style:font-family-complex="Liberation Serif"/>
    </style:style>
    <style:style style:family="table-cell" style:name="ce8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6">
      <style:paragraph-properties fo:text-align="center"/>
    </style:style>
    <style:style style:family="text" style:name="T1679">
      <style:text-properties fo:font-family="Liberation Serif" style:font-family-complex="Liberation Serif" fo:font-size="13pt"/>
    </style:style>
    <style:style style:family="text" style:name="T1680">
      <style:text-properties fo:font-family="Liberation Serif" style:font-family-complex="Liberation Serif"/>
    </style:style>
    <style:style style:family="table-cell" style:name="ce8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7">
      <style:paragraph-properties fo:text-align="center"/>
    </style:style>
    <style:style style:family="text" style:name="T1681">
      <style:text-properties fo:font-family="Liberation Serif" style:font-family-complex="Liberation Serif" fo:font-size="13pt"/>
    </style:style>
    <style:style style:family="text" style:name="T1682">
      <style:text-properties fo:font-family="Liberation Serif" style:font-family-complex="Liberation Serif"/>
    </style:style>
    <style:style style:family="table-cell" style:name="ce8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8">
      <style:paragraph-properties fo:text-align="center"/>
    </style:style>
    <style:style style:family="text" style:name="T1683">
      <style:text-properties fo:font-family="Liberation Serif" style:font-family-complex="Liberation Serif" fo:font-size="13pt"/>
    </style:style>
    <style:style style:family="text" style:name="T1684">
      <style:text-properties fo:font-family="Liberation Serif" style:font-family-complex="Liberation Serif"/>
    </style:style>
    <style:style style:family="table-cell" style:name="ce8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89">
      <style:paragraph-properties fo:text-align="center"/>
    </style:style>
    <style:style style:family="text" style:name="T1685">
      <style:text-properties fo:font-family="Liberation Serif" style:font-family-complex="Liberation Serif" fo:font-size="13pt"/>
    </style:style>
    <style:style style:family="text" style:name="T1686">
      <style:text-properties fo:font-family="Liberation Serif" style:font-family-complex="Liberation Serif"/>
    </style:style>
    <style:style style:family="table-cell" style:name="ce8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0">
      <style:paragraph-properties fo:text-align="center"/>
    </style:style>
    <style:style style:family="text" style:name="T1687">
      <style:text-properties fo:font-family="Liberation Serif" style:font-family-complex="Liberation Serif" fo:font-size="13pt"/>
    </style:style>
    <style:style style:family="text" style:name="T1688">
      <style:text-properties fo:font-family="Liberation Serif" style:font-family-complex="Liberation Serif"/>
    </style:style>
    <style:style style:family="table-cell" style:name="ce8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1">
      <style:paragraph-properties fo:text-align="center"/>
    </style:style>
    <style:style style:family="text" style:name="T1689">
      <style:text-properties fo:font-family="Liberation Serif" style:font-family-complex="Liberation Serif" fo:font-size="13pt"/>
    </style:style>
    <style:style style:family="text" style:name="T1690">
      <style:text-properties fo:font-family="Liberation Serif" style:font-family-complex="Liberation Serif"/>
    </style:style>
    <style:style style:family="table-cell" style:name="ce8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2">
      <style:paragraph-properties fo:text-align="center"/>
    </style:style>
    <style:style style:family="text" style:name="T1691">
      <style:text-properties fo:font-family="Liberation Serif" style:font-family-complex="Liberation Serif" fo:font-size="13pt"/>
    </style:style>
    <style:style style:family="text" style:name="T1692">
      <style:text-properties fo:font-family="Liberation Serif" style:font-family-complex="Liberation Serif"/>
    </style:style>
    <style:style style:family="table-cell" style:name="ce8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3">
      <style:paragraph-properties fo:text-align="center"/>
    </style:style>
    <style:style style:family="text" style:name="T1693">
      <style:text-properties fo:font-family="Liberation Serif" style:font-family-complex="Liberation Serif" fo:font-size="13pt"/>
    </style:style>
    <style:style style:family="text" style:name="T1694">
      <style:text-properties fo:font-family="Liberation Serif" style:font-family-complex="Liberation Serif"/>
    </style:style>
    <style:style style:family="table-cell" style:name="ce8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4">
      <style:paragraph-properties fo:text-align="center"/>
    </style:style>
    <style:style style:family="text" style:name="T1695">
      <style:text-properties fo:font-family="Liberation Serif" style:font-family-complex="Liberation Serif" fo:font-size="13pt"/>
    </style:style>
    <style:style style:family="text" style:name="T1696">
      <style:text-properties fo:font-family="Liberation Serif" style:font-family-complex="Liberation Serif"/>
    </style:style>
    <style:style style:family="table-cell" style:name="ce8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5">
      <style:paragraph-properties fo:text-align="center"/>
    </style:style>
    <style:style style:family="text" style:name="T1697">
      <style:text-properties fo:font-family="Liberation Serif" style:font-family-complex="Liberation Serif" fo:font-size="13pt"/>
    </style:style>
    <style:style style:family="text" style:name="T1698">
      <style:text-properties fo:font-family="Liberation Serif" style:font-family-complex="Liberation Serif"/>
    </style:style>
    <style:style style:family="table-cell" style:name="ce8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6">
      <style:paragraph-properties fo:text-align="center"/>
    </style:style>
    <style:style style:family="text" style:name="T1699">
      <style:text-properties fo:font-family="Liberation Serif" style:font-family-complex="Liberation Serif" fo:font-size="13pt"/>
    </style:style>
    <style:style style:family="text" style:name="T1700">
      <style:text-properties fo:font-family="Liberation Serif" style:font-family-complex="Liberation Serif"/>
    </style:style>
    <style:style style:family="table-cell" style:name="ce8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7">
      <style:paragraph-properties fo:text-align="center"/>
    </style:style>
    <style:style style:family="text" style:name="T1701">
      <style:text-properties fo:font-family="Liberation Serif" style:font-family-complex="Liberation Serif" fo:font-size="13pt"/>
    </style:style>
    <style:style style:family="text" style:name="T1702">
      <style:text-properties fo:font-family="Liberation Serif" style:font-family-complex="Liberation Serif"/>
    </style:style>
    <style:style style:family="table-cell" style:name="ce8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8">
      <style:paragraph-properties fo:text-align="center"/>
    </style:style>
    <style:style style:family="text" style:name="T1703">
      <style:text-properties fo:font-family="Liberation Serif" style:font-family-complex="Liberation Serif" fo:font-size="13pt"/>
    </style:style>
    <style:style style:family="text" style:name="T1704">
      <style:text-properties fo:font-family="Liberation Serif" style:font-family-complex="Liberation Serif"/>
    </style:style>
    <style:style style:family="table-cell" style:name="ce8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899">
      <style:paragraph-properties fo:text-align="center"/>
    </style:style>
    <style:style style:family="text" style:name="T1705">
      <style:text-properties fo:font-family="Liberation Serif" style:font-family-complex="Liberation Serif" fo:font-size="13pt"/>
    </style:style>
    <style:style style:family="text" style:name="T1706">
      <style:text-properties fo:font-family="Liberation Serif" style:font-family-complex="Liberation Serif"/>
    </style:style>
    <style:style style:family="table-cell" style:name="ce8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00">
      <style:paragraph-properties fo:text-align="center"/>
    </style:style>
    <style:style style:family="text" style:name="T1707">
      <style:text-properties fo:font-family="Liberation Serif" style:font-family-complex="Liberation Serif" fo:font-size="13pt"/>
    </style:style>
    <style:style style:family="text" style:name="T1708">
      <style:text-properties fo:font-family="Liberation Serif" style:font-family-complex="Liberation Serif"/>
    </style:style>
    <style:style style:family="table-cell" style:name="ce8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01">
      <style:paragraph-properties fo:text-align="center"/>
    </style:style>
    <style:style style:family="text" style:name="T1709">
      <style:text-properties fo:font-family="Liberation Serif" style:font-family-complex="Liberation Serif" fo:font-size="13pt"/>
    </style:style>
    <style:style style:family="text" style:name="T1710">
      <style:text-properties fo:font-family="Liberation Serif" style:font-family-complex="Liberation Serif"/>
    </style:style>
    <style:style style:family="table-cell" style:name="ce8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42" style:family="paragraph" style:name="P902">
      <style:paragraph-properties fo:text-align="center"/>
    </style:style>
    <style:style style:family="text" style:name="T1711">
      <style:text-properties fo:font-family="Liberation Serif" style:font-family-complex="Liberation Serif" fo:font-size="13pt"/>
    </style:style>
    <style:style style:family="text" style:name="T1712">
      <style:text-properties fo:font-family="Liberation Serif" style:font-family-complex="Liberation Serif"/>
    </style:style>
    <style:style style:family="table-cell" style:name="ce85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42" style:family="paragraph" style:name="P903">
      <style:paragraph-properties fo:text-align="center"/>
    </style:style>
    <style:style style:family="text" style:name="T1713">
      <style:text-properties fo:font-family="Liberation Serif" style:font-family-complex="Liberation Serif" fo:font-size="13pt"/>
    </style:style>
    <style:style style:family="text" style:name="T1714">
      <style:text-properties fo:font-family="Liberation Serif" style:font-family-complex="Liberation Serif"/>
    </style:style>
    <style:style style:parent-style-name="604" style:family="paragraph" style:name="P904">
      <style:paragraph-properties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  <table:table-column table:style-name="co13"/>
          <table:table-column table:style-name="co14"/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  <table:table-column table:style-name="co20"/>
          <table:table-column table:style-name="co21"/>
          <table:table-column table:style-name="co22"/>
          <table:table-column table:style-name="co23"/>
          <table:table-column table:style-name="co24"/>
          <table:table-column table:style-name="co25"/>
          <table:table-column table:style-name="co26"/>
          <table:table-column table:style-name="co27"/>
          <table:table-column table:style-name="co28"/>
          <table:table-column table:style-name="co29"/>
          <table:table-column table:style-name="co30"/>
          <table:table-column table:style-name="co31"/>
          <table:table-column table:style-name="co32"/>
          <table:table-column table:style-name="co33"/>
        </table:table-columns>
        <table:table-row table:style-name="ro1">
          <table:table-cell table:style-name="ce1">
            <text:p text:style-name="P43"><text:span text:style-name="T28">Ins</text:span><text:span text:style-name="T29">t</text:span><text:span text:style-name="T30"/><text:span/></text:p>
          </table:table-cell>
          <table:table-cell table:style-name="ce2">
            <text:p text:style-name="P44"><text:span text:style-name="T31">31</text:span><text:span text:style-name="T32"/><text:span/></text:p>
          </table:table-cell>
          <table:table-cell table:style-name="ce3">
            <text:p text:style-name="P45"><text:span text:style-name="T33">30</text:span><text:span text:style-name="T34"/><text:span/></text:p>
          </table:table-cell>
          <table:table-cell table:style-name="ce4">
            <text:p text:style-name="P46"><text:span text:style-name="T35">29</text:span><text:span text:style-name="T36"/><text:span/></text:p>
          </table:table-cell>
          <table:table-cell table:style-name="ce5">
            <text:p text:style-name="P47"><text:span text:style-name="T37">28</text:span><text:span text:style-name="T38"/><text:span/></text:p>
          </table:table-cell>
          <table:table-cell table:style-name="ce6">
            <text:p text:style-name="P48"><text:span text:style-name="T39">27</text:span><text:span text:style-name="T40"/><text:span/></text:p>
          </table:table-cell>
          <table:table-cell table:style-name="ce7">
            <text:p text:style-name="P49"><text:span text:style-name="T41">26</text:span><text:span text:style-name="T42"/><text:span/></text:p>
          </table:table-cell>
          <table:table-cell table:style-name="ce8">
            <text:p text:style-name="P50"><text:span text:style-name="T43">25</text:span><text:span text:style-name="T44"/><text:span/></text:p>
          </table:table-cell>
          <table:table-cell table:style-name="ce9">
            <text:p text:style-name="P51"><text:span text:style-name="T45">24</text:span><text:span text:style-name="T46"/><text:span/></text:p>
          </table:table-cell>
          <table:table-cell table:style-name="ce10">
            <text:p text:style-name="P52"><text:span text:style-name="T47">23</text:span><text:span text:style-name="T48"/><text:span/></text:p>
          </table:table-cell>
          <table:table-cell table:style-name="ce11">
            <text:p text:style-name="P53"><text:span text:style-name="T49">22</text:span><text:span text:style-name="T50"/><text:span/></text:p>
          </table:table-cell>
          <table:table-cell table:style-name="ce12">
            <text:p text:style-name="P54"><text:span text:style-name="T51">21</text:span><text:span text:style-name="T52"/><text:span/></text:p>
          </table:table-cell>
          <table:table-cell table:style-name="ce13">
            <text:p text:style-name="P55"><text:span text:style-name="T53">20</text:span><text:span text:style-name="T54"/><text:span/></text:p>
          </table:table-cell>
          <table:table-cell table:style-name="ce14">
            <text:p text:style-name="P56"><text:span text:style-name="T55">19</text:span><text:span text:style-name="T56"/><text:span/></text:p>
          </table:table-cell>
          <table:table-cell table:style-name="ce15">
            <text:p text:style-name="P57"><text:span text:style-name="T57">18</text:span><text:span text:style-name="T58"/><text:span/></text:p>
          </table:table-cell>
          <table:table-cell table:style-name="ce16">
            <text:p text:style-name="P58"><text:span text:style-name="T59">17</text:span><text:span text:style-name="T60"/><text:span/></text:p>
          </table:table-cell>
          <table:table-cell table:style-name="ce17">
            <text:p text:style-name="P59"><text:span text:style-name="T61">16</text:span><text:span text:style-name="T62"/><text:span/></text:p>
          </table:table-cell>
          <table:table-cell table:style-name="ce18">
            <text:p text:style-name="P60"><text:span text:style-name="T63">15</text:span><text:span text:style-name="T64"/><text:span/></text:p>
          </table:table-cell>
          <table:table-cell table:style-name="ce19">
            <text:p text:style-name="P61"><text:span text:style-name="T65">14</text:span><text:span text:style-name="T66"/><text:span/></text:p>
          </table:table-cell>
          <table:table-cell table:style-name="ce20">
            <text:p text:style-name="P62"><text:span text:style-name="T67">13</text:span><text:span text:style-name="T68"/><text:span/></text:p>
          </table:table-cell>
          <table:table-cell table:style-name="ce21">
            <text:p text:style-name="P63"><text:span text:style-name="T69">12</text:span><text:span text:style-name="T70"/><text:span/></text:p>
          </table:table-cell>
          <table:table-cell table:style-name="ce22">
            <text:p text:style-name="P64"><text:span text:style-name="T71">11</text:span><text:span text:style-name="T72"/><text:span/></text:p>
          </table:table-cell>
          <table:table-cell table:style-name="ce23">
            <text:p text:style-name="P65"><text:span text:style-name="T73">10</text:span><text:span text:style-name="T74"/><text:span/></text:p>
          </table:table-cell>
          <table:table-cell table:style-name="ce24">
            <text:p text:style-name="P66"><text:span text:style-name="T75">09</text:span><text:span text:style-name="T76"/><text:span/></text:p>
          </table:table-cell>
          <table:table-cell table:style-name="ce25">
            <text:p text:style-name="P67"><text:span text:style-name="T77">08</text:span><text:span text:style-name="T78"/><text:span/></text:p>
          </table:table-cell>
          <table:table-cell table:style-name="ce26">
            <text:p text:style-name="P68"><text:span text:style-name="T79">07</text:span><text:span text:style-name="T80"/><text:span/></text:p>
          </table:table-cell>
          <table:table-cell table:style-name="ce27">
            <text:p text:style-name="P69"><text:span text:style-name="T81">06</text:span><text:span text:style-name="T82"/><text:span/></text:p>
          </table:table-cell>
          <table:table-cell table:style-name="ce28">
            <text:p text:style-name="P70"><text:span text:style-name="T83">05</text:span><text:span text:style-name="T84"/><text:span/></text:p>
          </table:table-cell>
          <table:table-cell table:style-name="ce29">
            <text:p text:style-name="P71"><text:span text:style-name="T85">04</text:span><text:span text:style-name="T86"/><text:span/></text:p>
          </table:table-cell>
          <table:table-cell table:style-name="ce30">
            <text:p text:style-name="P72"><text:span text:style-name="T87">03</text:span><text:span text:style-name="T88"/><text:span/></text:p>
          </table:table-cell>
          <table:table-cell table:style-name="ce31">
            <text:p text:style-name="P73"><text:span text:style-name="T89">02</text:span><text:span text:style-name="T90"/><text:span/></text:p>
          </table:table-cell>
          <table:table-cell table:style-name="ce32">
            <text:p text:style-name="P74"><text:span text:style-name="T91">01</text:span><text:span text:style-name="T92"/><text:span/></text:p>
          </table:table-cell>
          <table:table-cell table:style-name="ce33">
            <text:p text:style-name="P75"><text:span text:style-name="T93">00</text:span><text:span text:style-name="T94"/><text:span/></text:p>
          </table:table-cell>
        </table:table-row>
        <table:table-row table:style-name="ro2">
          <table:table-cell table:style-name="ce34">
            <text:p text:style-name="P76"><text:span text:style-name="T95">CMP</text:span><text:span text:style-name="T96"/><text:span/></text:p>
          </table:table-cell>
          <table:table-cell table:style-name="ce35">
            <text:p text:style-name="P77"><text:span text:style-name="T97">-</text:span><text:span text:style-name="T98"/><text:span/></text:p>
          </table:table-cell>
          <table:table-cell table:style-name="ce36">
            <text:p text:style-name="P78"><text:span text:style-name="T99">-</text:span><text:span text:style-name="T100"/><text:span/></text:p>
          </table:table-cell>
          <table:table-cell table:style-name="ce37">
            <text:p text:style-name="P79"><text:span text:style-name="T101">-</text:span><text:span text:style-name="T102"/><text:span/></text:p>
          </table:table-cell>
          <table:table-cell table:style-name="ce38">
            <text:p text:style-name="P80"><text:span text:style-name="T103">INM</text:span><text:span text:style-name="T104"/><text:span/></text:p>
          </table:table-cell>
          <table:table-cell table:style-name="ce39">
            <text:p text:style-name="P81"><text:span text:style-name="T105">ALU</text:span><text:span text:style-name="T106"/><text:span/></text:p>
          </table:table-cell>
          <table:table-cell table:style-name="ce40">
            <text:p text:style-name="P82"><text:span text:style-name="T107">OP</text:span><text:span text:style-name="T108"/><text:span/></text:p>
            <text:p text:style-name="P83"><text:span text:style-name="T109">ALU</text:span><text:span/></text:p>
          </table:table-cell>
          <table:table-cell table:style-name="ce41">
            <text:p text:style-name="P84"><text:span text:style-name="T110">OP</text:span><text:span text:style-name="T111"/><text:span/></text:p>
            <text:p text:style-name="P85"><text:span text:style-name="T112">ALU</text:span><text:span/></text:p>
          </table:table-cell>
          <table:table-cell table:style-name="ce42">
            <text:p text:style-name="P86"><text:span text:style-name="T113">OP</text:span><text:span text:style-name="T114"/><text:span/></text:p>
            <text:p text:style-name="P87"><text:span text:style-name="T115">ALU</text:span><text:span text:style-name="T116"/><text:span/></text:p>
          </table:table-cell>
          <table:table-cell table:style-name="ce43">
            <text:p text:style-name="P88"><text:span text:style-name="T117">-</text:span><text:span text:style-name="T118"/><text:span/></text:p>
          </table:table-cell>
          <table:table-cell table:style-name="ce44">
            <text:p text:style-name="P89"><text:span text:style-name="T119">-</text:span><text:span text:style-name="T120"/><text:span/></text:p>
          </table:table-cell>
          <table:table-cell table:style-name="ce45">
            <text:p text:style-name="P90"><text:span text:style-name="T121">-</text:span><text:span text:style-name="T122"/><text:span/></text:p>
          </table:table-cell>
          <table:table-cell table:style-name="ce46">
            <text:p text:style-name="P91"><text:span text:style-name="T123">-</text:span><text:span text:style-name="T124"/><text:span/></text:p>
          </table:table-cell>
          <table:table-cell table:style-name="ce47">
            <text:p text:style-name="P92"><text:span text:style-name="T125">-</text:span><text:span text:style-name="T126"/><text:span/></text:p>
          </table:table-cell>
          <table:table-cell table:style-name="ce48">
            <text:p text:style-name="P93"><text:span text:style-name="T127">-</text:span><text:span text:style-name="T128"/><text:span/></text:p>
          </table:table-cell>
          <table:table-cell table:style-name="ce49">
            <text:p text:style-name="P94"><text:span text:style-name="T129">-</text:span><text:span text:style-name="T130"/><text:span/></text:p>
          </table:table-cell>
          <table:table-cell table:style-name="ce50">
            <text:p text:style-name="P95"><text:span text:style-name="T131">-</text:span><text:span text:style-name="T132"/><text:span/></text:p>
          </table:table-cell>
          <table:table-cell table:style-name="ce51">
            <text:p text:style-name="P96"><text:span text:style-name="T133">-</text:span><text:span text:style-name="T134"/><text:span/></text:p>
          </table:table-cell>
          <table:table-cell table:style-name="ce52">
            <text:p text:style-name="P97"><text:span text:style-name="T135">-</text:span><text:span text:style-name="T136"/><text:span/></text:p>
          </table:table-cell>
          <table:table-cell table:style-name="ce53">
            <text:p text:style-name="P98"><text:span text:style-name="T137">-</text:span><text:span text:style-name="T138"/><text:span/></text:p>
          </table:table-cell>
          <table:table-cell table:style-name="ce54">
            <text:p text:style-name="P99"><text:span text:style-name="T139">-</text:span><text:span text:style-name="T140"/><text:span/></text:p>
          </table:table-cell>
          <table:table-cell table:style-name="ce55">
            <text:p text:style-name="P100"><text:span text:style-name="T141">-</text:span><text:span text:style-name="T142"/><text:span/></text:p>
          </table:table-cell>
          <table:table-cell table:style-name="ce56">
            <text:p text:style-name="P101"><text:span text:style-name="T143">-</text:span><text:span text:style-name="T144"/><text:span/></text:p>
          </table:table-cell>
          <table:table-cell table:style-name="ce57">
            <text:p text:style-name="P102"><text:span text:style-name="T145">-</text:span><text:span text:style-name="T146"/><text:span/></text:p>
          </table:table-cell>
          <table:table-cell table:style-name="ce58">
            <text:p text:style-name="P103"><text:span text:style-name="T147">-</text:span><text:span text:style-name="T148"/><text:span/></text:p>
          </table:table-cell>
          <table:table-cell table:style-name="ce59">
            <text:p text:style-name="P104"><text:span text:style-name="T149">-</text:span><text:span text:style-name="T150"/><text:span/></text:p>
          </table:table-cell>
          <table:table-cell table:style-name="ce60">
            <text:p text:style-name="P105"><text:span text:style-name="T151">-</text:span><text:span text:style-name="T152"/><text:span/></text:p>
          </table:table-cell>
          <table:table-cell table:style-name="ce61">
            <text:p text:style-name="P106"><text:span text:style-name="T153">-</text:span><text:span text:style-name="T154"/><text:span/></text:p>
          </table:table-cell>
          <table:table-cell table:style-name="ce62">
            <text:p text:style-name="P107"><text:span text:style-name="T155">-</text:span><text:span text:style-name="T156"/><text:span/></text:p>
          </table:table-cell>
          <table:table-cell table:style-name="ce63">
            <text:p text:style-name="P108"><text:span text:style-name="T157">-</text:span><text:span text:style-name="T158"/><text:span/></text:p>
          </table:table-cell>
          <table:table-cell table:style-name="ce64">
            <text:p text:style-name="P109"><text:span text:style-name="T159">-</text:span><text:span text:style-name="T160"/><text:span/></text:p>
          </table:table-cell>
          <table:table-cell table:style-name="ce65">
            <text:p text:style-name="P110"><text:span text:style-name="T161">-</text:span><text:span text:style-name="T162"/><text:span/></text:p>
          </table:table-cell>
          <table:table-cell table:style-name="ce66">
            <text:p text:style-name="P111"><text:span text:style-name="T163">-</text:span><text:span text:style-name="T164"/><text:span/></text:p>
          </table:table-cell>
        </table:table-row>
        <table:table-row table:style-name="ro3">
          <table:table-cell table:style-name="ce67">
            <text:p text:style-name="P112"><text:span text:style-name="T165">J</text:span><text:span text:style-name="T166"/><text:span/></text:p>
          </table:table-cell>
          <table:table-cell table:style-name="ce68">
            <text:p text:style-name="P113"><text:span text:style-name="T167">0</text:span><text:span text:style-name="T168"/><text:span/></text:p>
          </table:table-cell>
          <table:table-cell table:style-name="ce69">
            <text:p text:style-name="P114"><text:span text:style-name="T169">0</text:span><text:span text:style-name="T170"/><text:span/></text:p>
          </table:table-cell>
          <table:table-cell table:style-name="ce70">
            <text:p text:style-name="P115"><text:span text:style-name="T171">0</text:span><text:span text:style-name="T172"/><text:span/></text:p>
          </table:table-cell>
          <table:table-cell table:style-name="ce71">
            <text:p text:style-name="P116"><text:span text:style-name="T173">0</text:span><text:span text:style-name="T174"/><text:span/></text:p>
          </table:table-cell>
          <table:table-cell table:style-name="ce72">
            <text:p text:style-name="P117"><text:span text:style-name="T175">0</text:span><text:span text:style-name="T176"/><text:span/></text:p>
          </table:table-cell>
          <table:table-cell table:style-name="ce73">
            <text:p text:style-name="P118"><text:span text:style-name="T177"/><text:span text:style-name="T178">0</text:span><text:span text:style-name="T179"/><text:span/></text:p>
          </table:table-cell>
          <table:table-cell table:style-name="ce74">
            <text:p text:style-name="P119"><text:span text:style-name="T180"/><text:span text:style-name="T181">0</text:span><text:span text:style-name="T182"/><text:span/></text:p>
          </table:table-cell>
          <table:table-cell table:style-name="ce75">
            <text:p text:style-name="P120"><text:span text:style-name="T183"/><text:span text:style-name="T184">0</text:span><text:span text:style-name="T185"/><text:span/></text:p>
          </table:table-cell>
          <table:table-cell table:style-name="ce76">
            <text:p text:style-name="P121"><text:span text:style-name="T186">0</text:span><text:span text:style-name="T187"/><text:span/></text:p>
          </table:table-cell>
          <table:table-cell table:style-name="ce77">
            <text:p text:style-name="P122"><text:span text:style-name="T188">0</text:span><text:span text:style-name="T189"/><text:span/></text:p>
          </table:table-cell>
          <table:table-cell table:style-name="ce78">
            <text:p text:style-name="P123"><text:span text:style-name="T190">0</text:span><text:span text:style-name="T191"/><text:span/></text:p>
          </table:table-cell>
          <table:table-cell table:style-name="ce79">
            <text:p text:style-name="P124"><text:span text:style-name="T192">0</text:span><text:span text:style-name="T193"/><text:span/></text:p>
          </table:table-cell>
          <table:table-cell table:style-name="ce80">
            <text:p text:style-name="P125"><text:span text:style-name="T194">0</text:span><text:span/></text:p>
          </table:table-cell>
          <table:table-cell table:style-name="ce81">
            <text:p text:style-name="P126"><text:span text:style-name="T195">0</text:span><text:span text:style-name="T196"/><text:span/></text:p>
          </table:table-cell>
          <table:table-cell table:style-name="ce82">
            <text:p text:style-name="P127"><text:span text:style-name="T197">0</text:span><text:span text:style-name="T198"/><text:span/></text:p>
          </table:table-cell>
          <table:table-cell table:style-name="ce83">
            <text:p text:style-name="P128"><text:span text:style-name="T199">0</text:span><text:span text:style-name="T200"/><text:span/></text:p>
          </table:table-cell>
          <table:table-cell table:style-name="ce84">
            <text:p text:style-name="P129"><text:span text:style-name="T201">D</text:span><text:span text:style-name="T202"/><text:span/></text:p>
          </table:table-cell>
          <table:table-cell table:style-name="ce85">
            <text:p text:style-name="P130"><text:span text:style-name="T203">D</text:span><text:span text:style-name="T204"/><text:span/></text:p>
          </table:table-cell>
          <table:table-cell table:style-name="ce86">
            <text:p text:style-name="P131"><text:span text:style-name="T205">D</text:span><text:span text:style-name="T206"/><text:span/></text:p>
          </table:table-cell>
          <table:table-cell table:style-name="ce87">
            <text:p text:style-name="P132"><text:span text:style-name="T207">D</text:span><text:span text:style-name="T208"/><text:span/></text:p>
          </table:table-cell>
          <table:table-cell table:style-name="ce88">
            <text:p text:style-name="P133"><text:span text:style-name="T209">D</text:span><text:span text:style-name="T210"/><text:span/></text:p>
          </table:table-cell>
          <table:table-cell table:style-name="ce89">
            <text:p text:style-name="P134"><text:span text:style-name="T211">D</text:span><text:span text:style-name="T212"/><text:span/></text:p>
          </table:table-cell>
          <table:table-cell table:style-name="ce90">
            <text:p text:style-name="P135"><text:span text:style-name="T213">D</text:span><text:span text:style-name="T214"/><text:span/></text:p>
          </table:table-cell>
          <table:table-cell table:style-name="ce91">
            <text:p text:style-name="P136"><text:span text:style-name="T215">D</text:span><text:span text:style-name="T216"/><text:span/></text:p>
          </table:table-cell>
          <table:table-cell table:style-name="ce92">
            <text:p text:style-name="P137"><text:span text:style-name="T217">D</text:span><text:span text:style-name="T218"/><text:span/></text:p>
          </table:table-cell>
          <table:table-cell table:style-name="ce93">
            <text:p text:style-name="P138"><text:span text:style-name="T219">D</text:span><text:span text:style-name="T220"/><text:span/></text:p>
          </table:table-cell>
          <table:table-cell table:style-name="ce94">
            <text:p text:style-name="P139"><text:span text:style-name="T221">-</text:span><text:span text:style-name="T222"/><text:span/></text:p>
          </table:table-cell>
          <table:table-cell table:style-name="ce95">
            <text:p text:style-name="P140"><text:span text:style-name="T223">-</text:span><text:span text:style-name="T224"/><text:span/></text:p>
          </table:table-cell>
          <table:table-cell table:style-name="ce96">
            <text:p text:style-name="P141"><text:span text:style-name="T225">-</text:span><text:span text:style-name="T226"/><text:span/></text:p>
          </table:table-cell>
          <table:table-cell table:style-name="ce97">
            <text:p text:style-name="P142"><text:span text:style-name="T227">-</text:span><text:span text:style-name="T228"/><text:span/></text:p>
          </table:table-cell>
          <table:table-cell table:style-name="ce98">
            <text:p text:style-name="P143"><text:span text:style-name="T229">-</text:span><text:span text:style-name="T230"/><text:span/></text:p>
          </table:table-cell>
          <table:table-cell table:style-name="ce99">
            <text:p text:style-name="P144"><text:span text:style-name="T231">-</text:span><text:span text:style-name="T232"/><text:span/></text:p>
          </table:table-cell>
        </table:table-row>
        <table:table-row table:style-name="ro4">
          <table:table-cell table:style-name="ce100">
            <text:p text:style-name="P145"><text:span text:style-name="T233">JZ</text:span><text:span text:style-name="T234"/><text:span/></text:p>
          </table:table-cell>
          <table:table-cell table:style-name="ce101">
            <text:p text:style-name="P146"><text:span text:style-name="T235">0</text:span><text:span text:style-name="T236"/><text:span/></text:p>
          </table:table-cell>
          <table:table-cell table:style-name="ce102">
            <text:p text:style-name="P147"><text:span text:style-name="T237">0</text:span><text:span text:style-name="T238"/><text:span/></text:p>
          </table:table-cell>
          <table:table-cell table:style-name="ce103">
            <text:p text:style-name="P148"><text:span text:style-name="T239">0</text:span><text:span text:style-name="T240"/><text:span/></text:p>
          </table:table-cell>
          <table:table-cell table:style-name="ce104">
            <text:p text:style-name="P149"><text:span text:style-name="T241">0</text:span><text:span text:style-name="T242"/><text:span/></text:p>
          </table:table-cell>
          <table:table-cell table:style-name="ce105">
            <text:p text:style-name="P150"><text:span text:style-name="T243">0</text:span><text:span text:style-name="T244"/><text:span/></text:p>
          </table:table-cell>
          <table:table-cell table:style-name="ce106">
            <text:p text:style-name="P151"><text:span text:style-name="T245">0</text:span><text:span/></text:p>
          </table:table-cell>
          <table:table-cell table:style-name="ce107">
            <text:p text:style-name="P152"><text:span text:style-name="T246">0</text:span><text:span/></text:p>
          </table:table-cell>
          <table:table-cell table:style-name="ce108">
            <text:p text:style-name="P153"><text:span text:style-name="T247">0</text:span><text:span/></text:p>
          </table:table-cell>
          <table:table-cell table:style-name="ce109">
            <text:p text:style-name="P154"><text:span text:style-name="T248">0</text:span><text:span text:style-name="T249"/><text:span/></text:p>
          </table:table-cell>
          <table:table-cell table:style-name="ce110">
            <text:p text:style-name="P155"><text:span text:style-name="T250">0</text:span><text:span text:style-name="T251"/><text:span/></text:p>
          </table:table-cell>
          <table:table-cell table:style-name="ce111">
            <text:p text:style-name="P156"><text:span text:style-name="T252">0</text:span><text:span text:style-name="T253"/><text:span/></text:p>
          </table:table-cell>
          <table:table-cell table:style-name="ce112">
            <text:p text:style-name="P157"><text:span text:style-name="T254">0</text:span><text:span text:style-name="T255"/><text:span/></text:p>
          </table:table-cell>
          <table:table-cell table:style-name="ce113">
            <text:p text:style-name="P158"><text:span text:style-name="T256">0</text:span><text:span/></text:p>
          </table:table-cell>
          <table:table-cell table:style-name="ce114">
            <text:p text:style-name="P159"><text:span text:style-name="T257">0</text:span><text:span text:style-name="T258"/><text:span/></text:p>
          </table:table-cell>
          <table:table-cell table:style-name="ce115">
            <text:p text:style-name="P160"><text:span text:style-name="T259">0</text:span><text:span text:style-name="T260"/><text:span/></text:p>
          </table:table-cell>
          <table:table-cell table:style-name="ce116">
            <text:p text:style-name="P161"><text:span text:style-name="T261">1</text:span><text:span text:style-name="T262"/><text:span/></text:p>
          </table:table-cell>
          <table:table-cell table:style-name="ce117">
            <text:p text:style-name="P162"><text:span text:style-name="T263">D</text:span><text:span text:style-name="T264"/><text:span/></text:p>
          </table:table-cell>
          <table:table-cell table:style-name="ce118">
            <text:p text:style-name="P163"><text:span text:style-name="T265">D</text:span><text:span text:style-name="T266"/><text:span/></text:p>
          </table:table-cell>
          <table:table-cell table:style-name="ce119">
            <text:p text:style-name="P164"><text:span text:style-name="T267">D</text:span><text:span text:style-name="T268"/><text:span/></text:p>
          </table:table-cell>
          <table:table-cell table:style-name="ce120">
            <text:p text:style-name="P165"><text:span text:style-name="T269">D</text:span><text:span text:style-name="T270"/><text:span/></text:p>
          </table:table-cell>
          <table:table-cell table:style-name="ce121">
            <text:p text:style-name="P166"><text:span text:style-name="T271">D</text:span><text:span text:style-name="T272"/><text:span/></text:p>
          </table:table-cell>
          <table:table-cell table:style-name="ce122">
            <text:p text:style-name="P167"><text:span text:style-name="T273">D</text:span><text:span text:style-name="T274"/><text:span/></text:p>
          </table:table-cell>
          <table:table-cell table:style-name="ce123">
            <text:p text:style-name="P168"><text:span text:style-name="T275">D</text:span><text:span text:style-name="T276"/><text:span/></text:p>
          </table:table-cell>
          <table:table-cell table:style-name="ce124">
            <text:p text:style-name="P169"><text:span text:style-name="T277">D</text:span><text:span text:style-name="T278"/><text:span/></text:p>
          </table:table-cell>
          <table:table-cell table:style-name="ce125">
            <text:p text:style-name="P170"><text:span text:style-name="T279">D</text:span><text:span text:style-name="T280"/><text:span/></text:p>
          </table:table-cell>
          <table:table-cell table:style-name="ce126">
            <text:p text:style-name="P171"><text:span text:style-name="T281">D</text:span><text:span text:style-name="T282"/><text:span/></text:p>
          </table:table-cell>
          <table:table-cell table:style-name="ce127">
            <text:p text:style-name="P172"><text:span text:style-name="T283">-</text:span><text:span text:style-name="T284"/><text:span/></text:p>
          </table:table-cell>
          <table:table-cell table:style-name="ce128">
            <text:p text:style-name="P173"><text:span text:style-name="T285">-</text:span><text:span text:style-name="T286"/><text:span/></text:p>
          </table:table-cell>
          <table:table-cell table:style-name="ce129">
            <text:p text:style-name="P174"><text:span text:style-name="T287">-</text:span><text:span text:style-name="T288"/><text:span/></text:p>
          </table:table-cell>
          <table:table-cell table:style-name="ce130">
            <text:p text:style-name="P175"><text:span text:style-name="T289">-</text:span><text:span text:style-name="T290"/><text:span/></text:p>
          </table:table-cell>
          <table:table-cell table:style-name="ce131">
            <text:p text:style-name="P176"><text:span text:style-name="T291">-</text:span><text:span text:style-name="T292"/><text:span/></text:p>
          </table:table-cell>
          <table:table-cell table:style-name="ce132">
            <text:p text:style-name="P177"><text:span text:style-name="T293">-</text:span><text:span text:style-name="T294"/><text:span/></text:p>
          </table:table-cell>
        </table:table-row>
        <table:table-row table:style-name="ro5">
          <table:table-cell table:style-name="ce133">
            <text:p text:style-name="P178"><text:span text:style-name="T295">JNZ</text:span><text:span text:style-name="T296"/><text:span/></text:p>
          </table:table-cell>
          <table:table-cell table:style-name="ce134">
            <text:p text:style-name="P179"><text:span text:style-name="T297">0</text:span><text:span text:style-name="T298"/><text:span/></text:p>
          </table:table-cell>
          <table:table-cell table:style-name="ce135">
            <text:p text:style-name="P180"><text:span text:style-name="T299">0</text:span><text:span text:style-name="T300"/><text:span/></text:p>
          </table:table-cell>
          <table:table-cell table:style-name="ce136">
            <text:p text:style-name="P181"><text:span text:style-name="T301">0</text:span><text:span text:style-name="T302"/><text:span/></text:p>
          </table:table-cell>
          <table:table-cell table:style-name="ce137">
            <text:p text:style-name="P182"><text:span text:style-name="T303">0</text:span><text:span text:style-name="T304"/><text:span/></text:p>
          </table:table-cell>
          <table:table-cell table:style-name="ce138">
            <text:p text:style-name="P183"><text:span text:style-name="T305">0</text:span><text:span text:style-name="T306"/><text:span/></text:p>
          </table:table-cell>
          <table:table-cell table:style-name="ce139">
            <text:p text:style-name="P184"><text:span text:style-name="T307">0</text:span><text:span/></text:p>
          </table:table-cell>
          <table:table-cell table:style-name="ce140">
            <text:p text:style-name="P185"><text:span text:style-name="T308">0</text:span><text:span/></text:p>
          </table:table-cell>
          <table:table-cell table:style-name="ce141">
            <text:p text:style-name="P186"><text:span text:style-name="T309">0</text:span><text:span/></text:p>
          </table:table-cell>
          <table:table-cell table:style-name="ce142">
            <text:p text:style-name="P187"><text:span text:style-name="T310">0</text:span><text:span text:style-name="T311"/><text:span/></text:p>
          </table:table-cell>
          <table:table-cell table:style-name="ce143">
            <text:p text:style-name="P188"><text:span text:style-name="T312">0</text:span><text:span text:style-name="T313"/><text:span/></text:p>
          </table:table-cell>
          <table:table-cell table:style-name="ce144">
            <text:p text:style-name="P189"><text:span text:style-name="T314">0</text:span><text:span text:style-name="T315"/><text:span/></text:p>
          </table:table-cell>
          <table:table-cell table:style-name="ce145">
            <text:p text:style-name="P190"><text:span text:style-name="T316">0</text:span><text:span text:style-name="T317"/><text:span/></text:p>
          </table:table-cell>
          <table:table-cell table:style-name="ce146">
            <text:p text:style-name="P191"><text:span text:style-name="T318">0</text:span><text:span/></text:p>
          </table:table-cell>
          <table:table-cell table:style-name="ce147">
            <text:p text:style-name="P192"><text:span text:style-name="T319">0</text:span><text:span text:style-name="T320"/><text:span/></text:p>
          </table:table-cell>
          <table:table-cell table:style-name="ce148">
            <text:p text:style-name="P193"><text:span text:style-name="T321">1</text:span><text:span text:style-name="T322"/><text:span/></text:p>
          </table:table-cell>
          <table:table-cell table:style-name="ce149">
            <text:p text:style-name="P194"><text:span text:style-name="T323">0</text:span><text:span text:style-name="T324"/><text:span/></text:p>
          </table:table-cell>
          <table:table-cell table:style-name="ce150">
            <text:p text:style-name="P195"><text:span text:style-name="T325">D</text:span><text:span text:style-name="T326"/><text:span/></text:p>
          </table:table-cell>
          <table:table-cell table:style-name="ce151">
            <text:p text:style-name="P196"><text:span text:style-name="T327">D</text:span><text:span text:style-name="T328"/><text:span/></text:p>
          </table:table-cell>
          <table:table-cell table:style-name="ce152">
            <text:p text:style-name="P197"><text:span text:style-name="T329">D</text:span><text:span text:style-name="T330"/><text:span/></text:p>
          </table:table-cell>
          <table:table-cell table:style-name="ce153">
            <text:p text:style-name="P198"><text:span text:style-name="T331">D</text:span><text:span text:style-name="T332"/><text:span/></text:p>
          </table:table-cell>
          <table:table-cell table:style-name="ce154">
            <text:p text:style-name="P199"><text:span text:style-name="T333">D</text:span><text:span text:style-name="T334"/><text:span/></text:p>
          </table:table-cell>
          <table:table-cell table:style-name="ce155">
            <text:p text:style-name="P200"><text:span text:style-name="T335">D</text:span><text:span text:style-name="T336"/><text:span/></text:p>
          </table:table-cell>
          <table:table-cell table:style-name="ce156">
            <text:p text:style-name="P201"><text:span text:style-name="T337">D</text:span><text:span text:style-name="T338"/><text:span/></text:p>
          </table:table-cell>
          <table:table-cell table:style-name="ce157">
            <text:p text:style-name="P202"><text:span text:style-name="T339">D</text:span><text:span text:style-name="T340"/><text:span/></text:p>
          </table:table-cell>
          <table:table-cell table:style-name="ce158">
            <text:p text:style-name="P203"><text:span text:style-name="T341">D</text:span><text:span text:style-name="T342"/><text:span/></text:p>
          </table:table-cell>
          <table:table-cell table:style-name="ce159">
            <text:p text:style-name="P204"><text:span text:style-name="T343">D</text:span><text:span text:style-name="T344"/><text:span/></text:p>
          </table:table-cell>
          <table:table-cell table:style-name="ce160">
            <text:p text:style-name="P205"><text:span text:style-name="T345">-</text:span><text:span text:style-name="T346"/><text:span/></text:p>
          </table:table-cell>
          <table:table-cell table:style-name="ce161">
            <text:p text:style-name="P206"><text:span text:style-name="T347">-</text:span><text:span text:style-name="T348"/><text:span/></text:p>
          </table:table-cell>
          <table:table-cell table:style-name="ce162">
            <text:p text:style-name="P207"><text:span text:style-name="T349">-</text:span><text:span text:style-name="T350"/><text:span/></text:p>
          </table:table-cell>
          <table:table-cell table:style-name="ce163">
            <text:p text:style-name="P208"><text:span text:style-name="T351">-</text:span><text:span text:style-name="T352"/><text:span/></text:p>
          </table:table-cell>
          <table:table-cell table:style-name="ce164">
            <text:p text:style-name="P209"><text:span text:style-name="T353">-</text:span><text:span text:style-name="T354"/><text:span/></text:p>
          </table:table-cell>
          <table:table-cell table:style-name="ce165">
            <text:p text:style-name="P210"><text:span text:style-name="T355">-</text:span><text:span text:style-name="T356"/><text:span/></text:p>
          </table:table-cell>
        </table:table-row>
        <table:table-row table:style-name="ro6">
          <table:table-cell table:style-name="ce166">
            <text:p text:style-name="P211"><text:span text:style-name="T357">JA</text:span><text:span text:style-name="T358"/><text:span/></text:p>
          </table:table-cell>
          <table:table-cell table:style-name="ce167">
            <text:p text:style-name="P212"><text:span text:style-name="T359">0</text:span><text:span text:style-name="T360"/><text:span/></text:p>
          </table:table-cell>
          <table:table-cell table:style-name="ce168">
            <text:p text:style-name="P213"><text:span text:style-name="T361">0</text:span><text:span text:style-name="T362"/><text:span/></text:p>
          </table:table-cell>
          <table:table-cell table:style-name="ce169">
            <text:p text:style-name="P214"><text:span text:style-name="T363">0</text:span><text:span text:style-name="T364"/><text:span/></text:p>
          </table:table-cell>
          <table:table-cell table:style-name="ce170">
            <text:p text:style-name="P215"><text:span text:style-name="T365">0</text:span><text:span text:style-name="T366"/><text:span/></text:p>
          </table:table-cell>
          <table:table-cell table:style-name="ce171">
            <text:p text:style-name="P216"><text:span text:style-name="T367">0</text:span><text:span text:style-name="T368"/><text:span/></text:p>
          </table:table-cell>
          <table:table-cell table:style-name="ce172">
            <text:p text:style-name="P217"><text:span text:style-name="T369">0</text:span><text:span/></text:p>
          </table:table-cell>
          <table:table-cell table:style-name="ce173">
            <text:p text:style-name="P218"><text:span text:style-name="T370">0</text:span><text:span/></text:p>
          </table:table-cell>
          <table:table-cell table:style-name="ce174">
            <text:p text:style-name="P219"><text:span text:style-name="T371">0</text:span><text:span/></text:p>
          </table:table-cell>
          <table:table-cell table:style-name="ce175">
            <text:p text:style-name="P220"><text:span text:style-name="T372">0</text:span><text:span text:style-name="T373"/><text:span/></text:p>
          </table:table-cell>
          <table:table-cell table:style-name="ce176">
            <text:p text:style-name="P221"><text:span text:style-name="T374">0</text:span><text:span text:style-name="T375"/><text:span/></text:p>
          </table:table-cell>
          <table:table-cell table:style-name="ce177">
            <text:p text:style-name="P222"><text:span text:style-name="T376">0</text:span><text:span text:style-name="T377"/><text:span/></text:p>
          </table:table-cell>
          <table:table-cell table:style-name="ce178">
            <text:p text:style-name="P223"><text:span text:style-name="T378">0</text:span><text:span text:style-name="T379"/><text:span/></text:p>
          </table:table-cell>
          <table:table-cell table:style-name="ce179">
            <text:p text:style-name="P224"><text:span text:style-name="T380">0</text:span><text:span/></text:p>
          </table:table-cell>
          <table:table-cell table:style-name="ce180">
            <text:p text:style-name="P225"><text:span text:style-name="T381">0</text:span><text:span text:style-name="T382"/><text:span/></text:p>
          </table:table-cell>
          <table:table-cell table:style-name="ce181">
            <text:p text:style-name="P226"><text:span text:style-name="T383">1</text:span><text:span text:style-name="T384"/><text:span/></text:p>
          </table:table-cell>
          <table:table-cell table:style-name="ce182">
            <text:p text:style-name="P227"><text:span text:style-name="T385">1</text:span><text:span text:style-name="T386"/><text:span/></text:p>
          </table:table-cell>
          <table:table-cell table:style-name="ce183">
            <text:p text:style-name="P228"><text:span text:style-name="T387">D</text:span><text:span text:style-name="T388"/><text:span/></text:p>
          </table:table-cell>
          <table:table-cell table:style-name="ce184">
            <text:p text:style-name="P229"><text:span text:style-name="T389">D</text:span><text:span text:style-name="T390"/><text:span/></text:p>
          </table:table-cell>
          <table:table-cell table:style-name="ce185">
            <text:p text:style-name="P230"><text:span text:style-name="T391">D</text:span><text:span text:style-name="T392"/><text:span/></text:p>
          </table:table-cell>
          <table:table-cell table:style-name="ce186">
            <text:p text:style-name="P231"><text:span text:style-name="T393">D</text:span><text:span text:style-name="T394"/><text:span/></text:p>
          </table:table-cell>
          <table:table-cell table:style-name="ce187">
            <text:p text:style-name="P232"><text:span text:style-name="T395">D</text:span><text:span text:style-name="T396"/><text:span/></text:p>
          </table:table-cell>
          <table:table-cell table:style-name="ce188">
            <text:p text:style-name="P233"><text:span text:style-name="T397">D</text:span><text:span text:style-name="T398"/><text:span/></text:p>
          </table:table-cell>
          <table:table-cell table:style-name="ce189">
            <text:p text:style-name="P234"><text:span text:style-name="T399">D</text:span><text:span text:style-name="T400"/><text:span/></text:p>
          </table:table-cell>
          <table:table-cell table:style-name="ce190">
            <text:p text:style-name="P235"><text:span text:style-name="T401">D</text:span><text:span text:style-name="T402"/><text:span/></text:p>
          </table:table-cell>
          <table:table-cell table:style-name="ce191">
            <text:p text:style-name="P236"><text:span text:style-name="T403">D</text:span><text:span text:style-name="T404"/><text:span/></text:p>
          </table:table-cell>
          <table:table-cell table:style-name="ce192">
            <text:p text:style-name="P237"><text:span text:style-name="T405">D</text:span><text:span text:style-name="T406"/><text:span/></text:p>
          </table:table-cell>
          <table:table-cell table:style-name="ce193">
            <text:p text:style-name="P238"><text:span text:style-name="T407">-</text:span><text:span text:style-name="T408"/><text:span/></text:p>
          </table:table-cell>
          <table:table-cell table:style-name="ce194">
            <text:p text:style-name="P239"><text:span text:style-name="T409">-</text:span><text:span text:style-name="T410"/><text:span/></text:p>
          </table:table-cell>
          <table:table-cell table:style-name="ce195">
            <text:p text:style-name="P240"><text:span text:style-name="T411">-</text:span><text:span text:style-name="T412"/><text:span/></text:p>
          </table:table-cell>
          <table:table-cell table:style-name="ce196">
            <text:p text:style-name="P241"><text:span text:style-name="T413">-</text:span><text:span text:style-name="T414"/><text:span/></text:p>
          </table:table-cell>
          <table:table-cell table:style-name="ce197">
            <text:p text:style-name="P242"><text:span text:style-name="T415">-</text:span><text:span text:style-name="T416"/><text:span/></text:p>
          </table:table-cell>
          <table:table-cell table:style-name="ce198">
            <text:p text:style-name="P243"><text:span text:style-name="T417">-</text:span><text:span text:style-name="T418"/><text:span/></text:p>
          </table:table-cell>
        </table:table-row>
        <table:table-row table:style-name="ro7">
          <table:table-cell table:style-name="ce199">
            <text:p text:style-name="P244"><text:span text:style-name="T419">JAE</text:span><text:span text:style-name="T420"/><text:span/></text:p>
          </table:table-cell>
          <table:table-cell table:style-name="ce200">
            <text:p text:style-name="P245"><text:span text:style-name="T421">0</text:span><text:span text:style-name="T422"/><text:span/></text:p>
          </table:table-cell>
          <table:table-cell table:style-name="ce201">
            <text:p text:style-name="P246"><text:span text:style-name="T423">0</text:span><text:span text:style-name="T424"/><text:span/></text:p>
          </table:table-cell>
          <table:table-cell table:style-name="ce202">
            <text:p text:style-name="P247"><text:span text:style-name="T425">0</text:span><text:span text:style-name="T426"/><text:span/></text:p>
          </table:table-cell>
          <table:table-cell table:style-name="ce203">
            <text:p text:style-name="P248"><text:span text:style-name="T427">0</text:span><text:span text:style-name="T428"/><text:span/></text:p>
          </table:table-cell>
          <table:table-cell table:style-name="ce204">
            <text:p text:style-name="P249"><text:span text:style-name="T429">0</text:span><text:span text:style-name="T430"/><text:span/></text:p>
          </table:table-cell>
          <table:table-cell table:style-name="ce205">
            <text:p text:style-name="P250"><text:span text:style-name="T431">0</text:span><text:span/></text:p>
          </table:table-cell>
          <table:table-cell table:style-name="ce206">
            <text:p text:style-name="P251"><text:span text:style-name="T432">0</text:span><text:span/></text:p>
          </table:table-cell>
          <table:table-cell table:style-name="ce207">
            <text:p text:style-name="P252"><text:span text:style-name="T433">0</text:span><text:span/></text:p>
          </table:table-cell>
          <table:table-cell table:style-name="ce208">
            <text:p text:style-name="P253"><text:span text:style-name="T434">0</text:span><text:span text:style-name="T435"/><text:span/></text:p>
          </table:table-cell>
          <table:table-cell table:style-name="ce209">
            <text:p text:style-name="P254"><text:span text:style-name="T436">0</text:span><text:span text:style-name="T437"/><text:span/></text:p>
          </table:table-cell>
          <table:table-cell table:style-name="ce210">
            <text:p text:style-name="P255"><text:span text:style-name="T438">0</text:span><text:span text:style-name="T439"/><text:span/></text:p>
          </table:table-cell>
          <table:table-cell table:style-name="ce211">
            <text:p text:style-name="P256"><text:span text:style-name="T440">0</text:span><text:span text:style-name="T441"/><text:span/></text:p>
          </table:table-cell>
          <table:table-cell table:style-name="ce212">
            <text:p text:style-name="P257"><text:span text:style-name="T442">0</text:span><text:span/></text:p>
          </table:table-cell>
          <table:table-cell table:style-name="ce213">
            <text:p text:style-name="P258"><text:span text:style-name="T443">1</text:span><text:span text:style-name="T444"/><text:span/></text:p>
          </table:table-cell>
          <table:table-cell table:style-name="ce214">
            <text:p text:style-name="P259"><text:span text:style-name="T445">0</text:span><text:span text:style-name="T446"/><text:span/></text:p>
          </table:table-cell>
          <table:table-cell table:style-name="ce215">
            <text:p text:style-name="P260"><text:span text:style-name="T447">0</text:span><text:span text:style-name="T448"/><text:span/></text:p>
          </table:table-cell>
          <table:table-cell table:style-name="ce216">
            <text:p text:style-name="P261"><text:span text:style-name="T449">D</text:span><text:span text:style-name="T450"/><text:span/></text:p>
          </table:table-cell>
          <table:table-cell table:style-name="ce217">
            <text:p text:style-name="P262"><text:span text:style-name="T451">D</text:span><text:span text:style-name="T452"/><text:span/></text:p>
          </table:table-cell>
          <table:table-cell table:style-name="ce218">
            <text:p text:style-name="P263"><text:span text:style-name="T453">D</text:span><text:span text:style-name="T454"/><text:span/></text:p>
          </table:table-cell>
          <table:table-cell table:style-name="ce219">
            <text:p text:style-name="P264"><text:span text:style-name="T455">D</text:span><text:span text:style-name="T456"/><text:span/></text:p>
          </table:table-cell>
          <table:table-cell table:style-name="ce220">
            <text:p text:style-name="P265"><text:span text:style-name="T457">D</text:span><text:span text:style-name="T458"/><text:span/></text:p>
          </table:table-cell>
          <table:table-cell table:style-name="ce221">
            <text:p text:style-name="P266"><text:span text:style-name="T459">D</text:span><text:span text:style-name="T460"/><text:span/></text:p>
          </table:table-cell>
          <table:table-cell table:style-name="ce222">
            <text:p text:style-name="P267"><text:span text:style-name="T461">D</text:span><text:span text:style-name="T462"/><text:span/></text:p>
          </table:table-cell>
          <table:table-cell table:style-name="ce223">
            <text:p text:style-name="P268"><text:span text:style-name="T463">D</text:span><text:span text:style-name="T464"/><text:span/></text:p>
          </table:table-cell>
          <table:table-cell table:style-name="ce224">
            <text:p text:style-name="P269"><text:span text:style-name="T465">D</text:span><text:span text:style-name="T466"/><text:span/></text:p>
          </table:table-cell>
          <table:table-cell table:style-name="ce225">
            <text:p text:style-name="P270"><text:span text:style-name="T467">D</text:span><text:span text:style-name="T468"/><text:span/></text:p>
          </table:table-cell>
          <table:table-cell table:style-name="ce226">
            <text:p text:style-name="P271"><text:span text:style-name="T469">-</text:span><text:span text:style-name="T470"/><text:span/></text:p>
          </table:table-cell>
          <table:table-cell table:style-name="ce227">
            <text:p text:style-name="P272"><text:span text:style-name="T471">-</text:span><text:span text:style-name="T472"/><text:span/></text:p>
          </table:table-cell>
          <table:table-cell table:style-name="ce228">
            <text:p text:style-name="P273"><text:span text:style-name="T473">-</text:span><text:span text:style-name="T474"/><text:span/></text:p>
          </table:table-cell>
          <table:table-cell table:style-name="ce229">
            <text:p text:style-name="P274"><text:span text:style-name="T475">-</text:span><text:span text:style-name="T476"/><text:span/></text:p>
          </table:table-cell>
          <table:table-cell table:style-name="ce230">
            <text:p text:style-name="P275"><text:span text:style-name="T477">-</text:span><text:span text:style-name="T478"/><text:span/></text:p>
          </table:table-cell>
          <table:table-cell table:style-name="ce231">
            <text:p text:style-name="P276"><text:span text:style-name="T479">-</text:span><text:span text:style-name="T480"/><text:span/></text:p>
          </table:table-cell>
        </table:table-row>
        <table:table-row table:style-name="ro8">
          <table:table-cell table:style-name="ce232">
            <text:p text:style-name="P277"><text:span text:style-name="T481">JB</text:span><text:span text:style-name="T482"/><text:span/></text:p>
          </table:table-cell>
          <table:table-cell table:style-name="ce233">
            <text:p text:style-name="P278"><text:span text:style-name="T483">0</text:span><text:span text:style-name="T484"/><text:span/></text:p>
          </table:table-cell>
          <table:table-cell table:style-name="ce234">
            <text:p text:style-name="P279"><text:span text:style-name="T485">0</text:span><text:span text:style-name="T486"/><text:span/></text:p>
          </table:table-cell>
          <table:table-cell table:style-name="ce235">
            <text:p text:style-name="P280"><text:span text:style-name="T487">0</text:span><text:span text:style-name="T488"/><text:span/></text:p>
          </table:table-cell>
          <table:table-cell table:style-name="ce236">
            <text:p text:style-name="P281"><text:span text:style-name="T489">0</text:span><text:span text:style-name="T490"/><text:span/></text:p>
          </table:table-cell>
          <table:table-cell table:style-name="ce237">
            <text:p text:style-name="P282"><text:span text:style-name="T491">0</text:span><text:span text:style-name="T492"/><text:span/></text:p>
          </table:table-cell>
          <table:table-cell table:style-name="ce238">
            <text:p text:style-name="P283"><text:span text:style-name="T493">0</text:span><text:span/></text:p>
          </table:table-cell>
          <table:table-cell table:style-name="ce239">
            <text:p text:style-name="P284"><text:span text:style-name="T494">0</text:span><text:span/></text:p>
          </table:table-cell>
          <table:table-cell table:style-name="ce240">
            <text:p text:style-name="P285"><text:span text:style-name="T495">0</text:span><text:span/></text:p>
          </table:table-cell>
          <table:table-cell table:style-name="ce241">
            <text:p text:style-name="P286"><text:span text:style-name="T496">0</text:span><text:span text:style-name="T497"/><text:span/></text:p>
          </table:table-cell>
          <table:table-cell table:style-name="ce242">
            <text:p text:style-name="P287"><text:span text:style-name="T498">0</text:span><text:span text:style-name="T499"/><text:span/></text:p>
          </table:table-cell>
          <table:table-cell table:style-name="ce243">
            <text:p text:style-name="P288"><text:span text:style-name="T500">0</text:span><text:span text:style-name="T501"/><text:span/></text:p>
          </table:table-cell>
          <table:table-cell table:style-name="ce244">
            <text:p text:style-name="P289"><text:span text:style-name="T502">0</text:span><text:span text:style-name="T503"/><text:span/></text:p>
          </table:table-cell>
          <table:table-cell table:style-name="ce245">
            <text:p text:style-name="P290"><text:span text:style-name="T504">0</text:span><text:span/></text:p>
          </table:table-cell>
          <table:table-cell table:style-name="ce246">
            <text:p text:style-name="P291"><text:span text:style-name="T505">1</text:span><text:span text:style-name="T506"/><text:span/></text:p>
          </table:table-cell>
          <table:table-cell table:style-name="ce247">
            <text:p text:style-name="P292"><text:span text:style-name="T507">0</text:span><text:span text:style-name="T508"/><text:span/></text:p>
          </table:table-cell>
          <table:table-cell table:style-name="ce248">
            <text:p text:style-name="P293"><text:span text:style-name="T509">1</text:span><text:span text:style-name="T510"/><text:span/></text:p>
          </table:table-cell>
          <table:table-cell table:style-name="ce249">
            <text:p text:style-name="P294"><text:span text:style-name="T511">D</text:span><text:span text:style-name="T512"/><text:span/></text:p>
          </table:table-cell>
          <table:table-cell table:style-name="ce250">
            <text:p text:style-name="P295"><text:span text:style-name="T513">D</text:span><text:span text:style-name="T514"/><text:span/></text:p>
          </table:table-cell>
          <table:table-cell table:style-name="ce251">
            <text:p text:style-name="P296"><text:span text:style-name="T515">D</text:span><text:span text:style-name="T516"/><text:span/></text:p>
          </table:table-cell>
          <table:table-cell table:style-name="ce252">
            <text:p text:style-name="P297"><text:span text:style-name="T517">D</text:span><text:span text:style-name="T518"/><text:span/></text:p>
          </table:table-cell>
          <table:table-cell table:style-name="ce253">
            <text:p text:style-name="P298"><text:span text:style-name="T519">D</text:span><text:span text:style-name="T520"/><text:span/></text:p>
          </table:table-cell>
          <table:table-cell table:style-name="ce254">
            <text:p text:style-name="P299"><text:span text:style-name="T521">D</text:span><text:span text:style-name="T522"/><text:span/></text:p>
          </table:table-cell>
          <table:table-cell table:style-name="ce255">
            <text:p text:style-name="P300"><text:span text:style-name="T523">D</text:span><text:span text:style-name="T524"/><text:span/></text:p>
          </table:table-cell>
          <table:table-cell table:style-name="ce256">
            <text:p text:style-name="P301"><text:span text:style-name="T525">D</text:span><text:span text:style-name="T526"/><text:span/></text:p>
          </table:table-cell>
          <table:table-cell table:style-name="ce257">
            <text:p text:style-name="P302"><text:span text:style-name="T527">D</text:span><text:span text:style-name="T528"/><text:span/></text:p>
          </table:table-cell>
          <table:table-cell table:style-name="ce258">
            <text:p text:style-name="P303"><text:span text:style-name="T529">D</text:span><text:span text:style-name="T530"/><text:span/></text:p>
          </table:table-cell>
          <table:table-cell table:style-name="ce259">
            <text:p text:style-name="P304"><text:span text:style-name="T531">-</text:span><text:span text:style-name="T532"/><text:span/></text:p>
          </table:table-cell>
          <table:table-cell table:style-name="ce260">
            <text:p text:style-name="P305"><text:span text:style-name="T533">-</text:span><text:span text:style-name="T534"/><text:span/></text:p>
          </table:table-cell>
          <table:table-cell table:style-name="ce261">
            <text:p text:style-name="P306"><text:span text:style-name="T535">-</text:span><text:span text:style-name="T536"/><text:span/></text:p>
          </table:table-cell>
          <table:table-cell table:style-name="ce262">
            <text:p text:style-name="P307"><text:span text:style-name="T537">-</text:span><text:span text:style-name="T538"/><text:span/></text:p>
          </table:table-cell>
          <table:table-cell table:style-name="ce263">
            <text:p text:style-name="P308"><text:span text:style-name="T539">-</text:span><text:span text:style-name="T540"/><text:span/></text:p>
          </table:table-cell>
          <table:table-cell table:style-name="ce264">
            <text:p text:style-name="P309"><text:span text:style-name="T541">-</text:span><text:span text:style-name="T542"/><text:span/></text:p>
          </table:table-cell>
        </table:table-row>
        <table:table-row table:style-name="ro9">
          <table:table-cell table:style-name="ce265">
            <text:p text:style-name="P310"><text:span text:style-name="T543">CALL</text:span><text:span text:style-name="T544"/><text:span/></text:p>
          </table:table-cell>
          <table:table-cell table:style-name="ce266">
            <text:p text:style-name="P311"><text:span text:style-name="T545">0</text:span><text:span text:style-name="T546"/><text:span/></text:p>
          </table:table-cell>
          <table:table-cell table:style-name="ce267">
            <text:p text:style-name="P312"><text:span text:style-name="T547">0</text:span><text:span text:style-name="T548"/><text:span/></text:p>
          </table:table-cell>
          <table:table-cell table:style-name="ce268">
            <text:p text:style-name="P313"><text:span text:style-name="T549">0</text:span><text:span text:style-name="T550"/><text:span/></text:p>
          </table:table-cell>
          <table:table-cell table:style-name="ce269">
            <text:p text:style-name="P314"><text:span text:style-name="T551">0</text:span><text:span text:style-name="T552"/><text:span/></text:p>
          </table:table-cell>
          <table:table-cell table:style-name="ce270">
            <text:p text:style-name="P315"><text:span text:style-name="T553">0</text:span><text:span text:style-name="T554"/><text:span/></text:p>
          </table:table-cell>
          <table:table-cell table:style-name="ce271">
            <text:p text:style-name="P316"><text:span text:style-name="T555">0</text:span><text:span/></text:p>
          </table:table-cell>
          <table:table-cell table:style-name="ce272">
            <text:p text:style-name="P317"><text:span text:style-name="T556">0</text:span><text:span/></text:p>
          </table:table-cell>
          <table:table-cell table:style-name="ce273">
            <text:p text:style-name="P318"><text:span text:style-name="T557">0</text:span><text:span/></text:p>
          </table:table-cell>
          <table:table-cell table:style-name="ce274">
            <text:p text:style-name="P319"><text:span text:style-name="T558">0</text:span><text:span text:style-name="T559"/><text:span/></text:p>
          </table:table-cell>
          <table:table-cell table:style-name="ce275">
            <text:p text:style-name="P320"><text:span text:style-name="T560">0</text:span><text:span text:style-name="T561"/><text:span/></text:p>
          </table:table-cell>
          <table:table-cell table:style-name="ce276">
            <text:p text:style-name="P321"><text:span text:style-name="T562">0</text:span><text:span text:style-name="T563"/><text:span/></text:p>
          </table:table-cell>
          <table:table-cell table:style-name="ce277">
            <text:p text:style-name="P322"><text:span text:style-name="T564">0</text:span><text:span text:style-name="T565"/><text:span/></text:p>
          </table:table-cell>
          <table:table-cell table:style-name="ce278">
            <text:p text:style-name="P323"><text:span text:style-name="T566">0</text:span><text:span/></text:p>
          </table:table-cell>
          <table:table-cell table:style-name="ce279">
            <text:p text:style-name="P324"><text:span text:style-name="T567">1</text:span><text:span text:style-name="T568"/><text:span/></text:p>
          </table:table-cell>
          <table:table-cell table:style-name="ce280">
            <text:p text:style-name="P325"><text:span text:style-name="T569">1</text:span><text:span text:style-name="T570"/><text:span/></text:p>
          </table:table-cell>
          <table:table-cell table:style-name="ce281">
            <text:p text:style-name="P326"><text:span text:style-name="T571">0</text:span><text:span text:style-name="T572"/><text:span/></text:p>
          </table:table-cell>
          <table:table-cell table:style-name="ce282">
            <text:p text:style-name="P327"><text:span text:style-name="T573">D</text:span><text:span text:style-name="T574"/><text:span/></text:p>
          </table:table-cell>
          <table:table-cell table:style-name="ce283">
            <text:p text:style-name="P328"><text:span text:style-name="T575">D</text:span><text:span text:style-name="T576"/><text:span/></text:p>
          </table:table-cell>
          <table:table-cell table:style-name="ce284">
            <text:p text:style-name="P329"><text:span text:style-name="T577">D</text:span><text:span text:style-name="T578"/><text:span/></text:p>
          </table:table-cell>
          <table:table-cell table:style-name="ce285">
            <text:p text:style-name="P330"><text:span text:style-name="T579">D</text:span><text:span text:style-name="T580"/><text:span/></text:p>
          </table:table-cell>
          <table:table-cell table:style-name="ce286">
            <text:p text:style-name="P331"><text:span text:style-name="T581">D</text:span><text:span text:style-name="T582"/><text:span/></text:p>
          </table:table-cell>
          <table:table-cell table:style-name="ce287">
            <text:p text:style-name="P332"><text:span text:style-name="T583">D</text:span><text:span text:style-name="T584"/><text:span/></text:p>
          </table:table-cell>
          <table:table-cell table:style-name="ce288">
            <text:p text:style-name="P333"><text:span text:style-name="T585">D</text:span><text:span text:style-name="T586"/><text:span/></text:p>
          </table:table-cell>
          <table:table-cell table:style-name="ce289">
            <text:p text:style-name="P334"><text:span text:style-name="T587">D</text:span><text:span text:style-name="T588"/><text:span/></text:p>
          </table:table-cell>
          <table:table-cell table:style-name="ce290">
            <text:p text:style-name="P335"><text:span text:style-name="T589">D</text:span><text:span text:style-name="T590"/><text:span/></text:p>
          </table:table-cell>
          <table:table-cell table:style-name="ce291">
            <text:p text:style-name="P336"><text:span text:style-name="T591">D</text:span><text:span text:style-name="T592"/><text:span/></text:p>
          </table:table-cell>
          <table:table-cell table:style-name="ce292">
            <text:p text:style-name="P337"><text:span text:style-name="T593">-</text:span><text:span text:style-name="T594"/><text:span/></text:p>
          </table:table-cell>
          <table:table-cell table:style-name="ce293">
            <text:p text:style-name="P338"><text:span text:style-name="T595">-</text:span><text:span text:style-name="T596"/><text:span/></text:p>
          </table:table-cell>
          <table:table-cell table:style-name="ce294">
            <text:p text:style-name="P339"><text:span text:style-name="T597">-</text:span><text:span text:style-name="T598"/><text:span/></text:p>
          </table:table-cell>
          <table:table-cell table:style-name="ce295">
            <text:p text:style-name="P340"><text:span text:style-name="T599">-</text:span><text:span text:style-name="T600"/><text:span/></text:p>
          </table:table-cell>
          <table:table-cell table:style-name="ce296">
            <text:p text:style-name="P341"><text:span text:style-name="T601">-</text:span><text:span text:style-name="T602"/><text:span/></text:p>
          </table:table-cell>
          <table:table-cell table:style-name="ce297">
            <text:p text:style-name="P342"><text:span text:style-name="T603">-</text:span><text:span text:style-name="T604"/><text:span/></text:p>
          </table:table-cell>
        </table:table-row>
        <table:table-row table:style-name="ro10">
          <table:table-cell table:style-name="ce298">
            <text:p text:style-name="P343"><text:span text:style-name="T605">RET</text:span><text:span text:style-name="T606"/><text:span/></text:p>
          </table:table-cell>
          <table:table-cell table:style-name="ce299">
            <text:p text:style-name="P344"><text:span text:style-name="T607">0</text:span><text:span text:style-name="T608"/><text:span/></text:p>
          </table:table-cell>
          <table:table-cell table:style-name="ce300">
            <text:p text:style-name="P345"><text:span text:style-name="T609">0</text:span><text:span text:style-name="T610"/><text:span/></text:p>
          </table:table-cell>
          <table:table-cell table:style-name="ce301">
            <text:p text:style-name="P346"><text:span text:style-name="T611">0</text:span><text:span text:style-name="T612"/><text:span/></text:p>
          </table:table-cell>
          <table:table-cell table:style-name="ce302">
            <text:p text:style-name="P347"><text:span text:style-name="T613">0</text:span><text:span text:style-name="T614"/><text:span/></text:p>
          </table:table-cell>
          <table:table-cell table:style-name="ce303">
            <text:p text:style-name="P348"><text:span text:style-name="T615">0</text:span><text:span text:style-name="T616"/><text:span/></text:p>
          </table:table-cell>
          <table:table-cell table:style-name="ce304">
            <text:p text:style-name="P349"><text:span text:style-name="T617">0</text:span><text:span/></text:p>
          </table:table-cell>
          <table:table-cell table:style-name="ce305">
            <text:p text:style-name="P350"><text:span text:style-name="T618">0</text:span><text:span/></text:p>
          </table:table-cell>
          <table:table-cell table:style-name="ce306">
            <text:p text:style-name="P351"><text:span text:style-name="T619">0</text:span><text:span/></text:p>
          </table:table-cell>
          <table:table-cell table:style-name="ce307">
            <text:p text:style-name="P352"><text:span text:style-name="T620">0</text:span><text:span text:style-name="T621"/><text:span/></text:p>
          </table:table-cell>
          <table:table-cell table:style-name="ce308">
            <text:p text:style-name="P353"><text:span text:style-name="T622">0</text:span><text:span text:style-name="T623"/><text:span/></text:p>
          </table:table-cell>
          <table:table-cell table:style-name="ce309">
            <text:p text:style-name="P354"><text:span text:style-name="T624">0</text:span><text:span text:style-name="T625"/><text:span/></text:p>
          </table:table-cell>
          <table:table-cell table:style-name="ce310">
            <text:p text:style-name="P355"><text:span text:style-name="T626">0</text:span><text:span text:style-name="T627"/><text:span/></text:p>
          </table:table-cell>
          <table:table-cell table:style-name="ce311">
            <text:p text:style-name="P356"><text:span text:style-name="T628">0</text:span><text:span/></text:p>
          </table:table-cell>
          <table:table-cell table:style-name="ce312">
            <text:p text:style-name="P357"><text:span text:style-name="T629">1</text:span><text:span text:style-name="T630"/><text:span/></text:p>
          </table:table-cell>
          <table:table-cell table:style-name="ce313">
            <text:p text:style-name="P358"><text:span text:style-name="T631">1</text:span><text:span text:style-name="T632"/><text:span/></text:p>
          </table:table-cell>
          <table:table-cell table:style-name="ce314">
            <text:p text:style-name="P359"><text:span text:style-name="T633">1</text:span><text:span text:style-name="T634"/><text:span/></text:p>
          </table:table-cell>
          <table:table-cell table:style-name="ce315">
            <text:p text:style-name="P360"><text:span text:style-name="T635">-</text:span><text:span text:style-name="T636"/><text:span/></text:p>
          </table:table-cell>
          <table:table-cell table:style-name="ce316">
            <text:p text:style-name="P361"><text:span text:style-name="T637">-</text:span><text:span text:style-name="T638"/><text:span/></text:p>
          </table:table-cell>
          <table:table-cell table:style-name="ce317">
            <text:p text:style-name="P362"><text:span text:style-name="T639">-</text:span><text:span text:style-name="T640"/><text:span/></text:p>
          </table:table-cell>
          <table:table-cell table:style-name="ce318">
            <text:p text:style-name="P363"><text:span text:style-name="T641">-</text:span><text:span text:style-name="T642"/><text:span/></text:p>
          </table:table-cell>
          <table:table-cell table:style-name="ce319">
            <text:p text:style-name="P364"><text:span text:style-name="T643">-</text:span><text:span text:style-name="T644"/><text:span/></text:p>
          </table:table-cell>
          <table:table-cell table:style-name="ce320">
            <text:p text:style-name="P365"><text:span text:style-name="T645">-</text:span><text:span text:style-name="T646"/><text:span/></text:p>
          </table:table-cell>
          <table:table-cell table:style-name="ce321">
            <text:p text:style-name="P366"><text:span text:style-name="T647">-</text:span><text:span text:style-name="T648"/><text:span/></text:p>
          </table:table-cell>
          <table:table-cell table:style-name="ce322">
            <text:p text:style-name="P367"><text:span text:style-name="T649">-</text:span><text:span text:style-name="T650"/><text:span/></text:p>
          </table:table-cell>
          <table:table-cell table:style-name="ce323">
            <text:p text:style-name="P368"><text:span text:style-name="T651">-</text:span><text:span text:style-name="T652"/><text:span/></text:p>
          </table:table-cell>
          <table:table-cell table:style-name="ce324">
            <text:p text:style-name="P369"><text:span text:style-name="T653">-</text:span><text:span text:style-name="T654"/><text:span/></text:p>
          </table:table-cell>
          <table:table-cell table:style-name="ce325">
            <text:p text:style-name="P370"><text:span text:style-name="T655">-</text:span><text:span text:style-name="T656"/><text:span/></text:p>
          </table:table-cell>
          <table:table-cell table:style-name="ce326">
            <text:p text:style-name="P371"><text:span text:style-name="T657">-</text:span><text:span text:style-name="T658"/><text:span/></text:p>
          </table:table-cell>
          <table:table-cell table:style-name="ce327">
            <text:p text:style-name="P372"><text:span text:style-name="T659">-</text:span><text:span text:style-name="T660"/><text:span/></text:p>
          </table:table-cell>
          <table:table-cell table:style-name="ce328">
            <text:p text:style-name="P373"><text:span text:style-name="T661">-</text:span><text:span text:style-name="T662"/><text:span/></text:p>
          </table:table-cell>
          <table:table-cell table:style-name="ce329">
            <text:p text:style-name="P374"><text:span text:style-name="T663">-</text:span><text:span text:style-name="T664"/><text:span/></text:p>
          </table:table-cell>
          <table:table-cell table:style-name="ce330">
            <text:p text:style-name="P375"><text:span text:style-name="T665">-</text:span><text:span text:style-name="T666"/><text:span/></text:p>
          </table:table-cell>
        </table:table-row>
        <table:table-row table:style-name="ro11">
          <table:table-cell table:style-name="ce331">
            <text:p text:style-name="P376"><text:span text:style-name="T667">MOV</text:span><text:span text:style-name="T668"/><text:span/></text:p>
          </table:table-cell>
          <table:table-cell table:style-name="ce332">
            <text:p text:style-name="P377"><text:span text:style-name="T669">0</text:span><text:span text:style-name="T670"/><text:span/></text:p>
          </table:table-cell>
          <table:table-cell table:style-name="ce333">
            <text:p text:style-name="P378"><text:span text:style-name="T671">0</text:span><text:span text:style-name="T672"/><text:span/></text:p>
          </table:table-cell>
          <table:table-cell table:style-name="ce334">
            <text:p text:style-name="P379"><text:span text:style-name="T673">0</text:span><text:span text:style-name="T674"/><text:span/></text:p>
          </table:table-cell>
          <table:table-cell table:style-name="ce335">
            <text:p text:style-name="P380"><text:span text:style-name="T675">0</text:span><text:span/></text:p>
          </table:table-cell>
          <table:table-cell table:style-name="ce336">
            <text:p text:style-name="P381"><text:span text:style-name="T676">1</text:span><text:span/></text:p>
          </table:table-cell>
          <table:table-cell table:style-name="ce337">
            <text:p text:style-name="P382"><text:span text:style-name="T677">0</text:span><text:span text:style-name="T678"/><text:span/></text:p>
          </table:table-cell>
          <table:table-cell table:style-name="ce338">
            <text:p text:style-name="P383"><text:span text:style-name="T679">0</text:span><text:span text:style-name="T680"/><text:span/></text:p>
          </table:table-cell>
          <table:table-cell table:style-name="ce339">
            <text:p text:style-name="P384"><text:span text:style-name="T681">0</text:span><text:span text:style-name="T682"/><text:span/></text:p>
          </table:table-cell>
          <table:table-cell table:style-name="ce340">
            <text:p text:style-name="P385"><text:span text:style-name="T683">0</text:span><text:span text:style-name="T684"/><text:span/></text:p>
          </table:table-cell>
          <table:table-cell table:style-name="ce341">
            <text:p text:style-name="P386"><text:span text:style-name="T685">0</text:span><text:span text:style-name="T686"/><text:span/></text:p>
          </table:table-cell>
          <table:table-cell table:style-name="ce342">
            <text:p text:style-name="P387"><text:span text:style-name="T687">0</text:span><text:span text:style-name="T688"/><text:span/></text:p>
          </table:table-cell>
          <table:table-cell table:style-name="ce343">
            <text:p text:style-name="P388"><text:span text:style-name="T689">0</text:span><text:span text:style-name="T690"/><text:span/></text:p>
          </table:table-cell>
          <table:table-cell table:style-name="ce344">
            <text:p text:style-name="P389"><text:span text:style-name="T691">0</text:span><text:span text:style-name="T692"/><text:span/></text:p>
          </table:table-cell>
          <table:table-cell table:style-name="ce345">
            <text:p text:style-name="P390"><text:span text:style-name="T693">0</text:span><text:span text:style-name="T694"/><text:span/></text:p>
          </table:table-cell>
          <table:table-cell table:style-name="ce346">
            <text:p text:style-name="P391"><text:span text:style-name="T695">0</text:span><text:span text:style-name="T696"/><text:span/></text:p>
          </table:table-cell>
          <table:table-cell table:style-name="ce347">
            <text:p text:style-name="P392"><text:span text:style-name="T697">0</text:span><text:span text:style-name="T698"/><text:span/></text:p>
          </table:table-cell>
          <table:table-cell table:style-name="ce348">
            <text:p text:style-name="P393"><text:span text:style-name="T699">-</text:span><text:span text:style-name="T700"/><text:span/></text:p>
          </table:table-cell>
          <table:table-cell table:style-name="ce349">
            <text:p text:style-name="P394"><text:span text:style-name="T701">-</text:span><text:span text:style-name="T702"/><text:span/></text:p>
          </table:table-cell>
          <table:table-cell table:style-name="ce350">
            <text:p text:style-name="P395"><text:span text:style-name="T703">-</text:span><text:span text:style-name="T704"/><text:span/></text:p>
          </table:table-cell>
          <table:table-cell table:style-name="ce351">
            <text:p text:style-name="P396"><text:span text:style-name="T705">-</text:span><text:span text:style-name="T706"/><text:span/></text:p>
          </table:table-cell>
          <table:table-cell table:style-name="ce352">
            <text:p text:style-name="P397"><text:span text:style-name="T707">R1</text:span><text:span text:style-name="T708"/><text:span/></text:p>
          </table:table-cell>
          <table:table-cell table:style-name="ce353">
            <text:p text:style-name="P398"><text:span text:style-name="T709">R1</text:span><text:span text:style-name="T710"/><text:span/></text:p>
          </table:table-cell>
          <table:table-cell table:style-name="ce354">
            <text:p text:style-name="P399"><text:span text:style-name="T711">R1</text:span><text:span text:style-name="T712"/><text:span/></text:p>
          </table:table-cell>
          <table:table-cell table:style-name="ce355">
            <text:p text:style-name="P400"><text:span text:style-name="T713">R1</text:span><text:span text:style-name="T714"/><text:span/></text:p>
          </table:table-cell>
          <table:table-cell table:style-name="ce356">
            <text:p text:style-name="P401"><text:span text:style-name="T715">-</text:span><text:span text:style-name="T716"/><text:span/></text:p>
          </table:table-cell>
          <table:table-cell table:style-name="ce357">
            <text:p text:style-name="P402"><text:span text:style-name="T717">-</text:span><text:span text:style-name="T718"/><text:span/></text:p>
          </table:table-cell>
          <table:table-cell table:style-name="ce358">
            <text:p text:style-name="P403"><text:span text:style-name="T719">-</text:span><text:span text:style-name="T720"/><text:span/></text:p>
          </table:table-cell>
          <table:table-cell table:style-name="ce359">
            <text:p text:style-name="P404"><text:span text:style-name="T721">-</text:span><text:span text:style-name="T722"/><text:span/></text:p>
          </table:table-cell>
          <table:table-cell table:style-name="ce360">
            <text:p text:style-name="P405"><text:span text:style-name="T723">R3</text:span><text:span text:style-name="T724"/><text:span/></text:p>
          </table:table-cell>
          <table:table-cell table:style-name="ce361">
            <text:p text:style-name="P406"><text:span text:style-name="T725">R3</text:span><text:span text:style-name="T726"/><text:span/></text:p>
          </table:table-cell>
          <table:table-cell table:style-name="ce362">
            <text:p text:style-name="P407"><text:span text:style-name="T727">R3</text:span><text:span text:style-name="T728"/><text:span/></text:p>
          </table:table-cell>
          <table:table-cell table:style-name="ce363">
            <text:p text:style-name="P408"><text:span text:style-name="T729">R3</text:span><text:span text:style-name="T730"/><text:span/></text:p>
          </table:table-cell>
        </table:table-row>
        <table:table-row table:style-name="ro12">
          <table:table-cell table:style-name="ce364">
            <text:p text:style-name="P409"><text:span text:style-name="T731">NOT</text:span><text:span text:style-name="T732"/><text:span/></text:p>
          </table:table-cell>
          <table:table-cell table:style-name="ce365">
            <text:p text:style-name="P410"><text:span text:style-name="T733">0</text:span><text:span text:style-name="T734"/><text:span/></text:p>
          </table:table-cell>
          <table:table-cell table:style-name="ce366">
            <text:p text:style-name="P411"><text:span text:style-name="T735">0</text:span><text:span text:style-name="T736"/><text:span/></text:p>
          </table:table-cell>
          <table:table-cell table:style-name="ce367">
            <text:p text:style-name="P412"><text:span text:style-name="T737">0</text:span><text:span text:style-name="T738"/><text:span/></text:p>
          </table:table-cell>
          <table:table-cell table:style-name="ce368">
            <text:p text:style-name="P413"><text:span text:style-name="T739">0</text:span><text:span/></text:p>
          </table:table-cell>
          <table:table-cell table:style-name="ce369">
            <text:p text:style-name="P414"><text:span text:style-name="T740">1</text:span><text:span/></text:p>
          </table:table-cell>
          <table:table-cell table:style-name="ce370">
            <text:p text:style-name="P415"><text:span text:style-name="T741">0</text:span><text:span text:style-name="T742"/><text:span/></text:p>
          </table:table-cell>
          <table:table-cell table:style-name="ce371">
            <text:p text:style-name="P416"><text:span text:style-name="T743">0</text:span><text:span text:style-name="T744"/><text:span/></text:p>
          </table:table-cell>
          <table:table-cell table:style-name="ce372">
            <text:p text:style-name="P417"><text:span text:style-name="T745">1</text:span><text:span text:style-name="T746"/><text:span/></text:p>
          </table:table-cell>
          <table:table-cell table:style-name="ce373">
            <text:p text:style-name="P418"><text:span text:style-name="T747">0</text:span><text:span text:style-name="T748"/><text:span/></text:p>
          </table:table-cell>
          <table:table-cell table:style-name="ce374">
            <text:p text:style-name="P419"><text:span text:style-name="T749">0</text:span><text:span text:style-name="T750"/><text:span/></text:p>
          </table:table-cell>
          <table:table-cell table:style-name="ce375">
            <text:p text:style-name="P420"><text:span text:style-name="T751">0</text:span><text:span text:style-name="T752"/><text:span/></text:p>
          </table:table-cell>
          <table:table-cell table:style-name="ce376">
            <text:p text:style-name="P421"><text:span text:style-name="T753">0</text:span><text:span text:style-name="T754"/><text:span/></text:p>
          </table:table-cell>
          <table:table-cell table:style-name="ce377">
            <text:p text:style-name="P422"><text:span text:style-name="T755">0</text:span><text:span text:style-name="T756"/><text:span/></text:p>
          </table:table-cell>
          <table:table-cell table:style-name="ce378">
            <text:p text:style-name="P423"><text:span text:style-name="T757">0</text:span><text:span text:style-name="T758"/><text:span/></text:p>
          </table:table-cell>
          <table:table-cell table:style-name="ce379">
            <text:p text:style-name="P424"><text:span text:style-name="T759">0</text:span><text:span text:style-name="T760"/><text:span/></text:p>
          </table:table-cell>
          <table:table-cell table:style-name="ce380">
            <text:p text:style-name="P425"><text:span text:style-name="T761">0</text:span><text:span text:style-name="T762"/><text:span/></text:p>
          </table:table-cell>
          <table:table-cell table:style-name="ce381">
            <text:p text:style-name="P426"><text:span text:style-name="T763">-</text:span><text:span text:style-name="T764"/><text:span/></text:p>
          </table:table-cell>
          <table:table-cell table:style-name="ce382">
            <text:p text:style-name="P427"><text:span text:style-name="T765">-</text:span><text:span text:style-name="T766"/><text:span/></text:p>
          </table:table-cell>
          <table:table-cell table:style-name="ce383">
            <text:p text:style-name="P428"><text:span text:style-name="T767">-</text:span><text:span text:style-name="T768"/><text:span/></text:p>
          </table:table-cell>
          <table:table-cell table:style-name="ce384">
            <text:p text:style-name="P429"><text:span text:style-name="T769">-</text:span><text:span text:style-name="T770"/><text:span/></text:p>
          </table:table-cell>
          <table:table-cell table:style-name="ce385">
            <text:p text:style-name="P430"><text:span text:style-name="T771">R1</text:span><text:span text:style-name="T772"/><text:span/></text:p>
          </table:table-cell>
          <table:table-cell table:style-name="ce386">
            <text:p text:style-name="P431"><text:span text:style-name="T773">R1</text:span><text:span text:style-name="T774"/><text:span/></text:p>
          </table:table-cell>
          <table:table-cell table:style-name="ce387">
            <text:p text:style-name="P432"><text:span text:style-name="T775">R1</text:span><text:span text:style-name="T776"/><text:span/></text:p>
          </table:table-cell>
          <table:table-cell table:style-name="ce388">
            <text:p text:style-name="P433"><text:span text:style-name="T777">R1</text:span><text:span text:style-name="T778"/><text:span/></text:p>
          </table:table-cell>
          <table:table-cell table:style-name="ce389">
            <text:p text:style-name="P434"><text:span text:style-name="T779">-</text:span><text:span text:style-name="T780"/><text:span/></text:p>
          </table:table-cell>
          <table:table-cell table:style-name="ce390">
            <text:p text:style-name="P435"><text:span text:style-name="T781">-</text:span><text:span text:style-name="T782"/><text:span/></text:p>
          </table:table-cell>
          <table:table-cell table:style-name="ce391">
            <text:p text:style-name="P436"><text:span text:style-name="T783">-</text:span><text:span text:style-name="T784"/><text:span/></text:p>
          </table:table-cell>
          <table:table-cell table:style-name="ce392">
            <text:p text:style-name="P437"><text:span text:style-name="T785">-</text:span><text:span text:style-name="T786"/><text:span/></text:p>
          </table:table-cell>
          <table:table-cell table:style-name="ce393">
            <text:p text:style-name="P438"><text:span text:style-name="T787">R3</text:span><text:span text:style-name="T788"/><text:span/></text:p>
          </table:table-cell>
          <table:table-cell table:style-name="ce394">
            <text:p text:style-name="P439"><text:span text:style-name="T789">R3</text:span><text:span text:style-name="T790"/><text:span/></text:p>
          </table:table-cell>
          <table:table-cell table:style-name="ce395">
            <text:p text:style-name="P440"><text:span text:style-name="T791">R3</text:span><text:span text:style-name="T792"/><text:span/></text:p>
          </table:table-cell>
          <table:table-cell table:style-name="ce396">
            <text:p text:style-name="P441"><text:span text:style-name="T793">R3</text:span><text:span text:style-name="T794"/><text:span/></text:p>
          </table:table-cell>
        </table:table-row>
        <table:table-row table:style-name="ro13">
          <table:table-cell table:style-name="ce397">
            <text:p text:style-name="P442"><text:span text:style-name="T795">SUM</text:span><text:span text:style-name="T796"/><text:span/></text:p>
          </table:table-cell>
          <table:table-cell table:style-name="ce398">
            <text:p text:style-name="P443"><text:span text:style-name="T797">0</text:span><text:span text:style-name="T798"/><text:span/></text:p>
          </table:table-cell>
          <table:table-cell table:style-name="ce399">
            <text:p text:style-name="P444"><text:span text:style-name="T799">0</text:span><text:span text:style-name="T800"/><text:span/></text:p>
          </table:table-cell>
          <table:table-cell table:style-name="ce400">
            <text:p text:style-name="P445"><text:span text:style-name="T801">0</text:span><text:span text:style-name="T802"/><text:span/></text:p>
          </table:table-cell>
          <table:table-cell table:style-name="ce401">
            <text:p text:style-name="P446"><text:span text:style-name="T803">0</text:span><text:span/></text:p>
          </table:table-cell>
          <table:table-cell table:style-name="ce402">
            <text:p text:style-name="P447"><text:span text:style-name="T804">1</text:span><text:span/></text:p>
          </table:table-cell>
          <table:table-cell table:style-name="ce403">
            <text:p text:style-name="P448"><text:span text:style-name="T805">0</text:span><text:span text:style-name="T806"/><text:span/></text:p>
          </table:table-cell>
          <table:table-cell table:style-name="ce404">
            <text:p text:style-name="P449"><text:span text:style-name="T807">1</text:span><text:span text:style-name="T808"/><text:span/></text:p>
          </table:table-cell>
          <table:table-cell table:style-name="ce405">
            <text:p text:style-name="P450"><text:span text:style-name="T809">0</text:span><text:span text:style-name="T810"/><text:span/></text:p>
          </table:table-cell>
          <table:table-cell table:style-name="ce406">
            <text:p text:style-name="P451"><text:span text:style-name="T811">0</text:span><text:span text:style-name="T812"/><text:span/></text:p>
          </table:table-cell>
          <table:table-cell table:style-name="ce407">
            <text:p text:style-name="P452"><text:span text:style-name="T813">0</text:span><text:span text:style-name="T814"/><text:span/></text:p>
          </table:table-cell>
          <table:table-cell table:style-name="ce408">
            <text:p text:style-name="P453"><text:span text:style-name="T815">0</text:span><text:span text:style-name="T816"/><text:span/></text:p>
          </table:table-cell>
          <table:table-cell table:style-name="ce409">
            <text:p text:style-name="P454"><text:span text:style-name="T817">0</text:span><text:span text:style-name="T818"/><text:span/></text:p>
          </table:table-cell>
          <table:table-cell table:style-name="ce410">
            <text:p text:style-name="P455"><text:span text:style-name="T819">0</text:span><text:span text:style-name="T820"/><text:span/></text:p>
          </table:table-cell>
          <table:table-cell table:style-name="ce411">
            <text:p text:style-name="P456"><text:span text:style-name="T821">0</text:span><text:span text:style-name="T822"/><text:span/></text:p>
          </table:table-cell>
          <table:table-cell table:style-name="ce412">
            <text:p text:style-name="P457"><text:span text:style-name="T823">0</text:span><text:span text:style-name="T824"/><text:span/></text:p>
          </table:table-cell>
          <table:table-cell table:style-name="ce413">
            <text:p text:style-name="P458"><text:span text:style-name="T825">0</text:span><text:span text:style-name="T826"/><text:span/></text:p>
          </table:table-cell>
          <table:table-cell table:style-name="ce414">
            <text:p text:style-name="P459"><text:span text:style-name="T827">-</text:span><text:span text:style-name="T828"/><text:span/></text:p>
          </table:table-cell>
          <table:table-cell table:style-name="ce415">
            <text:p text:style-name="P460"><text:span text:style-name="T829">-</text:span><text:span text:style-name="T830"/><text:span/></text:p>
          </table:table-cell>
          <table:table-cell table:style-name="ce416">
            <text:p text:style-name="P461"><text:span text:style-name="T831">-</text:span><text:span text:style-name="T832"/><text:span/></text:p>
          </table:table-cell>
          <table:table-cell table:style-name="ce417">
            <text:p text:style-name="P462"><text:span text:style-name="T833">-</text:span><text:span text:style-name="T834"/><text:span/></text:p>
          </table:table-cell>
          <table:table-cell table:style-name="ce418">
            <text:p text:style-name="P463"><text:span text:style-name="T835">R1</text:span><text:span text:style-name="T836"/><text:span/></text:p>
          </table:table-cell>
          <table:table-cell table:style-name="ce419">
            <text:p text:style-name="P464"><text:span text:style-name="T837">R1</text:span><text:span text:style-name="T838"/><text:span/></text:p>
          </table:table-cell>
          <table:table-cell table:style-name="ce420">
            <text:p text:style-name="P465"><text:span text:style-name="T839">R1</text:span><text:span text:style-name="T840"/><text:span/></text:p>
          </table:table-cell>
          <table:table-cell table:style-name="ce421">
            <text:p text:style-name="P466"><text:span text:style-name="T841">R1</text:span><text:span text:style-name="T842"/><text:span/></text:p>
          </table:table-cell>
          <table:table-cell table:style-name="ce422">
            <text:p text:style-name="P467"><text:span text:style-name="T843">R2</text:span><text:span text:style-name="T844"/><text:span/></text:p>
          </table:table-cell>
          <table:table-cell table:style-name="ce423">
            <text:p text:style-name="P468"><text:span text:style-name="T845">R2</text:span><text:span text:style-name="T846"/><text:span/></text:p>
          </table:table-cell>
          <table:table-cell table:style-name="ce424">
            <text:p text:style-name="P469"><text:span text:style-name="T847">R2</text:span><text:span text:style-name="T848"/><text:span/></text:p>
          </table:table-cell>
          <table:table-cell table:style-name="ce425">
            <text:p text:style-name="P470"><text:span text:style-name="T849">R2</text:span><text:span text:style-name="T850"/><text:span/></text:p>
          </table:table-cell>
          <table:table-cell table:style-name="ce426">
            <text:p text:style-name="P471"><text:span text:style-name="T851">R3</text:span><text:span text:style-name="T852"/><text:span/></text:p>
          </table:table-cell>
          <table:table-cell table:style-name="ce427">
            <text:p text:style-name="P472"><text:span text:style-name="T853">R3</text:span><text:span text:style-name="T854"/><text:span/></text:p>
          </table:table-cell>
          <table:table-cell table:style-name="ce428">
            <text:p text:style-name="P473"><text:span text:style-name="T855">R3</text:span><text:span text:style-name="T856"/><text:span/></text:p>
          </table:table-cell>
          <table:table-cell table:style-name="ce429">
            <text:p text:style-name="P474"><text:span text:style-name="T857">R3</text:span><text:span text:style-name="T858"/><text:span/></text:p>
          </table:table-cell>
        </table:table-row>
        <table:table-row table:style-name="ro14">
          <table:table-cell table:style-name="ce430">
            <text:p text:style-name="P475"><text:span text:style-name="T859">SUB</text:span><text:span text:style-name="T860"/><text:span/></text:p>
          </table:table-cell>
          <table:table-cell table:style-name="ce431">
            <text:p text:style-name="P476"><text:span text:style-name="T861">0</text:span><text:span text:style-name="T862"/><text:span/></text:p>
          </table:table-cell>
          <table:table-cell table:style-name="ce432">
            <text:p text:style-name="P477"><text:span text:style-name="T863">0</text:span><text:span text:style-name="T864"/><text:span/></text:p>
          </table:table-cell>
          <table:table-cell table:style-name="ce433">
            <text:p text:style-name="P478"><text:span text:style-name="T865">0</text:span><text:span text:style-name="T866"/><text:span/></text:p>
          </table:table-cell>
          <table:table-cell table:style-name="ce434">
            <text:p text:style-name="P479"><text:span text:style-name="T867">0</text:span><text:span/></text:p>
          </table:table-cell>
          <table:table-cell table:style-name="ce435">
            <text:p text:style-name="P480"><text:span text:style-name="T868">1</text:span><text:span/></text:p>
          </table:table-cell>
          <table:table-cell table:style-name="ce436">
            <text:p text:style-name="P481"><text:span text:style-name="T869">0</text:span><text:span text:style-name="T870"/><text:span/></text:p>
          </table:table-cell>
          <table:table-cell table:style-name="ce437">
            <text:p text:style-name="P482"><text:span text:style-name="T871">1</text:span><text:span text:style-name="T872"/><text:span/></text:p>
          </table:table-cell>
          <table:table-cell table:style-name="ce438">
            <text:p text:style-name="P483"><text:span text:style-name="T873">1</text:span><text:span text:style-name="T874"/><text:span/></text:p>
          </table:table-cell>
          <table:table-cell table:style-name="ce439">
            <text:p text:style-name="P484"><text:span text:style-name="T875">0</text:span><text:span text:style-name="T876"/><text:span/></text:p>
          </table:table-cell>
          <table:table-cell table:style-name="ce440">
            <text:p text:style-name="P485"><text:span text:style-name="T877">0</text:span><text:span text:style-name="T878"/><text:span/></text:p>
          </table:table-cell>
          <table:table-cell table:style-name="ce441">
            <text:p text:style-name="P486"><text:span text:style-name="T879">0</text:span><text:span text:style-name="T880"/><text:span/></text:p>
          </table:table-cell>
          <table:table-cell table:style-name="ce442">
            <text:p text:style-name="P487"><text:span text:style-name="T881">0</text:span><text:span text:style-name="T882"/><text:span/></text:p>
          </table:table-cell>
          <table:table-cell table:style-name="ce443">
            <text:p text:style-name="P488"><text:span text:style-name="T883">0</text:span><text:span text:style-name="T884"/><text:span/></text:p>
          </table:table-cell>
          <table:table-cell table:style-name="ce444">
            <text:p text:style-name="P489"><text:span text:style-name="T885">0</text:span><text:span text:style-name="T886"/><text:span/></text:p>
          </table:table-cell>
          <table:table-cell table:style-name="ce445">
            <text:p text:style-name="P490"><text:span text:style-name="T887">0</text:span><text:span text:style-name="T888"/><text:span/></text:p>
          </table:table-cell>
          <table:table-cell table:style-name="ce446">
            <text:p text:style-name="P491"><text:span text:style-name="T889">0</text:span><text:span text:style-name="T890"/><text:span/></text:p>
          </table:table-cell>
          <table:table-cell table:style-name="ce447">
            <text:p text:style-name="P492"><text:span text:style-name="T891">-</text:span><text:span text:style-name="T892"/><text:span/></text:p>
          </table:table-cell>
          <table:table-cell table:style-name="ce448">
            <text:p text:style-name="P493"><text:span text:style-name="T893">-</text:span><text:span text:style-name="T894"/><text:span/></text:p>
          </table:table-cell>
          <table:table-cell table:style-name="ce449">
            <text:p text:style-name="P494"><text:span text:style-name="T895">-</text:span><text:span text:style-name="T896"/><text:span/></text:p>
          </table:table-cell>
          <table:table-cell table:style-name="ce450">
            <text:p text:style-name="P495"><text:span text:style-name="T897">-</text:span><text:span text:style-name="T898"/><text:span/></text:p>
          </table:table-cell>
          <table:table-cell table:style-name="ce451">
            <text:p text:style-name="P496"><text:span text:style-name="T899">R1</text:span><text:span text:style-name="T900"/><text:span/></text:p>
          </table:table-cell>
          <table:table-cell table:style-name="ce452">
            <text:p text:style-name="P497"><text:span text:style-name="T901">R1</text:span><text:span text:style-name="T902"/><text:span/></text:p>
          </table:table-cell>
          <table:table-cell table:style-name="ce453">
            <text:p text:style-name="P498"><text:span text:style-name="T903">R1</text:span><text:span text:style-name="T904"/><text:span/></text:p>
          </table:table-cell>
          <table:table-cell table:style-name="ce454">
            <text:p text:style-name="P499"><text:span text:style-name="T905">R1</text:span><text:span text:style-name="T906"/><text:span/></text:p>
          </table:table-cell>
          <table:table-cell table:style-name="ce455">
            <text:p text:style-name="P500"><text:span text:style-name="T907">R2</text:span><text:span text:style-name="T908"/><text:span/></text:p>
          </table:table-cell>
          <table:table-cell table:style-name="ce456">
            <text:p text:style-name="P501"><text:span text:style-name="T909">R2</text:span><text:span text:style-name="T910"/><text:span/></text:p>
          </table:table-cell>
          <table:table-cell table:style-name="ce457">
            <text:p text:style-name="P502"><text:span text:style-name="T911">R2</text:span><text:span text:style-name="T912"/><text:span/></text:p>
          </table:table-cell>
          <table:table-cell table:style-name="ce458">
            <text:p text:style-name="P503"><text:span text:style-name="T913">R2</text:span><text:span text:style-name="T914"/><text:span/></text:p>
          </table:table-cell>
          <table:table-cell table:style-name="ce459">
            <text:p text:style-name="P504"><text:span text:style-name="T915">R3</text:span><text:span text:style-name="T916"/><text:span/></text:p>
          </table:table-cell>
          <table:table-cell table:style-name="ce460">
            <text:p text:style-name="P505"><text:span text:style-name="T917">R3</text:span><text:span text:style-name="T918"/><text:span/></text:p>
          </table:table-cell>
          <table:table-cell table:style-name="ce461">
            <text:p text:style-name="P506"><text:span text:style-name="T919">R3</text:span><text:span text:style-name="T920"/><text:span/></text:p>
          </table:table-cell>
          <table:table-cell table:style-name="ce462">
            <text:p text:style-name="P507"><text:span text:style-name="T921">R3</text:span><text:span text:style-name="T922"/><text:span/></text:p>
          </table:table-cell>
        </table:table-row>
        <table:table-row table:style-name="ro15">
          <table:table-cell table:style-name="ce463">
            <text:p text:style-name="P508"><text:span text:style-name="T923">AND</text:span><text:span text:style-name="T924"/><text:span/></text:p>
          </table:table-cell>
          <table:table-cell table:style-name="ce464">
            <text:p text:style-name="P509"><text:span text:style-name="T925">0</text:span><text:span text:style-name="T926"/><text:span/></text:p>
          </table:table-cell>
          <table:table-cell table:style-name="ce465">
            <text:p text:style-name="P510"><text:span text:style-name="T927">0</text:span><text:span text:style-name="T928"/><text:span/></text:p>
          </table:table-cell>
          <table:table-cell table:style-name="ce466">
            <text:p text:style-name="P511"><text:span text:style-name="T929">0</text:span><text:span text:style-name="T930"/><text:span/></text:p>
          </table:table-cell>
          <table:table-cell table:style-name="ce467">
            <text:p text:style-name="P512"><text:span text:style-name="T931">0</text:span><text:span/></text:p>
          </table:table-cell>
          <table:table-cell table:style-name="ce468">
            <text:p text:style-name="P513"><text:span text:style-name="T932">1</text:span><text:span/></text:p>
          </table:table-cell>
          <table:table-cell table:style-name="ce469">
            <text:p text:style-name="P514"><text:span text:style-name="T933">1</text:span><text:span text:style-name="T934"/><text:span/></text:p>
          </table:table-cell>
          <table:table-cell table:style-name="ce470">
            <text:p text:style-name="P515"><text:span text:style-name="T935">0</text:span><text:span text:style-name="T936"/><text:span/></text:p>
          </table:table-cell>
          <table:table-cell table:style-name="ce471">
            <text:p text:style-name="P516"><text:span text:style-name="T937">0</text:span><text:span text:style-name="T938"/><text:span/></text:p>
          </table:table-cell>
          <table:table-cell table:style-name="ce472">
            <text:p text:style-name="P517"><text:span text:style-name="T939">0</text:span><text:span text:style-name="T940"/><text:span/></text:p>
          </table:table-cell>
          <table:table-cell table:style-name="ce473">
            <text:p text:style-name="P518"><text:span text:style-name="T941">0</text:span><text:span text:style-name="T942"/><text:span/></text:p>
          </table:table-cell>
          <table:table-cell table:style-name="ce474">
            <text:p text:style-name="P519"><text:span text:style-name="T943">0</text:span><text:span text:style-name="T944"/><text:span/></text:p>
          </table:table-cell>
          <table:table-cell table:style-name="ce475">
            <text:p text:style-name="P520"><text:span text:style-name="T945">0</text:span><text:span text:style-name="T946"/><text:span/></text:p>
          </table:table-cell>
          <table:table-cell table:style-name="ce476">
            <text:p text:style-name="P521"><text:span text:style-name="T947">0</text:span><text:span text:style-name="T948"/><text:span/></text:p>
          </table:table-cell>
          <table:table-cell table:style-name="ce477">
            <text:p text:style-name="P522"><text:span text:style-name="T949">0</text:span><text:span text:style-name="T950"/><text:span/></text:p>
          </table:table-cell>
          <table:table-cell table:style-name="ce478">
            <text:p text:style-name="P523"><text:span text:style-name="T951">0</text:span><text:span text:style-name="T952"/><text:span/></text:p>
          </table:table-cell>
          <table:table-cell table:style-name="ce479">
            <text:p text:style-name="P524"><text:span text:style-name="T953">0</text:span><text:span text:style-name="T954"/><text:span/></text:p>
          </table:table-cell>
          <table:table-cell table:style-name="ce480">
            <text:p text:style-name="P525"><text:span text:style-name="T955">-</text:span><text:span text:style-name="T956"/><text:span/></text:p>
          </table:table-cell>
          <table:table-cell table:style-name="ce481">
            <text:p text:style-name="P526"><text:span text:style-name="T957">-</text:span><text:span text:style-name="T958"/><text:span/></text:p>
          </table:table-cell>
          <table:table-cell table:style-name="ce482">
            <text:p text:style-name="P527"><text:span text:style-name="T959">-</text:span><text:span text:style-name="T960"/><text:span/></text:p>
          </table:table-cell>
          <table:table-cell table:style-name="ce483">
            <text:p text:style-name="P528"><text:span text:style-name="T961">-</text:span><text:span text:style-name="T962"/><text:span/></text:p>
          </table:table-cell>
          <table:table-cell table:style-name="ce484">
            <text:p text:style-name="P529"><text:span text:style-name="T963">R1</text:span><text:span text:style-name="T964"/><text:span/></text:p>
          </table:table-cell>
          <table:table-cell table:style-name="ce485">
            <text:p text:style-name="P530"><text:span text:style-name="T965">R1</text:span><text:span text:style-name="T966"/><text:span/></text:p>
          </table:table-cell>
          <table:table-cell table:style-name="ce486">
            <text:p text:style-name="P531"><text:span text:style-name="T967">R1</text:span><text:span text:style-name="T968"/><text:span/></text:p>
          </table:table-cell>
          <table:table-cell table:style-name="ce487">
            <text:p text:style-name="P532"><text:span text:style-name="T969">R1</text:span><text:span text:style-name="T970"/><text:span/></text:p>
          </table:table-cell>
          <table:table-cell table:style-name="ce488">
            <text:p text:style-name="P533"><text:span text:style-name="T971">R2</text:span><text:span text:style-name="T972"/><text:span/></text:p>
          </table:table-cell>
          <table:table-cell table:style-name="ce489">
            <text:p text:style-name="P534"><text:span text:style-name="T973">R2</text:span><text:span text:style-name="T974"/><text:span/></text:p>
          </table:table-cell>
          <table:table-cell table:style-name="ce490">
            <text:p text:style-name="P535"><text:span text:style-name="T975">R2</text:span><text:span text:style-name="T976"/><text:span/></text:p>
          </table:table-cell>
          <table:table-cell table:style-name="ce491">
            <text:p text:style-name="P536"><text:span text:style-name="T977">R2</text:span><text:span text:style-name="T978"/><text:span/></text:p>
          </table:table-cell>
          <table:table-cell table:style-name="ce492">
            <text:p text:style-name="P537"><text:span text:style-name="T979">R3</text:span><text:span text:style-name="T980"/><text:span/></text:p>
          </table:table-cell>
          <table:table-cell table:style-name="ce493">
            <text:p text:style-name="P538"><text:span text:style-name="T981">R3</text:span><text:span text:style-name="T982"/><text:span/></text:p>
          </table:table-cell>
          <table:table-cell table:style-name="ce494">
            <text:p text:style-name="P539"><text:span text:style-name="T983">R3</text:span><text:span text:style-name="T984"/><text:span/></text:p>
          </table:table-cell>
          <table:table-cell table:style-name="ce495">
            <text:p text:style-name="P540"><text:span text:style-name="T985">R3</text:span><text:span text:style-name="T986"/><text:span/></text:p>
          </table:table-cell>
        </table:table-row>
        <table:table-row table:style-name="ro16">
          <table:table-cell table:style-name="ce496">
            <text:p text:style-name="P541"><text:span text:style-name="T987">OR</text:span><text:span text:style-name="T988"/><text:span/></text:p>
          </table:table-cell>
          <table:table-cell table:style-name="ce497">
            <text:p text:style-name="P542"><text:span text:style-name="T989">0</text:span><text:span text:style-name="T990"/><text:span/></text:p>
          </table:table-cell>
          <table:table-cell table:style-name="ce498">
            <text:p text:style-name="P543"><text:span text:style-name="T991">0</text:span><text:span text:style-name="T992"/><text:span/></text:p>
          </table:table-cell>
          <table:table-cell table:style-name="ce499">
            <text:p text:style-name="P544"><text:span text:style-name="T993">0</text:span><text:span text:style-name="T994"/><text:span/></text:p>
          </table:table-cell>
          <table:table-cell table:style-name="ce500">
            <text:p text:style-name="P545"><text:span text:style-name="T995">0</text:span><text:span/></text:p>
          </table:table-cell>
          <table:table-cell table:style-name="ce501">
            <text:p text:style-name="P546"><text:span text:style-name="T996">1</text:span><text:span/></text:p>
          </table:table-cell>
          <table:table-cell table:style-name="ce502">
            <text:p text:style-name="P547"><text:span text:style-name="T997">1</text:span><text:span text:style-name="T998"/><text:span/></text:p>
          </table:table-cell>
          <table:table-cell table:style-name="ce503">
            <text:p text:style-name="P548"><text:span text:style-name="T999">0</text:span><text:span text:style-name="T1000"/><text:span/></text:p>
          </table:table-cell>
          <table:table-cell table:style-name="ce504">
            <text:p text:style-name="P549"><text:span text:style-name="T1001">1</text:span><text:span text:style-name="T1002"/><text:span/></text:p>
          </table:table-cell>
          <table:table-cell table:style-name="ce505">
            <text:p text:style-name="P550"><text:span text:style-name="T1003">0</text:span><text:span text:style-name="T1004"/><text:span/></text:p>
          </table:table-cell>
          <table:table-cell table:style-name="ce506">
            <text:p text:style-name="P551"><text:span text:style-name="T1005">0</text:span><text:span text:style-name="T1006"/><text:span/></text:p>
          </table:table-cell>
          <table:table-cell table:style-name="ce507">
            <text:p text:style-name="P552"><text:span text:style-name="T1007">0</text:span><text:span text:style-name="T1008"/><text:span/></text:p>
          </table:table-cell>
          <table:table-cell table:style-name="ce508">
            <text:p text:style-name="P553"><text:span text:style-name="T1009">0</text:span><text:span text:style-name="T1010"/><text:span/></text:p>
          </table:table-cell>
          <table:table-cell table:style-name="ce509">
            <text:p text:style-name="P554"><text:span text:style-name="T1011">0</text:span><text:span text:style-name="T1012"/><text:span/></text:p>
          </table:table-cell>
          <table:table-cell table:style-name="ce510">
            <text:p text:style-name="P555"><text:span text:style-name="T1013">0</text:span><text:span text:style-name="T1014"/><text:span/></text:p>
          </table:table-cell>
          <table:table-cell table:style-name="ce511">
            <text:p text:style-name="P556"><text:span text:style-name="T1015">0</text:span><text:span text:style-name="T1016"/><text:span/></text:p>
          </table:table-cell>
          <table:table-cell table:style-name="ce512">
            <text:p text:style-name="P557"><text:span text:style-name="T1017">0</text:span><text:span text:style-name="T1018"/><text:span/></text:p>
          </table:table-cell>
          <table:table-cell table:style-name="ce513">
            <text:p text:style-name="P558"><text:span text:style-name="T1019">-</text:span><text:span text:style-name="T1020"/><text:span/></text:p>
          </table:table-cell>
          <table:table-cell table:style-name="ce514">
            <text:p text:style-name="P559"><text:span text:style-name="T1021">-</text:span><text:span text:style-name="T1022"/><text:span/></text:p>
          </table:table-cell>
          <table:table-cell table:style-name="ce515">
            <text:p text:style-name="P560"><text:span text:style-name="T1023">-</text:span><text:span text:style-name="T1024"/><text:span/></text:p>
          </table:table-cell>
          <table:table-cell table:style-name="ce516">
            <text:p text:style-name="P561"><text:span text:style-name="T1025">-</text:span><text:span text:style-name="T1026"/><text:span/></text:p>
          </table:table-cell>
          <table:table-cell table:style-name="ce517">
            <text:p text:style-name="P562"><text:span text:style-name="T1027">R1</text:span><text:span text:style-name="T1028"/><text:span/></text:p>
          </table:table-cell>
          <table:table-cell table:style-name="ce518">
            <text:p text:style-name="P563"><text:span text:style-name="T1029">R1</text:span><text:span text:style-name="T1030"/><text:span/></text:p>
          </table:table-cell>
          <table:table-cell table:style-name="ce519">
            <text:p text:style-name="P564"><text:span text:style-name="T1031">R1</text:span><text:span text:style-name="T1032"/><text:span/></text:p>
          </table:table-cell>
          <table:table-cell table:style-name="ce520">
            <text:p text:style-name="P565"><text:span text:style-name="T1033">R1</text:span><text:span text:style-name="T1034"/><text:span/></text:p>
          </table:table-cell>
          <table:table-cell table:style-name="ce521">
            <text:p text:style-name="P566"><text:span text:style-name="T1035">R2</text:span><text:span text:style-name="T1036"/><text:span/></text:p>
          </table:table-cell>
          <table:table-cell table:style-name="ce522">
            <text:p text:style-name="P567"><text:span text:style-name="T1037">R2</text:span><text:span text:style-name="T1038"/><text:span/></text:p>
          </table:table-cell>
          <table:table-cell table:style-name="ce523">
            <text:p text:style-name="P568"><text:span text:style-name="T1039">R2</text:span><text:span text:style-name="T1040"/><text:span/></text:p>
          </table:table-cell>
          <table:table-cell table:style-name="ce524">
            <text:p text:style-name="P569"><text:span text:style-name="T1041">R2</text:span><text:span text:style-name="T1042"/><text:span/></text:p>
          </table:table-cell>
          <table:table-cell table:style-name="ce525">
            <text:p text:style-name="P570"><text:span text:style-name="T1043">R3</text:span><text:span text:style-name="T1044"/><text:span/></text:p>
          </table:table-cell>
          <table:table-cell table:style-name="ce526">
            <text:p text:style-name="P571"><text:span text:style-name="T1045">R3</text:span><text:span text:style-name="T1046"/><text:span/></text:p>
          </table:table-cell>
          <table:table-cell table:style-name="ce527">
            <text:p text:style-name="P572"><text:span text:style-name="T1047">R3</text:span><text:span text:style-name="T1048"/><text:span/></text:p>
          </table:table-cell>
          <table:table-cell table:style-name="ce528">
            <text:p text:style-name="P573"><text:span text:style-name="T1049">R3</text:span><text:span text:style-name="T1050"/><text:span/></text:p>
          </table:table-cell>
        </table:table-row>
        <table:table-row table:style-name="ro17">
          <table:table-cell table:style-name="ce529">
            <text:p text:style-name="P574"><text:span text:style-name="T1051">NEGA</text:span><text:span text:style-name="T1052"/><text:span/></text:p>
          </table:table-cell>
          <table:table-cell table:style-name="ce530">
            <text:p text:style-name="P575"><text:span text:style-name="T1053">0</text:span><text:span text:style-name="T1054"/><text:span/></text:p>
          </table:table-cell>
          <table:table-cell table:style-name="ce531">
            <text:p text:style-name="P576"><text:span text:style-name="T1055">0</text:span><text:span text:style-name="T1056"/><text:span/></text:p>
          </table:table-cell>
          <table:table-cell table:style-name="ce532">
            <text:p text:style-name="P577"><text:span text:style-name="T1057">0</text:span><text:span text:style-name="T1058"/><text:span/></text:p>
          </table:table-cell>
          <table:table-cell table:style-name="ce533">
            <text:p text:style-name="P578"><text:span text:style-name="T1059">0</text:span><text:span/></text:p>
          </table:table-cell>
          <table:table-cell table:style-name="ce534">
            <text:p text:style-name="P579"><text:span text:style-name="T1060">1</text:span><text:span/></text:p>
          </table:table-cell>
          <table:table-cell table:style-name="ce535">
            <text:p text:style-name="P580"><text:span text:style-name="T1061">1</text:span><text:span text:style-name="T1062"/><text:span/></text:p>
          </table:table-cell>
          <table:table-cell table:style-name="ce536">
            <text:p text:style-name="P581"><text:span text:style-name="T1063">1</text:span><text:span text:style-name="T1064"/><text:span/></text:p>
          </table:table-cell>
          <table:table-cell table:style-name="ce537">
            <text:p text:style-name="P582"><text:span text:style-name="T1065">0</text:span><text:span text:style-name="T1066"/><text:span/></text:p>
          </table:table-cell>
          <table:table-cell table:style-name="ce538">
            <text:p text:style-name="P583"><text:span text:style-name="T1067">0</text:span><text:span text:style-name="T1068"/><text:span/></text:p>
          </table:table-cell>
          <table:table-cell table:style-name="ce539">
            <text:p text:style-name="P584"><text:span text:style-name="T1069">0</text:span><text:span text:style-name="T1070"/><text:span/></text:p>
          </table:table-cell>
          <table:table-cell table:style-name="ce540">
            <text:p text:style-name="P585"><text:span text:style-name="T1071">0</text:span><text:span text:style-name="T1072"/><text:span/></text:p>
          </table:table-cell>
          <table:table-cell table:style-name="ce541">
            <text:p text:style-name="P586"><text:span text:style-name="T1073">0</text:span><text:span text:style-name="T1074"/><text:span/></text:p>
          </table:table-cell>
          <table:table-cell table:style-name="ce542">
            <text:p text:style-name="P587"><text:span text:style-name="T1075">0</text:span><text:span text:style-name="T1076"/><text:span/></text:p>
          </table:table-cell>
          <table:table-cell table:style-name="ce543">
            <text:p text:style-name="P588"><text:span text:style-name="T1077">0</text:span><text:span text:style-name="T1078"/><text:span/></text:p>
          </table:table-cell>
          <table:table-cell table:style-name="ce544">
            <text:p text:style-name="P589"><text:span text:style-name="T1079">0</text:span><text:span text:style-name="T1080"/><text:span/></text:p>
          </table:table-cell>
          <table:table-cell table:style-name="ce545">
            <text:p text:style-name="P590"><text:span text:style-name="T1081">0</text:span><text:span text:style-name="T1082"/><text:span/></text:p>
          </table:table-cell>
          <table:table-cell table:style-name="ce546">
            <text:p text:style-name="P591"><text:span text:style-name="T1083">-</text:span><text:span text:style-name="T1084"/><text:span/></text:p>
          </table:table-cell>
          <table:table-cell table:style-name="ce547">
            <text:p text:style-name="P592"><text:span text:style-name="T1085">-</text:span><text:span text:style-name="T1086"/><text:span/></text:p>
          </table:table-cell>
          <table:table-cell table:style-name="ce548">
            <text:p text:style-name="P593"><text:span text:style-name="T1087">-</text:span><text:span text:style-name="T1088"/><text:span/></text:p>
          </table:table-cell>
          <table:table-cell table:style-name="ce549">
            <text:p text:style-name="P594"><text:span text:style-name="T1089">-</text:span><text:span text:style-name="T1090"/><text:span/></text:p>
          </table:table-cell>
          <table:table-cell table:style-name="ce550">
            <text:p text:style-name="P595"><text:span text:style-name="T1091">R1</text:span><text:span text:style-name="T1092"/><text:span/></text:p>
          </table:table-cell>
          <table:table-cell table:style-name="ce551">
            <text:p text:style-name="P596"><text:span text:style-name="T1093">R1</text:span><text:span text:style-name="T1094"/><text:span/></text:p>
          </table:table-cell>
          <table:table-cell table:style-name="ce552">
            <text:p text:style-name="P597"><text:span text:style-name="T1095">R1</text:span><text:span text:style-name="T1096"/><text:span/></text:p>
          </table:table-cell>
          <table:table-cell table:style-name="ce553">
            <text:p text:style-name="P598"><text:span text:style-name="T1097">R1</text:span><text:span text:style-name="T1098"/><text:span/></text:p>
          </table:table-cell>
          <table:table-cell table:style-name="ce554">
            <text:p text:style-name="P599"><text:span text:style-name="T1099">R2</text:span><text:span text:style-name="T1100"/><text:span/></text:p>
          </table:table-cell>
          <table:table-cell table:style-name="ce555">
            <text:p text:style-name="P600"><text:span text:style-name="T1101">R2</text:span><text:span text:style-name="T1102"/><text:span/></text:p>
          </table:table-cell>
          <table:table-cell table:style-name="ce556">
            <text:p text:style-name="P601"><text:span text:style-name="T1103">R2</text:span><text:span text:style-name="T1104"/><text:span/></text:p>
          </table:table-cell>
          <table:table-cell table:style-name="ce557">
            <text:p text:style-name="P602"><text:span text:style-name="T1105">R2</text:span><text:span text:style-name="T1106"/><text:span/></text:p>
          </table:table-cell>
          <table:table-cell table:style-name="ce558">
            <text:p text:style-name="P603"><text:span text:style-name="T1107">R3</text:span><text:span text:style-name="T1108"/><text:span/></text:p>
          </table:table-cell>
          <table:table-cell table:style-name="ce559">
            <text:p text:style-name="P604"><text:span text:style-name="T1109">R3</text:span><text:span text:style-name="T1110"/><text:span/></text:p>
          </table:table-cell>
          <table:table-cell table:style-name="ce560">
            <text:p text:style-name="P605"><text:span text:style-name="T1111">R3</text:span><text:span text:style-name="T1112"/><text:span/></text:p>
          </table:table-cell>
          <table:table-cell table:style-name="ce561">
            <text:p text:style-name="P606"><text:span text:style-name="T1113">R3</text:span><text:span text:style-name="T1114"/><text:span/></text:p>
          </table:table-cell>
        </table:table-row>
        <table:table-row table:style-name="ro18">
          <table:table-cell table:style-name="ce562">
            <text:p text:style-name="P607"><text:span text:style-name="T1115">NEGB</text:span><text:span text:style-name="T1116"/><text:span/></text:p>
          </table:table-cell>
          <table:table-cell table:style-name="ce563">
            <text:p text:style-name="P608"><text:span text:style-name="T1117">0</text:span><text:span text:style-name="T1118"/><text:span/></text:p>
          </table:table-cell>
          <table:table-cell table:style-name="ce564">
            <text:p text:style-name="P609"><text:span text:style-name="T1119">0</text:span><text:span text:style-name="T1120"/><text:span/></text:p>
          </table:table-cell>
          <table:table-cell table:style-name="ce565">
            <text:p text:style-name="P610"><text:span text:style-name="T1121">0</text:span><text:span text:style-name="T1122"/><text:span/></text:p>
          </table:table-cell>
          <table:table-cell table:style-name="ce566">
            <text:p text:style-name="P611"><text:span text:style-name="T1123">0</text:span><text:span/></text:p>
          </table:table-cell>
          <table:table-cell table:style-name="ce567">
            <text:p text:style-name="P612"><text:span text:style-name="T1124">1</text:span><text:span/></text:p>
          </table:table-cell>
          <table:table-cell table:style-name="ce568">
            <text:p text:style-name="P613"><text:span text:style-name="T1125">1</text:span><text:span text:style-name="T1126"/><text:span/></text:p>
          </table:table-cell>
          <table:table-cell table:style-name="ce569">
            <text:p text:style-name="P614"><text:span text:style-name="T1127">1</text:span><text:span text:style-name="T1128"/><text:span/></text:p>
          </table:table-cell>
          <table:table-cell table:style-name="ce570">
            <text:p text:style-name="P615"><text:span text:style-name="T1129">1</text:span><text:span text:style-name="T1130"/><text:span/></text:p>
          </table:table-cell>
          <table:table-cell table:style-name="ce571">
            <text:p text:style-name="P616"><text:span text:style-name="T1131">0</text:span><text:span text:style-name="T1132"/><text:span/></text:p>
          </table:table-cell>
          <table:table-cell table:style-name="ce572">
            <text:p text:style-name="P617"><text:span text:style-name="T1133">0</text:span><text:span text:style-name="T1134"/><text:span/></text:p>
          </table:table-cell>
          <table:table-cell table:style-name="ce573">
            <text:p text:style-name="P618"><text:span text:style-name="T1135">0</text:span><text:span text:style-name="T1136"/><text:span/></text:p>
          </table:table-cell>
          <table:table-cell table:style-name="ce574">
            <text:p text:style-name="P619"><text:span text:style-name="T1137">0</text:span><text:span text:style-name="T1138"/><text:span/></text:p>
          </table:table-cell>
          <table:table-cell table:style-name="ce575">
            <text:p text:style-name="P620"><text:span text:style-name="T1139">0</text:span><text:span text:style-name="T1140"/><text:span/></text:p>
          </table:table-cell>
          <table:table-cell table:style-name="ce576">
            <text:p text:style-name="P621"><text:span text:style-name="T1141">0</text:span><text:span text:style-name="T1142"/><text:span/></text:p>
          </table:table-cell>
          <table:table-cell table:style-name="ce577">
            <text:p text:style-name="P622"><text:span text:style-name="T1143">0</text:span><text:span text:style-name="T1144"/><text:span/></text:p>
          </table:table-cell>
          <table:table-cell table:style-name="ce578">
            <text:p text:style-name="P623"><text:span text:style-name="T1145">0</text:span><text:span text:style-name="T1146"/><text:span/></text:p>
          </table:table-cell>
          <table:table-cell table:style-name="ce579">
            <text:p text:style-name="P624"><text:span text:style-name="T1147">-</text:span><text:span text:style-name="T1148"/><text:span/></text:p>
          </table:table-cell>
          <table:table-cell table:style-name="ce580">
            <text:p text:style-name="P625"><text:span text:style-name="T1149">-</text:span><text:span text:style-name="T1150"/><text:span/></text:p>
          </table:table-cell>
          <table:table-cell table:style-name="ce581">
            <text:p text:style-name="P626"><text:span text:style-name="T1151">-</text:span><text:span text:style-name="T1152"/><text:span/></text:p>
          </table:table-cell>
          <table:table-cell table:style-name="ce582">
            <text:p text:style-name="P627"><text:span text:style-name="T1153">-</text:span><text:span text:style-name="T1154"/><text:span/></text:p>
          </table:table-cell>
          <table:table-cell table:style-name="ce583">
            <text:p text:style-name="P628"><text:span text:style-name="T1155">R1</text:span><text:span text:style-name="T1156"/><text:span/></text:p>
          </table:table-cell>
          <table:table-cell table:style-name="ce584">
            <text:p text:style-name="P629"><text:span text:style-name="T1157">R1</text:span><text:span text:style-name="T1158"/><text:span/></text:p>
          </table:table-cell>
          <table:table-cell table:style-name="ce585">
            <text:p text:style-name="P630"><text:span text:style-name="T1159">R1</text:span><text:span text:style-name="T1160"/><text:span/></text:p>
          </table:table-cell>
          <table:table-cell table:style-name="ce586">
            <text:p text:style-name="P631"><text:span text:style-name="T1161">R1</text:span><text:span text:style-name="T1162"/><text:span/></text:p>
          </table:table-cell>
          <table:table-cell table:style-name="ce587">
            <text:p text:style-name="P632"><text:span text:style-name="T1163">R2</text:span><text:span text:style-name="T1164"/><text:span/></text:p>
          </table:table-cell>
          <table:table-cell table:style-name="ce588">
            <text:p text:style-name="P633"><text:span text:style-name="T1165">R2</text:span><text:span text:style-name="T1166"/><text:span/></text:p>
          </table:table-cell>
          <table:table-cell table:style-name="ce589">
            <text:p text:style-name="P634"><text:span text:style-name="T1167">R2</text:span><text:span text:style-name="T1168"/><text:span/></text:p>
          </table:table-cell>
          <table:table-cell table:style-name="ce590">
            <text:p text:style-name="P635"><text:span text:style-name="T1169">R2</text:span><text:span text:style-name="T1170"/><text:span/></text:p>
          </table:table-cell>
          <table:table-cell table:style-name="ce591">
            <text:p text:style-name="P636"><text:span text:style-name="T1171">R3</text:span><text:span text:style-name="T1172"/><text:span/></text:p>
          </table:table-cell>
          <table:table-cell table:style-name="ce592">
            <text:p text:style-name="P637"><text:span text:style-name="T1173">R3</text:span><text:span text:style-name="T1174"/><text:span/></text:p>
          </table:table-cell>
          <table:table-cell table:style-name="ce593">
            <text:p text:style-name="P638"><text:span text:style-name="T1175">R3</text:span><text:span text:style-name="T1176"/><text:span/></text:p>
          </table:table-cell>
          <table:table-cell table:style-name="ce594">
            <text:p text:style-name="P639"><text:span text:style-name="T1177">R3</text:span><text:span text:style-name="T1178"/><text:span/></text:p>
          </table:table-cell>
        </table:table-row>
        <table:table-row table:style-name="ro19">
          <table:table-cell table:style-name="ce595">
            <text:p text:style-name="P640"><text:span text:style-name="T1179">LI</text:span><text:span text:style-name="T1180"/><text:span/></text:p>
          </table:table-cell>
          <table:table-cell table:style-name="ce596">
            <text:p text:style-name="P641"><text:span text:style-name="T1181">0</text:span><text:span text:style-name="T1182"/><text:span/></text:p>
          </table:table-cell>
          <table:table-cell table:style-name="ce597">
            <text:p text:style-name="P642"><text:span text:style-name="T1183">0</text:span><text:span text:style-name="T1184"/><text:span/></text:p>
          </table:table-cell>
          <table:table-cell table:style-name="ce598">
            <text:p text:style-name="P643"><text:span text:style-name="T1185">0</text:span><text:span text:style-name="T1186"/><text:span/></text:p>
          </table:table-cell>
          <table:table-cell table:style-name="ce599">
            <text:p text:style-name="P644"><text:span text:style-name="T1187"/><text:span text:style-name="T1188">1</text:span><text:span text:style-name="T1189"/><text:span/></text:p>
          </table:table-cell>
          <table:table-cell table:style-name="ce600">
            <text:p text:style-name="P645"><text:span text:style-name="T1190">1</text:span><text:span text:style-name="T1191"/><text:span/></text:p>
          </table:table-cell>
          <table:table-cell table:style-name="ce601">
            <text:p text:style-name="P646"><text:span text:style-name="T1192">0</text:span><text:span text:style-name="T1193"/><text:span/></text:p>
          </table:table-cell>
          <table:table-cell table:style-name="ce602">
            <text:p text:style-name="P647"><text:span text:style-name="T1194">0</text:span><text:span text:style-name="T1195"/><text:span/></text:p>
          </table:table-cell>
          <table:table-cell table:style-name="ce603">
            <text:p text:style-name="P648"><text:span text:style-name="T1196">0</text:span><text:span text:style-name="T1197"/><text:span/></text:p>
          </table:table-cell>
          <table:table-cell table:style-name="ce604">
            <text:p text:style-name="P649"><text:span text:style-name="T1198">C</text:span><text:span text:style-name="T1199"/><text:span/></text:p>
          </table:table-cell>
          <table:table-cell table:style-name="ce605">
            <text:p text:style-name="P650"><text:span text:style-name="T1200">C</text:span><text:span text:style-name="T1201"/><text:span/></text:p>
          </table:table-cell>
          <table:table-cell table:style-name="ce606">
            <text:p text:style-name="P651"><text:span text:style-name="T1202">C</text:span><text:span text:style-name="T1203"/><text:span/></text:p>
          </table:table-cell>
          <table:table-cell table:style-name="ce607">
            <text:p text:style-name="P652"><text:span text:style-name="T1204">C</text:span><text:span text:style-name="T1205"/><text:span/></text:p>
          </table:table-cell>
          <table:table-cell table:style-name="ce608">
            <text:p text:style-name="P653"><text:span text:style-name="T1206">C</text:span><text:span text:style-name="T1207"/><text:span/></text:p>
          </table:table-cell>
          <table:table-cell table:style-name="ce609">
            <text:p text:style-name="P654"><text:span text:style-name="T1208">C</text:span><text:span text:style-name="T1209"/><text:span/></text:p>
          </table:table-cell>
          <table:table-cell table:style-name="ce610">
            <text:p text:style-name="P655"><text:span text:style-name="T1210">C</text:span><text:span text:style-name="T1211"/><text:span/></text:p>
          </table:table-cell>
          <table:table-cell table:style-name="ce611">
            <text:p text:style-name="P656"><text:span text:style-name="T1212">C</text:span><text:span text:style-name="T1213"/><text:span/></text:p>
          </table:table-cell>
          <table:table-cell table:style-name="ce612">
            <text:p text:style-name="P657"><text:span text:style-name="T1214">C</text:span><text:span text:style-name="T1215"/><text:span/></text:p>
          </table:table-cell>
          <table:table-cell table:style-name="ce613">
            <text:p text:style-name="P658"><text:span text:style-name="T1216">C</text:span><text:span text:style-name="T1217"/><text:span/></text:p>
          </table:table-cell>
          <table:table-cell table:style-name="ce614">
            <text:p text:style-name="P659"><text:span text:style-name="T1218">C</text:span><text:span text:style-name="T1219"/><text:span/></text:p>
          </table:table-cell>
          <table:table-cell table:style-name="ce615">
            <text:p text:style-name="P660"><text:span text:style-name="T1220">C</text:span><text:span text:style-name="T1221"/><text:span/></text:p>
          </table:table-cell>
          <table:table-cell table:style-name="ce616">
            <text:p text:style-name="P661"><text:span text:style-name="T1222">C</text:span><text:span text:style-name="T1223"/><text:span/></text:p>
          </table:table-cell>
          <table:table-cell table:style-name="ce617">
            <text:p text:style-name="P662"><text:span text:style-name="T1224">C</text:span><text:span text:style-name="T1225"/><text:span/></text:p>
          </table:table-cell>
          <table:table-cell table:style-name="ce618">
            <text:p text:style-name="P663"><text:span text:style-name="T1226">C</text:span><text:span text:style-name="T1227"/><text:span/></text:p>
          </table:table-cell>
          <table:table-cell table:style-name="ce619">
            <text:p text:style-name="P664"><text:span text:style-name="T1228">C</text:span><text:span text:style-name="T1229"/><text:span/></text:p>
          </table:table-cell>
          <table:table-cell table:style-name="ce620">
            <text:p text:style-name="P665"><text:span text:style-name="T1230">-</text:span><text:span text:style-name="T1231"/><text:span/></text:p>
          </table:table-cell>
          <table:table-cell table:style-name="ce621">
            <text:p text:style-name="P666"><text:span text:style-name="T1232">-</text:span><text:span text:style-name="T1233"/><text:span/></text:p>
          </table:table-cell>
          <table:table-cell table:style-name="ce622">
            <text:p text:style-name="P667"><text:span text:style-name="T1234">-</text:span><text:span text:style-name="T1235"/><text:span/></text:p>
          </table:table-cell>
          <table:table-cell table:style-name="ce623">
            <text:p text:style-name="P668"><text:span text:style-name="T1236">-</text:span><text:span text:style-name="T1237"/><text:span/></text:p>
          </table:table-cell>
          <table:table-cell table:style-name="ce624">
            <text:p text:style-name="P669"><text:span text:style-name="T1238">R3</text:span><text:span text:style-name="T1239"/><text:span/></text:p>
          </table:table-cell>
          <table:table-cell table:style-name="ce625">
            <text:p text:style-name="P670"><text:span text:style-name="T1240">R3</text:span><text:span text:style-name="T1241"/><text:span/></text:p>
          </table:table-cell>
          <table:table-cell table:style-name="ce626">
            <text:p text:style-name="P671"><text:span text:style-name="T1242">R3</text:span><text:span text:style-name="T1243"/><text:span/></text:p>
          </table:table-cell>
          <table:table-cell table:style-name="ce627">
            <text:p text:style-name="P672"><text:span text:style-name="T1244">R3</text:span><text:span text:style-name="T1245"/><text:span/></text:p>
          </table:table-cell>
        </table:table-row>
        <table:table-row table:style-name="ro20">
          <table:table-cell table:style-name="ce628">
            <text:p text:style-name="P673"><text:span text:style-name="T1246">LINOT</text:span><text:span text:style-name="T1247"/><text:span/></text:p>
          </table:table-cell>
          <table:table-cell table:style-name="ce629">
            <text:p text:style-name="P674"><text:span text:style-name="T1248">0</text:span><text:span text:style-name="T1249"/><text:span/></text:p>
          </table:table-cell>
          <table:table-cell table:style-name="ce630">
            <text:p text:style-name="P675"><text:span text:style-name="T1250">0</text:span><text:span text:style-name="T1251"/><text:span/></text:p>
          </table:table-cell>
          <table:table-cell table:style-name="ce631">
            <text:p text:style-name="P676"><text:span text:style-name="T1252">0</text:span><text:span text:style-name="T1253"/><text:span/></text:p>
          </table:table-cell>
          <table:table-cell table:style-name="ce632">
            <text:p text:style-name="P677"><text:span text:style-name="T1254"/><text:span text:style-name="T1255">1</text:span><text:span text:style-name="T1256"/><text:span/></text:p>
          </table:table-cell>
          <table:table-cell table:style-name="ce633">
            <text:p text:style-name="P678"><text:span text:style-name="T1257">1</text:span><text:span text:style-name="T1258"/><text:span/></text:p>
          </table:table-cell>
          <table:table-cell table:style-name="ce634">
            <text:p text:style-name="P679"><text:span text:style-name="T1259">0</text:span><text:span text:style-name="T1260"/><text:span/></text:p>
          </table:table-cell>
          <table:table-cell table:style-name="ce635">
            <text:p text:style-name="P680"><text:span text:style-name="T1261">0</text:span><text:span text:style-name="T1262"/><text:span/></text:p>
          </table:table-cell>
          <table:table-cell table:style-name="ce636">
            <text:p text:style-name="P681"><text:span text:style-name="T1263">1</text:span><text:span text:style-name="T1264"/><text:span/></text:p>
          </table:table-cell>
          <table:table-cell table:style-name="ce637">
            <text:p text:style-name="P682"><text:span text:style-name="T1265">C</text:span><text:span text:style-name="T1266"/><text:span/></text:p>
          </table:table-cell>
          <table:table-cell table:style-name="ce638">
            <text:p text:style-name="P683"><text:span text:style-name="T1267">C</text:span><text:span text:style-name="T1268"/><text:span/></text:p>
          </table:table-cell>
          <table:table-cell table:style-name="ce639">
            <text:p text:style-name="P684"><text:span text:style-name="T1269">C</text:span><text:span text:style-name="T1270"/><text:span/></text:p>
          </table:table-cell>
          <table:table-cell table:style-name="ce640">
            <text:p text:style-name="P685"><text:span text:style-name="T1271">C</text:span><text:span text:style-name="T1272"/><text:span/></text:p>
          </table:table-cell>
          <table:table-cell table:style-name="ce641">
            <text:p text:style-name="P686"><text:span text:style-name="T1273">C</text:span><text:span text:style-name="T1274"/><text:span/></text:p>
          </table:table-cell>
          <table:table-cell table:style-name="ce642">
            <text:p text:style-name="P687"><text:span text:style-name="T1275">C</text:span><text:span text:style-name="T1276"/><text:span/></text:p>
          </table:table-cell>
          <table:table-cell table:style-name="ce643">
            <text:p text:style-name="P688"><text:span text:style-name="T1277">C</text:span><text:span text:style-name="T1278"/><text:span/></text:p>
          </table:table-cell>
          <table:table-cell table:style-name="ce644">
            <text:p text:style-name="P689"><text:span text:style-name="T1279">C</text:span><text:span text:style-name="T1280"/><text:span/></text:p>
          </table:table-cell>
          <table:table-cell table:style-name="ce645">
            <text:p text:style-name="P690"><text:span text:style-name="T1281">C</text:span><text:span text:style-name="T1282"/><text:span/></text:p>
          </table:table-cell>
          <table:table-cell table:style-name="ce646">
            <text:p text:style-name="P691"><text:span text:style-name="T1283">C</text:span><text:span text:style-name="T1284"/><text:span/></text:p>
          </table:table-cell>
          <table:table-cell table:style-name="ce647">
            <text:p text:style-name="P692"><text:span text:style-name="T1285">C</text:span><text:span text:style-name="T1286"/><text:span/></text:p>
          </table:table-cell>
          <table:table-cell table:style-name="ce648">
            <text:p text:style-name="P693"><text:span text:style-name="T1287">C</text:span><text:span text:style-name="T1288"/><text:span/></text:p>
          </table:table-cell>
          <table:table-cell table:style-name="ce649">
            <text:p text:style-name="P694"><text:span text:style-name="T1289">C</text:span><text:span text:style-name="T1290"/><text:span/></text:p>
          </table:table-cell>
          <table:table-cell table:style-name="ce650">
            <text:p text:style-name="P695"><text:span text:style-name="T1291">C</text:span><text:span text:style-name="T1292"/><text:span/></text:p>
          </table:table-cell>
          <table:table-cell table:style-name="ce651">
            <text:p text:style-name="P696"><text:span text:style-name="T1293">C</text:span><text:span text:style-name="T1294"/><text:span/></text:p>
          </table:table-cell>
          <table:table-cell table:style-name="ce652">
            <text:p text:style-name="P697"><text:span text:style-name="T1295">C</text:span><text:span text:style-name="T1296"/><text:span/></text:p>
          </table:table-cell>
          <table:table-cell table:style-name="ce653">
            <text:p text:style-name="P698"><text:span text:style-name="T1297">-</text:span><text:span text:style-name="T1298"/><text:span/></text:p>
          </table:table-cell>
          <table:table-cell table:style-name="ce654">
            <text:p text:style-name="P699"><text:span text:style-name="T1299">-</text:span><text:span text:style-name="T1300"/><text:span/></text:p>
          </table:table-cell>
          <table:table-cell table:style-name="ce655">
            <text:p text:style-name="P700"><text:span text:style-name="T1301">-</text:span><text:span text:style-name="T1302"/><text:span/></text:p>
          </table:table-cell>
          <table:table-cell table:style-name="ce656">
            <text:p text:style-name="P701"><text:span text:style-name="T1303">-</text:span><text:span text:style-name="T1304"/><text:span/></text:p>
          </table:table-cell>
          <table:table-cell table:style-name="ce657">
            <text:p text:style-name="P702"><text:span text:style-name="T1305">R3</text:span><text:span text:style-name="T1306"/><text:span/></text:p>
          </table:table-cell>
          <table:table-cell table:style-name="ce658">
            <text:p text:style-name="P703"><text:span text:style-name="T1307">R3</text:span><text:span text:style-name="T1308"/><text:span/></text:p>
          </table:table-cell>
          <table:table-cell table:style-name="ce659">
            <text:p text:style-name="P704"><text:span text:style-name="T1309">R3</text:span><text:span text:style-name="T1310"/><text:span/></text:p>
          </table:table-cell>
          <table:table-cell table:style-name="ce660">
            <text:p text:style-name="P705"><text:span text:style-name="T1311">R3</text:span><text:span text:style-name="T1312"/><text:span/></text:p>
          </table:table-cell>
        </table:table-row>
        <table:table-row table:style-name="ro21">
          <table:table-cell table:style-name="ce661">
            <text:p text:style-name="P706"><text:span text:style-name="T1313">SUMI</text:span><text:span text:style-name="T1314"/><text:span/></text:p>
          </table:table-cell>
          <table:table-cell table:style-name="ce662">
            <text:p text:style-name="P707"><text:span text:style-name="T1315">0</text:span><text:span text:style-name="T1316"/><text:span/></text:p>
          </table:table-cell>
          <table:table-cell table:style-name="ce663">
            <text:p text:style-name="P708"><text:span text:style-name="T1317">0</text:span><text:span text:style-name="T1318"/><text:span/></text:p>
          </table:table-cell>
          <table:table-cell table:style-name="ce664">
            <text:p text:style-name="P709"><text:span text:style-name="T1319">0</text:span><text:span text:style-name="T1320"/><text:span/></text:p>
          </table:table-cell>
          <table:table-cell table:style-name="ce665">
            <text:p text:style-name="P710"><text:span text:style-name="T1321"/><text:span text:style-name="T1322">1</text:span><text:span text:style-name="T1323"/><text:span/></text:p>
          </table:table-cell>
          <table:table-cell table:style-name="ce666">
            <text:p text:style-name="P711"><text:span text:style-name="T1324">1</text:span><text:span text:style-name="T1325"/><text:span/></text:p>
          </table:table-cell>
          <table:table-cell table:style-name="ce667">
            <text:p text:style-name="P712"><text:span text:style-name="T1326">0</text:span><text:span text:style-name="T1327"/><text:span/></text:p>
          </table:table-cell>
          <table:table-cell table:style-name="ce668">
            <text:p text:style-name="P713"><text:span text:style-name="T1328">1</text:span><text:span text:style-name="T1329"/><text:span/></text:p>
          </table:table-cell>
          <table:table-cell table:style-name="ce669">
            <text:p text:style-name="P714"><text:span text:style-name="T1330">0</text:span><text:span text:style-name="T1331"/><text:span/></text:p>
          </table:table-cell>
          <table:table-cell table:style-name="ce670">
            <text:p text:style-name="P715"><text:span text:style-name="T1332">C</text:span><text:span text:style-name="T1333"/><text:span/></text:p>
          </table:table-cell>
          <table:table-cell table:style-name="ce671">
            <text:p text:style-name="P716"><text:span text:style-name="T1334">C</text:span><text:span text:style-name="T1335"/><text:span/></text:p>
          </table:table-cell>
          <table:table-cell table:style-name="ce672">
            <text:p text:style-name="P717"><text:span text:style-name="T1336">C</text:span><text:span text:style-name="T1337"/><text:span/></text:p>
          </table:table-cell>
          <table:table-cell table:style-name="ce673">
            <text:p text:style-name="P718"><text:span text:style-name="T1338">C</text:span><text:span text:style-name="T1339"/><text:span/></text:p>
          </table:table-cell>
          <table:table-cell table:style-name="ce674">
            <text:p text:style-name="P719"><text:span text:style-name="T1340">C</text:span><text:span text:style-name="T1341"/><text:span/></text:p>
          </table:table-cell>
          <table:table-cell table:style-name="ce675">
            <text:p text:style-name="P720"><text:span text:style-name="T1342">C</text:span><text:span text:style-name="T1343"/><text:span/></text:p>
          </table:table-cell>
          <table:table-cell table:style-name="ce676">
            <text:p text:style-name="P721"><text:span text:style-name="T1344">C</text:span><text:span text:style-name="T1345"/><text:span/></text:p>
          </table:table-cell>
          <table:table-cell table:style-name="ce677">
            <text:p text:style-name="P722"><text:span text:style-name="T1346">C</text:span><text:span text:style-name="T1347"/><text:span/></text:p>
          </table:table-cell>
          <table:table-cell table:style-name="ce678">
            <text:p text:style-name="P723"><text:span text:style-name="T1348">C</text:span><text:span text:style-name="T1349"/><text:span/></text:p>
          </table:table-cell>
          <table:table-cell table:style-name="ce679">
            <text:p text:style-name="P724"><text:span text:style-name="T1350">C</text:span><text:span text:style-name="T1351"/><text:span/></text:p>
          </table:table-cell>
          <table:table-cell table:style-name="ce680">
            <text:p text:style-name="P725"><text:span text:style-name="T1352">C</text:span><text:span text:style-name="T1353"/><text:span/></text:p>
          </table:table-cell>
          <table:table-cell table:style-name="ce681">
            <text:p text:style-name="P726"><text:span text:style-name="T1354">C</text:span><text:span text:style-name="T1355"/><text:span/></text:p>
          </table:table-cell>
          <table:table-cell table:style-name="ce682">
            <text:p text:style-name="P727"><text:span text:style-name="T1356">C</text:span><text:span text:style-name="T1357"/><text:span/></text:p>
          </table:table-cell>
          <table:table-cell table:style-name="ce683">
            <text:p text:style-name="P728"><text:span text:style-name="T1358">C</text:span><text:span text:style-name="T1359"/><text:span/></text:p>
          </table:table-cell>
          <table:table-cell table:style-name="ce684">
            <text:p text:style-name="P729"><text:span text:style-name="T1360">C</text:span><text:span text:style-name="T1361"/><text:span/></text:p>
          </table:table-cell>
          <table:table-cell table:style-name="ce685">
            <text:p text:style-name="P730"><text:span text:style-name="T1362">C</text:span><text:span text:style-name="T1363"/><text:span/></text:p>
          </table:table-cell>
          <table:table-cell table:style-name="ce686">
            <text:p text:style-name="P731"><text:span text:style-name="T1364">R2</text:span><text:span text:style-name="T1365"/><text:span/></text:p>
          </table:table-cell>
          <table:table-cell table:style-name="ce687">
            <text:p text:style-name="P732"><text:span text:style-name="T1366">R2</text:span><text:span text:style-name="T1367"/><text:span/></text:p>
          </table:table-cell>
          <table:table-cell table:style-name="ce688">
            <text:p text:style-name="P733"><text:span text:style-name="T1368">R2</text:span><text:span text:style-name="T1369"/><text:span/></text:p>
          </table:table-cell>
          <table:table-cell table:style-name="ce689">
            <text:p text:style-name="P734"><text:span text:style-name="T1370">R2</text:span><text:span text:style-name="T1371"/><text:span/></text:p>
          </table:table-cell>
          <table:table-cell table:style-name="ce690">
            <text:p text:style-name="P735"><text:span text:style-name="T1372">R3</text:span><text:span text:style-name="T1373"/><text:span/></text:p>
          </table:table-cell>
          <table:table-cell table:style-name="ce691">
            <text:p text:style-name="P736"><text:span text:style-name="T1374">R3</text:span><text:span text:style-name="T1375"/><text:span/></text:p>
          </table:table-cell>
          <table:table-cell table:style-name="ce692">
            <text:p text:style-name="P737"><text:span text:style-name="T1376">R3</text:span><text:span text:style-name="T1377"/><text:span/></text:p>
          </table:table-cell>
          <table:table-cell table:style-name="ce693">
            <text:p text:style-name="P738"><text:span text:style-name="T1378">R3</text:span><text:span text:style-name="T1379"/><text:span/></text:p>
          </table:table-cell>
        </table:table-row>
        <table:table-row table:style-name="ro22">
          <table:table-cell table:style-name="ce694">
            <text:p text:style-name="P739"><text:span text:style-name="T1380">SUBI</text:span><text:span text:style-name="T1381"/><text:span/></text:p>
          </table:table-cell>
          <table:table-cell table:style-name="ce695">
            <text:p text:style-name="P740"><text:span text:style-name="T1382">0</text:span><text:span text:style-name="T1383"/><text:span/></text:p>
          </table:table-cell>
          <table:table-cell table:style-name="ce696">
            <text:p text:style-name="P741"><text:span text:style-name="T1384">0</text:span><text:span text:style-name="T1385"/><text:span/></text:p>
          </table:table-cell>
          <table:table-cell table:style-name="ce697">
            <text:p text:style-name="P742"><text:span text:style-name="T1386">0</text:span><text:span text:style-name="T1387"/><text:span/></text:p>
          </table:table-cell>
          <table:table-cell table:style-name="ce698">
            <text:p text:style-name="P743"><text:span text:style-name="T1388"/><text:span text:style-name="T1389">1</text:span><text:span text:style-name="T1390"/><text:span/></text:p>
          </table:table-cell>
          <table:table-cell table:style-name="ce699">
            <text:p text:style-name="P744"><text:span text:style-name="T1391">1</text:span><text:span text:style-name="T1392"/><text:span/></text:p>
          </table:table-cell>
          <table:table-cell table:style-name="ce700">
            <text:p text:style-name="P745"><text:span text:style-name="T1393">0</text:span><text:span text:style-name="T1394"/><text:span/></text:p>
          </table:table-cell>
          <table:table-cell table:style-name="ce701">
            <text:p text:style-name="P746"><text:span text:style-name="T1395">1</text:span><text:span text:style-name="T1396"/><text:span/></text:p>
          </table:table-cell>
          <table:table-cell table:style-name="ce702">
            <text:p text:style-name="P747"><text:span text:style-name="T1397">1</text:span><text:span text:style-name="T1398"/><text:span/></text:p>
          </table:table-cell>
          <table:table-cell table:style-name="ce703">
            <text:p text:style-name="P748"><text:span text:style-name="T1399">C</text:span><text:span text:style-name="T1400"/><text:span/></text:p>
          </table:table-cell>
          <table:table-cell table:style-name="ce704">
            <text:p text:style-name="P749"><text:span text:style-name="T1401">C</text:span><text:span text:style-name="T1402"/><text:span/></text:p>
          </table:table-cell>
          <table:table-cell table:style-name="ce705">
            <text:p text:style-name="P750"><text:span text:style-name="T1403">C</text:span><text:span text:style-name="T1404"/><text:span/></text:p>
          </table:table-cell>
          <table:table-cell table:style-name="ce706">
            <text:p text:style-name="P751"><text:span text:style-name="T1405">C</text:span><text:span text:style-name="T1406"/><text:span/></text:p>
          </table:table-cell>
          <table:table-cell table:style-name="ce707">
            <text:p text:style-name="P752"><text:span text:style-name="T1407">C</text:span><text:span text:style-name="T1408"/><text:span/></text:p>
          </table:table-cell>
          <table:table-cell table:style-name="ce708">
            <text:p text:style-name="P753"><text:span text:style-name="T1409">C</text:span><text:span text:style-name="T1410"/><text:span/></text:p>
          </table:table-cell>
          <table:table-cell table:style-name="ce709">
            <text:p text:style-name="P754"><text:span text:style-name="T1411">C</text:span><text:span text:style-name="T1412"/><text:span/></text:p>
          </table:table-cell>
          <table:table-cell table:style-name="ce710">
            <text:p text:style-name="P755"><text:span text:style-name="T1413">C</text:span><text:span text:style-name="T1414"/><text:span/></text:p>
          </table:table-cell>
          <table:table-cell table:style-name="ce711">
            <text:p text:style-name="P756"><text:span text:style-name="T1415">C</text:span><text:span text:style-name="T1416"/><text:span/></text:p>
          </table:table-cell>
          <table:table-cell table:style-name="ce712">
            <text:p text:style-name="P757"><text:span text:style-name="T1417">C</text:span><text:span text:style-name="T1418"/><text:span/></text:p>
          </table:table-cell>
          <table:table-cell table:style-name="ce713">
            <text:p text:style-name="P758"><text:span text:style-name="T1419">C</text:span><text:span text:style-name="T1420"/><text:span/></text:p>
          </table:table-cell>
          <table:table-cell table:style-name="ce714">
            <text:p text:style-name="P759"><text:span text:style-name="T1421">C</text:span><text:span text:style-name="T1422"/><text:span/></text:p>
          </table:table-cell>
          <table:table-cell table:style-name="ce715">
            <text:p text:style-name="P760"><text:span text:style-name="T1423">C</text:span><text:span text:style-name="T1424"/><text:span/></text:p>
          </table:table-cell>
          <table:table-cell table:style-name="ce716">
            <text:p text:style-name="P761"><text:span text:style-name="T1425">C</text:span><text:span text:style-name="T1426"/><text:span/></text:p>
          </table:table-cell>
          <table:table-cell table:style-name="ce717">
            <text:p text:style-name="P762"><text:span text:style-name="T1427">C</text:span><text:span text:style-name="T1428"/><text:span/></text:p>
          </table:table-cell>
          <table:table-cell table:style-name="ce718">
            <text:p text:style-name="P763"><text:span text:style-name="T1429">C</text:span><text:span text:style-name="T1430"/><text:span/></text:p>
          </table:table-cell>
          <table:table-cell table:style-name="ce719">
            <text:p text:style-name="P764"><text:span text:style-name="T1431">R2</text:span><text:span text:style-name="T1432"/><text:span/></text:p>
          </table:table-cell>
          <table:table-cell table:style-name="ce720">
            <text:p text:style-name="P765"><text:span text:style-name="T1433">R2</text:span><text:span text:style-name="T1434"/><text:span/></text:p>
          </table:table-cell>
          <table:table-cell table:style-name="ce721">
            <text:p text:style-name="P766"><text:span text:style-name="T1435">R2</text:span><text:span text:style-name="T1436"/><text:span/></text:p>
          </table:table-cell>
          <table:table-cell table:style-name="ce722">
            <text:p text:style-name="P767"><text:span text:style-name="T1437">R2</text:span><text:span text:style-name="T1438"/><text:span/></text:p>
          </table:table-cell>
          <table:table-cell table:style-name="ce723">
            <text:p text:style-name="P768"><text:span text:style-name="T1439">R3</text:span><text:span text:style-name="T1440"/><text:span/></text:p>
          </table:table-cell>
          <table:table-cell table:style-name="ce724">
            <text:p text:style-name="P769"><text:span text:style-name="T1441">R3</text:span><text:span text:style-name="T1442"/><text:span/></text:p>
          </table:table-cell>
          <table:table-cell table:style-name="ce725">
            <text:p text:style-name="P770"><text:span text:style-name="T1443">R3</text:span><text:span text:style-name="T1444"/><text:span/></text:p>
          </table:table-cell>
          <table:table-cell table:style-name="ce726">
            <text:p text:style-name="P771"><text:span text:style-name="T1445">R3</text:span><text:span text:style-name="T1446"/><text:span/></text:p>
          </table:table-cell>
        </table:table-row>
        <table:table-row table:style-name="ro23">
          <table:table-cell table:style-name="ce727">
            <text:p text:style-name="P772"><text:span text:style-name="T1447">ANDI</text:span><text:span text:style-name="T1448"/><text:span/></text:p>
          </table:table-cell>
          <table:table-cell table:style-name="ce728">
            <text:p text:style-name="P773"><text:span text:style-name="T1449">0</text:span><text:span text:style-name="T1450"/><text:span/></text:p>
          </table:table-cell>
          <table:table-cell table:style-name="ce729">
            <text:p text:style-name="P774"><text:span text:style-name="T1451">0</text:span><text:span text:style-name="T1452"/><text:span/></text:p>
          </table:table-cell>
          <table:table-cell table:style-name="ce730">
            <text:p text:style-name="P775"><text:span text:style-name="T1453">0</text:span><text:span text:style-name="T1454"/><text:span/></text:p>
          </table:table-cell>
          <table:table-cell table:style-name="ce731">
            <text:p text:style-name="P776"><text:span text:style-name="T1455"/><text:span text:style-name="T1456">1</text:span><text:span text:style-name="T1457"/><text:span/></text:p>
          </table:table-cell>
          <table:table-cell table:style-name="ce732">
            <text:p text:style-name="P777"><text:span text:style-name="T1458">1</text:span><text:span text:style-name="T1459"/><text:span/></text:p>
          </table:table-cell>
          <table:table-cell table:style-name="ce733">
            <text:p text:style-name="P778"><text:span text:style-name="T1460">1</text:span><text:span text:style-name="T1461"/><text:span/></text:p>
          </table:table-cell>
          <table:table-cell table:style-name="ce734">
            <text:p text:style-name="P779"><text:span text:style-name="T1462">0</text:span><text:span text:style-name="T1463"/><text:span/></text:p>
          </table:table-cell>
          <table:table-cell table:style-name="ce735">
            <text:p text:style-name="P780"><text:span text:style-name="T1464">0</text:span><text:span text:style-name="T1465"/><text:span/></text:p>
          </table:table-cell>
          <table:table-cell table:style-name="ce736">
            <text:p text:style-name="P781"><text:span text:style-name="T1466">C</text:span><text:span text:style-name="T1467"/><text:span/></text:p>
          </table:table-cell>
          <table:table-cell table:style-name="ce737">
            <text:p text:style-name="P782"><text:span text:style-name="T1468">C</text:span><text:span text:style-name="T1469"/><text:span/></text:p>
          </table:table-cell>
          <table:table-cell table:style-name="ce738">
            <text:p text:style-name="P783"><text:span text:style-name="T1470">C</text:span><text:span text:style-name="T1471"/><text:span/></text:p>
          </table:table-cell>
          <table:table-cell table:style-name="ce739">
            <text:p text:style-name="P784"><text:span text:style-name="T1472">C</text:span><text:span text:style-name="T1473"/><text:span/></text:p>
          </table:table-cell>
          <table:table-cell table:style-name="ce740">
            <text:p text:style-name="P785"><text:span text:style-name="T1474">C</text:span><text:span text:style-name="T1475"/><text:span/></text:p>
          </table:table-cell>
          <table:table-cell table:style-name="ce741">
            <text:p text:style-name="P786"><text:span text:style-name="T1476">C</text:span><text:span text:style-name="T1477"/><text:span/></text:p>
          </table:table-cell>
          <table:table-cell table:style-name="ce742">
            <text:p text:style-name="P787"><text:span text:style-name="T1478">C</text:span><text:span text:style-name="T1479"/><text:span/></text:p>
          </table:table-cell>
          <table:table-cell table:style-name="ce743">
            <text:p text:style-name="P788"><text:span text:style-name="T1480">C</text:span><text:span text:style-name="T1481"/><text:span/></text:p>
          </table:table-cell>
          <table:table-cell table:style-name="ce744">
            <text:p text:style-name="P789"><text:span text:style-name="T1482">C</text:span><text:span text:style-name="T1483"/><text:span/></text:p>
          </table:table-cell>
          <table:table-cell table:style-name="ce745">
            <text:p text:style-name="P790"><text:span text:style-name="T1484">C</text:span><text:span text:style-name="T1485"/><text:span/></text:p>
          </table:table-cell>
          <table:table-cell table:style-name="ce746">
            <text:p text:style-name="P791"><text:span text:style-name="T1486">C</text:span><text:span text:style-name="T1487"/><text:span/></text:p>
          </table:table-cell>
          <table:table-cell table:style-name="ce747">
            <text:p text:style-name="P792"><text:span text:style-name="T1488">C</text:span><text:span text:style-name="T1489"/><text:span/></text:p>
          </table:table-cell>
          <table:table-cell table:style-name="ce748">
            <text:p text:style-name="P793"><text:span text:style-name="T1490">C</text:span><text:span text:style-name="T1491"/><text:span/></text:p>
          </table:table-cell>
          <table:table-cell table:style-name="ce749">
            <text:p text:style-name="P794"><text:span text:style-name="T1492">C</text:span><text:span text:style-name="T1493"/><text:span/></text:p>
          </table:table-cell>
          <table:table-cell table:style-name="ce750">
            <text:p text:style-name="P795"><text:span text:style-name="T1494">C</text:span><text:span text:style-name="T1495"/><text:span/></text:p>
          </table:table-cell>
          <table:table-cell table:style-name="ce751">
            <text:p text:style-name="P796"><text:span text:style-name="T1496">C</text:span><text:span text:style-name="T1497"/><text:span/></text:p>
          </table:table-cell>
          <table:table-cell table:style-name="ce752">
            <text:p text:style-name="P797"><text:span text:style-name="T1498">R2</text:span><text:span text:style-name="T1499"/><text:span/></text:p>
          </table:table-cell>
          <table:table-cell table:style-name="ce753">
            <text:p text:style-name="P798"><text:span text:style-name="T1500">R2</text:span><text:span text:style-name="T1501"/><text:span/></text:p>
          </table:table-cell>
          <table:table-cell table:style-name="ce754">
            <text:p text:style-name="P799"><text:span text:style-name="T1502">R2</text:span><text:span text:style-name="T1503"/><text:span/></text:p>
          </table:table-cell>
          <table:table-cell table:style-name="ce755">
            <text:p text:style-name="P800"><text:span text:style-name="T1504">R2</text:span><text:span text:style-name="T1505"/><text:span/></text:p>
          </table:table-cell>
          <table:table-cell table:style-name="ce756">
            <text:p text:style-name="P801"><text:span text:style-name="T1506">R3</text:span><text:span text:style-name="T1507"/><text:span/></text:p>
          </table:table-cell>
          <table:table-cell table:style-name="ce757">
            <text:p text:style-name="P802"><text:span text:style-name="T1508">R3</text:span><text:span text:style-name="T1509"/><text:span/></text:p>
          </table:table-cell>
          <table:table-cell table:style-name="ce758">
            <text:p text:style-name="P803"><text:span text:style-name="T1510">R3</text:span><text:span text:style-name="T1511"/><text:span/></text:p>
          </table:table-cell>
          <table:table-cell table:style-name="ce759">
            <text:p text:style-name="P804"><text:span text:style-name="T1512">R3</text:span><text:span text:style-name="T1513"/><text:span/></text:p>
          </table:table-cell>
        </table:table-row>
        <table:table-row table:style-name="ro24">
          <table:table-cell table:style-name="ce760">
            <text:p text:style-name="P805"><text:span text:style-name="T1514">ORI</text:span><text:span text:style-name="T1515"/><text:span/></text:p>
          </table:table-cell>
          <table:table-cell table:style-name="ce761">
            <text:p text:style-name="P806"><text:span text:style-name="T1516">0</text:span><text:span text:style-name="T1517"/><text:span/></text:p>
          </table:table-cell>
          <table:table-cell table:style-name="ce762">
            <text:p text:style-name="P807"><text:span text:style-name="T1518">0</text:span><text:span text:style-name="T1519"/><text:span/></text:p>
          </table:table-cell>
          <table:table-cell table:style-name="ce763">
            <text:p text:style-name="P808"><text:span text:style-name="T1520">0</text:span><text:span text:style-name="T1521"/><text:span/></text:p>
          </table:table-cell>
          <table:table-cell table:style-name="ce764">
            <text:p text:style-name="P809"><text:span text:style-name="T1522"/><text:span text:style-name="T1523">1</text:span><text:span text:style-name="T1524"/><text:span/></text:p>
          </table:table-cell>
          <table:table-cell table:style-name="ce765">
            <text:p text:style-name="P810"><text:span text:style-name="T1525">1</text:span><text:span text:style-name="T1526"/><text:span/></text:p>
          </table:table-cell>
          <table:table-cell table:style-name="ce766">
            <text:p text:style-name="P811"><text:span text:style-name="T1527">1</text:span><text:span text:style-name="T1528"/><text:span/></text:p>
          </table:table-cell>
          <table:table-cell table:style-name="ce767">
            <text:p text:style-name="P812"><text:span text:style-name="T1529">0</text:span><text:span text:style-name="T1530"/><text:span/></text:p>
          </table:table-cell>
          <table:table-cell table:style-name="ce768">
            <text:p text:style-name="P813"><text:span text:style-name="T1531">1</text:span><text:span text:style-name="T1532"/><text:span/></text:p>
          </table:table-cell>
          <table:table-cell table:style-name="ce769">
            <text:p text:style-name="P814"><text:span text:style-name="T1533">C</text:span><text:span text:style-name="T1534"/><text:span/></text:p>
          </table:table-cell>
          <table:table-cell table:style-name="ce770">
            <text:p text:style-name="P815"><text:span text:style-name="T1535">C</text:span><text:span text:style-name="T1536"/><text:span/></text:p>
          </table:table-cell>
          <table:table-cell table:style-name="ce771">
            <text:p text:style-name="P816"><text:span text:style-name="T1537">C</text:span><text:span text:style-name="T1538"/><text:span/></text:p>
          </table:table-cell>
          <table:table-cell table:style-name="ce772">
            <text:p text:style-name="P817"><text:span text:style-name="T1539">C</text:span><text:span text:style-name="T1540"/><text:span/></text:p>
          </table:table-cell>
          <table:table-cell table:style-name="ce773">
            <text:p text:style-name="P818"><text:span text:style-name="T1541">C</text:span><text:span text:style-name="T1542"/><text:span/></text:p>
          </table:table-cell>
          <table:table-cell table:style-name="ce774">
            <text:p text:style-name="P819"><text:span text:style-name="T1543">C</text:span><text:span text:style-name="T1544"/><text:span/></text:p>
          </table:table-cell>
          <table:table-cell table:style-name="ce775">
            <text:p text:style-name="P820"><text:span text:style-name="T1545">C</text:span><text:span text:style-name="T1546"/><text:span/></text:p>
          </table:table-cell>
          <table:table-cell table:style-name="ce776">
            <text:p text:style-name="P821"><text:span text:style-name="T1547">C</text:span><text:span text:style-name="T1548"/><text:span/></text:p>
          </table:table-cell>
          <table:table-cell table:style-name="ce777">
            <text:p text:style-name="P822"><text:span text:style-name="T1549">C</text:span><text:span text:style-name="T1550"/><text:span/></text:p>
          </table:table-cell>
          <table:table-cell table:style-name="ce778">
            <text:p text:style-name="P823"><text:span text:style-name="T1551">C</text:span><text:span text:style-name="T1552"/><text:span/></text:p>
          </table:table-cell>
          <table:table-cell table:style-name="ce779">
            <text:p text:style-name="P824"><text:span text:style-name="T1553">C</text:span><text:span text:style-name="T1554"/><text:span/></text:p>
          </table:table-cell>
          <table:table-cell table:style-name="ce780">
            <text:p text:style-name="P825"><text:span text:style-name="T1555">C</text:span><text:span text:style-name="T1556"/><text:span/></text:p>
          </table:table-cell>
          <table:table-cell table:style-name="ce781">
            <text:p text:style-name="P826"><text:span text:style-name="T1557">C</text:span><text:span text:style-name="T1558"/><text:span/></text:p>
          </table:table-cell>
          <table:table-cell table:style-name="ce782">
            <text:p text:style-name="P827"><text:span text:style-name="T1559">C</text:span><text:span text:style-name="T1560"/><text:span/></text:p>
          </table:table-cell>
          <table:table-cell table:style-name="ce783">
            <text:p text:style-name="P828"><text:span text:style-name="T1561">C</text:span><text:span text:style-name="T1562"/><text:span/></text:p>
          </table:table-cell>
          <table:table-cell table:style-name="ce784">
            <text:p text:style-name="P829"><text:span text:style-name="T1563">C</text:span><text:span text:style-name="T1564"/><text:span/></text:p>
          </table:table-cell>
          <table:table-cell table:style-name="ce785">
            <text:p text:style-name="P830"><text:span text:style-name="T1565">R2</text:span><text:span text:style-name="T1566"/><text:span/></text:p>
          </table:table-cell>
          <table:table-cell table:style-name="ce786">
            <text:p text:style-name="P831"><text:span text:style-name="T1567">R2</text:span><text:span text:style-name="T1568"/><text:span/></text:p>
          </table:table-cell>
          <table:table-cell table:style-name="ce787">
            <text:p text:style-name="P832"><text:span text:style-name="T1569">R2</text:span><text:span text:style-name="T1570"/><text:span/></text:p>
          </table:table-cell>
          <table:table-cell table:style-name="ce788">
            <text:p text:style-name="P833"><text:span text:style-name="T1571">R2</text:span><text:span text:style-name="T1572"/><text:span/></text:p>
          </table:table-cell>
          <table:table-cell table:style-name="ce789">
            <text:p text:style-name="P834"><text:span text:style-name="T1573">R3</text:span><text:span text:style-name="T1574"/><text:span/></text:p>
          </table:table-cell>
          <table:table-cell table:style-name="ce790">
            <text:p text:style-name="P835"><text:span text:style-name="T1575">R3</text:span><text:span text:style-name="T1576"/><text:span/></text:p>
          </table:table-cell>
          <table:table-cell table:style-name="ce791">
            <text:p text:style-name="P836"><text:span text:style-name="T1577">R3</text:span><text:span text:style-name="T1578"/><text:span/></text:p>
          </table:table-cell>
          <table:table-cell table:style-name="ce792">
            <text:p text:style-name="P837"><text:span text:style-name="T1579">R3</text:span><text:span text:style-name="T1580"/><text:span/></text:p>
          </table:table-cell>
        </table:table-row>
        <table:table-row table:style-name="ro25">
          <table:table-cell table:style-name="ce793">
            <text:p text:style-name="P838"><text:span text:style-name="T1581">NEGI</text:span><text:span text:style-name="T1582"/><text:span/></text:p>
          </table:table-cell>
          <table:table-cell table:style-name="ce794">
            <text:p text:style-name="P839"><text:span text:style-name="T1583">0</text:span><text:span text:style-name="T1584"/><text:span/></text:p>
          </table:table-cell>
          <table:table-cell table:style-name="ce795">
            <text:p text:style-name="P840"><text:span text:style-name="T1585">0</text:span><text:span text:style-name="T1586"/><text:span/></text:p>
          </table:table-cell>
          <table:table-cell table:style-name="ce796">
            <text:p text:style-name="P841"><text:span text:style-name="T1587">0</text:span><text:span text:style-name="T1588"/><text:span/></text:p>
          </table:table-cell>
          <table:table-cell table:style-name="ce797">
            <text:p text:style-name="P842"><text:span text:style-name="T1589"/><text:span text:style-name="T1590">1</text:span><text:span text:style-name="T1591"/><text:span/></text:p>
          </table:table-cell>
          <table:table-cell table:style-name="ce798">
            <text:p text:style-name="P843"><text:span text:style-name="T1592">1</text:span><text:span text:style-name="T1593"/><text:span/></text:p>
          </table:table-cell>
          <table:table-cell table:style-name="ce799">
            <text:p text:style-name="P844"><text:span text:style-name="T1594">1</text:span><text:span text:style-name="T1595"/><text:span/></text:p>
          </table:table-cell>
          <table:table-cell table:style-name="ce800">
            <text:p text:style-name="P845"><text:span text:style-name="T1596">1</text:span><text:span text:style-name="T1597"/><text:span/></text:p>
          </table:table-cell>
          <table:table-cell table:style-name="ce801">
            <text:p text:style-name="P846"><text:span text:style-name="T1598">0</text:span><text:span text:style-name="T1599"/><text:span/></text:p>
          </table:table-cell>
          <table:table-cell table:style-name="ce802">
            <text:p text:style-name="P847"><text:span text:style-name="T1600">C</text:span><text:span text:style-name="T1601"/><text:span/></text:p>
          </table:table-cell>
          <table:table-cell table:style-name="ce803">
            <text:p text:style-name="P848"><text:span text:style-name="T1602">C</text:span><text:span text:style-name="T1603"/><text:span/></text:p>
          </table:table-cell>
          <table:table-cell table:style-name="ce804">
            <text:p text:style-name="P849"><text:span text:style-name="T1604">C</text:span><text:span text:style-name="T1605"/><text:span/></text:p>
          </table:table-cell>
          <table:table-cell table:style-name="ce805">
            <text:p text:style-name="P850"><text:span text:style-name="T1606">C</text:span><text:span text:style-name="T1607"/><text:span/></text:p>
          </table:table-cell>
          <table:table-cell table:style-name="ce806">
            <text:p text:style-name="P851"><text:span text:style-name="T1608">C</text:span><text:span text:style-name="T1609"/><text:span/></text:p>
          </table:table-cell>
          <table:table-cell table:style-name="ce807">
            <text:p text:style-name="P852"><text:span text:style-name="T1610">C</text:span><text:span text:style-name="T1611"/><text:span/></text:p>
          </table:table-cell>
          <table:table-cell table:style-name="ce808">
            <text:p text:style-name="P853"><text:span text:style-name="T1612">C</text:span><text:span text:style-name="T1613"/><text:span/></text:p>
          </table:table-cell>
          <table:table-cell table:style-name="ce809">
            <text:p text:style-name="P854"><text:span text:style-name="T1614">C</text:span><text:span text:style-name="T1615"/><text:span/></text:p>
          </table:table-cell>
          <table:table-cell table:style-name="ce810">
            <text:p text:style-name="P855"><text:span text:style-name="T1616">C</text:span><text:span text:style-name="T1617"/><text:span/></text:p>
          </table:table-cell>
          <table:table-cell table:style-name="ce811">
            <text:p text:style-name="P856"><text:span text:style-name="T1618">C</text:span><text:span text:style-name="T1619"/><text:span/></text:p>
          </table:table-cell>
          <table:table-cell table:style-name="ce812">
            <text:p text:style-name="P857"><text:span text:style-name="T1620">C</text:span><text:span text:style-name="T1621"/><text:span/></text:p>
          </table:table-cell>
          <table:table-cell table:style-name="ce813">
            <text:p text:style-name="P858"><text:span text:style-name="T1622">C</text:span><text:span text:style-name="T1623"/><text:span/></text:p>
          </table:table-cell>
          <table:table-cell table:style-name="ce814">
            <text:p text:style-name="P859"><text:span text:style-name="T1624">C</text:span><text:span text:style-name="T1625"/><text:span/></text:p>
          </table:table-cell>
          <table:table-cell table:style-name="ce815">
            <text:p text:style-name="P860"><text:span text:style-name="T1626">C</text:span><text:span text:style-name="T1627"/><text:span/></text:p>
          </table:table-cell>
          <table:table-cell table:style-name="ce816">
            <text:p text:style-name="P861"><text:span text:style-name="T1628">C</text:span><text:span text:style-name="T1629"/><text:span/></text:p>
          </table:table-cell>
          <table:table-cell table:style-name="ce817">
            <text:p text:style-name="P862"><text:span text:style-name="T1630">C</text:span><text:span text:style-name="T1631"/><text:span/></text:p>
          </table:table-cell>
          <table:table-cell table:style-name="ce818">
            <text:p text:style-name="P863"><text:span text:style-name="T1632">-</text:span><text:span text:style-name="T1633"/><text:span/></text:p>
          </table:table-cell>
          <table:table-cell table:style-name="ce819">
            <text:p text:style-name="P864"><text:span text:style-name="T1634">-</text:span><text:span text:style-name="T1635"/><text:span/></text:p>
          </table:table-cell>
          <table:table-cell table:style-name="ce820">
            <text:p text:style-name="P865"><text:span text:style-name="T1636">-</text:span><text:span text:style-name="T1637"/><text:span/></text:p>
          </table:table-cell>
          <table:table-cell table:style-name="ce821">
            <text:p text:style-name="P866"><text:span text:style-name="T1638">-</text:span><text:span text:style-name="T1639"/><text:span/></text:p>
          </table:table-cell>
          <table:table-cell table:style-name="ce822">
            <text:p text:style-name="P867"><text:span text:style-name="T1640">R3</text:span><text:span text:style-name="T1641"/><text:span/></text:p>
          </table:table-cell>
          <table:table-cell table:style-name="ce823">
            <text:p text:style-name="P868"><text:span text:style-name="T1642">R3</text:span><text:span text:style-name="T1643"/><text:span/></text:p>
          </table:table-cell>
          <table:table-cell table:style-name="ce824">
            <text:p text:style-name="P869"><text:span text:style-name="T1644">R3</text:span><text:span text:style-name="T1645"/><text:span/></text:p>
          </table:table-cell>
          <table:table-cell table:style-name="ce825">
            <text:p text:style-name="P870"><text:span text:style-name="T1646">R3</text:span><text:span text:style-name="T1647"/><text:span/></text:p>
          </table:table-cell>
        </table:table-row>
        <table:table-row table:style-name="ro26">
          <table:table-cell table:style-name="ce826">
            <text:p text:style-name="P871"><text:span text:style-name="T1648">NEGB</text:span><text:span text:style-name="T1649"/><text:span/></text:p>
          </table:table-cell>
          <table:table-cell table:style-name="ce827">
            <text:p text:style-name="P872"><text:span text:style-name="T1650">0</text:span><text:span text:style-name="T1651"/><text:span/></text:p>
          </table:table-cell>
          <table:table-cell table:style-name="ce828">
            <text:p text:style-name="P873"><text:span text:style-name="T1652">0</text:span><text:span text:style-name="T1653"/><text:span/></text:p>
          </table:table-cell>
          <table:table-cell table:style-name="ce829">
            <text:p text:style-name="P874"><text:span text:style-name="T1654">0</text:span><text:span text:style-name="T1655"/><text:span/></text:p>
          </table:table-cell>
          <table:table-cell table:style-name="ce830">
            <text:p text:style-name="P875"><text:span text:style-name="T1656"/><text:span text:style-name="T1657">1</text:span><text:span text:style-name="T1658"/><text:span/></text:p>
          </table:table-cell>
          <table:table-cell table:style-name="ce831">
            <text:p text:style-name="P876"><text:span text:style-name="T1659">1</text:span><text:span text:style-name="T1660"/><text:span/></text:p>
          </table:table-cell>
          <table:table-cell table:style-name="ce832">
            <text:p text:style-name="P877"><text:span text:style-name="T1661">1</text:span><text:span text:style-name="T1662"/><text:span/></text:p>
          </table:table-cell>
          <table:table-cell table:style-name="ce833">
            <text:p text:style-name="P878"><text:span text:style-name="T1663">1</text:span><text:span text:style-name="T1664"/><text:span/></text:p>
          </table:table-cell>
          <table:table-cell table:style-name="ce834">
            <text:p text:style-name="P879"><text:span text:style-name="T1665">1</text:span><text:span text:style-name="T1666"/><text:span/></text:p>
          </table:table-cell>
          <table:table-cell table:style-name="ce835">
            <text:p text:style-name="P880"><text:span text:style-name="T1667">C</text:span><text:span text:style-name="T1668"/><text:span/></text:p>
          </table:table-cell>
          <table:table-cell table:style-name="ce836">
            <text:p text:style-name="P881"><text:span text:style-name="T1669">C</text:span><text:span text:style-name="T1670"/><text:span/></text:p>
          </table:table-cell>
          <table:table-cell table:style-name="ce837">
            <text:p text:style-name="P882"><text:span text:style-name="T1671">C</text:span><text:span text:style-name="T1672"/><text:span/></text:p>
          </table:table-cell>
          <table:table-cell table:style-name="ce838">
            <text:p text:style-name="P883"><text:span text:style-name="T1673">C</text:span><text:span text:style-name="T1674"/><text:span/></text:p>
          </table:table-cell>
          <table:table-cell table:style-name="ce839">
            <text:p text:style-name="P884"><text:span text:style-name="T1675">C</text:span><text:span text:style-name="T1676"/><text:span/></text:p>
          </table:table-cell>
          <table:table-cell table:style-name="ce840">
            <text:p text:style-name="P885"><text:span text:style-name="T1677">C</text:span><text:span text:style-name="T1678"/><text:span/></text:p>
          </table:table-cell>
          <table:table-cell table:style-name="ce841">
            <text:p text:style-name="P886"><text:span text:style-name="T1679">C</text:span><text:span text:style-name="T1680"/><text:span/></text:p>
          </table:table-cell>
          <table:table-cell table:style-name="ce842">
            <text:p text:style-name="P887"><text:span text:style-name="T1681">C</text:span><text:span text:style-name="T1682"/><text:span/></text:p>
          </table:table-cell>
          <table:table-cell table:style-name="ce843">
            <text:p text:style-name="P888"><text:span text:style-name="T1683">C</text:span><text:span text:style-name="T1684"/><text:span/></text:p>
          </table:table-cell>
          <table:table-cell table:style-name="ce844">
            <text:p text:style-name="P889"><text:span text:style-name="T1685">C</text:span><text:span text:style-name="T1686"/><text:span/></text:p>
          </table:table-cell>
          <table:table-cell table:style-name="ce845">
            <text:p text:style-name="P890"><text:span text:style-name="T1687">C</text:span><text:span text:style-name="T1688"/><text:span/></text:p>
          </table:table-cell>
          <table:table-cell table:style-name="ce846">
            <text:p text:style-name="P891"><text:span text:style-name="T1689">C</text:span><text:span text:style-name="T1690"/><text:span/></text:p>
          </table:table-cell>
          <table:table-cell table:style-name="ce847">
            <text:p text:style-name="P892"><text:span text:style-name="T1691">C</text:span><text:span text:style-name="T1692"/><text:span/></text:p>
          </table:table-cell>
          <table:table-cell table:style-name="ce848">
            <text:p text:style-name="P893"><text:span text:style-name="T1693">C</text:span><text:span text:style-name="T1694"/><text:span/></text:p>
          </table:table-cell>
          <table:table-cell table:style-name="ce849">
            <text:p text:style-name="P894"><text:span text:style-name="T1695">C</text:span><text:span text:style-name="T1696"/><text:span/></text:p>
          </table:table-cell>
          <table:table-cell table:style-name="ce850">
            <text:p text:style-name="P895"><text:span text:style-name="T1697">C</text:span><text:span text:style-name="T1698"/><text:span/></text:p>
          </table:table-cell>
          <table:table-cell table:style-name="ce851">
            <text:p text:style-name="P896"><text:span text:style-name="T1699">R2</text:span><text:span text:style-name="T1700"/><text:span/></text:p>
          </table:table-cell>
          <table:table-cell table:style-name="ce852">
            <text:p text:style-name="P897"><text:span text:style-name="T1701">R2</text:span><text:span text:style-name="T1702"/><text:span/></text:p>
          </table:table-cell>
          <table:table-cell table:style-name="ce853">
            <text:p text:style-name="P898"><text:span text:style-name="T1703">R2</text:span><text:span text:style-name="T1704"/><text:span/></text:p>
          </table:table-cell>
          <table:table-cell table:style-name="ce854">
            <text:p text:style-name="P899"><text:span text:style-name="T1705">R2</text:span><text:span text:style-name="T1706"/><text:span/></text:p>
          </table:table-cell>
          <table:table-cell table:style-name="ce855">
            <text:p text:style-name="P900"><text:span text:style-name="T1707">R3</text:span><text:span text:style-name="T1708"/><text:span/></text:p>
          </table:table-cell>
          <table:table-cell table:style-name="ce856">
            <text:p text:style-name="P901"><text:span text:style-name="T1709">R3</text:span><text:span text:style-name="T1710"/><text:span/></text:p>
          </table:table-cell>
          <table:table-cell table:style-name="ce857">
            <text:p text:style-name="P902"><text:span text:style-name="T1711">R3</text:span><text:span text:style-name="T1712"/><text:span/></text:p>
          </table:table-cell>
          <table:table-cell table:style-name="ce858">
            <text:p text:style-name="P903"><text:span text:style-name="T1713">R3</text:span><text:span text:style-name="T1714"/><text:span/></text:p>
          </table:table-cell>
        </table:table-row>
      </table:table>
      <text:p text:style-name="P904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en" fo:country="US"/>
    </style:style>
    <style:style style:class="default" style:display-name="DStyle_paragraph" style:family="paragraph" style:name="603">
      <style:text-properties fo:color="#000000" fo:font-family="Arial" style:font-family-asian="Times New Roman" style:font-family-complex="Arial" fo:font-size="11pt" fo:language="en" fo:country="US"/>
      <style:paragraph-properties fo:line-height="115%" fo:margin-top="0pt" fo:margin-bottom="10pt"/>
    </style:style>
    <style:style style:parent-style-name="605" style:display-name="Standard" style:family="paragraph" style:name="604">
      <style:text-properties/>
      <style:paragraph-properties/>
    </style:style>
    <style:style style:parent-style-name="603" style:display-name="DStyle_paragraph" style:family="paragraph" style:name="605">
      <style:text-properties fo:color="#000000" fo:font-family="Liberation Serif" style:font-family-complex="Liberation Serif" fo:font-size="12pt" fo:language="es" fo:country="ES"/>
      <style:paragraph-properties/>
    </style:style>
    <style:style style:parent-style-name="605" style:display-name="Normal" style:family="paragraph" style:name="606"/>
    <style:style style:parent-style-name="604" style:display-name="Heading" style:family="paragraph" style:name="607">
      <style:text-properties fo:font-family="Liberation Sans" style:font-family-complex="Liberation Sans" fo:font-size="14pt"/>
      <style:paragraph-properties fo:margin-top="12pt" fo:margin-bottom="6pt"/>
    </style:style>
    <style:style style:parent-style-name="604" style:display-name="Text body" style:family="paragraph" style:name="608">
      <style:paragraph-properties fo:line-height="120%" fo:margin-top="0pt" fo:margin-bottom="7pt"/>
    </style:style>
    <style:style style:parent-style-name="606" style:display-name="Heading 1" style:family="paragraph" style:name="609">
      <style:text-properties fo:font-family="Arial" style:font-family-complex="Arial" fo:font-size="20pt"/>
      <style:paragraph-properties fo:margin-top="24pt" fo:margin-bottom="10pt"/>
    </style:style>
    <style:style style:parent-style-name="606" style:display-name="Heading 2" style:family="paragraph" style:name="610">
      <style:text-properties fo:font-family="Arial" style:font-family-complex="Arial" fo:font-size="17pt"/>
      <style:paragraph-properties fo:margin-top="18pt" fo:margin-bottom="10pt"/>
    </style:style>
    <style:style style:parent-style-name="606" style:display-name="Heading 3" style:family="paragraph" style:name="611">
      <style:text-properties fo:font-family="Arial" style:font-family-complex="Arial" fo:font-size="15pt"/>
      <style:paragraph-properties fo:margin-top="16pt" fo:margin-bottom="10pt"/>
    </style:style>
    <style:style style:parent-style-name="606" style:display-name="Heading 4" style:family="paragraph" style:name="612">
      <style:text-properties fo:font-family="Arial" style:font-family-complex="Arial" fo:font-size="13pt" fo:font-weight="bold"/>
      <style:paragraph-properties fo:margin-top="16pt" fo:margin-bottom="10pt"/>
    </style:style>
    <style:style style:parent-style-name="606" style:display-name="Heading 5" style:family="paragraph" style:name="613">
      <style:text-properties fo:font-family="Arial" style:font-family-complex="Arial" fo:font-size="12pt" fo:font-weight="bold"/>
      <style:paragraph-properties fo:margin-top="16pt" fo:margin-bottom="10pt"/>
    </style:style>
    <style:style style:parent-style-name="606" style:display-name="Heading 6" style:family="paragraph" style:name="614">
      <style:text-properties fo:font-family="Arial" style:font-family-complex="Arial" fo:font-size="11pt" fo:font-weight="bold"/>
      <style:paragraph-properties fo:margin-top="16pt" fo:margin-bottom="10pt"/>
    </style:style>
    <style:style style:parent-style-name="606" style:display-name="Heading 7" style:family="paragraph" style:name="61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6" style:display-name="Heading 8" style:family="paragraph" style:name="616">
      <style:text-properties fo:font-family="Arial" style:font-family-complex="Arial" fo:font-size="11pt" fo:font-style="italic"/>
      <style:paragraph-properties fo:margin-top="16pt" fo:margin-bottom="10pt"/>
    </style:style>
    <style:style style:parent-style-name="606" style:display-name="Heading 9" style:family="paragraph" style:name="617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6" style:display-name="List Paragraph" style:family="paragraph" style:name="618">
      <style:paragraph-properties fo:margin-left="1.27cm" fo:margin-right="0cm" fo:text-indent="0cm"/>
    </style:style>
    <style:style style:parent-style-name="605" style:display-name="No Spacing" style:family="paragraph" style:name="619">
      <style:paragraph-properties fo:line-height="100%" fo:margin-top="0pt" fo:margin-bottom="0pt"/>
    </style:style>
    <style:style style:parent-style-name="606" style:display-name="Title" style:family="paragraph" style:name="620">
      <style:text-properties fo:font-size="24pt"/>
      <style:paragraph-properties fo:margin-top="15pt" fo:margin-bottom="10pt"/>
    </style:style>
    <style:style style:parent-style-name="606" style:display-name="Subtitle" style:family="paragraph" style:name="621">
      <style:text-properties fo:font-size="12pt"/>
      <style:paragraph-properties fo:margin-top="10pt" fo:margin-bottom="10pt"/>
    </style:style>
    <style:style style:parent-style-name="606" style:display-name="Quote" style:family="paragraph" style:name="622">
      <style:text-properties fo:font-style="italic"/>
      <style:paragraph-properties fo:margin-left="1.27cm" fo:margin-right="1.27cm" fo:text-indent="0cm"/>
    </style:style>
    <style:style style:parent-style-name="606" style:display-name="Intense Quote" style:family="paragraph" style:name="623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6" style:display-name="Header" style:family="paragraph" style:name="624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6" style:display-name="Footer" style:family="paragraph" style:name="625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6" style:display-name="footnote text" style:family="paragraph" style:name="626">
      <style:text-properties fo:font-size="9pt"/>
      <style:paragraph-properties fo:line-height="100%" fo:margin-top="0pt" fo:margin-bottom="2pt"/>
    </style:style>
    <style:style style:parent-style-name="606" style:display-name="endnote text" style:family="paragraph" style:name="627">
      <style:text-properties fo:font-size="10pt"/>
      <style:paragraph-properties fo:line-height="100%" fo:margin-top="0pt" fo:margin-bottom="0pt"/>
    </style:style>
    <style:style style:parent-style-name="606" style:display-name="toc 1" style:family="paragraph" style:name="628">
      <style:paragraph-properties fo:margin-left="0cm" fo:margin-right="0cm" fo:text-indent="0cm" fo:margin-top="0pt" fo:margin-bottom="2.85pt"/>
    </style:style>
    <style:style style:parent-style-name="606" style:display-name="toc 2" style:family="paragraph" style:name="629">
      <style:paragraph-properties fo:margin-left="0.4992cm" fo:margin-right="0cm" fo:text-indent="0cm" fo:margin-top="0pt" fo:margin-bottom="2.85pt"/>
    </style:style>
    <style:style style:parent-style-name="606" style:display-name="toc 3" style:family="paragraph" style:name="630">
      <style:paragraph-properties fo:margin-left="1cm" fo:margin-right="0cm" fo:text-indent="0cm" fo:margin-top="0pt" fo:margin-bottom="2.85pt"/>
    </style:style>
    <style:style style:parent-style-name="606" style:display-name="toc 4" style:family="paragraph" style:name="631">
      <style:paragraph-properties fo:margin-left="1.499cm" fo:margin-right="0cm" fo:text-indent="0cm" fo:margin-top="0pt" fo:margin-bottom="2.85pt"/>
    </style:style>
    <style:style style:parent-style-name="606" style:display-name="toc 5" style:family="paragraph" style:name="632">
      <style:paragraph-properties fo:margin-left="2cm" fo:margin-right="0cm" fo:text-indent="0cm" fo:margin-top="0pt" fo:margin-bottom="2.85pt"/>
    </style:style>
    <style:style style:parent-style-name="606" style:display-name="toc 6" style:family="paragraph" style:name="633">
      <style:paragraph-properties fo:margin-left="2.5cm" fo:margin-right="0cm" fo:text-indent="0cm" fo:margin-top="0pt" fo:margin-bottom="2.85pt"/>
    </style:style>
    <style:style style:parent-style-name="606" style:display-name="toc 7" style:family="paragraph" style:name="634">
      <style:paragraph-properties fo:margin-left="3.001cm" fo:margin-right="0cm" fo:text-indent="0cm" fo:margin-top="0pt" fo:margin-bottom="2.85pt"/>
    </style:style>
    <style:style style:parent-style-name="606" style:display-name="toc 8" style:family="paragraph" style:name="635">
      <style:paragraph-properties fo:margin-left="3.5cm" fo:margin-right="0cm" fo:text-indent="0cm" fo:margin-top="0pt" fo:margin-bottom="2.85pt"/>
    </style:style>
    <style:style style:parent-style-name="606" style:display-name="toc 9" style:family="paragraph" style:name="636">
      <style:paragraph-properties fo:margin-left="4.001cm" fo:margin-right="0cm" fo:text-indent="0cm" fo:margin-top="0pt" fo:margin-bottom="2.85pt"/>
    </style:style>
    <style:style style:parent-style-name="605" style:display-name="TOC Heading" style:family="paragraph" style:name="637"/>
    <style:style style:parent-style-name="606" style:display-name="table of figures" style:family="paragraph" style:name="638">
      <style:paragraph-properties fo:margin-top="0pt" fo:margin-bottom="0pt"/>
    </style:style>
    <style:style style:parent-style-name="608" style:display-name="List" style:family="paragraph" style:name="639"/>
    <style:style style:parent-style-name="604" style:display-name="Caption" style:family="paragraph" style:name="640">
      <style:text-properties fo:font-size="12pt" fo:font-style="italic"/>
      <style:paragraph-properties fo:margin-top="6pt" fo:margin-bottom="6pt"/>
    </style:style>
    <style:style style:parent-style-name="604" style:display-name="Index" style:family="paragraph" style:name="641"/>
    <style:style style:parent-style-name="604" style:display-name="Table Contents" style:family="paragraph" style:name="642">
      <style:text-properties/>
      <style:paragraph-properties/>
    </style:style>
    <style:style style:parent-style-name="642" style:display-name="Table Heading" style:family="paragraph" style:name="643">
      <style:text-properties fo:font-weight="bold"/>
      <style:paragraph-properties fo:text-align="center"/>
    </style:style>
    <style:style style:parent-style-name="603" style:display-name="DStyle_text" style:family="text" style:name="644">
      <style:text-properties fo:font-family="Arial" style:font-family-complex="Arial" fo:font-size="11pt" fo:language="en" fo:country="US"/>
    </style:style>
    <style:style style:parent-style-name="603" style:display-name="Heading 1 Char" style:family="text" style:name="645">
      <style:text-properties fo:font-family="Arial" style:font-family-complex="Arial" fo:font-size="20pt"/>
    </style:style>
    <style:style style:parent-style-name="603" style:display-name="Heading 2 Char" style:family="text" style:name="646">
      <style:text-properties fo:font-family="Arial" style:font-family-complex="Arial" fo:font-size="17pt"/>
    </style:style>
    <style:style style:parent-style-name="603" style:display-name="Heading 3 Char" style:family="text" style:name="647">
      <style:text-properties fo:font-family="Arial" style:font-family-complex="Arial" fo:font-size="15pt"/>
    </style:style>
    <style:style style:parent-style-name="603" style:display-name="Heading 4 Char" style:family="text" style:name="648">
      <style:text-properties fo:font-family="Arial" style:font-family-complex="Arial" fo:font-size="13pt" fo:font-weight="bold"/>
    </style:style>
    <style:style style:parent-style-name="603" style:display-name="Heading 5 Char" style:family="text" style:name="649">
      <style:text-properties fo:font-family="Arial" style:font-family-complex="Arial" fo:font-size="12pt" fo:font-weight="bold"/>
    </style:style>
    <style:style style:parent-style-name="603" style:display-name="Heading 6 Char" style:family="text" style:name="650">
      <style:text-properties fo:font-family="Arial" style:font-family-complex="Arial" fo:font-size="11pt" fo:font-weight="bold"/>
    </style:style>
    <style:style style:parent-style-name="603" style:display-name="Heading 7 Char" style:family="text" style:name="651">
      <style:text-properties fo:font-family="Arial" style:font-family-complex="Arial" fo:font-size="11pt" fo:font-style="italic" fo:font-weight="bold"/>
    </style:style>
    <style:style style:parent-style-name="603" style:display-name="Heading 8 Char" style:family="text" style:name="652">
      <style:text-properties fo:font-family="Arial" style:font-family-complex="Arial" fo:font-size="11pt" fo:font-style="italic"/>
    </style:style>
    <style:style style:parent-style-name="603" style:display-name="Heading 9 Char" style:family="text" style:name="653">
      <style:text-properties fo:font-family="Arial" style:font-family-complex="Arial" fo:font-size="10.5pt" fo:font-style="italic"/>
    </style:style>
    <style:style style:parent-style-name="603" style:display-name="Title Char" style:family="text" style:name="654">
      <style:text-properties fo:font-size="24pt"/>
    </style:style>
    <style:style style:parent-style-name="603" style:display-name="Subtitle Char" style:family="text" style:name="655">
      <style:text-properties fo:font-size="12pt"/>
    </style:style>
    <style:style style:parent-style-name="603" style:display-name="Quote Char" style:family="text" style:name="656">
      <style:text-properties fo:font-style="italic"/>
    </style:style>
    <style:style style:parent-style-name="603" style:display-name="Intense Quote Char" style:family="text" style:name="657">
      <style:text-properties fo:font-style="italic"/>
    </style:style>
    <style:style style:parent-style-name="603" style:display-name="Header Char" style:family="text" style:name="658"/>
    <style:style style:parent-style-name="603" style:display-name="Footer Char" style:family="text" style:name="659"/>
    <style:style style:parent-style-name="603" style:display-name="Caption Char" style:family="text" style:name="660"/>
    <style:style style:parent-style-name="603" style:display-name="Hyper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Footnote Text Char" style:family="text" style:name="664">
      <style:text-properties fo:font-size="9pt"/>
    </style:style>
    <style:style style:parent-style-name="603" style:display-name="footnote reference" style:family="text" style:name="665"/>
    <style:style style:parent-style-name="603" style:display-name="Endnote Text Char" style:family="text" style:name="666">
      <style:text-properties fo:font-size="10pt"/>
    </style:style>
    <style:style style:parent-style-name="603" style:display-name="endnote reference" style:family="text" style:name="667"/>
    <style:style style:class="default" style:display-name="Default Paragraph Font" style:family="text" style:name="668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9.7cm" fo:page-height="21cm" style:print-orientation="landscape" fo:margin-left="2cm" fo:margin-right="2cm" fo:margin-top="2cm" fo:margin-bottom="2cm"/>
    </style:page-layout>
    <style:page-layout style:name="Mpm2">
      <style:page-layout-properties fo:page-width="29.7cm" fo:page-height="21cm" style:print-orientation="landscape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